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tent.xml" manifest:media-type="text/xml"/>
  <manifest:file-entry manifest:full-path="styles.xml" manifest:media-type="text/xml"/>
  <manifest:file-entry manifest:full-path="meta.xml" manifest:media-type="text/xml"/>
  <manifest:file-entry manifest:full-path="Object 15" manifest:media-type="application/vnd.sun.star.oleobject"/>
  <manifest:file-entry manifest:full-path="Object 16" manifest:media-type="application/vnd.sun.star.oleobject"/>
  <manifest:file-entry manifest:full-path="Object 20" manifest:media-type="application/vnd.sun.star.oleobject"/>
  <manifest:file-entry manifest:full-path="Object 17" manifest:media-type="application/vnd.sun.star.oleobject"/>
  <manifest:file-entry manifest:full-path="Object 23" manifest:media-type="application/vnd.sun.star.oleobject"/>
  <manifest:file-entry manifest:full-path="Object 18" manifest:media-type="application/vnd.sun.star.oleobject"/>
  <manifest:file-entry manifest:full-path="Thumbnails/thumbnail.png" manifest:media-type="image/png"/>
  <manifest:file-entry manifest:full-path="Object 24" manifest:media-type="application/vnd.sun.star.oleobject"/>
  <manifest:file-entry manifest:full-path="ObjectReplacements/Object 13" manifest:media-type=""/>
  <manifest:file-entry manifest:full-path="ObjectReplacements/Object 9"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1" manifest:media-type=""/>
  <manifest:file-entry manifest:full-path="ObjectReplacements/Object 6" manifest:media-type=""/>
  <manifest:file-entry manifest:full-path="ObjectReplacements/Object 10" manifest:media-type=""/>
  <manifest:file-entry manifest:full-path="ObjectReplacements/Object 5" manifest:media-type=""/>
  <manifest:file-entry manifest:full-path="ObjectReplacements/Object 4" manifest:media-type=""/>
  <manifest:file-entry manifest:full-path="ObjectReplacements/Object 24" manifest:media-type=""/>
  <manifest:file-entry manifest:full-path="ObjectReplacements/Object 18" manifest:media-type=""/>
  <manifest:file-entry manifest:full-path="ObjectReplacements/Object 23" manifest:media-type=""/>
  <manifest:file-entry manifest:full-path="ObjectReplacements/Object 17" manifest:media-type=""/>
  <manifest:file-entry manifest:full-path="ObjectReplacements/Object 14" manifest:media-type=""/>
  <manifest:file-entry manifest:full-path="ObjectReplacements/Object 20" manifest:media-type=""/>
  <manifest:file-entry manifest:full-path="ObjectReplacements/Object 8" manifest:media-type=""/>
  <manifest:file-entry manifest:full-path="ObjectReplacements/Object 16" manifest:media-type=""/>
  <manifest:file-entry manifest:full-path="ObjectReplacements/Object 15" manifest:media-type=""/>
  <manifest:file-entry manifest:full-path="ObjectReplacements/Object 3" manifest:media-type=""/>
  <manifest:file-entry manifest:full-path="ObjectReplacements/Object 19" manifest:media-type=""/>
  <manifest:file-entry manifest:full-path="Object 8" manifest:media-type="application/vnd.sun.star.oleobject"/>
  <manifest:file-entry manifest:full-path="Object 13" manifest:media-type="application/vnd.sun.star.oleobject"/>
  <manifest:file-entry manifest:full-path="Object 19" manifest:media-type="application/vnd.sun.star.oleobject"/>
  <manifest:file-entry manifest:full-path="settings.xml" manifest:media-type="text/xml"/>
  <manifest:file-entry manifest:full-path="Pictures/100000000000012300000063101C3F8486DDE17D.png" manifest:media-type="image/png"/>
  <manifest:file-entry manifest:full-path="Pictures/10000201000000E700000055FBB031292A6E5FCC.png" manifest:media-type="image/png"/>
  <manifest:file-entry manifest:full-path="Object 3" manifest:media-type="application/vnd.sun.star.oleobject"/>
  <manifest:file-entry manifest:full-path="Object 4"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5" manifest:media-type="application/vnd.sun.star.oleobject"/>
  <manifest:file-entry manifest:full-path="Object 10" manifest:media-type="application/vnd.sun.star.oleobject"/>
  <manifest:file-entry manifest:full-path="Object 6" manifest:media-type="application/vnd.sun.star.oleobject"/>
  <manifest:file-entry manifest:full-path="Object 11" manifest:media-type="application/vnd.sun.star.oleobject"/>
  <manifest:file-entry manifest:full-path="Object 7" manifest:media-type="application/vnd.sun.star.oleobject"/>
  <manifest:file-entry manifest:full-path="Object 12" manifest:media-type="application/vnd.sun.star.oleobject"/>
  <manifest:file-entry manifest:full-path="Object 21" manifest:media-type="application/vnd.sun.star.oleobject"/>
  <manifest:file-entry manifest:full-path="Object 14" manifest:media-type="application/vnd.sun.star.oleobject"/>
  <manifest:file-entry manifest:full-path="Object 9"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5" svg:font-family="Arial" style:font-family-generic="roman" style:font-charset="x-symbol"/>
    <style:font-face style:name="Symbol" svg:font-family="Symbol" style:font-family-generic="roman" style:font-charset="x-symbol"/>
    <style:font-face style:name="Arial4" svg:font-family="Arial" style:font-family-generic="swiss" style:font-charset="x-symbol"/>
    <style:font-face style:name="Liberation Serif3" svg:font-family="'Liberation Serif'" style:font-family-generic="roman" style:font-pitch="variable" style:font-charset="x-symbol"/>
    <style:font-face style:name="Symbol1" svg:font-family="Symbol" style:font-family-generic="roman" style:font-pitch="variable" style:font-charset="x-symbol"/>
    <style:font-face style:name="Arial2" svg:font-family="Arial" style:font-family-generic="swiss"/>
    <style:font-face style:name="Arial3" svg:font-family="Arial" style:font-pitch="variable"/>
    <style:font-face style:name="DejaVu Sans1" svg:font-family="'DejaVu Sans'" style:font-pitch="variable"/>
    <style:font-face style:name="Arial" svg:font-family="Arial" style:font-family-generic="roman" style:font-pitch="variable"/>
    <style:font-face style:name="Century Gothic1" svg:font-family="'Century Gothic'"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Liberation Serif2" svg:font-family="'Liberation Serif'" style:font-family-generic="swiss" style:font-pitch="variable"/>
    <style:font-face style:name="Arial6"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6" style:family="drawing-page">
      <style:drawing-page-properties presentation:background-visible="true" presentation:background-objects-visible="true" presentation:display-footer="true" presentation:display-page-number="true" presentation:display-date-time="true"/>
    </style:style>
    <style:style style:name="dp7" style:family="drawing-page">
      <style:drawing-page-properties presentation:transition-type="automatic" presentation:transition-speed="fast" presentation:duration="PT1S" presentation:background-visible="true" presentation:background-objects-visible="true" presentation:display-footer="true" presentation:display-page-number="true" presentation:display-date-time="true"/>
    </style:style>
    <style:style style:name="dp8" style:family="drawing-page">
      <style:drawing-page-properties presentation:background-visible="true" presentation:background-objects-visible="true" draw:fill="solid" draw:fill-color="#ffffff" presentation:display-footer="true" presentation:display-page-number="true" presentation:display-date-time="true"/>
    </style:style>
    <style:style style:name="dp9"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marker-start-width="0.2cm" draw:marker-end-width="0.2cm" draw:fill="solid" draw:fill-color="#000000" draw:textarea-horizontal-align="justify" draw:textarea-vertical-align="middle" draw:auto-grow-height="false" fo:padding-top="0.125cm" fo:padding-bottom="0.125cm" fo:padding-left="0.25cm" fo:padding-right="0.25cm"/>
    </style:style>
    <style:style style:name="gr2" style:family="graphic" style:parent-style-name="standard">
      <style:graphic-properties draw:stroke="none" svg:stroke-width="0cm" draw:marker-start-width="0.2cm" draw:marker-end-width="0.2cm" draw:fill="solid" draw:fill-color="#ffd320" draw:textarea-horizontal-align="justify" draw:textarea-vertical-align="middle" draw:auto-grow-height="false" fo:padding-top="0.125cm" fo:padding-bottom="0.125cm" fo:padding-left="0.25cm" fo:padding-right="0.25cm"/>
    </style:style>
    <style:style style:name="gr3" style:family="graphic">
      <style:graphic-properties style:protect="size"/>
    </style:style>
    <style:style style:name="gr4" style:family="graphic" style:parent-style-name="standard">
      <style:graphic-properties draw:stroke="solid" svg:stroke-width="0.035cm" svg:stroke-color="#000000" draw:stroke-linejoin="miter" draw:fill="solid" draw:fill-color="#a2c1fe" draw:textarea-horizontal-align="left" draw:textarea-vertical-align="middle" draw:auto-grow-height="false" fo:padding-top="0.13cm" fo:padding-bottom="0.13cm" fo:padding-left="0.25cm" fo:padding-right="0.25cm" fo:wrap-option="no-wrap" draw:shadow="hidden" draw:shadow-color="#919191"/>
    </style:style>
    <style:style style:name="gr5"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919191"/>
    </style:style>
    <style:style style:name="gr6" style:family="graphic" style:parent-style-name="standard">
      <style:graphic-properties draw:stroke="solid" svg:stroke-width="0.071cm" svg:stroke-color="#000000" draw:stroke-linejoin="miter" draw:fill="solid" draw:fill-color="#a2c1fe" draw:textarea-horizontal-align="left" draw:textarea-vertical-align="middle" draw:auto-grow-height="false" fo:padding-top="0.13cm" fo:padding-bottom="0.13cm" fo:padding-left="0.25cm" fo:padding-right="0.25cm" fo:wrap-option="no-wrap" draw:shadow="hidden" draw:shadow-color="#919191"/>
    </style:style>
    <style:style style:name="gr7" style:family="graphic" style:parent-style-name="standard">
      <style:graphic-properties draw:stroke="none" draw:fill="solid" draw:fill-color="#fc0128" draw:textarea-horizontal-align="left" draw:textarea-vertical-align="top" draw:auto-grow-height="false" fo:padding-top="0.13cm" fo:padding-bottom="0.13cm" fo:padding-left="0.25cm" fo:padding-right="0.25cm" fo:wrap-option="wrap" draw:shadow="hidden" draw:shadow-color="#919191"/>
    </style:style>
    <style:style style:name="gr8" style:family="graphic" style:parent-style-name="standard">
      <style:graphic-properties draw:stroke="none" draw:fill="solid" draw:fill-color="#fc0128" draw:textarea-horizontal-align="left" draw:textarea-vertical-align="middle" draw:auto-grow-height="false" fo:padding-top="0.13cm" fo:padding-bottom="0.13cm" fo:padding-left="0.25cm" fo:padding-right="0.25cm" fo:wrap-option="no-wrap" draw:shadow="hidden" draw:shadow-color="#919191"/>
    </style:style>
    <style:style style:name="gr9" style:family="graphic" style:parent-style-name="standard">
      <style:graphic-properties draw:stroke="solid" svg:stroke-width="0.035cm" svg:stroke-color="#000000" draw:stroke-linejoin="miter" draw:fill="solid" draw:fill-color="#fc0128" draw:textarea-horizontal-align="left" draw:textarea-vertical-align="middle" draw:auto-grow-height="false" fo:padding-top="0.13cm" fo:padding-bottom="0.13cm" fo:padding-left="0.25cm" fo:padding-right="0.25cm" fo:wrap-option="no-wrap" draw:shadow="hidden" draw:shadow-color="#919191"/>
    </style:style>
    <style:style style:name="gr10" style:family="graphic" style:parent-style-name="standard">
      <style:graphic-properties draw:stroke="solid" svg:stroke-width="0.035cm" svg:stroke-color="#000000" draw:stroke-linejoin="miter" draw:fill="solid" draw:fill-color="#f6bf69" draw:textarea-horizontal-align="left" draw:textarea-vertical-align="middle" draw:auto-grow-height="false" fo:padding-top="0.13cm" fo:padding-bottom="0.13cm" fo:padding-left="0.25cm" fo:padding-right="0.25cm" fo:wrap-option="no-wrap" draw:shadow="hidden" draw:shadow-color="#919191"/>
    </style:style>
    <style:style style:name="gr11" style:family="graphic" style:parent-style-name="standard">
      <style:graphic-properties draw:stroke="solid" svg:stroke-width="0.071cm" svg:stroke-color="#000000" draw:stroke-linejoin="miter" draw:fill="solid" draw:fill-color="#f6bf69" draw:textarea-horizontal-align="left" draw:textarea-vertical-align="middle" draw:auto-grow-height="false" fo:padding-top="0.13cm" fo:padding-bottom="0.13cm" fo:padding-left="0.25cm" fo:padding-right="0.25cm" fo:wrap-option="no-wrap" draw:shadow="hidden" draw:shadow-color="#919191"/>
    </style:style>
    <style:style style:name="gr12" style:family="graphic" style:parent-style-name="standard">
      <style:graphic-properties draw:stroke="solid" svg:stroke-width="0.035cm" svg:stroke-color="#000000" draw:marker-start="" draw:marker-start-width="0.21cm" draw:marker-start-center="false" draw:marker-end="" draw:marker-end-width="0.21cm" draw:marker-end-center="false" svg:stroke-opacity="100%" draw:stroke-linejoin="round" draw:fill="solid" draw:fill-color="#d49fff" draw:textarea-horizontal-align="left" draw:textarea-vertical-align="top" draw:auto-grow-height="false" fo:padding-top="0.13cm" fo:padding-bottom="0.13cm" fo:padding-left="0.25cm" fo:padding-right="0.25cm" fo:wrap-option="wrap" draw:shadow="hidden" draw:shadow-color="#919191"/>
    </style:style>
    <style:style style:name="gr13" style:family="graphic" style:parent-style-name="standard">
      <style:graphic-properties draw:stroke="none" draw:fill="none" draw:fill-color="#474747" draw:textarea-horizontal-align="justify" draw:textarea-vertical-align="top" draw:auto-grow-height="true" fo:min-height="0cm" fo:min-width="0cm" fo:padding-top="0.123cm" fo:padding-bottom="0.123cm" fo:padding-left="0.251cm" fo:padding-right="0.251cm" fo:wrap-option="no-wrap" draw:shadow="hidden" draw:shadow-color="#919191"/>
    </style:style>
    <style:style style:name="gr14" style:family="graphic" style:parent-style-name="standard">
      <style:graphic-properties draw:stroke="solid" svg:stroke-width="0.141cm" svg:stroke-color="#f6bf69" draw:stroke-linejoin="miter" draw:fill="none" draw:fill-color="#ffffff" draw:textarea-horizontal-align="left" draw:textarea-vertical-align="middle" draw:auto-grow-height="false" fo:padding-top="0.13cm" fo:padding-bottom="0.13cm" fo:padding-left="0.25cm" fo:padding-right="0.25cm" fo:wrap-option="no-wrap" draw:shadow="hidden" draw:shadow-color="#919191"/>
    </style:style>
    <style:style style:name="gr15" style:family="graphic" style:parent-style-name="standard">
      <style:graphic-properties draw:stroke="solid" svg:stroke-width="0.141cm" svg:stroke-color="#a2c1fe" draw:stroke-linejoin="miter" draw:fill="none" draw:fill-color="#ffffff" draw:textarea-horizontal-align="left" draw:textarea-vertical-align="middle" draw:auto-grow-height="false" fo:padding-top="0.13cm" fo:padding-bottom="0.13cm" fo:padding-left="0.25cm" fo:padding-right="0.25cm" fo:wrap-option="no-wrap" draw:shadow="hidden" draw:shadow-color="#919191"/>
    </style:style>
    <style:style style:name="gr16" style:family="graphic" style:parent-style-name="standard">
      <style:graphic-properties draw:stroke="solid" svg:stroke-width="0.141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919191"/>
    </style:style>
    <style:style style:name="gr17"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919191"/>
    </style:style>
    <style:style style:name="gr18" style:family="graphic" style:parent-style-name="standard">
      <style:graphic-properties draw:stroke="solid" svg:stroke-width="0.035cm" svg:stroke-color="#000000" draw:marker-end="Arrowhead_20_1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919191"/>
    </style:style>
    <style:style style:name="gr19" style:family="graphic" style:parent-style-name="standard">
      <style:graphic-properties draw:stroke="solid" svg:stroke-width="0.035cm" svg:stroke-color="#000000" draw:marker-end="Arrowhead_20_1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919191"/>
    </style:style>
    <style:style style:name="gr20" style:family="graphic" style:parent-style-name="standard">
      <style:graphic-properties draw:stroke="solid" svg:stroke-width="0.035cm" svg:stroke-color="#000000" draw:marker-end="Arrowhead_20_1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919191"/>
    </style:style>
    <style:style style:name="gr21" style:family="graphic" style:parent-style-name="standard">
      <style:graphic-properties draw:stroke="solid" svg:stroke-width="0.035cm" svg:stroke-color="#000000" draw:marker-end="Arrowhead_20_1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919191"/>
    </style:style>
    <style:style style:name="gr22" style:family="graphic" style:parent-style-name="standard">
      <style:graphic-properties draw:stroke="solid" svg:stroke-width="0.079cm" svg:stroke-color="#000000" draw:stroke-linejoin="miter" draw:fill="none" draw:fill-color="#ffffff" draw:textarea-horizontal-align="justify" draw:textarea-vertical-align="middle" draw:auto-grow-height="false" fo:padding-top="0.123cm" fo:padding-bottom="0.123cm" fo:padding-left="0.251cm" fo:padding-right="0.251cm" fo:wrap-option="no-wrap" draw:shadow="hidden" draw:shadow-color="#919191"/>
    </style:style>
    <style:style style:name="gr23" style:family="graphic" style:parent-style-name="standard">
      <style:graphic-properties draw:stroke="solid" svg:stroke-width="0.071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919191"/>
    </style:style>
    <style:style style:name="gr24"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919191"/>
    </style:style>
    <style:style style:name="gr25" style:family="graphic" style:parent-style-name="standard">
      <style:graphic-properties draw:stroke="solid" svg:stroke-width="0.071cm" svg:stroke-color="#000000" draw:marker-end="Arrowhead_20_19"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26" style:family="graphic" style:parent-style-name="standard">
      <style:graphic-properties draw:stroke="solid" svg:stroke-width="0.071cm" svg:stroke-color="#000000" draw:marker-end="Arrowhead_20_20"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27" style:family="graphic" style:parent-style-name="standard">
      <style:graphic-properties draw:stroke="solid" svg:stroke-width="0.071cm" svg:stroke-color="#000000" draw:stroke-linejoin="miter" draw:fill="solid" draw:fill-color="#00ff00" draw:textarea-horizontal-align="left" draw:textarea-vertical-align="middle" draw:auto-grow-height="false" fo:padding-top="0.13cm" fo:padding-bottom="0.13cm" fo:padding-left="0.25cm" fo:padding-right="0.25cm" fo:wrap-option="no-wrap" draw:shadow="hidden" draw:shadow-color="#919191"/>
    </style:style>
    <style:style style:name="gr28" style:family="graphic" style:parent-style-name="standard">
      <style:graphic-properties draw:stroke="solid" svg:stroke-width="0.071cm" svg:stroke-color="#000000" draw:stroke-linejoin="miter" draw:fill="solid" draw:fill-color="#800080" draw:textarea-horizontal-align="left" draw:textarea-vertical-align="middle" draw:auto-grow-height="false" fo:padding-top="0.13cm" fo:padding-bottom="0.13cm" fo:padding-left="0.25cm" fo:padding-right="0.25cm" fo:wrap-option="no-wrap" draw:shadow="hidden" draw:shadow-color="#919191"/>
    </style:style>
    <style:style style:name="gr29" style:family="graphic" style:parent-style-name="standard">
      <style:graphic-properties draw:stroke="solid" svg:stroke-width="0.071cm" svg:stroke-color="#000000" draw:stroke-linejoin="miter" draw:fill="solid" draw:fill-color="#ff0000" draw:textarea-horizontal-align="left" draw:textarea-vertical-align="middle" draw:auto-grow-height="false" fo:padding-top="0.13cm" fo:padding-bottom="0.13cm" fo:padding-left="0.25cm" fo:padding-right="0.25cm" fo:wrap-option="no-wrap" draw:shadow="hidden" draw:shadow-color="#919191"/>
    </style:style>
    <style:style style:name="gr3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color="#1c1c1c" draw:visible-area-left="0cm" draw:visible-area-top="0cm" draw:visible-area-width="18.669cm" draw:visible-area-height="13.369cm" draw:ole-draw-aspect="1"/>
    </style:style>
    <style:style style:name="gr3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color="#1c1c1c" draw:visible-area-left="0cm" draw:visible-area-top="0cm" draw:visible-area-width="18.737cm" draw:visible-area-height="13.369cm" draw:ole-draw-aspect="1"/>
    </style:style>
    <style:style style:name="gr3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color="#1c1c1c" draw:visible-area-left="0cm" draw:visible-area-top="0cm" draw:visible-area-width="18.737cm" draw:visible-area-height="13.437cm" draw:ole-draw-aspect="1"/>
    </style:style>
    <style:style style:name="gr3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color="#1c1c1c" draw:visible-area-left="0cm" draw:visible-area-top="0cm" draw:visible-area-width="12.954cm" draw:visible-area-height="7.61cm" draw:ole-draw-aspect="1"/>
    </style:style>
    <style:style style:name="gr3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color="#1c1c1c" draw:visible-area-left="0cm" draw:visible-area-top="0cm" draw:visible-area-width="12.283cm" draw:visible-area-height="6.531cm" draw:ole-draw-aspect="1"/>
    </style:style>
    <style:style style:name="gr35" style:family="graphic" style:parent-style-name="standard">
      <style:graphic-properties draw:stroke="solid" svg:stroke-width="0.026cm" svg:stroke-color="#000000" draw:stroke-linejoin="miter" svg:stroke-linecap="square" draw:fill="none" draw:fill-color="#00e4a8" draw:textarea-horizontal-align="left" draw:textarea-vertical-align="middle" draw:auto-grow-height="false" fo:padding-top="0.13cm" fo:padding-bottom="0.13cm" fo:padding-left="0.25cm" fo:padding-right="0.25cm" fo:wrap-option="no-wrap" draw:shadow-color="#1c1c1c"/>
    </style:style>
    <style:style style:name="gr36" style:family="graphic" style:parent-style-name="standard">
      <style:graphic-properties draw:stroke="dash" draw:stroke-dash="Dashed_20__28_var_29__20_1" svg:stroke-width="0.026cm" svg:stroke-color="#000000" draw:stroke-linejoin="miter" svg:stroke-linecap="round" draw:fill="none" draw:fill-color="#00e4a8" draw:textarea-horizontal-align="left" draw:textarea-vertical-align="middle" draw:auto-grow-height="false" fo:padding-top="0.13cm" fo:padding-bottom="0.13cm" fo:padding-left="0.25cm" fo:padding-right="0.25cm" fo:wrap-option="no-wrap" draw:shadow-color="#1c1c1c"/>
    </style:style>
    <style:style style:name="gr37" style:family="graphic" style:parent-style-name="standard">
      <style:graphic-properties draw:stroke="solid" svg:stroke-width="0.026cm" svg:stroke-color="#000000" draw:marker-end="Arrowhead_20_6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1c1c1c"/>
    </style:style>
    <style:style style:name="gr3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color="#1c1c1c" draw:visible-area-left="0cm" draw:visible-area-top="0cm" draw:visible-area-width="12.283cm" draw:visible-area-height="7.166cm" draw:ole-draw-aspect="1"/>
    </style:style>
    <style:style style:name="gr3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color="#1c1c1c" draw:visible-area-left="0cm" draw:visible-area-top="0cm" draw:visible-area-width="12.283cm" draw:visible-area-height="5.896cm" draw:ole-draw-aspect="1"/>
    </style:style>
    <style:style style:name="gr40" style:family="graphic" style:parent-style-name="standard">
      <style:graphic-properties draw:textarea-horizontal-align="justify" draw:textarea-vertical-align="middle" draw:auto-grow-height="false"/>
    </style:style>
    <style:style style:name="gr41" style:family="graphic" style:parent-style-name="objectwithoutfill">
      <style:graphic-properties draw:marker-end="Arrow" draw:marker-end-width="0.3cm" draw:fill="none" draw:textarea-horizontal-align="center" draw:textarea-vertical-align="middle"/>
    </style:style>
    <style:style style:name="gr42" style:family="graphic" style:parent-style-name="objectwithoutfill">
      <style:graphic-properties draw:marker-end="Arrow" draw:marker-end-width="0.3cm" draw:fill="none" draw:textarea-horizontal-align="center" draw:textarea-vertical-align="middle"/>
    </style:style>
    <style:style style:name="gr43" style:family="graphic" style:parent-style-name="standard">
      <style:graphic-properties draw:fill="solid" draw:fill-color="#008000" draw:textarea-horizontal-align="justify" draw:textarea-vertical-align="middle" draw:auto-grow-height="true" fo:min-height="0cm" fo:min-width="0cm" fo:wrap-option="no-wrap"/>
    </style:style>
    <style:style style:name="gr4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color="#1c1c1c" draw:visible-area-left="0cm" draw:visible-area-top="0cm" draw:visible-area-width="12.283cm" draw:visible-area-height="7.198cm" draw:ole-draw-aspect="1"/>
    </style:style>
    <style:style style:name="gr45" style:family="graphic" style:parent-style-name="standard">
      <style:graphic-properties draw:stroke="solid" svg:stroke-width="0.106cm" svg:stroke-color="#ff6600" draw:stroke-linejoin="miter" draw:fill="none" draw:fill-color="#474747" draw:textarea-horizontal-align="left" draw:textarea-vertical-align="middle" draw:auto-grow-height="true" fo:min-height="0cm" fo:min-width="0cm" fo:padding-top="0.13cm" fo:padding-bottom="0.13cm" fo:padding-left="0.25cm" fo:padding-right="0.25cm" fo:wrap-option="wrap" draw:shadow="hidden" draw:shadow-color="#919191"/>
    </style:style>
    <style:style style:name="gr46" style:family="graphic" style:parent-style-name="standard">
      <style:graphic-properties draw:stroke="solid" svg:stroke-width="0.071cm" svg:stroke-color="#ff6600" draw:marker-end="Arrowhead_20_25"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47" style:family="graphic" style:parent-style-name="standard">
      <style:graphic-properties draw:stroke="none" draw:fill="none" draw:fill-color="#474747" draw:textarea-horizontal-align="left" draw:textarea-vertical-align="top" draw:auto-grow-height="true" fo:min-height="0cm" fo:min-width="0cm" fo:padding-top="0.13cm" fo:padding-bottom="0.13cm" fo:padding-left="0.25cm" fo:padding-right="0.25cm" fo:wrap-option="no-wrap" draw:shadow="hidden" draw:shadow-color="#919191"/>
    </style:style>
    <style:style style:name="gr48" style:family="graphic" style:parent-style-name="standard">
      <style:graphic-properties draw:stroke="solid" svg:stroke-width="0.071cm" svg:stroke-color="#000000" draw:stroke-linejoin="miter" draw:fill="solid" draw:fill-color="#ffff00" draw:textarea-horizontal-align="justify" draw:textarea-vertical-align="top" draw:auto-grow-height="true" fo:min-height="0cm" fo:min-width="0cm" fo:padding-top="0.13cm" fo:padding-bottom="0.13cm" fo:padding-left="0.25cm" fo:padding-right="0.25cm" fo:wrap-option="wrap" draw:shadow="visible" draw:shadow-offset-x="-0.212cm" draw:shadow-offset-y="0.212cm" draw:shadow-color="#919191" draw:shadow-opacity="50%"/>
    </style:style>
    <style:style style:name="gr49" style:family="graphic" style:parent-style-name="standard">
      <style:graphic-properties draw:stroke="solid" svg:stroke-width="0.079cm" svg:stroke-color="#009900" draw:stroke-linejoin="miter" draw:fill="none" draw:fill-color="#474747" draw:textarea-horizontal-align="justify" draw:textarea-vertical-align="top" draw:auto-grow-height="true" fo:min-height="0cm" fo:min-width="0cm" fo:padding-top="0.13cm" fo:padding-bottom="0.13cm" fo:padding-left="0.25cm" fo:padding-right="0.25cm" fo:wrap-option="wrap" draw:shadow="hidden" draw:shadow-color="#919191"/>
    </style:style>
    <style:style style:name="gr50" style:family="graphic" style:parent-style-name="standard">
      <style:graphic-properties draw:stroke="solid" svg:stroke-width="0.071cm" svg:stroke-color="#009900" draw:marker-end="Arrowhead_20_26"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51" style:family="graphic" style:parent-style-name="standard">
      <style:graphic-properties draw:stroke="solid" svg:stroke-width="0.071cm" svg:stroke-color="#009900" draw:marker-end="Arrowhead_20_27"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52" style:family="graphic" style:parent-style-name="standard">
      <style:graphic-properties draw:stroke="solid" svg:stroke-width="0.035cm" svg:stroke-color="#000000" draw:stroke-linejoin="miter" draw:fill="none" draw:fill-color="#474747" draw:textarea-horizontal-align="justify" draw:textarea-vertical-align="middle" draw:auto-grow-height="false" fo:padding-top="0.123cm" fo:padding-bottom="0.123cm" fo:padding-left="0.251cm" fo:padding-right="0.251cm" fo:wrap-option="no-wrap" draw:shadow="hidden" draw:shadow-color="#919191"/>
    </style:style>
    <style:style style:name="gr53"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54" style:family="graphic" style:parent-style-name="standard">
      <style:graphic-properties draw:stroke="none" draw:fill="none" draw:fill-color="#474747" draw:textarea-horizontal-align="justify" draw:textarea-vertical-align="top" draw:auto-grow-height="true" fo:min-height="0cm" fo:min-width="0cm" fo:padding-top="0.123cm" fo:padding-bottom="0.123cm" fo:padding-left="0.251cm" fo:padding-right="0.251cm" fo:wrap-option="wrap" draw:shadow="hidden" draw:shadow-color="#919191"/>
    </style:style>
    <style:style style:name="gr55" style:family="graphic" style:parent-style-name="standard">
      <style:graphic-properties draw:stroke="solid" svg:stroke-width="0.035cm" svg:stroke-color="#000000" draw:marker-start="" draw:marker-start-width="0.21cm" draw:marker-start-center="false" draw:marker-end="" draw:marker-end-width="0.21cm" draw:marker-end-center="false" svg:stroke-opacity="100%" draw:stroke-linejoin="round" draw:fill="solid" draw:fill-color="#ffffff" draw:textarea-horizontal-align="left" draw:textarea-vertical-align="top" draw:auto-grow-height="false" fo:padding-top="0.13cm" fo:padding-bottom="0.13cm" fo:padding-left="0.25cm" fo:padding-right="0.25cm" fo:wrap-option="wrap" draw:shadow="hidden" draw:shadow-color="#919191"/>
    </style:style>
    <style:style style:name="gr56" style:family="graphic" style:parent-style-name="standard">
      <style:graphic-properties draw:stroke="solid" svg:stroke-width="0.071cm" svg:stroke-color="#000000" draw:marker-end="Arrowhead_20_28"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57" style:family="graphic" style:parent-style-name="standard">
      <style:graphic-properties draw:stroke="solid" svg:stroke-width="0.071cm" svg:stroke-color="#ff9900" draw:marker-end="Arrowhead_20_29"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58" style:family="graphic" style:parent-style-name="standard">
      <style:graphic-properties draw:stroke="solid" svg:stroke-width="0.071cm" svg:stroke-color="#ff9900" draw:marker-end="Arrowhead_20_30"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59" style:family="graphic" style:parent-style-name="standard">
      <style:graphic-properties draw:stroke="solid" svg:stroke-width="0.071cm" svg:stroke-color="#ff9900" draw:marker-end="Arrowhead_20_31"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60" style:family="graphic" style:parent-style-name="standard">
      <style:graphic-properties draw:stroke="solid" svg:stroke-width="0.035cm" svg:stroke-color="#000000" draw:marker-start="" draw:marker-start-width="0.21cm" draw:marker-start-center="false" draw:marker-end="" draw:marker-end-width="0.21cm" draw:marker-end-center="false" svg:stroke-opacity="100%" draw:stroke-linejoin="round" svg:stroke-linecap="round" draw:fill="solid" draw:fill-color="#d49fff" draw:opacity="100%" draw:textarea-horizontal-align="left" draw:textarea-vertical-align="top" draw:auto-grow-height="false" fo:padding-top="0.13cm" fo:padding-bottom="0.13cm" fo:padding-left="0.25cm" fo:padding-right="0.25cm" fo:wrap-option="wrap" draw:shadow-color="#808080"/>
    </style:style>
    <style:style style:name="gr61" style:family="graphic" style:parent-style-name="standard">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62" style:family="graphic" style:parent-style-name="standard">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63" style:family="graphic" style:parent-style-name="standard">
      <style:graphic-properties draw:stroke="solid" svg:stroke-width="0.035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4"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5" style:family="graphic" style:parent-style-name="standard">
      <style:graphic-properties draw:stroke="solid" svg:stroke-width="0.141cm" svg:stroke-color="#f6bf69"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6" style:family="graphic" style:parent-style-name="standard">
      <style:graphic-properties draw:stroke="solid" svg:stroke-width="0.141cm" svg:stroke-color="#a2c1f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7" style:family="graphic" style:parent-style-name="standard">
      <style:graphic-properties draw:stroke="solid" svg:stroke-width="0.141cm" svg:stroke-color="#fc0128"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8" style:family="graphic" style:parent-style-name="standard">
      <style:graphic-properties draw:stroke="solid" svg:stroke-width="0.035cm" svg:stroke-color="#000000" draw:stroke-linejoin="miter" svg:stroke-linecap="square" draw:fill="solid" draw:fill-color="#f6bf69" draw:textarea-horizontal-align="left" draw:textarea-vertical-align="middle" draw:auto-grow-height="false" fo:padding-top="0.13cm" fo:padding-bottom="0.13cm" fo:padding-left="0.25cm" fo:padding-right="0.25cm" fo:wrap-option="no-wrap" draw:shadow-color="#808080"/>
    </style:style>
    <style:style style:name="gr69" style:family="graphic" style:parent-style-name="standard">
      <style:graphic-properties draw:stroke="solid" svg:stroke-width="0.071cm" svg:stroke-color="#000000" draw:stroke-linejoin="miter" svg:stroke-linecap="square" draw:fill="solid" draw:fill-color="#f6bf69" draw:textarea-horizontal-align="left" draw:textarea-vertical-align="middle" draw:auto-grow-height="false" fo:padding-top="0.13cm" fo:padding-bottom="0.13cm" fo:padding-left="0.25cm" fo:padding-right="0.25cm" fo:wrap-option="no-wrap" draw:shadow-color="#808080"/>
    </style:style>
    <style:style style:name="gr70" style:family="graphic" style:parent-style-name="standard">
      <style:graphic-properties draw:stroke="solid" svg:stroke-width="0.035cm" svg:stroke-color="#000000" draw:stroke-linejoin="miter" svg:stroke-linecap="square" draw:fill="solid" draw:fill-color="#a2c1fe" draw:textarea-horizontal-align="left" draw:textarea-vertical-align="middle" draw:auto-grow-height="false" fo:padding-top="0.13cm" fo:padding-bottom="0.13cm" fo:padding-left="0.25cm" fo:padding-right="0.25cm" fo:wrap-option="no-wrap" draw:shadow-color="#808080"/>
    </style:style>
    <style:style style:name="gr71" style:family="graphic" style:parent-style-name="standard">
      <style:graphic-properties draw:stroke="solid" svg:stroke-width="0.035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808080"/>
    </style:style>
    <style:style style:name="gr72" style:family="graphic" style:parent-style-name="standard">
      <style:graphic-properties draw:stroke="solid" svg:stroke-width="0.071cm" svg:stroke-color="#000000" draw:stroke-linejoin="miter" svg:stroke-linecap="square" draw:fill="solid" draw:fill-color="#a2c1fe" draw:textarea-horizontal-align="left" draw:textarea-vertical-align="middle" draw:auto-grow-height="false" fo:padding-top="0.13cm" fo:padding-bottom="0.13cm" fo:padding-left="0.25cm" fo:padding-right="0.25cm" fo:wrap-option="no-wrap" draw:shadow-color="#808080"/>
    </style:style>
    <style:style style:name="gr73" style:family="graphic" style:parent-style-name="standard">
      <style:graphic-properties draw:stroke="none" draw:fill="solid" draw:fill-color="#fc0128" draw:opacity="100%" draw:textarea-horizontal-align="left" draw:textarea-vertical-align="top" draw:auto-grow-height="false" fo:padding-top="0.13cm" fo:padding-bottom="0.13cm" fo:padding-left="0.25cm" fo:padding-right="0.25cm" fo:wrap-option="wrap" draw:shadow-color="#808080"/>
    </style:style>
    <style:style style:name="gr74" style:family="graphic" style:parent-style-name="standard">
      <style:graphic-properties draw:stroke="none" draw:fill="solid" draw:fill-color="#fc0128" draw:textarea-horizontal-align="left" draw:textarea-vertical-align="middle" draw:auto-grow-height="false" fo:padding-top="0.13cm" fo:padding-bottom="0.13cm" fo:padding-left="0.25cm" fo:padding-right="0.25cm" fo:wrap-option="no-wrap" draw:shadow-color="#808080"/>
    </style:style>
    <style:style style:name="gr75" style:family="graphic" style:parent-style-name="standard">
      <style:graphic-properties draw:stroke="solid" svg:stroke-width="0.035cm" svg:stroke-color="#000000" draw:stroke-linejoin="miter" svg:stroke-linecap="square" draw:fill="solid" draw:fill-color="#fc0128" draw:textarea-horizontal-align="left" draw:textarea-vertical-align="middle" draw:auto-grow-height="false" fo:padding-top="0.13cm" fo:padding-bottom="0.13cm" fo:padding-left="0.25cm" fo:padding-right="0.25cm" fo:wrap-option="no-wrap" draw:shadow-color="#808080"/>
    </style:style>
    <style:style style:name="pr1" style:family="presentation" style:parent-style-name="Título1-subtitle">
      <style:graphic-properties draw:fill-color="#ffffff" draw:auto-grow-height="true" fo:min-height="2.578cm"/>
    </style:style>
    <style:style style:name="pr2" style:family="presentation" style:parent-style-name="Título1-title">
      <style:graphic-properties draw:fill-color="#ffffff" draw:auto-grow-height="true" fo:min-height="1.155cm"/>
    </style:style>
    <style:style style:name="pr3" style:family="presentation" style:parent-style-name="Título1-title">
      <style:graphic-properties draw:fill-color="#ffffff" draw:auto-grow-height="true" fo:min-height="2.306cm"/>
    </style:style>
    <style:style style:name="pr4" style:family="presentation" style:parent-style-name="Título1-notes">
      <style:graphic-properties draw:fill-color="#ffffff" draw:auto-grow-height="true" fo:min-height="12.741cm"/>
    </style:style>
    <style:style style:name="pr5" style:family="presentation" style:parent-style-name="Padrão-title">
      <style:graphic-properties draw:stroke="none" draw:fill="none" draw:fill-color="#ffffff" draw:textarea-horizontal-align="justify" draw:textarea-vertical-align="middle" draw:auto-grow-height="true" draw:auto-grow-width="false" fo:min-height="2.798cm" fo:min-width="0cm" fo:padding-top="0cm" fo:padding-bottom="0cm" fo:padding-left="0cm" fo:padding-right="0cm" fo:wrap-option="no-wrap" draw:shadow="hidden" draw:shadow-color="#919191"/>
    </style:style>
    <style:style style:name="pr6" style:family="presentation" style:parent-style-name="Padrão-outline1">
      <style:graphic-properties draw:stroke="none" draw:fill="none" draw:fill-color="#ffffff" draw:textarea-horizontal-align="justify" draw:textarea-vertical-align="top" draw:auto-grow-height="true" draw:auto-grow-width="false" fo:min-height="13.156cm" fo:min-width="0cm" fo:padding-top="0.123cm" fo:padding-bottom="0.123cm" fo:padding-left="0.251cm" fo:padding-right="0.251cm" fo:wrap-option="wrap" draw:shadow="hidden" draw:shadow-color="#919191"/>
    </style:style>
    <style:style style:name="pr7" style:family="presentation" style:parent-style-name="Padrão-notes">
      <style:graphic-properties draw:stroke="none" draw:fill="none" draw:fill-color="#ffffff" draw:auto-grow-height="true" fo:min-height="12.403cm" draw:shadow="hidden" draw:shadow-color="#919191"/>
    </style:style>
    <style:style style:name="pr8" style:family="presentation" style:parent-style-name="Padrão-outline1">
      <style:graphic-properties draw:stroke="none" draw:fill="none" draw:fill-color="#ffffff" draw:textarea-horizontal-align="justify" draw:textarea-vertical-align="top" draw:auto-grow-height="true" draw:auto-grow-width="false" fo:min-height="12.777cm" fo:min-width="0cm" fo:padding-top="0.123cm" fo:padding-bottom="0.123cm" fo:padding-left="0.251cm" fo:padding-right="0.251cm" fo:wrap-option="wrap" draw:shadow="hidden" draw:shadow-color="#919191"/>
    </style:style>
    <style:style style:name="pr9" style:family="presentation" style:parent-style-name="Padrão-title">
      <style:graphic-properties draw:stroke="none" draw:fill="none" draw:fill-color="#ffffff" draw:textarea-horizontal-align="justify" draw:textarea-vertical-align="middle" draw:auto-grow-height="true" draw:auto-grow-width="false" fo:min-height="3.005cm" fo:min-width="0cm" fo:padding-top="0cm" fo:padding-bottom="0cm" fo:padding-left="0cm" fo:padding-right="0cm" fo:wrap-option="no-wrap" draw:shadow="hidden" draw:shadow-color="#919191"/>
    </style:style>
    <style:style style:name="pr10" style:family="presentation" style:parent-style-name="Padrão-title">
      <style:graphic-properties fo:min-height="2.54cm"/>
    </style:style>
    <style:style style:name="pr11" style:family="presentation" style:parent-style-name="Padrão-outline1">
      <style:graphic-properties fo:min-height="12.573cm"/>
    </style:style>
    <style:style style:name="pr12" style:family="presentation" style:parent-style-name="Padrão-notes">
      <style:graphic-properties draw:fill-color="#ffffff" fo:min-height="12.156cm"/>
    </style:style>
    <style:style style:name="pr13" style:family="presentation" style:parent-style-name="Padrão-title">
      <style:graphic-properties draw:stroke="none" draw:fill="none" draw:fill-color="#ffffff" draw:textarea-horizontal-align="justify" draw:textarea-vertical-align="top" draw:auto-grow-height="true" draw:auto-grow-width="false" fo:min-height="1.451cm" fo:min-width="0cm" fo:padding-top="0.071cm" fo:padding-bottom="0.071cm" fo:padding-left="0.176cm" fo:padding-right="0.176cm" fo:wrap-option="no-wrap" draw:shadow="hidden" draw:shadow-color="#919191"/>
    </style:style>
    <style:style style:name="pr14" style:family="presentation" style:parent-style-name="Padrão-outline1">
      <style:graphic-properties draw:stroke="none" draw:fill="none" draw:fill-color="#474747" draw:textarea-horizontal-align="justify" draw:textarea-vertical-align="top" draw:auto-grow-height="true" draw:auto-grow-width="false" fo:min-height="11.258cm" fo:min-width="0cm" fo:padding-top="0.071cm" fo:padding-bottom="0.071cm" fo:padding-left="0.176cm" fo:padding-right="0.176cm" fo:wrap-option="wrap" draw:shadow="hidden" draw:shadow-color="#919191"/>
    </style:style>
    <style:style style:name="pr15" style:family="presentation" style:parent-style-name="Padrão-outline1">
      <style:graphic-properties draw:stroke="none" draw:fill="none" draw:fill-color="#474747" draw:textarea-horizontal-align="justify" draw:textarea-vertical-align="top" draw:auto-grow-height="true" draw:auto-grow-width="false" fo:min-height="2.418cm" fo:min-width="0cm" fo:padding-top="0.071cm" fo:padding-bottom="0.071cm" fo:padding-left="0.176cm" fo:padding-right="0.176cm" fo:wrap-option="wrap" draw:shadow="hidden" draw:shadow-color="#919191"/>
    </style:style>
    <style:style style:name="pr16" style:family="presentation" style:parent-style-name="Padrão-outline1">
      <style:graphic-properties draw:stroke="none" draw:fill="none" draw:fill-color="#474747" draw:textarea-horizontal-align="justify" draw:textarea-vertical-align="top" draw:auto-grow-height="true" draw:auto-grow-width="false" fo:min-height="0.945cm" fo:min-width="0cm" fo:padding-top="0.071cm" fo:padding-bottom="0.071cm" fo:padding-left="0.176cm" fo:padding-right="0.176cm" fo:wrap-option="wrap" draw:shadow="hidden" draw:shadow-color="#919191"/>
    </style:style>
    <style:style style:name="pr17" style:family="presentation" style:parent-style-name="Padrão_20_1-title">
      <style:graphic-properties draw:stroke="none" draw:fill="none" draw:fill-color="#00e4a8" draw:textarea-horizontal-align="justify" draw:textarea-vertical-align="bottom" draw:auto-grow-height="true" draw:auto-grow-width="false" fo:min-height="3.556cm" fo:min-width="0cm" fo:padding-top="0.13cm" fo:padding-bottom="0.13cm" fo:padding-left="0.25cm" fo:padding-right="0.25cm" fo:wrap-option="wrap" draw:shadow-color="#1c1c1c"/>
    </style:style>
    <style:style style:name="pr18" style:family="presentation" style:parent-style-name="Padrão_20_1-notes">
      <style:graphic-properties draw:fill-color="#ffffff" draw:auto-grow-height="true" fo:min-height="12.401cm"/>
    </style:style>
    <style:style style:name="pr19" style:family="presentation" style:parent-style-name="Padrão_20_1-outline1">
      <style:graphic-properties draw:stroke="none" draw:fill="solid" draw:fill-color="#ffffff" draw:textarea-horizontal-align="justify" draw:textarea-vertical-align="top" draw:auto-grow-height="true" draw:auto-grow-width="false" fo:min-height="0.419cm" fo:min-width="0cm" fo:padding-top="0.13cm" fo:padding-bottom="0.13cm" fo:padding-left="0.25cm" fo:padding-right="0.25cm" fo:wrap-option="wrap" draw:shadow-color="#1c1c1c"/>
    </style:style>
    <style:style style:name="pr20" style:family="presentation" style:parent-style-name="Padrão_20_1-title">
      <style:graphic-properties draw:stroke="none" draw:fill="none" draw:fill-color="#00e4a8" draw:textarea-horizontal-align="justify" draw:textarea-vertical-align="bottom" draw:auto-grow-height="true" draw:auto-grow-width="false" fo:min-height="2.281cm" fo:min-width="0cm" fo:padding-top="0.13cm" fo:padding-bottom="0.13cm" fo:padding-left="0.25cm" fo:padding-right="0.25cm" fo:wrap-option="wrap" draw:shadow-color="#1c1c1c"/>
    </style:style>
    <style:style style:name="pr21" style:family="presentation" style:parent-style-name="Padrão_20_1-outline1">
      <style:graphic-properties draw:stroke="none" draw:fill="solid" draw:fill-color="#ffffff" draw:textarea-horizontal-align="justify" draw:textarea-vertical-align="top" draw:auto-grow-height="true" draw:auto-grow-width="false" fo:min-height="0.931cm" fo:min-width="0cm" fo:padding-top="0.13cm" fo:padding-bottom="0.13cm" fo:padding-left="0.25cm" fo:padding-right="0.25cm" fo:wrap-option="wrap" draw:shadow-color="#1c1c1c"/>
    </style:style>
    <style:style style:name="pr22" style:family="presentation" style:parent-style-name="Padrão_20_1-title">
      <style:graphic-properties draw:stroke="none" draw:fill="none" draw:fill-color="#00e4a8" draw:textarea-horizontal-align="justify" draw:textarea-vertical-align="bottom" draw:auto-grow-height="true" draw:auto-grow-width="false" fo:min-height="2.371cm" fo:min-width="0cm" fo:padding-top="0.13cm" fo:padding-bottom="0.13cm" fo:padding-left="0.25cm" fo:padding-right="0.25cm" fo:wrap-option="wrap" draw:shadow-color="#1c1c1c"/>
    </style:style>
    <style:style style:name="pr23" style:family="presentation" style:parent-style-name="Padrão_20_1-outline1">
      <style:graphic-properties draw:stroke="none" draw:fill="solid" draw:fill-color="#ffffff" draw:textarea-horizontal-align="justify" draw:textarea-vertical-align="top" draw:auto-grow-height="true" draw:auto-grow-width="false" fo:min-height="0.799cm" fo:min-width="0cm" fo:padding-top="0.13cm" fo:padding-bottom="0.13cm" fo:padding-left="0.25cm" fo:padding-right="0.25cm" fo:wrap-option="wrap" draw:shadow-color="#1c1c1c"/>
    </style:style>
    <style:style style:name="pr24" style:family="presentation" style:parent-style-name="Padrão_20_1-title">
      <style:graphic-properties draw:stroke="none" draw:fill="none" draw:fill-color="#00e4a8" draw:textarea-horizontal-align="justify" draw:textarea-vertical-align="bottom" draw:auto-grow-height="true" draw:auto-grow-width="false" fo:min-height="3.301cm" fo:min-width="0cm" fo:padding-top="0.13cm" fo:padding-bottom="0.13cm" fo:padding-left="0.25cm" fo:padding-right="0.25cm" fo:wrap-option="wrap" draw:shadow-color="#1c1c1c"/>
    </style:style>
    <style:style style:name="pr25" style:family="presentation" style:parent-style-name="Padrão-notes">
      <style:graphic-properties draw:fill-color="#ffffff" fo:min-height="11.432cm"/>
    </style:style>
    <style:style style:name="pr26" style:family="presentation" style:parent-style-name="Padrão-outline1">
      <style:graphic-properties draw:stroke="none" draw:fill="none" draw:fill-color="#00e4a8" draw:textarea-horizontal-align="justify" draw:textarea-vertical-align="top" draw:auto-grow-height="true" draw:auto-grow-width="false" fo:min-height="14.187cm" fo:min-width="0cm" fo:padding-top="0.13cm" fo:padding-bottom="0.13cm" fo:padding-left="0.25cm" fo:padding-right="0.25cm" fo:wrap-option="wrap" draw:shadow-color="#1c1c1c"/>
    </style:style>
    <style:style style:name="pr27" style:family="presentation" style:parent-style-name="Padrão-title">
      <style:graphic-properties draw:stroke="none" draw:fill="none" draw:fill-color="#00e4a8" draw:textarea-horizontal-align="justify" draw:textarea-vertical-align="bottom" draw:auto-grow-height="true" draw:auto-grow-width="false" fo:min-height="2.704cm" fo:min-width="0cm" fo:padding-top="0.13cm" fo:padding-bottom="0.13cm" fo:padding-left="0.25cm" fo:padding-right="0.25cm" fo:wrap-option="wrap" draw:shadow-color="#1c1c1c"/>
    </style:style>
    <style:style style:name="pr28" style:family="presentation" style:parent-style-name="Padrão-outline1">
      <style:graphic-properties draw:stroke="none" draw:fill="solid" draw:fill-color="#ffffff" draw:textarea-horizontal-align="justify" draw:textarea-vertical-align="top" draw:auto-grow-height="true" draw:auto-grow-width="false" fo:min-height="13.288cm" fo:min-width="0cm" fo:padding-top="0.13cm" fo:padding-bottom="0.13cm" fo:padding-left="0.25cm" fo:padding-right="0.25cm" fo:wrap-option="wrap" draw:shadow-color="#1c1c1c"/>
    </style:style>
    <style:style style:name="pr29" style:family="presentation" style:parent-style-name="Padrão-outline1">
      <style:graphic-properties draw:stroke="none" draw:fill="none" draw:fill-color="#00e4a8" draw:textarea-horizontal-align="justify" draw:textarea-vertical-align="top" draw:auto-grow-height="true" draw:auto-grow-width="false" fo:min-height="15.499cm" fo:min-width="0cm" fo:padding-top="0.13cm" fo:padding-bottom="0.13cm" fo:padding-left="0.25cm" fo:padding-right="0.25cm" fo:wrap-option="wrap" draw:shadow-color="#1c1c1c"/>
    </style:style>
    <style:style style:name="pr30" style:family="presentation" style:parent-style-name="Padrão-outline1">
      <style:graphic-properties draw:stroke="none" draw:fill="none" draw:fill-color="#ffffff" draw:textarea-horizontal-align="justify" draw:textarea-vertical-align="top" draw:auto-grow-height="true" draw:auto-grow-width="false" fo:min-height="15.589cm" fo:min-width="0cm" fo:padding-top="0.123cm" fo:padding-bottom="0.123cm" fo:padding-left="0.251cm" fo:padding-right="0.251cm" fo:wrap-option="wrap" draw:shadow="hidden" draw:shadow-color="#919191"/>
    </style:style>
    <style:style style:name="pr31" style:family="presentation" style:parent-style-name="Padrão-outline1">
      <style:graphic-properties draw:stroke="none" draw:fill="none" draw:fill-color="#ffffff" draw:textarea-horizontal-align="justify" draw:textarea-vertical-align="top" draw:auto-grow-height="true" draw:auto-grow-width="false" fo:min-height="13.209cm" fo:min-width="0cm" fo:padding-top="0.123cm" fo:padding-bottom="0.123cm" fo:padding-left="0.251cm" fo:padding-right="0.251cm" fo:wrap-option="wrap" draw:shadow="hidden" draw:shadow-color="#919191"/>
    </style:style>
    <style:style style:name="pr32" style:family="presentation" style:parent-style-name="Padrão-title">
      <style:graphic-properties draw:stroke="none" draw:fill="none" draw:fill-color="#ffffff" draw:textarea-horizontal-align="justify" draw:textarea-vertical-align="middle" draw:auto-grow-height="false" draw:auto-grow-width="false" fo:min-height="2.93cm" fo:min-width="0cm" fo:padding-top="0.123cm" fo:padding-bottom="0.123cm" fo:padding-left="0.251cm" fo:padding-right="0.251cm" fo:wrap-option="wrap" draw:shadow-color="#808080"/>
    </style:style>
    <style:style style:name="pr33" style:family="presentation" style:parent-style-name="Padrão-outline1">
      <style:graphic-properties draw:stroke="none" draw:fill="none" draw:fill-color="#ffffff" draw:textarea-horizontal-align="left" draw:textarea-vertical-align="top" draw:auto-grow-height="false" draw:auto-grow-width="false" draw:fit-to-size="shrink-to-fit" fo:min-height="12.843cm" fo:min-width="0cm" fo:padding-top="0.123cm" fo:padding-bottom="0.123cm" fo:padding-left="0.251cm" fo:padding-right="0.251cm" fo:wrap-option="wrap" draw:shadow-color="#808080"/>
    </style:style>
    <style:style style:name="pr34" style:family="presentation" style:parent-style-name="Padrão-notes">
      <style:graphic-properties draw:fill-color="#ffffff" fo:min-height="11.449cm"/>
    </style:style>
    <style:style style:name="pr35" style:family="presentation" style:parent-style-name="Padrão-outline1">
      <style:graphic-properties draw:stroke="none" draw:fill="none" draw:fill-color="#ffffff" draw:textarea-horizontal-align="justify" draw:textarea-vertical-align="top" draw:auto-grow-height="true" draw:auto-grow-width="false" fo:min-height="13.959cm" fo:min-width="0cm" fo:padding-top="0.123cm" fo:padding-bottom="0.123cm" fo:padding-left="0.251cm" fo:padding-right="0.251cm" fo:wrap-option="wrap" draw:shadow="hidden" draw:shadow-color="#919191"/>
    </style:style>
    <style:style style:name="pr36" style:family="presentation" style:parent-style-name="Default-title">
      <style:graphic-properties fo:min-height="2.25cm"/>
    </style:style>
    <style:style style:name="pr37" style:family="presentation" style:parent-style-name="Default-outline1">
      <style:graphic-properties fo:min-height="13.193cm"/>
    </style:style>
    <style:style style:name="pr38" style:family="presentation" style:parent-style-name="Default-notes">
      <style:graphic-properties draw:fill-color="#ffffff" fo:min-height="12.152cm"/>
    </style:style>
    <style:style style:name="P1" style:family="paragraph">
      <style:paragraph-properties fo:margin-left="0cm" fo:margin-right="0cm" fo:text-align="end" fo:text-indent="0cm"/>
    </style:style>
    <style:style style:name="P2" style:family="paragraph">
      <loext:graphic-properties draw:fill-color="#ffffff"/>
      <style:paragraph-properties fo:margin-left="0cm" fo:margin-right="0cm" fo:text-align="end" fo:text-indent="0cm"/>
      <style:text-properties fo:font-size="29.1000003814697pt"/>
    </style:style>
    <style:style style:name="P3" style:family="paragraph">
      <loext:graphic-properties draw:fill="solid" draw:fill-color="#000000"/>
      <style:paragraph-properties fo:text-align="center"/>
    </style:style>
    <style:style style:name="P4" style:family="paragraph">
      <loext:graphic-properties draw:fill-color="#ffffff"/>
      <style:paragraph-properties fo:margin-left="0cm" fo:margin-right="0cm" fo:text-align="end" fo:text-indent="0cm"/>
      <style:text-properties style:use-window-font-color="true" fo:font-size="32pt" fo:font-style="normal" fo:font-weight="bold" style:font-size-asian="32pt" style:font-style-asian="normal" style:font-weight-asian="bold" style:font-size-complex="32pt" style:font-style-complex="normal" style:font-weight-complex="bold"/>
    </style:style>
    <style:style style:name="P5" style:family="paragraph">
      <loext:graphic-properties draw:fill="solid" draw:fill-color="#ffd320"/>
      <style:paragraph-properties fo:text-align="center"/>
    </style:style>
    <style:style style:name="P6" style:family="paragraph">
      <style:paragraph-properties fo:margin-left="0cm" fo:margin-right="0cm" fo:text-align="center" fo:text-indent="0cm"/>
    </style:style>
    <style:style style:name="P7" style:family="paragraph">
      <loext:graphic-properties draw:fill-color="#ffffff"/>
      <style:paragraph-properties fo:margin-left="0cm" fo:margin-right="0cm" fo:text-align="center" fo:text-indent="0cm"/>
      <style:text-properties fo:color="#000000" fo:font-size="20pt" fo:font-style="normal" fo:font-weight="bold" style:font-size-asian="20pt" style:font-style-asian="normal" style:font-weight-asian="bold" style:font-size-complex="20pt" style:font-style-complex="normal" style:font-weight-complex="bold"/>
    </style:style>
    <style:style style:name="P8" style:family="paragraph">
      <loext:graphic-properties draw:fill-color="#ffffff"/>
      <style:paragraph-properties fo:margin-left="0.6cm" fo:margin-right="0cm" fo:text-indent="0cm"/>
      <style:text-properties fo:font-size="18.6000003814697pt"/>
    </style:style>
    <style:style style:name="P9" style:family="paragraph">
      <style:paragraph-properties fo:margin-left="0cm" fo:margin-right="0cm" fo:text-indent="0cm"/>
    </style:style>
    <style:style style:name="P10" style:family="paragraph">
      <loext:graphic-properties draw:fill="none" draw:fill-color="#ffffff"/>
      <style:paragraph-properties fo:margin-left="0cm" fo:margin-right="0cm" fo:text-indent="0cm" style:writing-mode="lr-tb"/>
      <style:text-properties fo:color="#000000"/>
    </style:style>
    <style:style style:name="P11" style:family="paragraph">
      <style:paragraph-properties fo:margin-left="0cm" fo:margin-right="0cm" fo:margin-top="0.277cm" fo:margin-bottom="0cm" fo:text-indent="0cm"/>
    </style:style>
    <style:style style:name="P12" style:family="paragraph">
      <style:paragraph-properties fo:margin-left="1.27cm" fo:margin-right="0cm" fo:margin-top="0.277cm" fo:margin-bottom="0cm" fo:text-indent="-1.27cm"/>
    </style:style>
    <style:style style:name="P13" style:family="paragraph">
      <loext:graphic-properties draw:fill="none" draw:fill-color="#ffffff"/>
      <style:paragraph-properties style:writing-mode="lr-tb"/>
      <style:text-properties fo:color="#000000" fo:font-size="28pt" fo:text-shadow="none" style:font-size-asian="28pt" style:font-size-complex="28pt"/>
    </style:style>
    <style:style style:name="P14" style:family="paragraph">
      <loext:graphic-properties draw:fill="none" draw:fill-color="#ffffff"/>
    </style:style>
    <style:style style:name="P15" style:family="paragraph">
      <style:paragraph-properties fo:margin-left="0.621cm" fo:margin-right="0cm" fo:margin-top="0.317cm" fo:margin-bottom="0cm" fo:text-indent="-0.621cm"/>
    </style:style>
    <style:style style:name="P16" style:family="paragraph">
      <style:paragraph-properties fo:margin-left="0cm" fo:margin-right="0cm" fo:margin-top="0.238cm" fo:margin-bottom="0cm" fo:text-indent="0cm"/>
    </style:style>
    <style:style style:name="P17" style:family="paragraph">
      <loext:graphic-properties draw:fill="none" draw:fill-color="#ffffff"/>
      <style:paragraph-properties style:writing-mode="lr-tb"/>
    </style:style>
    <style:style style:name="P18" style:family="paragraph">
      <loext:graphic-properties draw:fill="none" draw:fill-color="#ffffff"/>
      <style:paragraph-properties fo:margin-left="0cm" fo:margin-right="0cm" fo:text-indent="0cm" style:writing-mode="lr-tb"/>
      <style:text-properties fo:text-shadow="none"/>
    </style:style>
    <style:style style:name="P19" style:family="paragraph">
      <style:paragraph-properties fo:text-align="center"/>
    </style:style>
    <style:style style:name="P20" style:family="paragraph">
      <loext:graphic-properties draw:fill-color="#ffffff"/>
    </style:style>
    <style:style style:name="P21" style:family="paragraph">
      <loext:graphic-properties draw:fill="none" draw:fill-color="#ffffff"/>
      <style:paragraph-properties style:writing-mode="lr-tb"/>
      <style:text-properties fo:text-shadow="none"/>
    </style:style>
    <style:style style:name="P22" style:family="paragraph">
      <style:paragraph-properties fo:margin-left="0.952cm" fo:margin-right="0cm" fo:margin-top="0.317cm" fo:margin-bottom="0cm" fo:text-indent="-0.952cm"/>
    </style:style>
    <style:style style:name="P23" style:family="paragraph">
      <loext:graphic-properties draw:fill="none" draw:fill-color="#474747"/>
      <style:paragraph-properties style:writing-mode="lr-tb"/>
    </style:style>
    <style:style style:name="P24" style:family="paragraph">
      <loext:graphic-properties draw:fill="solid" draw:fill-color="#a2c1fe"/>
      <style:paragraph-properties style:writing-mode="lr-tb"/>
    </style:style>
    <style:style style:name="P25" style:family="paragraph">
      <loext:graphic-properties draw:fill="solid" draw:fill-color="#ffffff"/>
      <style:paragraph-properties style:writing-mode="lr-tb"/>
    </style:style>
    <style:style style:name="P26" style:family="paragraph">
      <loext:graphic-properties draw:fill="solid" draw:fill-color="#fc0128"/>
      <style:paragraph-properties style:writing-mode="lr-tb"/>
    </style:style>
    <style:style style:name="P27" style:family="paragraph">
      <loext:graphic-properties draw:fill="solid" draw:fill-color="#f6bf69"/>
      <style:paragraph-properties style:writing-mode="lr-tb"/>
    </style:style>
    <style:style style:name="P28" style:family="paragraph">
      <loext:graphic-properties draw:fill="solid" draw:fill-color="#d49fff"/>
      <style:paragraph-properties style:writing-mode="lr-tb"/>
    </style:style>
    <style:style style:name="P29" style:family="paragraph">
      <style:paragraph-properties fo:margin-left="0cm" fo:margin-right="0cm" fo:line-height="100%" fo:text-align="center" fo:text-indent="0cm"/>
    </style:style>
    <style:style style:name="P30" style:family="paragraph">
      <loext:graphic-properties draw:fill="none" draw:fill-color="#474747"/>
      <style:paragraph-properties fo:margin-left="0.952cm" fo:margin-right="0cm" fo:margin-top="0.317cm" fo:margin-bottom="0cm" fo:text-indent="0cm" style:writing-mode="lr-tb"/>
      <style:text-properties fo:font-size="21pt" style:font-size-asian="21pt" style:font-size-complex="21pt"/>
    </style:style>
    <style:style style:name="P31" style:family="paragraph">
      <loext:graphic-properties draw:fill="none" draw:fill-color="#ffffff"/>
      <style:paragraph-properties fo:text-align="center" style:writing-mode="lr-tb"/>
      <style:text-properties fo:font-size="24pt"/>
    </style:style>
    <style:style style:name="P32" style:family="paragraph">
      <style:paragraph-properties fo:margin-left="0cm" fo:margin-right="0cm" fo:line-height="100%" fo:text-indent="0cm"/>
    </style:style>
    <style:style style:name="P33" style:family="paragraph">
      <style:text-properties fo:text-shadow="none"/>
    </style:style>
    <style:style style:name="P34" style:family="paragraph">
      <style:paragraph-properties fo:text-align="justify"/>
    </style:style>
    <style:style style:name="P35" style:family="paragraph">
      <style:paragraph-properties fo:margin-left="1.27cm" fo:margin-right="0cm" fo:margin-top="0.317cm" fo:margin-bottom="0cm" fo:text-indent="-1.27cm"/>
    </style:style>
    <style:style style:name="P36" style:family="paragraph">
      <loext:graphic-properties draw:fill="none" draw:fill-color="#ffffff"/>
      <style:paragraph-properties style:writing-mode="lr-tb"/>
      <style:text-properties fo:font-size="24pt" style:font-size-asian="24pt" style:font-size-complex="24pt"/>
    </style:style>
    <style:style style:name="P37" style:family="paragraph">
      <loext:graphic-properties draw:fill="solid" draw:fill-color="#00ff00"/>
      <style:paragraph-properties style:writing-mode="lr-tb"/>
    </style:style>
    <style:style style:name="P38" style:family="paragraph">
      <loext:graphic-properties draw:fill="solid" draw:fill-color="#800080"/>
      <style:paragraph-properties style:writing-mode="lr-tb"/>
    </style:style>
    <style:style style:name="P39" style:family="paragraph">
      <loext:graphic-properties draw:fill="solid" draw:fill-color="#ff0000"/>
      <style:paragraph-properties style:writing-mode="lr-tb"/>
    </style:style>
    <style:style style:name="P40" style:family="paragraph">
      <loext:graphic-properties draw:fill="none" draw:fill-color="#00e4a8"/>
      <style:paragraph-properties style:writing-mode="lr-tb" style:font-independent-line-spacing="true"/>
      <style:text-properties fo:font-weight="bold" style:font-weight-asian="bold" style:font-weight-complex="bold"/>
    </style:style>
    <style:style style:name="P41" style:family="paragraph">
      <loext:graphic-properties draw:fill="none" draw:fill-color="#ffffff"/>
      <style:paragraph-properties fo:text-align="center" style:writing-mode="lr-tb"/>
    </style:style>
    <style:style style:name="P42" style:family="paragraph">
      <loext:graphic-properties draw:fill-color="#ffffff"/>
      <style:text-properties fo:font-size="12pt"/>
    </style:style>
    <style:style style:name="P43" style:family="paragraph">
      <style:paragraph-properties fo:margin-left="0cm" fo:margin-right="0cm" fo:margin-top="0.097cm" fo:margin-bottom="0cm" fo:line-height="90%" fo:text-align="center" fo:text-indent="0cm"/>
    </style:style>
    <style:style style:name="P44" style:family="paragraph">
      <loext:graphic-properties draw:fill="solid" draw:fill-color="#ffffff"/>
      <style:paragraph-properties style:writing-mode="lr-tb" style:font-independent-line-spacing="true"/>
    </style:style>
    <style:style style:name="P45" style:family="paragraph">
      <style:paragraph-properties fo:margin-left="0cm" fo:margin-right="0cm" fo:margin-top="0.097cm" fo:margin-bottom="0cm" fo:text-indent="0cm"/>
    </style:style>
    <style:style style:name="P46" style:family="paragraph">
      <style:paragraph-properties fo:margin-left="0.952cm" fo:margin-right="0cm" fo:margin-top="0.246cm" fo:margin-bottom="0cm" fo:line-height="90%" fo:text-indent="-0.952cm"/>
    </style:style>
    <style:style style:name="P47" style:family="paragraph">
      <style:paragraph-properties fo:margin-left="0.952cm" fo:margin-right="0cm" fo:margin-top="0.246cm" fo:margin-bottom="0cm" fo:line-height="90%" fo:text-align="center" fo:text-indent="-0.952cm"/>
    </style:style>
    <style:style style:name="P48" style:family="paragraph">
      <loext:graphic-properties draw:fill="none" draw:fill-color="#00e4a8"/>
      <style:paragraph-properties style:writing-mode="lr-tb" style:font-independent-line-spacing="true"/>
    </style:style>
    <style:style style:name="P49" style:family="paragraph">
      <style:paragraph-properties fo:margin-left="0.952cm" fo:margin-right="0cm" fo:margin-top="0.282cm" fo:margin-bottom="0cm" fo:text-indent="-0.952cm"/>
    </style:style>
    <style:style style:name="P50" style:family="paragraph">
      <style:paragraph-properties fo:margin-left="0.952cm" fo:margin-right="0cm" fo:margin-top="0.246cm" fo:margin-bottom="0cm" fo:text-indent="-0.952cm">
        <style:tab-stops>
          <style:tab-stop style:position="0cm"/>
          <style:tab-stop style:position="2.222cm"/>
          <style:tab-stop style:position="3.81cm"/>
          <style:tab-stop style:position="5.397cm"/>
          <style:tab-stop style:position="11.482cm"/>
          <style:tab-stop style:position="14.128cm"/>
          <style:tab-stop style:position="15.716cm"/>
          <style:tab-stop style:position="17.303cm"/>
          <style:tab-stop style:position="19.367cm"/>
          <style:tab-stop style:position="21.907cm"/>
          <style:tab-stop style:position="24.447cm"/>
          <style:tab-stop style:position="26.987cm"/>
        </style:tab-stops>
      </style:paragraph-properties>
    </style:style>
    <style:style style:name="P51" style:family="paragraph">
      <loext:graphic-properties draw:fill="none"/>
    </style:style>
    <style:style style:name="P52" style:family="paragraph">
      <loext:graphic-properties draw:fill="none"/>
      <style:text-properties fo:color="#ff0000" fo:font-style="italic" style:font-style-asian="italic" style:font-style-complex="italic"/>
    </style:style>
    <style:style style:name="P53" style:family="paragraph">
      <loext:graphic-properties draw:fill="solid" draw:fill-color="#008000"/>
      <style:paragraph-properties fo:text-align="center"/>
      <style:text-properties fo:color="#ffffff"/>
    </style:style>
    <style:style style:name="P54" style:family="paragraph">
      <loext:graphic-properties draw:fill="solid" draw:fill-color="#008000"/>
      <style:paragraph-properties fo:text-align="center"/>
      <style:text-properties fo:color="#ffffff" fo:font-size="18pt" style:font-size-asian="18pt" style:font-size-complex="18pt"/>
    </style:style>
    <style:style style:name="P55" style:family="paragraph">
      <style:paragraph-properties fo:margin-left="0.621cm" fo:margin-right="0cm" fo:margin-top="0.264cm" fo:margin-bottom="0cm" fo:text-indent="-0.621cm"/>
    </style:style>
    <style:style style:name="P56" style:family="paragraph">
      <style:paragraph-properties fo:margin-left="1.556cm" fo:margin-right="0cm" fo:margin-top="0.238cm" fo:margin-bottom="0cm" fo:text-indent="-0.617cm"/>
    </style:style>
    <style:style style:name="P57" style:family="paragraph">
      <style:paragraph-properties fo:margin-left="1.27cm" fo:margin-right="0cm" fo:margin-top="0cm" fo:margin-bottom="0cm" fo:line-height="100%" fo:text-align="start" fo:text-indent="0cm" style:punctuation-wrap="simple" style:line-break="normal" style:writing-mode="lr-tb"/>
    </style:style>
    <style:style style:name="P58" style:family="paragraph">
      <style:paragraph-properties fo:margin-left="0cm" fo:margin-right="0cm" fo:margin-top="0.352cm" fo:margin-bottom="0cm" fo:line-height="100%" fo:text-indent="0cm"/>
    </style:style>
    <style:style style:name="P59" style:family="paragraph">
      <loext:graphic-properties draw:fill="solid" draw:fill-color="#ffff00"/>
      <style:paragraph-properties style:writing-mode="lr-tb"/>
    </style:style>
    <style:style style:name="P60" style:family="paragraph">
      <loext:graphic-properties draw:fill="none" draw:fill-color="#474747"/>
      <style:paragraph-properties fo:margin-left="0cm" fo:margin-right="0cm" fo:margin-top="0.352cm" fo:margin-bottom="0cm" fo:line-height="100%" fo:text-indent="0cm" style:writing-mode="lr-tb"/>
    </style:style>
    <style:style style:name="P61" style:family="paragraph">
      <style:paragraph-properties fo:margin-left="0cm" fo:margin-right="0cm" fo:margin-top="0.264cm" fo:margin-bottom="0cm" fo:text-indent="0cm"/>
    </style:style>
    <style:style style:name="P62" style:family="paragraph">
      <style:paragraph-properties fo:margin-left="0cm" fo:margin-right="0cm" fo:margin-top="0.352cm" fo:margin-bottom="0cm" fo:line-height="100%" fo:text-align="justify" fo:text-indent="0cm"/>
    </style:style>
    <style:style style:name="P63" style:family="paragraph">
      <loext:graphic-properties draw:fill="none" draw:fill-color="#ffffff"/>
      <style:paragraph-properties style:writing-mode="lr-tb" style:font-independent-line-spacing="true"/>
    </style:style>
    <style:style style:name="P64" style:family="paragraph">
      <style:paragraph-properties fo:margin-left="0cm" fo:margin-right="0cm" fo:margin-top="0.264cm" fo:margin-bottom="0cm" fo:text-align="justify" fo:text-indent="0cm"/>
    </style:style>
    <style:style style:name="P65" style:family="paragraph">
      <loext:graphic-properties draw:fill="none" draw:fill-color="#ffffff"/>
      <style:paragraph-properties fo:text-align="justify" style:writing-mode="lr-tb" style:font-independent-line-spacing="true"/>
      <style:text-properties fo:font-size="20pt" style:font-size-asian="20pt" style:font-size-complex="20pt"/>
    </style:style>
    <style:style style:name="P66" style:family="paragraph">
      <loext:graphic-properties draw:fill="solid" draw:fill-color="#d49fff" draw:opacity="100%"/>
      <style:paragraph-properties style:writing-mode="lr-tb" style:font-independent-line-spacing="true"/>
    </style:style>
    <style:style style:name="P67" style:family="paragraph">
      <loext:graphic-properties draw:fill="none" draw:fill-color="#ffffff"/>
      <style:paragraph-properties fo:margin-left="0cm" fo:margin-right="0cm" fo:text-indent="0cm" style:writing-mode="lr-tb" style:font-independent-line-spacing="true"/>
    </style:style>
    <style:style style:name="P68" style:family="paragraph">
      <style:paragraph-properties fo:margin-left="0cm" fo:margin-right="0cm" fo:text-align="start" fo:text-indent="0cm"/>
    </style:style>
    <style:style style:name="P69" style:family="paragraph">
      <loext:graphic-properties draw:fill="none" draw:fill-color="#ffffff"/>
      <style:paragraph-properties fo:margin-left="0cm" fo:margin-right="0cm" fo:text-align="start" fo:text-indent="0cm" style:writing-mode="lr-tb" style:font-independent-line-spacing="true"/>
      <style:text-properties fo:font-size="30pt"/>
    </style:style>
    <style:style style:name="P70" style:family="paragraph">
      <loext:graphic-properties draw:fill="none" draw:fill-color="#ffffff"/>
      <style:paragraph-properties fo:margin-left="0cm" fo:margin-right="0cm" fo:text-indent="0cm" style:writing-mode="lr-tb" style:font-independent-line-spacing="true"/>
      <style:text-properties fo:font-size="30pt"/>
    </style:style>
    <style:style style:name="P71" style:family="paragraph">
      <loext:graphic-properties draw:fill="solid" draw:fill-color="#f6bf69"/>
      <style:paragraph-properties style:writing-mode="lr-tb" style:font-independent-line-spacing="true"/>
    </style:style>
    <style:style style:name="P72" style:family="paragraph">
      <loext:graphic-properties draw:fill="solid" draw:fill-color="#a2c1fe"/>
      <style:paragraph-properties style:writing-mode="lr-tb" style:font-independent-line-spacing="true"/>
    </style:style>
    <style:style style:name="P73" style:family="paragraph">
      <loext:graphic-properties draw:fill="solid" draw:fill-color="#fc0128" draw:opacity="100%"/>
      <style:paragraph-properties style:writing-mode="lr-tb" style:font-independent-line-spacing="true"/>
    </style:style>
    <style:style style:name="P74" style:family="paragraph">
      <loext:graphic-properties draw:fill="solid" draw:fill-color="#fc0128"/>
      <style:paragraph-properties style:writing-mode="lr-tb" style:font-independent-line-spacing="true"/>
    </style:style>
    <style:style style:name="P75" style:family="paragraph">
      <style:paragraph-properties fo:margin-left="0.621cm" fo:margin-right="0cm" fo:margin-top="0.317cm" fo:margin-bottom="0cm" fo:line-height="80%" fo:text-indent="-0.621cm"/>
    </style:style>
    <style:style style:name="P76" style:family="paragraph">
      <style:paragraph-properties fo:margin-left="0cm" fo:margin-right="0cm" fo:margin-top="0.291cm" fo:margin-bottom="0cm" fo:line-height="80%" fo:text-indent="0cm"/>
    </style:style>
    <style:style style:name="P77" style:family="paragraph">
      <style:paragraph-properties fo:margin-left="0cm" fo:margin-right="0cm" fo:margin-top="0.264cm" fo:margin-bottom="0cm" fo:line-height="80%" fo:text-indent="0cm"/>
    </style:style>
    <style:style style:name="P78" style:family="paragraph">
      <style:paragraph-properties fo:margin-left="0cm" fo:margin-right="0cm" fo:margin-top="0.211cm" fo:margin-bottom="0cm" fo:line-height="80%" fo:text-indent="0cm"/>
    </style:style>
    <style:style style:name="P79" style:family="paragraph">
      <loext:graphic-properties draw:fill="none" draw:fill-color="#ffffff"/>
      <style:text-properties fo:font-size="12pt"/>
    </style:style>
    <style:style style:name="P80" style:family="paragraph">
      <style:text-properties fo:font-size="28pt" style:font-size-asian="28pt" style:font-size-complex="28pt"/>
    </style:style>
    <style:style style:name="T1" style:family="text">
      <style:text-properties fo:font-size="25pt" fo:font-weight="bold" style:font-size-asian="25pt" style:font-weight-asian="bold" style:font-size-complex="25pt" style:font-weight-complex="bold"/>
    </style:style>
    <style:style style:name="T2" style:family="text">
      <style:text-properties fo:font-size="20pt" fo:font-style="italic" fo:font-weight="bold" style:font-size-asian="20pt" style:font-style-asian="italic" style:font-weight-asian="bold" style:font-size-complex="20pt" style:font-style-complex="italic" style:font-weight-complex="bold"/>
    </style:style>
    <style:style style:name="T3" style:family="text">
      <style:text-properties fo:color="#000000" fo:font-size="21pt" fo:font-style="normal" fo:font-weight="bold" style:font-size-asian="21pt" style:font-style-asian="normal" style:font-weight-asian="bold" style:font-size-complex="21pt" style:font-style-complex="normal" style:font-weight-complex="bold"/>
    </style:style>
    <style:style style:name="T4" style:family="text">
      <style:text-properties fo:color="#000000" fo:font-size="20pt" fo:font-style="normal" fo:font-weight="bold" style:font-size-asian="20pt" style:font-style-asian="normal" style:font-weight-asian="bold" style:font-size-complex="20pt" style:font-style-complex="normal" style:font-weight-complex="bold"/>
    </style:style>
    <style:style style:name="T5" style:family="text">
      <style:text-properties fo:color="#000000" fo:language="pt" fo:country="BR" fo:text-shadow="1pt 1pt"/>
    </style:style>
    <style:style style:name="T6" style:family="text">
      <style:text-properties fo:color="#000000" fo:font-size="28pt" fo:language="pt" fo:country="BR" fo:text-shadow="none" style:font-size-asian="28pt" style:font-size-complex="28pt"/>
    </style:style>
    <style:style style:name="T7" style:family="text">
      <style:text-properties fo:color="#ff0000" fo:language="pt" fo:country="BR" fo:text-shadow="1pt 1pt" style:text-underline-style="solid" style:text-underline-width="auto" style:text-underline-color="font-color"/>
    </style:style>
    <style:style style:name="T8" style:family="text">
      <style:text-properties fo:color="#009900" fo:language="pt" fo:country="BR"/>
    </style:style>
    <style:style style:name="T9" style:family="text">
      <style:text-properties fo:color="#0000ff" fo:language="pt" fo:country="BR"/>
    </style:style>
    <style:style style:name="T10" style:family="text">
      <style:text-properties fo:color="#0066ff" fo:language="pt" fo:country="BR" fo:font-weight="bold" style:font-weight-asian="bold" style:font-weight-complex="bold"/>
    </style:style>
    <style:style style:name="T11" style:family="text">
      <style:text-properties fo:color="#0066ff" fo:language="en" fo:country="US" fo:font-weight="bold" style:font-weight-asian="bold" style:font-weight-complex="bold"/>
    </style:style>
    <style:style style:name="T12" style:family="text">
      <style:text-properties fo:language="pt" fo:country="BR" fo:text-shadow="none"/>
    </style:style>
    <style:style style:name="T13" style:family="text">
      <style:text-properties fo:font-size="54pt" style:font-size-asian="54pt" style:font-size-complex="54pt"/>
    </style:style>
    <style:style style:name="T14" style:family="text">
      <style:text-properties style:use-window-font-color="true" fo:font-size="54pt" fo:text-shadow="1pt 1pt" style:font-size-asian="54pt" style:font-size-complex="54pt"/>
    </style:style>
    <style:style style:name="T15" style:family="text">
      <style:text-properties fo:text-shadow="none"/>
    </style:style>
    <style:style style:name="T16" style:family="text">
      <style:text-properties fo:language="pt" fo:country="BR"/>
    </style:style>
    <style:style style:name="T17" style:family="text">
      <style:text-properties style:font-name="Arial1" fo:font-weight="bold" style:font-weight-asian="bold" style:font-weight-complex="bold"/>
    </style:style>
    <style:style style:name="T18" style:family="text">
      <style:text-properties fo:font-size="21pt" fo:language="pt" fo:country="BR" style:font-size-asian="21pt" style:font-size-complex="21pt"/>
    </style:style>
    <style:style style:name="T19" style:family="text">
      <style:text-properties fo:color="#fc0128" fo:font-size="21pt" fo:language="pt" fo:country="BR" style:font-size-asian="21pt" style:font-size-complex="21pt"/>
    </style:style>
    <style:style style:name="T20" style:family="text">
      <style:text-properties style:font-name="Comic Sans MS"/>
    </style:style>
    <style:style style:name="T21" style:family="text">
      <style:text-properties style:font-name="Comic Sans MS" fo:language="pt" fo:country="BR"/>
    </style:style>
    <style:style style:name="T22" style:family="text">
      <style:text-properties style:font-name="Comic Sans MS" fo:font-size="18pt" fo:font-style="italic" style:font-size-asian="18pt" style:font-style-asian="italic" style:font-size-complex="18pt" style:font-style-complex="italic"/>
    </style:style>
    <style:style style:name="T23" style:family="text">
      <style:text-properties fo:color="#fc0128" fo:language="pt" fo:country="BR"/>
    </style:style>
    <style:style style:name="T24" style:family="text">
      <style:text-properties fo:color="#000000" fo:language="pt" fo:country="BR" fo:text-shadow="none"/>
    </style:style>
    <style:style style:name="T25" style:family="text">
      <style:text-properties fo:color="#fc0128" fo:language="pt" fo:country="BR" style:text-underline-style="solid" style:text-underline-width="auto" style:text-underline-color="font-color"/>
    </style:style>
    <style:style style:name="T26" style:family="text">
      <style:text-properties fo:font-size="32pt" fo:language="pt" fo:country="BR" fo:font-weight="normal" style:font-size-asian="32pt" style:font-weight-asian="normal" style:font-size-complex="32pt" style:font-weight-complex="normal"/>
    </style:style>
    <style:style style:name="T27" style:family="text">
      <style:text-properties fo:language="pt" fo:country="BR" fo:text-shadow="1pt 1pt"/>
    </style:style>
    <style:style style:name="T28" style:family="text">
      <style:text-properties fo:color="#ff0000" fo:font-size="24pt" fo:language="pt" fo:country="BR" fo:text-shadow="1pt 1pt" style:text-underline-style="solid" style:text-underline-width="auto" style:text-underline-color="font-color" style:font-size-asian="24pt" style:font-size-complex="24pt"/>
    </style:style>
    <style:style style:name="T29" style:family="text">
      <style:text-properties fo:color="#0000ff" fo:font-size="24pt" fo:language="pt" fo:country="BR" style:font-size-asian="24pt" style:font-size-complex="24pt"/>
    </style:style>
    <style:style style:name="T30" style:family="text">
      <style:text-properties fo:font-size="24pt" fo:language="pt" fo:country="BR" fo:font-weight="normal" style:font-size-asian="24pt" style:font-weight-asian="normal" style:font-size-complex="24pt" style:font-weight-complex="normal"/>
    </style:style>
    <style:style style:name="T31" style:family="text">
      <style:text-properties fo:font-size="24pt" fo:language="pt" fo:country="BR" fo:font-weight="bold" style:font-size-asian="24pt" style:font-weight-asian="bold" style:font-size-complex="24pt" style:font-weight-complex="bold"/>
    </style:style>
    <style:style style:name="T32" style:family="text">
      <style:text-properties style:font-name="Comic Sans MS" fo:font-size="18pt" fo:language="en" fo:country="US" fo:font-weight="bold" style:font-size-asian="18pt" style:font-weight-asian="bold" style:font-size-complex="18pt" style:font-weight-complex="bold"/>
    </style:style>
    <style:style style:name="T33" style:family="text">
      <style:text-properties style:font-name="Comic Sans MS" fo:font-size="14pt" fo:language="pt" fo:country="BR" fo:font-weight="bold" style:font-size-asian="14pt" style:font-weight-asian="bold" style:font-size-complex="14pt" style:font-weight-complex="bold"/>
    </style:style>
    <style:style style:name="T34" style:family="text">
      <style:text-properties style:font-name="Comic Sans MS" fo:font-size="18pt" fo:font-weight="bold" style:font-size-asian="18pt" style:font-weight-asian="bold" style:font-size-complex="18pt" style:font-weight-complex="bold"/>
    </style:style>
    <style:style style:name="T35" style:family="text">
      <style:text-properties style:font-name="Comic Sans MS" fo:font-size="14pt" fo:font-weight="bold" style:font-size-asian="14pt" style:font-weight-asian="bold" style:font-size-complex="14pt" style:font-weight-complex="bold"/>
    </style:style>
    <style:style style:name="T36" style:family="text">
      <style:text-properties fo:color="#009900" style:font-name="Comic Sans MS" fo:font-size="18pt" fo:language="pt" fo:country="BR" fo:font-weight="bold" style:font-size-asian="18pt" style:font-weight-asian="bold" style:font-size-complex="18pt" style:font-weight-complex="bold"/>
    </style:style>
    <style:style style:name="T37" style:family="text">
      <style:text-properties fo:color="#8901f3" style:font-name="Comic Sans MS" fo:font-size="18pt" fo:language="pt" fo:country="BR" fo:font-weight="bold" style:font-size-asian="18pt" style:font-weight-asian="bold" style:font-size-complex="18pt" style:font-weight-complex="bold"/>
    </style:style>
    <style:style style:name="T38" style:family="text">
      <style:text-properties fo:color="#fc0128" style:font-name="Comic Sans MS" fo:font-size="18pt" fo:language="pt" fo:country="BR" fo:font-weight="bold" style:font-size-asian="18pt" style:font-weight-asian="bold" style:font-size-complex="18pt" style:font-weight-complex="bold"/>
    </style:style>
    <style:style style:name="T39" style:family="text">
      <style:text-properties style:font-name="Comic Sans MS" fo:font-size="18pt" fo:language="pt" fo:country="BR" fo:font-weight="bold" style:font-size-asian="18pt" style:font-weight-asian="bold" style:font-size-complex="18pt" style:font-weight-complex="bold"/>
    </style:style>
    <style:style style:name="T40" style:family="text">
      <style:text-properties fo:font-size="28pt" fo:language="pt" fo:country="BR" fo:font-weight="bold" style:font-size-asian="28pt" style:font-weight-asian="bold" style:font-size-complex="28pt" style:font-weight-complex="bold"/>
    </style:style>
    <style:style style:name="T41" style:family="text">
      <style:text-properties fo:font-size="11pt" fo:language="pt" fo:country="BR" style:font-size-asian="11pt" style:font-size-complex="11pt"/>
    </style:style>
    <style:style style:name="T42" style:family="text">
      <style:text-properties fo:font-size="26pt" fo:language="pt" fo:country="BR" fo:font-weight="bold" style:font-size-asian="26pt" style:font-weight-asian="bold" style:font-size-complex="26pt" style:font-weight-complex="bold"/>
    </style:style>
    <style:style style:name="T43" style:family="text">
      <style:text-properties fo:font-size="28pt" fo:language="pt" fo:country="BR" style:font-size-asian="28pt" style:font-size-complex="28pt"/>
    </style:style>
    <style:style style:name="T44" style:family="text">
      <style:text-properties fo:color="#ff0000" fo:font-size="28pt" fo:language="pt" fo:country="BR" style:font-size-asian="28pt" style:font-size-complex="28pt"/>
    </style:style>
    <style:style style:name="T45" style:family="text">
      <style:text-properties fo:font-size="28pt" fo:language="pt" fo:country="BR" fo:font-style="italic" style:font-size-asian="28pt" style:font-style-asian="italic" style:font-size-complex="28pt" style:font-style-complex="italic"/>
    </style:style>
    <style:style style:name="T46" style:family="text">
      <style:text-properties fo:font-size="24pt" fo:language="pt" fo:country="BR" style:font-size-asian="24pt" style:font-size-complex="24pt"/>
    </style:style>
    <style:style style:name="T47" style:family="text">
      <style:text-properties fo:font-size="32pt" fo:language="pt" fo:country="BR" style:font-size-asian="32pt" style:font-size-complex="32pt"/>
    </style:style>
    <style:style style:name="T48" style:family="text">
      <style:text-properties fo:language="pt" fo:country="BR" fo:font-style="italic" fo:text-shadow="none" style:font-style-asian="italic" style:font-style-complex="italic"/>
    </style:style>
    <style:style style:name="T49" style:family="text">
      <style:text-properties fo:color="#ff0000" fo:font-style="italic" style:font-style-asian="italic" style:font-style-complex="italic"/>
    </style:style>
    <style:style style:name="T50" style:family="text">
      <style:text-properties fo:color="#ffffff"/>
    </style:style>
    <style:style style:name="T51" style:family="text">
      <style:text-properties fo:color="#ffffff" fo:font-size="18pt" style:font-size-asian="18pt" style:font-size-complex="18pt"/>
    </style:style>
    <style:style style:name="T52" style:family="text">
      <style:text-properties fo:color="#ffffff" fo:font-size="18pt" fo:font-style="italic" style:font-size-asian="18pt" style:font-style-asian="italic" style:font-size-complex="18pt" style:font-style-complex="italic"/>
    </style:style>
    <style:style style:name="T53" style:family="text">
      <style:text-properties fo:color="#fc0128" style:font-name="Symbol1" fo:font-size="24pt" fo:language="pt" fo:country="BR" style:font-size-asian="24pt" style:font-size-complex="24pt"/>
    </style:style>
    <style:style style:name="T54" style:family="text">
      <style:text-properties fo:color="#fc0128" fo:font-size="24pt" fo:language="pt" fo:country="BR" style:font-size-asian="24pt" style:font-size-complex="24pt"/>
    </style:style>
    <style:style style:name="T55" style:family="text">
      <style:text-properties fo:color="#fc0128" fo:font-size="24pt" fo:language="pt" fo:country="BR" style:text-underline-style="solid" style:text-underline-width="auto" style:text-underline-color="font-color" style:font-size-asian="24pt" style:font-size-complex="24pt"/>
    </style:style>
    <style:style style:name="T56" style:family="text">
      <style:text-properties fo:font-size="18pt" fo:language="en" fo:country="US" style:font-size-asian="18pt" style:font-size-complex="18pt"/>
    </style:style>
    <style:style style:name="T57" style:family="text">
      <style:text-properties fo:color="#0000ff" fo:font-size="18pt" fo:language="en" fo:country="US" style:font-size-asian="18pt" style:font-size-complex="18pt"/>
    </style:style>
    <style:style style:name="T58" style:family="text">
      <style:text-properties fo:color="#fc0128" fo:font-size="20pt" fo:language="pt" fo:country="BR" style:text-underline-style="solid" style:text-underline-width="auto" style:text-underline-color="font-color" style:font-size-asian="20pt" style:font-size-complex="20pt"/>
    </style:style>
    <style:style style:name="T59" style:family="text">
      <style:text-properties fo:font-size="20pt" fo:language="pt" fo:country="BR" style:font-size-asian="20pt" style:font-size-complex="20pt"/>
    </style:style>
    <style:style style:name="T60" style:family="text">
      <style:text-properties fo:language="pt" fo:country="BR" style:text-underline-style="solid" style:text-underline-width="auto" style:text-underline-color="font-color"/>
    </style:style>
    <style:style style:name="T61" style:family="text">
      <style:text-properties style:font-name="Comic Sans MS" fo:font-size="16pt" fo:language="pt" fo:country="BR" fo:font-weight="bold" style:font-size-asian="16pt" style:font-weight-asian="bold" style:font-size-complex="16pt" style:font-weight-complex="bold"/>
    </style:style>
    <style:style style:name="T62" style:family="text">
      <style:text-properties fo:color="#ff0000" style:font-name="Comic Sans MS" fo:font-size="16pt" fo:language="pt" fo:country="BR" fo:font-weight="bold" style:font-size-asian="16pt" style:font-weight-asian="bold" style:font-size-complex="16pt" style:font-weight-complex="bold"/>
    </style:style>
    <style:style style:name="T63" style:family="text">
      <style:text-properties fo:color="#000000" style:text-line-through-style="none" style:text-line-through-type="none" style:text-position="0% 100%" style:font-name="Comic Sans MS" fo:font-size="16pt" fo:language="pt" fo:country="BR" fo:font-style="normal" fo:text-shadow="none" style:text-underline-style="none" fo:font-weight="bold" style:font-size-asian="16pt" style:font-style-asian="normal" style:font-weight-asian="bold" style:font-size-complex="16pt" style:font-style-complex="normal" style:font-weight-complex="bold" style:font-relief="none"/>
    </style:style>
    <style:style style:name="T64" style:family="text">
      <style:text-properties fo:color="#009900" style:font-name="Comic Sans MS" fo:font-size="16pt" fo:language="pt" fo:country="BR" fo:font-weight="bold" style:font-size-asian="16pt" style:font-weight-asian="bold" style:font-size-complex="16pt" style:font-weight-complex="bold"/>
    </style:style>
    <style:style style:name="T65" style:family="text">
      <style:text-properties fo:color="#fc0128" style:font-name="Symbol1" fo:font-size="16pt" fo:language="pt" fo:country="BR" fo:font-weight="bold" style:font-size-asian="16pt" style:font-weight-asian="bold" style:font-size-complex="16pt" style:font-weight-complex="bold"/>
    </style:style>
    <style:style style:name="T66" style:family="text">
      <style:text-properties fo:color="#0033cc" fo:font-size="14pt" fo:language="en" fo:country="US" fo:font-weight="bold" style:font-size-asian="14pt" style:font-weight-asian="bold" style:font-size-complex="14pt" style:font-weight-complex="bold"/>
    </style:style>
    <style:style style:name="T67" style:family="text">
      <style:text-properties fo:color="#0033cc" fo:font-size="14pt" fo:font-weight="bold" style:font-size-asian="14pt" style:font-weight-asian="bold" style:font-size-complex="14pt" style:font-weight-complex="bold"/>
    </style:style>
    <style:style style:name="T68" style:family="text">
      <style:text-properties fo:color="#000000" fo:font-size="14pt" style:font-size-asian="14pt" style:font-size-complex="14pt"/>
    </style:style>
    <style:style style:name="T69" style:family="text">
      <style:text-properties fo:font-size="14pt" fo:font-weight="bold" style:font-size-asian="14pt" style:font-weight-asian="bold" style:font-size-complex="14pt" style:font-weight-complex="bold"/>
    </style:style>
    <style:style style:name="T70" style:family="text">
      <style:text-properties fo:color="#fc0128" fo:font-size="12pt" fo:language="en" fo:country="US" fo:font-weight="bold" style:font-size-asian="12pt" style:font-weight-asian="bold" style:font-size-complex="12pt" style:font-weight-complex="bold"/>
    </style:style>
    <style:style style:name="T71" style:family="text">
      <style:text-properties fo:language="en" fo:country="US"/>
    </style:style>
    <style:style style:name="T72" style:family="text">
      <style:text-properties fo:font-size="20pt" fo:language="en" fo:country="US" style:font-size-asian="20pt" style:font-size-complex="20pt"/>
    </style:style>
    <style:style style:name="T73" style:family="text">
      <style:text-properties fo:color="#fc0128" fo:font-size="20pt" fo:language="en" fo:country="US" style:font-size-asian="20pt" style:font-size-complex="20pt"/>
    </style:style>
    <style:style style:name="T74" style:family="text">
      <style:text-properties fo:font-size="24pt" fo:language="en" fo:country="US" fo:font-weight="bold" style:font-size-asian="24pt" style:font-weight-asian="bold" style:font-size-complex="24pt" style:font-weight-complex="bold"/>
    </style:style>
    <style:style style:name="T75" style:family="text">
      <style:text-properties fo:font-size="18pt" fo:language="en" fo:country="US" fo:font-style="italic" style:font-size-asian="18pt" style:font-style-asian="italic" style:font-size-complex="18pt" style:font-style-complex="italic"/>
    </style:style>
    <style:style style:name="T76" style:family="text">
      <style:text-properties fo:color="#ff2b2b" fo:language="pt" fo:country="BR" fo:text-shadow="1pt 1pt" style:text-underline-style="solid" style:text-underline-width="auto" style:text-underline-color="font-color"/>
    </style:style>
    <style:style style:name="T77" style:family="text">
      <style:text-properties fo:color="#0000ff" fo:font-size="20pt" fo:language="pt" fo:country="BR" style:font-size-asian="20pt" style:font-size-complex="20pt"/>
    </style:style>
    <style:style style:name="T78" style:family="text">
      <style:text-properties fo:font-size="20pt" fo:language="pt" fo:country="BR" style:text-underline-style="solid" style:text-underline-width="auto" style:text-underline-color="font-color" style:font-size-asian="20pt" style:font-size-complex="20pt"/>
    </style:style>
    <style:style style:name="T79" style:family="text">
      <style:text-properties fo:font-size="16pt" fo:language="pt" fo:country="BR" style:font-size-asian="16pt" style:font-size-complex="16pt"/>
    </style:style>
    <style:style style:name="T80" style:family="text">
      <style:text-properties fo:font-size="28pt" style:font-size-asian="28pt" style:font-size-complex="28pt"/>
    </style:style>
    <text:list-style style:name="L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27cm"/>
        <style:text-properties style:font-name="Comic Sans MS" fo:color="#ff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5">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6">
      <text:list-level-style-bullet text:level="1" text:bullet-char="»">
        <style:list-level-properties text:space-before="4.978cm" text:min-label-width="0.468cm"/>
        <style:text-properties style:font-name="Times New Roman" fo:color="#000000" fo:font-size="100%"/>
      </text:list-level-style-bullet>
      <text:list-level-style-bullet text:level="2" text:bullet-char="•">
        <style:list-level-properties text:space-before="0.939cm" text:min-label-width="0.617cm"/>
        <style:text-properties style:font-name="Comic Sans MS" fo:color="#0099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7">
      <text:list-level-style-bullet text:level="1" text:bullet-char="»">
        <style:list-level-properties text:space-before="4.978cm" text:min-label-width="0.468cm"/>
        <style:text-properties style:font-name="Times New Roman" fo:color="#000000" fo:font-size="100%"/>
      </text:list-level-style-bullet>
      <text:list-level-style-bullet text:level="2" text:bullet-char="•">
        <style:list-level-properties text:space-before="0.939cm" text:min-label-width="0.617cm"/>
        <style:text-properties style:font-name="Comic Sans MS" fo:color="#0000ff"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8">
      <text:list-level-style-bullet text:level="1" text:bullet-char="»">
        <style:list-level-properties text:space-before="4.978cm" text:min-label-width="0.468cm"/>
        <style:text-properties style:font-name="Times New Roman"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66ff"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9">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bullet text:level="1" text:bullet-char="»">
        <style:list-level-properties text:space-before="4.978cm" text:min-label-width="0.468cm"/>
        <style:text-properties style:font-name="Times New Roman" fo:color="#000000" fo:font-size="100%"/>
      </text:list-level-style-bullet>
      <text:list-level-style-number text:level="2" style:num-suffix="." style:num-format="1">
        <style:list-level-properties text:space-before="0.939cm" text:min-label-width="0.952cm"/>
        <style:text-properties fo:color="#000000" fo:font-size="100%"/>
      </text:list-level-style-number>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1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style:text-properties fo:color="#3333cc" fo:font-size="60%"/>
      </text:list-level-style-number>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13">
      <text:list-level-style-bullet text:level="1" text:bullet-char="»">
        <style:list-level-properties text:space-before="4.978cm" text:min-label-width="0.468cm"/>
        <style:text-properties style:font-name="Times New Roman" fo:color="#000000" fo:font-size="100%"/>
      </text:list-level-style-bullet>
      <text:list-level-style-bullet text:level="2" text:bullet-char="•">
        <style:list-level-properties text:space-before="0.939cm" text:min-label-width="0.617cm"/>
        <style:text-properties style:font-name="Comic Sans MS" fo:color="#fc0128"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14">
      <text:list-level-style-bullet text:level="1" text:bullet-char="»">
        <style:list-level-properties text:space-before="4.978cm" text:min-label-width="0.468cm"/>
        <style:text-properties style:font-name="Times New Roman"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15">
      <text:list-level-style-bullet text:level="1" text:bullet-char="•">
        <style:list-level-properties text:min-label-width="0.793cm"/>
        <style:text-properties style:font-name="Comic Sans MS" fo:color="#fc0128" fo:font-size="100%"/>
      </text:list-level-style-bullet>
      <text:list-level-style-bullet text:level="2" text:bullet-char="–">
        <style:list-level-properties text:space-before="1.27cm" text:min-label-width="0.635cm"/>
        <style:text-properties style:font-name="Comic Sans MS"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476cm"/>
        <style:text-properties style:font-name="Comic Sans MS" fo:color="#000000" fo:font-size="100%"/>
      </text:list-level-style-bullet>
      <text:list-level-style-bullet text:level="5" text:bullet-char="–">
        <style:list-level-properties text:space-before="5.08cm" text:min-label-width="0.476cm"/>
        <style:text-properties style:font-name="Comic Sans MS" fo:color="#000000" fo:font-size="100%"/>
      </text:list-level-style-bullet>
      <text:list-level-style-bullet text:level="6" text:bullet-char="–">
        <style:list-level-properties text:space-before="5.08cm" text:min-label-width="0.476cm"/>
        <style:text-properties style:font-name="Comic Sans MS" fo:color="#000000" fo:font-size="100%"/>
      </text:list-level-style-bullet>
      <text:list-level-style-bullet text:level="7" text:bullet-char="–">
        <style:list-level-properties text:space-before="5.08cm" text:min-label-width="0.476cm"/>
        <style:text-properties style:font-name="Comic Sans MS" fo:color="#000000" fo:font-size="100%"/>
      </text:list-level-style-bullet>
      <text:list-level-style-bullet text:level="8" text:bullet-char="–">
        <style:list-level-properties text:space-before="5.08cm" text:min-label-width="0.476cm"/>
        <style:text-properties style:font-name="Comic Sans MS" fo:color="#000000" fo:font-size="100%"/>
      </text:list-level-style-bullet>
      <text:list-level-style-bullet text:level="9" text:bullet-char="–">
        <style:list-level-properties text:space-before="5.08cm" text:min-label-width="0.476cm"/>
        <style:text-properties style:font-name="Comic Sans MS" fo:color="#000000" fo:font-size="100%"/>
      </text:list-level-style-bullet>
      <text:list-level-style-bullet text:level="10" text:bullet-char="–">
        <style:list-level-properties text:space-before="5.08cm" text:min-label-width="0.476cm"/>
        <style:text-properties style:font-name="Comic Sans MS" fo:color="#000000" fo:font-size="100%"/>
      </text:list-level-style-bullet>
    </text:list-style>
    <text:list-style style:name="L16">
      <text:list-level-style-bullet text:level="1" text:bullet-char="-">
        <style:list-level-properties text:min-label-width="0.621cm"/>
        <style:text-properties style:font-name="Comic Sans MS" fo:color="#0000ff"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17">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UEM/DIN - Curso de Mestrado</presentation:footer-decl>
      <presentation:date-time-decl presentation:name="dtd1" presentation:source="current-date" style:data-style-name="D3"/>
      <presentation:date-time-decl presentation:name="dtd2" presentation:source="current-date" style:data-style-name="D1"/>
      <draw:page draw:name="page1" draw:style-name="dp1" draw:master-page-name="Título1" presentation:presentation-page-layout-name="AL1T0">
        <office:forms form:automatic-focus="false" form:apply-design-mode="false"/>
        <draw:frame presentation:style-name="pr1" draw:text-style-name="P2" draw:layer="layout" svg:width="17.695cm" svg:height="2.578cm" svg:x="7.441cm" svg:y="10.421cm" presentation:class="subtitle" presentation:user-transformed="true">
          <draw:text-box>
            <text:p text:style-name="P1"><text:span text:style-name="T1">Prof. Rogério A. Gonçalves</text:span></text:p>
            <text:p text:style-name="P1"><text:span text:style-name="T2">rogerioag@utfpr.edu.br</text:span></text:p>
          </draw:text-box>
        </draw:frame>
        <draw:custom-shape draw:style-name="gr1" draw:text-style-name="P3" draw:layer="layout" svg:width="17.943cm" svg:height="0.136cm" svg:x="7.407cm" svg:y="9.769cm">
          <text:p/>
          <draw:enhanced-geometry svg:viewBox="0 0 21600 21600" draw:type="rectangle" draw:enhanced-path="M 0 0 L 21600 0 21600 21600 0 21600 0 0 Z N"/>
        </draw:custom-shape>
        <draw:frame presentation:style-name="pr2" draw:text-style-name="P4" draw:layer="layout" svg:width="20.28cm" svg:height="1.415cm" svg:x="5.095cm" svg:y="8.312cm" presentation:class="title" presentation:user-transformed="true">
          <draw:text-box>
            <text:p text:style-name="P1"><text:span text:style-name="T3">BCC33B – Arquitetura e Organização de Computadores</text:span></text:p>
          </draw:text-box>
        </draw:frame>
        <draw:custom-shape draw:style-name="gr2" draw:text-style-name="P5" draw:layer="layout" svg:width="17.943cm" svg:height="0.136cm" svg:x="7.408cm" svg:y="9.869cm">
          <text:p/>
          <draw:enhanced-geometry svg:viewBox="0 0 21600 21600" draw:type="rectangle" draw:enhanced-path="M 0 0 L 21600 0 21600 21600 0 21600 0 0 Z N"/>
        </draw:custom-shape>
        <draw:frame presentation:style-name="pr3" draw:text-style-name="P7" draw:layer="layout" svg:width="25.365cm" svg:height="2.566cm" svg:x="0.069cm" svg:y="2.997cm" presentation:class="title" presentation:user-transformed="true">
          <draw:text-box>
            <text:p text:style-name="P6"><text:span text:style-name="T4">Universidade Tecnológica Federal do Paraná – UTFPR</text:span><text:span text:style-name="T4"><text:line-break/></text:span><text:span text:style-name="T4">Bacharelado em Ciência da Computação</text:span><text:span text:style-name="T4"><text:line-break/></text:span><text:span text:style-name="T4"/></text:p>
          </draw:text-box>
        </draw:frame>
        <presentation:notes draw:style-name="dp2">
          <draw:page-thumbnail draw:style-name="gr3" draw:layer="layout" svg:width="14.164cm" svg:height="10.607cm" svg:x="2.752cm" svg:y="2.134cm" draw:page-number="1" presentation:class="page"/>
          <draw:frame presentation:style-name="pr4" draw:text-style-name="P8" draw:layer="layout" svg:width="15.725cm" svg:height="12.741cm" svg:x="1.97cm" svg:y="13.502cm" presentation:class="notes" presentation:placeholder="true">
            <draw:text-box/>
          </draw:frame>
        </presentation:notes>
      </draw:page>
      <draw:page draw:name="page2" draw:style-name="dp3" draw:master-page-name="Padrão" presentation:presentation-page-layout-name="AL2T1">
        <office:forms form:automatic-focus="false" form:apply-design-mode="false"/>
        <draw:frame presentation:style-name="pr5" draw:text-style-name="P10" draw:layer="layout" svg:width="24.4cm" svg:height="2.798cm" svg:x="0.49cm" svg:y="0.626cm" presentation:class="title" presentation:user-transformed="true">
          <draw:text-box>
            <text:p text:style-name="P9"><text:span text:style-name="T5">Aula 018</text:span></text:p>
          </draw:text-box>
        </draw:frame>
        <draw:frame presentation:style-name="pr6" draw:text-style-name="P13" draw:layer="layout" svg:width="24.002cm" svg:height="13.402cm" svg:x="0.697cm" svg:y="3.924cm" presentation:class="outline" presentation:user-transformed="true">
          <draw:text-box>
            <text:list text:style-name="L4">
              <text:list-item>
                <text:p text:style-name="P11"><text:span text:style-name="T6">Limitações de Desempenho</text:span></text:p>
              </text:list-item>
              <text:list-item>
                <text:p text:style-name="P11"><text:span text:style-name="T6">Técnicas de Melhoria de Desempenho</text:span></text:p>
              </text:list-item>
              <text:list-item>
                <text:p text:style-name="P11"><text:span text:style-name="T6">Pipeline</text:span></text:p>
              </text:list-item>
              <text:list-item>
                <text:p text:style-name="P11"><text:span text:style-name="T6">...</text:span></text:p>
              </text:list-item>
            </text:list>
            <text:p text:style-name="P12"><text:span text:style-name="T6"/></text:p>
          </draw:text-box>
        </draw:frame>
        <presentation:notes draw:style-name="dp4">
          <draw:page-thumbnail draw:layer="layout" svg:width="13.727cm" svg:height="10.297cm" svg:x="2.571cm" svg:y="2.086cm" draw:page-number="2"/>
          <draw:frame presentation:style-name="pr7" draw:text-style-name="P14" draw:layer="layout" svg:width="13.837cm" svg:height="12.649cm" svg:x="2.513cm" svg:y="13.091cm" presentation:class="notes" presentation:placeholder="true">
            <draw:text-box/>
          </draw:frame>
        </presentation:notes>
      </draw:page>
      <draw:page draw:name="page3" draw:style-name="dp3" draw:master-page-name="Padrão" presentation:presentation-page-layout-name="AL2T1">
        <office:forms form:automatic-focus="false" form:apply-design-mode="false"/>
        <draw:frame presentation:style-name="pr8" draw:text-style-name="P17" draw:layer="layout" svg:width="22.93cm" svg:height="13.023cm" svg:x="1.235cm" svg:y="4.568cm" presentation:class="outline" presentation:user-transformed="true">
          <draw:text-box>
            <text:p text:style-name="P15"><text:span text:style-name="T7">Técnicas para Melhoria de Desempenho:</text:span></text:p>
            <text:list text:style-name="L6">
              <text:list-item>
                <text:list>
                  <text:list-item>
                    <text:p text:style-name="P16"><text:span text:style-name="T8">Tecnologias mais rápidas</text:span></text:p>
                  </text:list-item>
                </text:list>
              </text:list-item>
            </text:list>
            <text:list text:style-name="L7">
              <text:list-item>
                <text:list>
                  <text:list-item>
                    <text:p text:style-name="P16"><text:span text:style-name="T9">Projeto mais eficiente da arquitetura:</text:span></text:p>
                  </text:list-item>
                </text:list>
              </text:list-item>
            </text:list>
            <text:list text:style-name="L8">
              <text:list-item>
                <text:list>
                  <text:list-item>
                    <text:list>
                      <text:list-item>
                        <text:p text:style-name="P16"><text:span text:style-name="T10">Múltiplos Registradores</text:span></text:p>
                      </text:list-item>
                      <text:list-item>
                        <text:p text:style-name="P16"><text:span text:style-name="T10">Hierarquia de Memória (Cache)</text:span></text:p>
                      </text:list-item>
                      <text:list-item>
                        <text:p text:style-name="P16"><text:span text:style-name="T11">Pipeline</text:span></text:p>
                      </text:list-item>
                      <text:list-item>
                        <text:p text:style-name="P16"><text:span text:style-name="T10">Previsão de Desvios</text:span></text:p>
                      </text:list-item>
                      <text:list-item>
                        <text:p text:style-name="P16"><text:span text:style-name="T10">Paralelismo em Nível de Instrução – Arquitetura Superescalar</text:span></text:p>
                      </text:list-item>
                      <text:list-item>
                        <text:p text:style-name="P16"><text:span text:style-name="T10">Paralelismo em Nível de Tarefas – SMT</text:span></text:p>
                      </text:list-item>
                      <text:list-item>
                        <text:p text:style-name="P16"><text:span text:style-name="T10">VLIW</text:span></text:p>
                      </text:list-item>
                      <text:list-item>
                        <text:p text:style-name="P16"><text:span text:style-name="T10">Arquiteturas Paralelas</text:span></text:p>
                      </text:list-item>
                    </text:list>
                  </text:list-item>
                </text:list>
              </text:list-item>
            </text:list>
          </draw:text-box>
        </draw:frame>
        <draw:frame presentation:style-name="pr9" draw:text-style-name="P18" draw:layer="layout" svg:width="24.5cm" svg:height="3.005cm" svg:x="0.5cm" svg:y="0.518cm" presentation:class="title" presentation:user-transformed="true">
          <draw:text-box>
            <text:p text:style-name="P9"><text:span text:style-name="T12">Técnicas de Melhoria de Desempenho</text:span></text:p>
          </draw:text-box>
        </draw:frame>
        <presentation:notes draw:style-name="dp4">
          <draw:page-thumbnail draw:layer="layout" svg:width="13.727cm" svg:height="10.297cm" svg:x="2.571cm" svg:y="2.086cm" draw:page-number="3"/>
          <draw:frame presentation:style-name="pr7" draw:text-style-name="P14" draw:layer="layout" svg:width="13.837cm" svg:height="12.649cm" svg:x="2.513cm" svg:y="13.091cm" presentation:class="notes" presentation:placeholder="true">
            <draw:text-box/>
          </draw:frame>
        </presentation:notes>
      </draw:page>
      <draw:page draw:name="page4" draw:style-name="dp3" draw:master-page-name="Padrão" presentation:presentation-page-layout-name="AL2T1">
        <office:forms form:automatic-focus="false" form:apply-design-mode="false"/>
        <draw:frame presentation:style-name="pr10" draw:layer="layout" svg:width="24.5cm" svg:height="2.54cm" svg:x="0.4cm" svg:y="0.73cm" presentation:class="title">
          <draw:text-box>
            <text:p>Técnicas de Melhoria de Desempenho</text:p>
          </draw:text-box>
        </draw:frame>
        <draw:frame presentation:style-name="pr11" draw:layer="layout" svg:width="22.93cm" svg:height="12.819cm" svg:x="1.235cm" svg:y="4.357cm" presentation:class="outline">
          <draw:text-box>
            <text:p text:style-name="P19"><text:span text:style-name="T13"/></text:p>
            <text:p text:style-name="P19"><text:span text:style-name="T13"/></text:p>
            <text:p text:style-name="P19"><text:span text:style-name="T14">Pipeline</text:span></text:p>
          </draw:text-box>
        </draw:frame>
        <presentation:notes draw:style-name="dp4">
          <draw:page-thumbnail draw:style-name="gr3" draw:layer="layout" svg:width="13.727cm" svg:height="10.298cm" svg:x="2.57cm" svg:y="2.085cm" draw:page-number="4" presentation:class="page"/>
          <draw:frame presentation:style-name="pr12" draw:text-style-name="P20" draw:layer="layout" svg:width="13.837cm" svg:height="12.402cm" svg:x="2.513cm" svg:y="13.091cm" presentation:class="notes" presentation:placeholder="true">
            <draw:text-box/>
          </draw:frame>
        </presentation:notes>
      </draw:page>
      <draw:page draw:name="page5" draw:style-name="dp3" draw:master-page-name="Padrão" presentation:presentation-page-layout-name="AL2T1">
        <draw:frame presentation:style-name="pr13" draw:text-style-name="P21" draw:layer="layout" svg:width="24.5cm" svg:height="1.593cm" svg:x="0.5cm" svg:y="1.246cm" presentation:class="title" presentation:user-transformed="true">
          <draw:text-box>
            <text:p text:style-name="P9"><text:span text:style-name="T15">Pipeline</text:span></text:p>
          </draw:text-box>
        </draw:frame>
        <draw:frame presentation:style-name="pr14" draw:text-style-name="P23" draw:layer="layout" svg:width="21.519cm" svg:height="11.4cm" svg:x="1.097cm" svg:y="3.924cm" presentation:class="outline" presentation:user-transformed="true">
          <draw:text-box>
            <text:p text:style-name="P22"><text:span text:style-name="T7">Exemplo da Lavanderia</text:span></text:p>
            <text:p text:style-name="P22"><text:span text:style-name="T16">Douglas, Guilherme, Mariane, Elaine</text:span><text:span text:style-name="T16"><text:line-break/></text:span><text:span text:style-name="T16">cada um tem uma sacola de roupas </text:span><text:span text:style-name="T16"><text:line-break/></text:span><text:span text:style-name="T16">para lavar, secar e passar</text:span></text:p>
            <text:p text:style-name="P22"><text:span text:style-name="T16"/></text:p>
            <text:p text:style-name="P22"><text:span text:style-name="T16">Lavar consome 30 minutos</text:span></text:p>
            <text:p text:style-name="P22"><text:span text:style-name="T16"/></text:p>
            <text:p text:style-name="P22"><text:span text:style-name="T16">Secar consome 40 minutos</text:span></text:p>
            <text:p text:style-name="P22"><text:span text:style-name="T16"/></text:p>
            <text:p text:style-name="P22"><text:span text:style-name="T16">Passar consome 20 minutos</text:span></text:p>
          </draw:text-box>
        </draw:frame>
        <draw:g>
          <draw:g>
            <draw:custom-shape draw:style-name="gr4" draw:text-style-name="P24" draw:layer="layout" svg:width="1.87cm" svg:height="1.869cm" svg:x="13.101cm" svg:y="11.655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24" draw:layer="layout" svg:width="1.447cm" svg:height="0.388cm" svg:x="13.524cm" svg:y="11.302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5" draw:text-style-name="P25" draw:layer="layout" svg:width="0.247cm" svg:height="0.141cm" svg:x="13.665cm" svg:y="1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4" draw:layer="layout" svg:width="0.988cm" svg:height="0.423cm" svg:x="13.33cm" svg:y="12.519cm">
            <text:p/>
            <draw:enhanced-geometry svg:viewBox="0 0 21600 21600" draw:glue-points="10800 0 0 10800 10800 21600 21600 10800" draw:path-stretchpoint-x="10800" draw:path-stretchpoint-y="10800" draw:text-areas="?f5 ?f6 ?f7 ?f8" draw:type="octagon" draw:modifiers="6325"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g>
          <draw:g>
            <draw:custom-shape draw:style-name="gr7" draw:text-style-name="P26" draw:layer="layout" svg:width="0.424cm" svg:height="0.947cm" svg:x="14.199cm" svg:y="14.78cm">
              <text:p/>
              <draw:enhanced-geometry svg:viewBox="0 0 96 215" draw:type="non-primitive" draw:enhanced-path="M 69 0 L 95 0 26 214 0 214 69 0"/>
            </draw:custom-shape>
            <draw:custom-shape draw:style-name="gr8" draw:text-style-name="P26" draw:layer="layout" svg:width="0.962cm" svg:height="0.052cm" svg:x="14.177cm" svg:y="14.776cm">
              <text:p/>
              <draw:enhanced-geometry svg:viewBox="0 0 21600 21600" draw:type="rectangle" draw:enhanced-path="M 0 0 L 21600 0 21600 21600 0 21600 0 0 Z N"/>
            </draw:custom-shape>
            <draw:custom-shape draw:style-name="gr8" draw:text-style-name="P26" draw:layer="layout" svg:width="0.961cm" svg:height="0.056cm" svg:x="14.173cm" svg:y="15.177cm">
              <text:p/>
              <draw:enhanced-geometry svg:viewBox="0 0 21600 21600" draw:type="rectangle" draw:enhanced-path="M 0 0 L 21600 0 21600 21600 0 21600 0 0 Z N"/>
            </draw:custom-shape>
            <draw:custom-shape draw:style-name="gr8" draw:text-style-name="P26" draw:layer="layout" svg:width="0.511cm" svg:height="0.056cm" svg:x="13.309cm" svg:y="15.177cm">
              <text:p/>
              <draw:enhanced-geometry svg:viewBox="0 0 21600 21600" draw:type="rectangle" draw:enhanced-path="M 0 0 L 21600 0 21600 21600 0 21600 0 0 Z N"/>
            </draw:custom-shape>
          </draw:g>
          <draw:g>
            <draw:custom-shape draw:style-name="gr9" draw:text-style-name="P26" draw:layer="layout" svg:width="0.243cm" svg:height="0.242cm" svg:x="13.67cm" svg:y="13.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6" draw:layer="layout" svg:width="0.957cm" svg:height="1.463cm" svg:x="13.3cm" svg:y="14.265cm">
              <text:p/>
              <draw:enhanced-geometry svg:viewBox="0 0 217 332" draw:type="non-primitive" draw:enhanced-path="M 59 25 L 2 153 1 155 1 157 0 159 0 163 0 165 0 168 1 171 2 174 3 176 5 179 7 181 9 183 12 184 14 186 15 186 17 186 20 186 23 186 141 186 141 331 178 331 178 159 178 157 177 155 176 153 176 152 175 151 173 149 172 148 170 147 168 146 166 145 164 145 161 145 159 145 157 145 155 145 153 145 85 141 104 84 118 104 201 104 203 103 204 103 206 103 207 103 209 101 211 100 212 98 214 97 215 95 215 93 216 91 216 88 216 85 215 83 214 81 213 79 211 77 210 76 208 74 206 73 205 72 203 72 201 72 137 72 123 49 125 47 126 44 126 41 127 38 127 34 127 31 127 27 126 24 125 21 124 20 123 17 122 15 120 12 118 10 115 8 113 6 110 4 107 3 104 1 100 1 97 0 95 0 91 0 88 0 84 1 81 2 77 3 74 5 70 7 68 10 66 13 64 15 62 19 60 21 59 25"/>
            </draw:custom-shape>
          </draw:g>
        </draw:g>
        <draw:g>
          <draw:g>
            <draw:g>
              <draw:custom-shape draw:style-name="gr10" draw:text-style-name="P27" draw:layer="layout" svg:width="1.869cm" svg:height="1.869cm" svg:x="13.3cm" svg:y="9.057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7" draw:layer="layout" svg:width="1.446cm" svg:height="0.387cm" svg:x="13.722cm" svg:y="8.705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1" draw:text-style-name="P27" draw:layer="layout" svg:width="0.986cm" svg:height="0.14cm" svg:x="13.67cm" svg:y="9.216cm">
              <text:p/>
              <draw:enhanced-geometry svg:viewBox="0 0 21600 21600" draw:glue-points="?f6 0 10800 ?f8 ?f11 10800 ?f9 21600 10800 ?f10 ?f5 10800" draw:text-areas="?f3 ?f3 ?f4 ?f4" draw:type="parallelogram" draw:modifiers="539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5" draw:text-style-name="P25" draw:layer="layout" svg:width="0.246cm" svg:height="0.14cm" svg:x="14.745cm" svg:y="8.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2" draw:text-style-name="P28" draw:layer="layout" svg:width="1.451cm" svg:height="1.301cm" svg:x="17.111cm" svg:y="6.256cm">
              <text:p/>
              <draw:enhanced-geometry svg:viewBox="0 0 329 295" draw:type="non-primitive" draw:enhanced-path="M 40 4 L 93 14 92 0 156 16 156 0 224 0 223 15 305 0 205 83 215 84 226 86 239 89 250 93 263 99 274 104 285 111 294 119 302 126 309 135 316 144 321 155 325 165 327 174 328 187 327 200 324 210 321 220 317 228 311 237 303 247 292 258 280 267 268 274 257 279 246 284 236 287 224 290 215 292 201 293 189 294 133 294 122 293 108 291 90 287 73 280 56 272 41 262 30 253 21 244 13 232 7 219 4 210 1 201 0 191 1 183 3 169 7 156 14 141 24 129 35 118 49 107 63 99 82 91 102 86 115 83 40 4"/>
            </draw:custom-shape>
            <draw:custom-shape draw:style-name="gr13" draw:text-style-name="P23" draw:layer="layout" svg:width="1.114cm" svg:height="1.263cm" svg:x="17.336cm" svg:y="6.463cm">
              <text:p text:style-name="P29"><text:span text:style-name="T17">A</text:span></text:p>
              <draw:enhanced-geometry svg:viewBox="0 0 21600 21600" draw:type="rectangle" draw:enhanced-path="M 0 0 L 21600 0 21600 21600 0 21600 0 0 Z N"/>
            </draw:custom-shape>
          </draw:g>
          <draw:g>
            <draw:custom-shape draw:style-name="gr12" draw:text-style-name="P28" draw:layer="layout" svg:width="1.451cm" svg:height="1.301cm" svg:x="18.698cm" svg:y="6.256cm">
              <text:p/>
              <draw:enhanced-geometry svg:viewBox="0 0 329 295" draw:type="non-primitive" draw:enhanced-path="M 40 4 L 93 14 92 0 156 16 156 0 224 0 223 15 305 0 205 83 215 84 226 86 239 89 250 93 263 99 274 104 285 111 294 119 302 126 309 135 316 144 321 155 325 165 327 174 328 187 327 200 324 210 321 220 317 228 311 237 303 247 292 258 280 267 268 274 257 279 246 284 236 287 224 290 215 292 201 293 189 294 133 294 122 293 108 291 90 287 73 280 56 272 41 262 30 253 21 244 13 232 7 219 4 210 1 201 0 191 1 183 3 169 7 156 14 141 24 129 35 118 49 107 63 99 82 91 102 86 115 83 40 4"/>
            </draw:custom-shape>
            <draw:custom-shape draw:style-name="gr13" draw:text-style-name="P23" draw:layer="layout" svg:width="1.114cm" svg:height="1.263cm" svg:x="18.924cm" svg:y="6.463cm">
              <text:p text:style-name="P29"><text:span text:style-name="T17">B</text:span></text:p>
              <draw:enhanced-geometry svg:viewBox="0 0 21600 21600" draw:type="rectangle" draw:enhanced-path="M 0 0 L 21600 0 21600 21600 0 21600 0 0 Z N"/>
            </draw:custom-shape>
          </draw:g>
          <draw:g>
            <draw:custom-shape draw:style-name="gr12" draw:text-style-name="P28" draw:layer="layout" svg:width="1.451cm" svg:height="1.301cm" svg:x="20.286cm" svg:y="6.256cm">
              <text:p/>
              <draw:enhanced-geometry svg:viewBox="0 0 329 295" draw:type="non-primitive" draw:enhanced-path="M 40 4 L 93 14 92 0 156 16 156 0 224 0 223 15 305 0 205 83 215 84 226 86 239 89 250 93 263 99 274 104 285 111 294 119 302 126 309 135 316 144 321 155 325 165 327 174 328 187 327 200 324 210 321 220 317 228 311 237 303 247 292 258 280 267 268 274 257 279 246 284 236 287 224 290 215 292 201 293 189 294 133 294 122 293 108 291 90 287 73 280 56 272 41 262 30 253 21 244 13 232 7 219 4 210 1 201 0 191 1 183 3 169 7 156 14 141 24 129 35 118 49 107 63 99 82 91 102 86 115 83 40 4"/>
            </draw:custom-shape>
            <draw:custom-shape draw:style-name="gr13" draw:text-style-name="P23" draw:layer="layout" svg:width="1.114cm" svg:height="1.263cm" svg:x="20.511cm" svg:y="6.463cm">
              <text:p text:style-name="P29"><text:span text:style-name="T17">C</text:span></text:p>
              <draw:enhanced-geometry svg:viewBox="0 0 21600 21600" draw:type="rectangle" draw:enhanced-path="M 0 0 L 21600 0 21600 21600 0 21600 0 0 Z N"/>
            </draw:custom-shape>
          </draw:g>
          <draw:g>
            <draw:custom-shape draw:style-name="gr12" draw:text-style-name="P28" draw:layer="layout" svg:width="1.451cm" svg:height="1.301cm" svg:x="21.838cm" svg:y="6.256cm">
              <text:p/>
              <draw:enhanced-geometry svg:viewBox="0 0 329 295" draw:type="non-primitive" draw:enhanced-path="M 40 4 L 93 14 92 0 156 16 156 0 224 0 223 15 305 0 205 83 215 84 226 86 239 89 250 93 263 99 274 104 285 111 294 119 302 126 309 135 316 144 321 155 325 165 327 174 328 187 327 200 324 210 321 220 317 228 311 237 303 247 292 258 280 267 268 274 257 279 246 284 236 287 224 290 215 292 201 293 189 294 133 294 122 293 108 291 90 287 73 280 56 272 41 262 30 253 21 244 13 232 7 219 4 210 1 201 0 191 1 183 3 169 7 156 14 141 24 129 35 118 49 107 63 99 82 91 102 86 115 83 40 4"/>
            </draw:custom-shape>
            <draw:custom-shape draw:style-name="gr13" draw:text-style-name="P23" draw:layer="layout" svg:width="1.114cm" svg:height="1.263cm" svg:x="22.064cm" svg:y="6.463cm">
              <text:p text:style-name="P29"><text:span text:style-name="T17">D</text:span></text:p>
              <draw:enhanced-geometry svg:viewBox="0 0 21600 21600" draw:type="rectangle" draw:enhanced-path="M 0 0 L 21600 0 21600 21600 0 21600 0 0 Z N"/>
            </draw:custom-shape>
          </draw:g>
        </draw:g>
        <presentation:notes draw:style-name="dp4">
          <draw:page-thumbnail draw:layer="layout" svg:width="13.727cm" svg:height="10.297cm" svg:x="2.571cm" svg:y="2.086cm" draw:page-number="5"/>
          <draw:frame presentation:style-name="pr7" draw:text-style-name="P14" draw:layer="layout" svg:width="13.837cm" svg:height="12.649cm" svg:x="2.513cm" svg:y="13.091cm" presentation:class="notes" presentation:placeholder="true">
            <draw:text-box/>
          </draw:frame>
        </presentation:notes>
      </draw:page>
      <draw:page draw:name="page6" draw:style-name="dp3" draw:master-page-name="Padrão" presentation:presentation-page-layout-name="AL2T1">
        <draw:frame presentation:style-name="pr15" draw:text-style-name="P30" draw:layer="layout" svg:width="24.187cm" svg:height="2.56cm" svg:x="0.802cm" svg:y="16.04cm" presentation:class="outline" presentation:user-transformed="true">
          <draw:text-box>
            <text:p text:style-name="P22"><text:span text:style-name="T18">Lavanderia Sequencial gasta 6 horas para 4 sacolas</text:span></text:p>
            <text:p text:style-name="P22"><text:span text:style-name="T19">Se eles aprendessem sobre pipelining, quanto tempo gastariam? </text:span></text:p>
          </draw:text-box>
        </draw:frame>
        <draw:g>
          <draw:custom-shape draw:style-name="gr12" draw:text-style-name="P28" draw:layer="layout" svg:width="1.45cm" svg:height="1.301cm" svg:x="1.945cm" svg:y="8.042cm">
            <text:p/>
            <draw:enhanced-geometry svg:viewBox="0 0 329 295" draw:type="non-primitive" draw:enhanced-path="M 40 4 L 93 14 92 0 156 16 156 0 224 0 223 15 305 0 205 83 215 84 226 86 239 89 250 93 263 99 274 104 285 111 294 119 302 126 309 135 316 144 321 155 325 165 327 174 328 187 327 200 324 210 321 220 317 228 311 237 303 247 292 258 280 267 268 274 257 279 246 284 236 287 224 290 215 292 201 293 189 294 133 294 122 293 108 291 90 287 73 280 56 272 41 262 30 253 21 244 13 232 7 219 4 210 1 201 0 191 1 183 3 169 7 156 14 141 24 129 35 118 49 107 63 99 82 91 102 86 115 83 40 4"/>
          </draw:custom-shape>
          <draw:custom-shape draw:style-name="gr13" draw:text-style-name="P23" draw:layer="layout" svg:width="1.084cm" svg:height="1.263cm" svg:x="2.185cm" svg:y="8.249cm">
            <text:p text:style-name="P29"><text:span text:style-name="T20">A</text:span></text:p>
            <draw:enhanced-geometry svg:viewBox="0 0 21600 21600" draw:type="rectangle" draw:enhanced-path="M 0 0 L 21600 0 21600 21600 0 21600 0 0 Z N"/>
          </draw:custom-shape>
        </draw:g>
        <draw:g>
          <draw:custom-shape draw:style-name="gr12" draw:text-style-name="P28" draw:layer="layout" svg:width="1.45cm" svg:height="1.3cm" svg:x="1.909cm" svg:y="10.336cm">
            <text:p/>
            <draw:enhanced-geometry svg:viewBox="0 0 329 295" draw:type="non-primitive" draw:enhanced-path="M 40 4 L 93 14 92 0 156 16 156 0 224 0 223 15 305 0 205 83 215 84 226 86 239 89 250 93 263 99 274 104 285 111 294 119 302 126 309 135 316 144 321 155 325 165 327 174 328 187 327 200 324 210 321 220 317 228 311 237 303 247 292 258 280 267 268 274 257 279 246 284 236 287 224 290 215 292 201 293 189 294 133 294 122 293 108 291 90 287 73 280 56 272 41 262 30 253 21 244 13 232 7 219 4 210 1 201 0 191 1 183 3 169 7 156 14 141 24 129 35 118 49 107 63 99 82 91 102 86 115 83 40 4"/>
          </draw:custom-shape>
          <draw:custom-shape draw:style-name="gr13" draw:text-style-name="P23" draw:layer="layout" svg:width="1.084cm" svg:height="1.263cm" svg:x="2.15cm" svg:y="10.542cm">
            <text:p text:style-name="P29"><text:span text:style-name="T20">B</text:span></text:p>
            <draw:enhanced-geometry svg:viewBox="0 0 21600 21600" draw:type="rectangle" draw:enhanced-path="M 0 0 L 21600 0 21600 21600 0 21600 0 0 Z N"/>
          </draw:custom-shape>
        </draw:g>
        <draw:g>
          <draw:custom-shape draw:style-name="gr12" draw:text-style-name="P28" draw:layer="layout" svg:width="1.451cm" svg:height="1.3cm" svg:x="1.839cm" svg:y="12.382cm">
            <text:p/>
            <draw:enhanced-geometry svg:viewBox="0 0 329 295" draw:type="non-primitive" draw:enhanced-path="M 40 4 L 93 14 92 0 156 16 156 0 224 0 223 15 305 0 205 83 215 84 226 86 239 89 250 93 263 99 274 104 285 111 294 119 302 126 309 135 316 144 321 155 325 165 327 174 328 187 327 200 324 210 321 220 317 228 311 237 303 247 292 258 280 267 268 274 257 279 246 284 236 287 224 290 215 292 201 293 189 294 133 294 122 293 108 291 90 287 73 280 56 272 41 262 30 253 21 244 13 232 7 219 4 210 1 201 0 191 1 183 3 169 7 156 14 141 24 129 35 118 49 107 63 99 82 91 102 86 115 83 40 4"/>
          </draw:custom-shape>
          <draw:custom-shape draw:style-name="gr13" draw:text-style-name="P23" draw:layer="layout" svg:width="1.097cm" svg:height="1.263cm" svg:x="2.072cm" svg:y="12.589cm">
            <text:p text:style-name="P29"><text:span text:style-name="T20">C</text:span></text:p>
            <draw:enhanced-geometry svg:viewBox="0 0 21600 21600" draw:type="rectangle" draw:enhanced-path="M 0 0 L 21600 0 21600 21600 0 21600 0 0 Z N"/>
          </draw:custom-shape>
        </draw:g>
        <draw:g>
          <draw:custom-shape draw:style-name="gr12" draw:text-style-name="P28" draw:layer="layout" svg:width="1.45cm" svg:height="1.301cm" svg:x="1.804cm" svg:y="14.463cm">
            <text:p/>
            <draw:enhanced-geometry svg:viewBox="0 0 329 295" draw:type="non-primitive" draw:enhanced-path="M 40 4 L 93 14 92 0 156 16 156 0 224 0 223 15 305 0 205 83 215 84 226 86 239 89 250 93 263 99 274 104 285 111 294 119 302 126 309 135 316 144 321 155 325 165 327 174 328 187 327 200 324 210 321 220 317 228 311 237 303 247 292 258 280 267 268 274 257 279 246 284 236 287 224 290 215 292 201 293 189 294 133 294 122 293 108 291 90 287 73 280 56 272 41 262 30 253 21 244 13 232 7 219 4 210 1 201 0 191 1 183 3 169 7 156 14 141 24 129 35 118 49 107 63 99 82 91 102 86 115 83 40 4"/>
          </draw:custom-shape>
          <draw:custom-shape draw:style-name="gr13" draw:text-style-name="P23" draw:layer="layout" svg:width="1.156cm" svg:height="1.263cm" svg:x="2.007cm" svg:y="14.67cm">
            <text:p text:style-name="P29"><text:span text:style-name="T20">D</text:span></text:p>
            <draw:enhanced-geometry svg:viewBox="0 0 21600 21600" draw:type="rectangle" draw:enhanced-path="M 0 0 L 21600 0 21600 21600 0 21600 0 0 Z N"/>
          </draw:custom-shape>
        </draw:g>
        <draw:custom-shape draw:style-name="gr13" draw:text-style-name="P23" draw:layer="layout" svg:width="1.579cm" svg:height="1.263cm" svg:x="3.638cm" svg:y="6.662cm">
          <text:p text:style-name="P29"><text:span text:style-name="T20">30</text:span></text:p>
          <draw:enhanced-geometry svg:viewBox="0 0 21600 21600" draw:type="rectangle" draw:enhanced-path="M 0 0 L 21600 0 21600 21600 0 21600 0 0 Z N"/>
        </draw:custom-shape>
        <draw:g>
          <draw:line draw:style-name="gr14" draw:text-style-name="P31" draw:layer="layout" svg:x1="3.797cm" svg:y1="6.649cm" svg:x2="5.067cm" svg:y2="6.649cm">
            <text:p/>
          </draw:line>
          <draw:line draw:style-name="gr15" draw:text-style-name="P31" draw:layer="layout" svg:x1="5.243cm" svg:y1="6.649cm" svg:x2="6.831cm" svg:y2="6.649cm">
            <text:p/>
          </draw:line>
          <draw:line draw:style-name="gr16" draw:text-style-name="P31" draw:layer="layout" svg:x1="7.007cm" svg:y1="6.649cm" svg:x2="7.96cm" svg:y2="6.649cm">
            <text:p/>
          </draw:line>
        </draw:g>
        <draw:custom-shape draw:style-name="gr13" draw:text-style-name="P23" draw:layer="layout" svg:width="1.579cm" svg:height="1.263cm" svg:x="5.261cm" svg:y="6.662cm">
          <text:p text:style-name="P29"><text:span text:style-name="T20">40</text:span></text:p>
          <draw:enhanced-geometry svg:viewBox="0 0 21600 21600" draw:type="rectangle" draw:enhanced-path="M 0 0 L 21600 0 21600 21600 0 21600 0 0 Z N"/>
        </draw:custom-shape>
        <draw:custom-shape draw:style-name="gr13" draw:text-style-name="P23" draw:layer="layout" svg:width="1.579cm" svg:height="1.263cm" svg:x="6.707cm" svg:y="6.662cm">
          <text:p text:style-name="P29"><text:span text:style-name="T20">20</text:span></text:p>
          <draw:enhanced-geometry svg:viewBox="0 0 21600 21600" draw:type="rectangle" draw:enhanced-path="M 0 0 L 21600 0 21600 21600 0 21600 0 0 Z N"/>
        </draw:custom-shape>
        <draw:line draw:style-name="gr17" draw:text-style-name="P31" draw:layer="layout" svg:x1="5.173cm" svg:y1="6.173cm" svg:x2="5.173cm" svg:y2="7.019cm">
          <text:p/>
        </draw:line>
        <draw:line draw:style-name="gr17" draw:text-style-name="P31" draw:layer="layout" svg:x1="6.936cm" svg:y1="6.173cm" svg:x2="6.936cm" svg:y2="7.019cm">
          <text:p/>
        </draw:line>
        <draw:line draw:style-name="gr17" draw:text-style-name="P31" draw:layer="layout" svg:x1="8.065cm" svg:y1="6.173cm" svg:x2="8.065cm" svg:y2="7.019cm">
          <text:p/>
        </draw:line>
        <draw:custom-shape draw:style-name="gr13" draw:text-style-name="P23" draw:layer="layout" svg:width="1.579cm" svg:height="1.263cm" svg:x="8.013cm" svg:y="6.662cm">
          <text:p text:style-name="P29"><text:span text:style-name="T20">30</text:span></text:p>
          <draw:enhanced-geometry svg:viewBox="0 0 21600 21600" draw:type="rectangle" draw:enhanced-path="M 0 0 L 21600 0 21600 21600 0 21600 0 0 Z N"/>
        </draw:custom-shape>
        <draw:g>
          <draw:line draw:style-name="gr14" draw:text-style-name="P31" draw:layer="layout" svg:x1="8.171cm" svg:y1="6.649cm" svg:x2="9.441cm" svg:y2="6.649cm">
            <text:p/>
          </draw:line>
          <draw:line draw:style-name="gr15" draw:text-style-name="P31" draw:layer="layout" svg:x1="9.617cm" svg:y1="6.649cm" svg:x2="11.204cm" svg:y2="6.649cm">
            <text:p/>
          </draw:line>
          <draw:line draw:style-name="gr16" draw:text-style-name="P31" draw:layer="layout" svg:x1="11.381cm" svg:y1="6.649cm" svg:x2="12.333cm" svg:y2="6.649cm">
            <text:p/>
          </draw:line>
        </draw:g>
        <draw:custom-shape draw:style-name="gr13" draw:text-style-name="P23" draw:layer="layout" svg:width="1.579cm" svg:height="1.263cm" svg:x="9.635cm" svg:y="6.662cm">
          <text:p text:style-name="P29"><text:span text:style-name="T20">40</text:span></text:p>
          <draw:enhanced-geometry svg:viewBox="0 0 21600 21600" draw:type="rectangle" draw:enhanced-path="M 0 0 L 21600 0 21600 21600 0 21600 0 0 Z N"/>
        </draw:custom-shape>
        <draw:custom-shape draw:style-name="gr13" draw:text-style-name="P23" draw:layer="layout" svg:width="1.579cm" svg:height="1.263cm" svg:x="11.082cm" svg:y="6.662cm">
          <text:p text:style-name="P29"><text:span text:style-name="T20">20</text:span></text:p>
          <draw:enhanced-geometry svg:viewBox="0 0 21600 21600" draw:type="rectangle" draw:enhanced-path="M 0 0 L 21600 0 21600 21600 0 21600 0 0 Z N"/>
        </draw:custom-shape>
        <draw:line draw:style-name="gr17" draw:text-style-name="P31" draw:layer="layout" svg:x1="9.547cm" svg:y1="6.173cm" svg:x2="9.547cm" svg:y2="7.019cm">
          <text:p/>
        </draw:line>
        <draw:line draw:style-name="gr17" draw:text-style-name="P31" draw:layer="layout" svg:x1="11.311cm" svg:y1="6.173cm" svg:x2="11.311cm" svg:y2="7.019cm">
          <text:p/>
        </draw:line>
        <draw:line draw:style-name="gr17" draw:text-style-name="P31" draw:layer="layout" svg:x1="12.44cm" svg:y1="6.173cm" svg:x2="12.44cm" svg:y2="7.019cm">
          <text:p/>
        </draw:line>
        <draw:custom-shape draw:style-name="gr13" draw:text-style-name="P23" draw:layer="layout" svg:width="1.579cm" svg:height="1.263cm" svg:x="12.387cm" svg:y="6.662cm">
          <text:p text:style-name="P29"><text:span text:style-name="T20">30</text:span></text:p>
          <draw:enhanced-geometry svg:viewBox="0 0 21600 21600" draw:type="rectangle" draw:enhanced-path="M 0 0 L 21600 0 21600 21600 0 21600 0 0 Z N"/>
        </draw:custom-shape>
        <draw:g>
          <draw:line draw:style-name="gr14" draw:text-style-name="P31" draw:layer="layout" svg:x1="12.546cm" svg:y1="6.649cm" svg:x2="13.815cm" svg:y2="6.649cm">
            <text:p/>
          </draw:line>
          <draw:line draw:style-name="gr15" draw:text-style-name="P31" draw:layer="layout" svg:x1="13.991cm" svg:y1="6.649cm" svg:x2="15.578cm" svg:y2="6.649cm">
            <text:p/>
          </draw:line>
          <draw:line draw:style-name="gr16" draw:text-style-name="P31" draw:layer="layout" svg:x1="15.755cm" svg:y1="6.649cm" svg:x2="16.707cm" svg:y2="6.649cm">
            <text:p/>
          </draw:line>
        </draw:g>
        <draw:custom-shape draw:style-name="gr13" draw:text-style-name="P23" draw:layer="layout" svg:width="1.579cm" svg:height="1.263cm" svg:x="14.01cm" svg:y="6.662cm">
          <text:p text:style-name="P29"><text:span text:style-name="T20">40</text:span></text:p>
          <draw:enhanced-geometry svg:viewBox="0 0 21600 21600" draw:type="rectangle" draw:enhanced-path="M 0 0 L 21600 0 21600 21600 0 21600 0 0 Z N"/>
        </draw:custom-shape>
        <draw:custom-shape draw:style-name="gr13" draw:text-style-name="P23" draw:layer="layout" svg:width="1.579cm" svg:height="1.263cm" svg:x="15.456cm" svg:y="6.662cm">
          <text:p text:style-name="P29"><text:span text:style-name="T20">20</text:span></text:p>
          <draw:enhanced-geometry svg:viewBox="0 0 21600 21600" draw:type="rectangle" draw:enhanced-path="M 0 0 L 21600 0 21600 21600 0 21600 0 0 Z N"/>
        </draw:custom-shape>
        <draw:line draw:style-name="gr17" draw:text-style-name="P31" draw:layer="layout" svg:x1="13.921cm" svg:y1="6.173cm" svg:x2="13.921cm" svg:y2="7.019cm">
          <text:p/>
        </draw:line>
        <draw:line draw:style-name="gr17" draw:text-style-name="P31" draw:layer="layout" svg:x1="15.685cm" svg:y1="6.173cm" svg:x2="15.685cm" svg:y2="7.019cm">
          <text:p/>
        </draw:line>
        <draw:line draw:style-name="gr17" draw:text-style-name="P31" draw:layer="layout" svg:x1="16.814cm" svg:y1="6.173cm" svg:x2="16.814cm" svg:y2="7.019cm">
          <text:p/>
        </draw:line>
        <draw:custom-shape draw:style-name="gr13" draw:text-style-name="P23" draw:layer="layout" svg:width="1.579cm" svg:height="1.263cm" svg:x="16.761cm" svg:y="6.662cm">
          <text:p text:style-name="P29"><text:span text:style-name="T20">30</text:span></text:p>
          <draw:enhanced-geometry svg:viewBox="0 0 21600 21600" draw:type="rectangle" draw:enhanced-path="M 0 0 L 21600 0 21600 21600 0 21600 0 0 Z N"/>
        </draw:custom-shape>
        <draw:g>
          <draw:line draw:style-name="gr14" draw:text-style-name="P31" draw:layer="layout" svg:x1="16.92cm" svg:y1="6.649cm" svg:x2="18.19cm" svg:y2="6.649cm">
            <text:p/>
          </draw:line>
          <draw:line draw:style-name="gr15" draw:text-style-name="P31" draw:layer="layout" svg:x1="18.367cm" svg:y1="6.649cm" svg:x2="19.954cm" svg:y2="6.649cm">
            <text:p/>
          </draw:line>
          <draw:line draw:style-name="gr16" draw:text-style-name="P31" draw:layer="layout" svg:x1="20.131cm" svg:y1="6.649cm" svg:x2="21.083cm" svg:y2="6.649cm">
            <text:p/>
          </draw:line>
        </draw:g>
        <draw:custom-shape draw:style-name="gr13" draw:text-style-name="P23" draw:layer="layout" svg:width="1.579cm" svg:height="1.263cm" svg:x="18.384cm" svg:y="6.662cm">
          <text:p text:style-name="P29"><text:span text:style-name="T20">40</text:span></text:p>
          <draw:enhanced-geometry svg:viewBox="0 0 21600 21600" draw:type="rectangle" draw:enhanced-path="M 0 0 L 21600 0 21600 21600 0 21600 0 0 Z N"/>
        </draw:custom-shape>
        <draw:custom-shape draw:style-name="gr13" draw:text-style-name="P23" draw:layer="layout" svg:width="1.579cm" svg:height="1.263cm" svg:x="19.831cm" svg:y="6.662cm">
          <text:p text:style-name="P29"><text:span text:style-name="T20">20</text:span></text:p>
          <draw:enhanced-geometry svg:viewBox="0 0 21600 21600" draw:type="rectangle" draw:enhanced-path="M 0 0 L 21600 0 21600 21600 0 21600 0 0 Z N"/>
        </draw:custom-shape>
        <draw:line draw:style-name="gr17" draw:text-style-name="P31" draw:layer="layout" svg:x1="18.296cm" svg:y1="6.173cm" svg:x2="18.296cm" svg:y2="7.019cm">
          <text:p/>
        </draw:line>
        <draw:line draw:style-name="gr17" draw:text-style-name="P31" draw:layer="layout" svg:x1="20.06cm" svg:y1="6.173cm" svg:x2="20.06cm" svg:y2="7.019cm">
          <text:p/>
        </draw:line>
        <draw:line draw:style-name="gr17" draw:text-style-name="P31" draw:layer="layout" svg:x1="21.189cm" svg:y1="6.173cm" svg:x2="21.189cm" svg:y2="7.019cm">
          <text:p/>
        </draw:line>
        <draw:g>
          <draw:g>
            <draw:g>
              <draw:custom-shape draw:style-name="gr10" draw:text-style-name="P27" draw:layer="layout" svg:width="1.345cm" svg:height="1.662cm" svg:x="3.744cm" svg:y="8.073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7" draw:layer="layout" svg:width="1.036cm" svg:height="0.344cm" svg:x="4.053cm" svg:y="7.76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1" draw:text-style-name="P27" draw:layer="layout" svg:width="0.696cm" svg:height="0.12cm" svg:x="4.018cm" svg:y="8.218cm">
              <text:p/>
              <draw:enhanced-geometry svg:viewBox="0 0 21600 21600" draw:glue-points="?f6 0 10800 ?f8 ?f11 10800 ?f9 21600 10800 ?f10 ?f5 10800" draw:text-areas="?f3 ?f3 ?f4 ?f4" draw:type="parallelogram" draw:modifiers="539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4" draw:text-style-name="P24" draw:layer="layout" svg:width="1.667cm" svg:height="1.662cm" svg:x="5.071cm" svg:y="8.073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24" draw:layer="layout" svg:width="1.287cm" svg:height="0.344cm" svg:x="5.451cm" svg:y="7.76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5" draw:text-style-name="P25" draw:layer="layout" svg:width="0.216cm" svg:height="0.119cm" svg:x="5.579cm" svg:y="7.9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4" draw:layer="layout" svg:width="0.873cm" svg:height="0.37cm" svg:x="5.279cm" svg:y="8.845cm">
              <text:p/>
              <draw:enhanced-geometry svg:viewBox="0 0 21600 21600" draw:glue-points="10800 0 0 10800 10800 21600 21600 10800" draw:path-stretchpoint-x="10800" draw:path-stretchpoint-y="10800" draw:text-areas="?f5 ?f6 ?f7 ?f8" draw:type="octagon" draw:modifiers="6325"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ustom-shape draw:style-name="gr7" draw:text-style-name="P26" draw:layer="layout" svg:width="0.379cm" svg:height="0.846cm" svg:x="7.559cm" svg:y="8.77cm">
            <text:p/>
            <draw:enhanced-geometry svg:viewBox="0 0 86 192" draw:type="non-primitive" draw:enhanced-path="M 62 0 L 85 0 23 191 0 191 62 0"/>
          </draw:custom-shape>
          <draw:custom-shape draw:style-name="gr8" draw:text-style-name="P26" draw:layer="layout" svg:width="0.467cm" svg:height="0.07cm" svg:x="7.541cm" svg:y="8.77cm">
            <text:p/>
            <draw:enhanced-geometry svg:viewBox="0 0 21600 21600" draw:type="rectangle" draw:enhanced-path="M 0 0 L 21600 0 21600 21600 0 21600 0 0 Z N"/>
          </draw:custom-shape>
          <draw:custom-shape draw:style-name="gr8" draw:text-style-name="P26" draw:layer="layout" svg:width="0.361cm" svg:height="0.07cm" svg:x="7.572cm" svg:y="9.127cm">
            <text:p/>
            <draw:enhanced-geometry svg:viewBox="0 0 21600 21600" draw:type="rectangle" draw:enhanced-path="M 0 0 L 21600 0 21600 21600 0 21600 0 0 Z N"/>
          </draw:custom-shape>
          <draw:custom-shape draw:style-name="gr8" draw:text-style-name="P26" draw:layer="layout" svg:width="0.454cm" svg:height="0.048cm" svg:x="6.765cm" svg:y="9.127cm">
            <text:p/>
            <draw:enhanced-geometry svg:viewBox="0 0 21600 21600" draw:type="rectangle" draw:enhanced-path="M 0 0 L 21600 0 21600 21600 0 21600 0 0 Z N"/>
          </draw:custom-shape>
          <draw:g>
            <draw:custom-shape draw:style-name="gr9" draw:text-style-name="P26" draw:layer="layout" svg:width="0.212cm" svg:height="0.212cm" svg:x="7.091cm" svg:y="8.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6" draw:layer="layout" svg:width="0.855cm" svg:height="1.305cm" svg:x="6.756cm" svg:y="8.311cm">
              <text:p/>
              <draw:enhanced-geometry svg:viewBox="0 0 194 296" draw:type="non-primitive" draw:enhanced-path="M 53 23 L 2 137 1 138 1 140 0 142 0 145 0 147 0 150 1 152 2 155 3 157 4 159 6 161 8 163 10 164 12 165 14 165 16 166 18 166 21 166 126 166 126 295 159 295 159 142 159 140 159 138 158 137 157 136 156 135 154 133 153 132 152 131 150 131 148 130 146 130 144 129 142 129 140 129 139 129 137 129 76 125 93 75 105 93 179 93 181 92 183 92 184 91 185 91 187 90 189 89 190 87 191 86 192 84 192 83 193 81 193 78 193 76 192 74 191 72 190 70 189 69 188 68 186 66 184 65 184 64 181 64 179 64 122 64 110 44 112 42 113 39 113 37 114 34 114 30 114 28 114 24 113 22 112 19 111 17 110 15 109 13 107 10 105 9 103 7 101 5 98 3 96 3 93 1 90 1 87 0 84 0 81 0 78 0 75 1 72 2 69 3 66 4 63 6 61 9 59 11 57 13 55 17 53 19 53 23"/>
            </draw:custom-shape>
          </draw:g>
        </draw:g>
        <draw:custom-shape draw:style-name="gr13" draw:text-style-name="P23" draw:layer="layout" svg:width="2.557cm" svg:height="1.263cm" svg:x="2.634cm" svg:y="3.593cm">
          <text:p text:style-name="P32"><text:span text:style-name="T20">6 PM</text:span></text:p>
          <draw:enhanced-geometry svg:viewBox="0 0 21600 21600" draw:type="rectangle" draw:enhanced-path="M 0 0 L 21600 0 21600 21600 0 21600 0 0 Z N"/>
        </draw:custom-shape>
        <draw:line draw:style-name="gr18" draw:text-style-name="P31" draw:layer="layout" svg:x1="3.709cm" svg:y1="5.238cm" svg:x2="21.277cm" svg:y2="5.238cm">
          <text:p/>
        </draw:line>
        <draw:line draw:style-name="gr17" draw:text-style-name="P31" draw:layer="layout" svg:x1="3.691cm" svg:y1="4.867cm" svg:x2="3.691cm" svg:y2="5.714cm">
          <text:p/>
        </draw:line>
        <draw:custom-shape draw:style-name="gr13" draw:text-style-name="P23" draw:layer="layout" svg:width="1.042cm" svg:height="1.263cm" svg:x="6.092cm" svg:y="3.628cm">
          <text:p text:style-name="P32"><text:span text:style-name="T20">7</text:span></text:p>
          <draw:enhanced-geometry svg:viewBox="0 0 21600 21600" draw:type="rectangle" draw:enhanced-path="M 0 0 L 21600 0 21600 21600 0 21600 0 0 Z N"/>
        </draw:custom-shape>
        <draw:custom-shape draw:style-name="gr13" draw:text-style-name="P23" draw:layer="layout" svg:width="1.042cm" svg:height="1.263cm" svg:x="9.055cm" svg:y="3.628cm">
          <text:p text:style-name="P32"><text:span text:style-name="T20">8</text:span></text:p>
          <draw:enhanced-geometry svg:viewBox="0 0 21600 21600" draw:type="rectangle" draw:enhanced-path="M 0 0 L 21600 0 21600 21600 0 21600 0 0 Z N"/>
        </draw:custom-shape>
        <draw:custom-shape draw:style-name="gr13" draw:text-style-name="P23" draw:layer="layout" svg:width="1.042cm" svg:height="1.263cm" svg:x="11.877cm" svg:y="3.628cm">
          <text:p text:style-name="P32"><text:span text:style-name="T20">9</text:span></text:p>
          <draw:enhanced-geometry svg:viewBox="0 0 21600 21600" draw:type="rectangle" draw:enhanced-path="M 0 0 L 21600 0 21600 21600 0 21600 0 0 Z N"/>
        </draw:custom-shape>
        <draw:custom-shape draw:style-name="gr13" draw:text-style-name="P23" draw:layer="layout" svg:width="1.579cm" svg:height="1.263cm" svg:x="14.409cm" svg:y="3.664cm">
          <text:p text:style-name="P32"><text:span text:style-name="T20">10</text:span></text:p>
          <draw:enhanced-geometry svg:viewBox="0 0 21600 21600" draw:type="rectangle" draw:enhanced-path="M 0 0 L 21600 0 21600 21600 0 21600 0 0 Z N"/>
        </draw:custom-shape>
        <draw:custom-shape draw:style-name="gr13" draw:text-style-name="P23" draw:layer="layout" svg:width="1.579cm" svg:height="1.263cm" svg:x="17.375cm" svg:y="3.628cm">
          <text:p text:style-name="P32"><text:span text:style-name="T20">11</text:span></text:p>
          <draw:enhanced-geometry svg:viewBox="0 0 21600 21600" draw:type="rectangle" draw:enhanced-path="M 0 0 L 21600 0 21600 21600 0 21600 0 0 Z N"/>
        </draw:custom-shape>
        <draw:custom-shape draw:style-name="gr13" draw:text-style-name="P23" draw:layer="layout" svg:width="5.025cm" svg:height="1.263cm" svg:x="18.931cm" svg:y="3.593cm">
          <text:p text:style-name="P29"><text:span text:style-name="T21">Meia Noite</text:span></text:p>
          <draw:enhanced-geometry svg:viewBox="0 0 21600 21600" draw:type="rectangle" draw:enhanced-path="M 0 0 L 21600 0 21600 21600 0 21600 0 0 Z N"/>
        </draw:custom-shape>
        <draw:g>
          <draw:g>
            <draw:g>
              <draw:custom-shape draw:style-name="gr10" draw:text-style-name="P27" draw:layer="layout" svg:width="1.344cm" svg:height="1.663cm" svg:x="7.977cm" svg:y="10.119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7" draw:layer="layout" svg:width="1.035cm" svg:height="0.344cm" svg:x="8.285cm" svg:y="9.806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1" draw:text-style-name="P27" draw:layer="layout" svg:width="0.696cm" svg:height="0.119cm" svg:x="8.25cm" svg:y="10.265cm">
              <text:p/>
              <draw:enhanced-geometry svg:viewBox="0 0 21600 21600" draw:glue-points="?f6 0 10800 ?f8 ?f11 10800 ?f9 21600 10800 ?f10 ?f5 10800" draw:text-areas="?f3 ?f3 ?f4 ?f4" draw:type="parallelogram" draw:modifiers="539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4" draw:text-style-name="P24" draw:layer="layout" svg:width="1.666cm" svg:height="1.663cm" svg:x="9.304cm" svg:y="10.119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24" draw:layer="layout" svg:width="1.287cm" svg:height="0.344cm" svg:x="9.682cm" svg:y="9.806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5" draw:text-style-name="P25" draw:layer="layout" svg:width="0.215cm" svg:height="0.119cm" svg:x="9.81cm" svg:y="9.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4" draw:layer="layout" svg:width="0.872cm" svg:height="0.37cm" svg:x="9.51cm" svg:y="10.891cm">
              <text:p/>
              <draw:enhanced-geometry svg:viewBox="0 0 21600 21600" draw:glue-points="10800 0 0 10800 10800 21600 21600 10800" draw:path-stretchpoint-x="10800" draw:path-stretchpoint-y="10800" draw:text-areas="?f5 ?f6 ?f7 ?f8" draw:type="octagon" draw:modifiers="6325"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ustom-shape draw:style-name="gr7" draw:text-style-name="P26" draw:layer="layout" svg:width="0.378cm" svg:height="0.846cm" svg:x="11.791cm" svg:y="10.816cm">
            <text:p/>
            <draw:enhanced-geometry svg:viewBox="0 0 86 192" draw:type="non-primitive" draw:enhanced-path="M 62 0 L 85 0 23 191 0 191 62 0"/>
          </draw:custom-shape>
          <draw:custom-shape draw:style-name="gr8" draw:text-style-name="P26" draw:layer="layout" svg:width="0.467cm" svg:height="0.07cm" svg:x="11.773cm" svg:y="10.816cm">
            <text:p/>
            <draw:enhanced-geometry svg:viewBox="0 0 21600 21600" draw:type="rectangle" draw:enhanced-path="M 0 0 L 21600 0 21600 21600 0 21600 0 0 Z N"/>
          </draw:custom-shape>
          <draw:custom-shape draw:style-name="gr8" draw:text-style-name="P26" draw:layer="layout" svg:width="0.361cm" svg:height="0.071cm" svg:x="11.804cm" svg:y="11.173cm">
            <text:p/>
            <draw:enhanced-geometry svg:viewBox="0 0 21600 21600" draw:type="rectangle" draw:enhanced-path="M 0 0 L 21600 0 21600 21600 0 21600 0 0 Z N"/>
          </draw:custom-shape>
          <draw:custom-shape draw:style-name="gr8" draw:text-style-name="P26" draw:layer="layout" svg:width="0.453cm" svg:height="0.048cm" svg:x="10.997cm" svg:y="11.173cm">
            <text:p/>
            <draw:enhanced-geometry svg:viewBox="0 0 21600 21600" draw:type="rectangle" draw:enhanced-path="M 0 0 L 21600 0 21600 21600 0 21600 0 0 Z N"/>
          </draw:custom-shape>
          <draw:g>
            <draw:custom-shape draw:style-name="gr9" draw:text-style-name="P26" draw:layer="layout" svg:width="0.211cm" svg:height="0.212cm" svg:x="11.322cm" svg:y="10.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6" draw:layer="layout" svg:width="0.855cm" svg:height="1.305cm" svg:x="10.988cm" svg:y="10.357cm">
              <text:p/>
              <draw:enhanced-geometry svg:viewBox="0 0 194 296" draw:type="non-primitive" draw:enhanced-path="M 53 23 L 2 137 1 138 1 140 0 142 0 145 0 147 0 150 1 152 2 155 3 157 4 159 6 161 8 163 10 164 12 165 14 165 16 166 18 166 21 166 126 166 126 295 159 295 159 142 159 140 159 138 158 137 157 136 156 135 154 133 153 132 152 131 150 131 148 130 146 130 144 129 142 129 140 129 139 129 137 129 76 125 93 75 105 93 179 93 181 92 183 92 184 91 185 91 187 90 189 89 190 87 191 86 192 84 192 83 193 81 193 78 193 76 192 74 191 72 190 70 189 69 188 68 186 66 184 65 184 64 181 64 179 64 122 64 110 44 112 42 113 39 113 37 114 34 114 30 114 28 114 24 113 22 112 19 111 17 110 15 109 13 107 10 105 9 103 7 101 5 98 3 96 3 93 1 90 1 87 0 84 0 81 0 78 0 75 1 72 2 69 3 66 4 63 6 61 9 59 11 57 13 55 17 53 19 53 23"/>
            </draw:custom-shape>
          </draw:g>
        </draw:g>
        <draw:g>
          <draw:g>
            <draw:g>
              <draw:custom-shape draw:style-name="gr10" draw:text-style-name="P27" draw:layer="layout" svg:width="1.345cm" svg:height="1.662cm" svg:x="11.999cm" svg:y="12.095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7" draw:layer="layout" svg:width="1.036cm" svg:height="0.343cm" svg:x="12.308cm" svg:y="11.782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1" draw:text-style-name="P27" draw:layer="layout" svg:width="0.696cm" svg:height="0.119cm" svg:x="12.273cm" svg:y="12.24cm">
              <text:p/>
              <draw:enhanced-geometry svg:viewBox="0 0 21600 21600" draw:glue-points="?f6 0 10800 ?f8 ?f11 10800 ?f9 21600 10800 ?f10 ?f5 10800" draw:text-areas="?f3 ?f3 ?f4 ?f4" draw:type="parallelogram" draw:modifiers="539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4" draw:text-style-name="P24" draw:layer="layout" svg:width="1.667cm" svg:height="1.662cm" svg:x="13.326cm" svg:y="12.095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24" draw:layer="layout" svg:width="1.287cm" svg:height="0.343cm" svg:x="13.706cm" svg:y="11.782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5" draw:text-style-name="P25" draw:layer="layout" svg:width="0.216cm" svg:height="0.119cm" svg:x="13.834cm" svg:y="1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4" draw:layer="layout" svg:width="0.873cm" svg:height="0.371cm" svg:x="13.534cm" svg:y="12.866cm">
              <text:p/>
              <draw:enhanced-geometry svg:viewBox="0 0 21600 21600" draw:glue-points="10800 0 0 10800 10800 21600 21600 10800" draw:path-stretchpoint-x="10800" draw:path-stretchpoint-y="10800" draw:text-areas="?f5 ?f6 ?f7 ?f8" draw:type="octagon" draw:modifiers="6325"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ustom-shape draw:style-name="gr7" draw:text-style-name="P26" draw:layer="layout" svg:width="0.379cm" svg:height="0.847cm" svg:x="15.814cm" svg:y="12.791cm">
            <text:p/>
            <draw:enhanced-geometry svg:viewBox="0 0 86 192" draw:type="non-primitive" draw:enhanced-path="M 62 0 L 85 0 23 191 0 191 62 0"/>
          </draw:custom-shape>
          <draw:custom-shape draw:style-name="gr8" draw:text-style-name="P26" draw:layer="layout" svg:width="0.467cm" svg:height="0.071cm" svg:x="15.796cm" svg:y="12.791cm">
            <text:p/>
            <draw:enhanced-geometry svg:viewBox="0 0 21600 21600" draw:type="rectangle" draw:enhanced-path="M 0 0 L 21600 0 21600 21600 0 21600 0 0 Z N"/>
          </draw:custom-shape>
          <draw:custom-shape draw:style-name="gr8" draw:text-style-name="P26" draw:layer="layout" svg:width="0.361cm" svg:height="0.07cm" svg:x="15.827cm" svg:y="13.149cm">
            <text:p/>
            <draw:enhanced-geometry svg:viewBox="0 0 21600 21600" draw:type="rectangle" draw:enhanced-path="M 0 0 L 21600 0 21600 21600 0 21600 0 0 Z N"/>
          </draw:custom-shape>
          <draw:custom-shape draw:style-name="gr8" draw:text-style-name="P26" draw:layer="layout" svg:width="0.454cm" svg:height="0.048cm" svg:x="15.02cm" svg:y="13.149cm">
            <text:p/>
            <draw:enhanced-geometry svg:viewBox="0 0 21600 21600" draw:type="rectangle" draw:enhanced-path="M 0 0 L 21600 0 21600 21600 0 21600 0 0 Z N"/>
          </draw:custom-shape>
          <draw:g>
            <draw:custom-shape draw:style-name="gr9" draw:text-style-name="P26" draw:layer="layout" svg:width="0.212cm" svg:height="0.212cm" svg:x="15.346cm" svg:y="12.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6" draw:layer="layout" svg:width="0.855cm" svg:height="1.305cm" svg:x="15.011cm" svg:y="12.333cm">
              <text:p/>
              <draw:enhanced-geometry svg:viewBox="0 0 194 296" draw:type="non-primitive" draw:enhanced-path="M 53 23 L 2 137 1 138 1 140 0 142 0 145 0 147 0 150 1 152 2 155 3 157 4 159 6 161 8 163 10 164 12 165 14 165 16 166 18 166 21 166 126 166 126 295 159 295 159 142 159 140 159 138 158 137 157 136 156 135 154 133 153 132 152 131 150 131 148 130 146 130 144 129 142 129 140 129 139 129 137 129 76 125 93 75 105 93 179 93 181 92 183 92 184 91 185 91 187 90 189 89 190 87 191 86 192 84 192 83 193 81 193 78 193 76 192 74 191 72 190 70 189 69 188 68 186 66 184 65 184 64 181 64 179 64 122 64 110 44 112 42 113 39 113 37 114 34 114 30 114 28 114 24 113 22 112 19 111 17 110 15 109 13 107 10 105 9 103 7 101 5 98 3 96 3 93 1 90 1 87 0 84 0 81 0 78 0 75 1 72 2 69 3 66 4 63 6 61 9 59 11 57 13 55 17 53 19 53 23"/>
            </draw:custom-shape>
          </draw:g>
        </draw:g>
        <draw:g>
          <draw:g>
            <draw:g>
              <draw:custom-shape draw:style-name="gr10" draw:text-style-name="P27" draw:layer="layout" svg:width="1.345cm" svg:height="1.662cm" svg:x="16.585cm" svg:y="14.282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7" draw:layer="layout" svg:width="1.036cm" svg:height="0.344cm" svg:x="16.894cm" svg:y="13.969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1" draw:text-style-name="P27" draw:layer="layout" svg:width="0.696cm" svg:height="0.119cm" svg:x="16.859cm" svg:y="14.427cm">
              <text:p/>
              <draw:enhanced-geometry svg:viewBox="0 0 21600 21600" draw:glue-points="?f6 0 10800 ?f8 ?f11 10800 ?f9 21600 10800 ?f10 ?f5 10800" draw:text-areas="?f3 ?f3 ?f4 ?f4" draw:type="parallelogram" draw:modifiers="539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4" draw:text-style-name="P24" draw:layer="layout" svg:width="1.666cm" svg:height="1.662cm" svg:x="17.913cm" svg:y="14.282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24" draw:layer="layout" svg:width="1.287cm" svg:height="0.344cm" svg:x="18.292cm" svg:y="13.969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5" draw:text-style-name="P25" draw:layer="layout" svg:width="0.216cm" svg:height="0.119cm" svg:x="18.42cm" svg:y="14.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4" draw:layer="layout" svg:width="0.873cm" svg:height="0.37cm" svg:x="18.12cm" svg:y="15.054cm">
              <text:p/>
              <draw:enhanced-geometry svg:viewBox="0 0 21600 21600" draw:glue-points="10800 0 0 10800 10800 21600 21600 10800" draw:path-stretchpoint-x="10800" draw:path-stretchpoint-y="10800" draw:text-areas="?f5 ?f6 ?f7 ?f8" draw:type="octagon" draw:modifiers="6325"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ustom-shape draw:style-name="gr7" draw:text-style-name="P26" draw:layer="layout" svg:width="0.379cm" svg:height="0.846cm" svg:x="20.4cm" svg:y="14.979cm">
            <text:p/>
            <draw:enhanced-geometry svg:viewBox="0 0 86 192" draw:type="non-primitive" draw:enhanced-path="M 62 0 L 85 0 23 191 0 191 62 0"/>
          </draw:custom-shape>
          <draw:custom-shape draw:style-name="gr8" draw:text-style-name="P26" draw:layer="layout" svg:width="0.467cm" svg:height="0.07cm" svg:x="20.382cm" svg:y="14.979cm">
            <text:p/>
            <draw:enhanced-geometry svg:viewBox="0 0 21600 21600" draw:type="rectangle" draw:enhanced-path="M 0 0 L 21600 0 21600 21600 0 21600 0 0 Z N"/>
          </draw:custom-shape>
          <draw:custom-shape draw:style-name="gr8" draw:text-style-name="P26" draw:layer="layout" svg:width="0.361cm" svg:height="0.07cm" svg:x="20.413cm" svg:y="15.336cm">
            <text:p/>
            <draw:enhanced-geometry svg:viewBox="0 0 21600 21600" draw:type="rectangle" draw:enhanced-path="M 0 0 L 21600 0 21600 21600 0 21600 0 0 Z N"/>
          </draw:custom-shape>
          <draw:custom-shape draw:style-name="gr8" draw:text-style-name="P26" draw:layer="layout" svg:width="0.454cm" svg:height="0.048cm" svg:x="19.606cm" svg:y="15.336cm">
            <text:p/>
            <draw:enhanced-geometry svg:viewBox="0 0 21600 21600" draw:type="rectangle" draw:enhanced-path="M 0 0 L 21600 0 21600 21600 0 21600 0 0 Z N"/>
          </draw:custom-shape>
          <draw:g>
            <draw:custom-shape draw:style-name="gr9" draw:text-style-name="P26" draw:layer="layout" svg:width="0.212cm" svg:height="0.212cm" svg:x="19.932cm" svg:y="1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6" draw:layer="layout" svg:width="0.856cm" svg:height="1.305cm" svg:x="19.597cm" svg:y="14.52cm">
              <text:p/>
              <draw:enhanced-geometry svg:viewBox="0 0 194 296" draw:type="non-primitive" draw:enhanced-path="M 53 23 L 2 137 1 138 1 140 0 142 0 145 0 147 0 150 1 152 2 155 3 157 4 159 6 161 8 163 10 164 12 165 14 165 16 166 18 166 21 166 126 166 126 295 159 295 159 142 159 140 159 138 158 137 157 136 156 135 154 133 153 132 152 131 150 131 148 130 146 130 144 129 142 129 140 129 139 129 137 129 76 125 93 75 105 93 179 93 181 92 183 92 184 91 185 91 187 90 189 89 190 87 191 86 192 84 192 83 193 81 193 78 193 76 192 74 191 72 190 70 189 69 188 68 186 66 184 65 184 64 181 64 179 64 122 64 110 44 112 42 113 39 113 37 114 34 114 30 114 28 114 24 113 22 112 19 111 17 110 15 109 13 107 10 105 9 103 7 101 5 98 3 96 3 93 1 90 1 87 0 84 0 81 0 78 0 75 1 72 2 69 3 66 4 63 6 61 9 59 11 57 13 55 17 53 19 53 23"/>
            </draw:custom-shape>
          </draw:g>
        </draw:g>
        <draw:custom-shape draw:style-name="gr13" draw:text-style-name="P23" draw:layer="layout" svg:width="1.122cm" svg:height="10.153cm" svg:x="0.433cm" svg:y="6.023cm">
          <text:p text:style-name="P29"><text:span text:style-name="T22">O</text:span></text:p>
          <text:p text:style-name="P29"><text:span text:style-name="T22">r</text:span></text:p>
          <text:p text:style-name="P29"><text:span text:style-name="T22">d</text:span></text:p>
          <text:p text:style-name="P29"><text:span text:style-name="T22">e</text:span></text:p>
          <text:p text:style-name="P29"><text:span text:style-name="T22">m</text:span></text:p>
          <text:p text:style-name="P29"><text:span text:style-name="T22"/></text:p>
          <text:p text:style-name="P29"><text:span text:style-name="T22">t</text:span></text:p>
          <text:p text:style-name="P29"><text:span text:style-name="T22">a</text:span></text:p>
          <text:p text:style-name="P29"><text:span text:style-name="T22">r</text:span></text:p>
          <text:p text:style-name="P29"><text:span text:style-name="T22">e</text:span></text:p>
          <text:p text:style-name="P29"><text:span text:style-name="T22">f</text:span></text:p>
          <text:p text:style-name="P29"><text:span text:style-name="T22">a</text:span></text:p>
          <text:p text:style-name="P29"><text:span text:style-name="T22">s</text:span></text:p>
          <draw:enhanced-geometry svg:viewBox="0 0 21600 21600" draw:type="rectangle" draw:enhanced-path="M 0 0 L 21600 0 21600 21600 0 21600 0 0 Z N"/>
        </draw:custom-shape>
        <draw:line draw:style-name="gr19" draw:text-style-name="P31" draw:layer="layout" svg:x1="1.499cm" svg:y1="7.302cm" svg:x2="1.499cm" svg:y2="15.733cm">
          <text:p/>
        </draw:line>
        <draw:custom-shape draw:style-name="gr13" draw:text-style-name="P23" draw:layer="layout" svg:width="2.612cm" svg:height="1.009cm" svg:x="10.962cm" svg:y="5.123cm">
          <text:p text:style-name="P32"><text:span text:style-name="T22">Tempo</text:span></text:p>
          <draw:enhanced-geometry svg:viewBox="0 0 21600 21600" draw:type="rectangle" draw:enhanced-path="M 0 0 L 21600 0 21600 21600 0 21600 0 0 Z N"/>
        </draw:custom-shape>
        <draw:frame presentation:style-name="pr13" draw:text-style-name="P21" draw:layer="layout" svg:width="24.5cm" svg:height="1.593cm" svg:x="0.5cm" svg:y="1.247cm" presentation:class="title" presentation:user-transformed="true">
          <draw:text-box>
            <text:p text:style-name="P9"><text:span text:style-name="T15">Lavanderia Sequencial</text:span></text:p>
          </draw:text-box>
        </draw:frame>
        <presentation:notes draw:style-name="dp4">
          <draw:page-thumbnail draw:layer="layout" svg:width="13.727cm" svg:height="10.297cm" svg:x="2.571cm" svg:y="2.086cm" draw:page-number="6"/>
          <draw:frame presentation:style-name="pr7" draw:text-style-name="P14" draw:layer="layout" svg:width="13.837cm" svg:height="12.649cm" svg:x="2.513cm" svg:y="13.091cm" presentation:class="notes" presentation:placeholder="true">
            <draw:text-box/>
          </draw:frame>
        </presentation:notes>
      </draw:page>
      <draw:page draw:name="page7" draw:style-name="dp3" draw:master-page-name="Padrão" presentation:presentation-page-layout-name="AL2T1">
        <draw:frame presentation:style-name="pr16" draw:text-style-name="P23" draw:layer="layout" svg:width="22.508cm" svg:height="1.087cm" svg:x="1.693cm" svg:y="17.063cm" presentation:class="outline" presentation:user-transformed="true">
          <draw:text-box>
            <text:p text:style-name="P22"><text:span text:style-name="T23">Lavanderia Pipelined gasta 3.5 horas para 4 sacolas</text:span></text:p>
          </draw:text-box>
        </draw:frame>
        <draw:g>
          <draw:custom-shape draw:style-name="gr12" draw:text-style-name="P28" draw:layer="layout" svg:width="1.45cm" svg:height="1.301cm" svg:x="1.945cm" svg:y="8.085cm">
            <text:p/>
            <draw:enhanced-geometry svg:viewBox="0 0 329 295" draw:type="non-primitive" draw:enhanced-path="M 40 4 L 93 14 92 0 156 16 156 0 224 0 223 15 305 0 205 83 215 84 226 86 239 89 250 93 263 99 274 104 285 111 294 119 302 126 309 135 316 144 321 155 325 165 327 174 328 187 327 200 324 210 321 220 317 228 311 237 303 247 292 258 280 267 268 274 257 279 246 284 236 287 224 290 215 292 201 293 189 294 133 294 122 293 108 291 90 287 73 280 56 272 41 262 30 253 21 244 13 232 7 219 4 210 1 201 0 191 1 183 3 169 7 156 14 141 24 129 35 118 49 107 63 99 82 91 102 86 115 83 40 4"/>
          </draw:custom-shape>
          <draw:custom-shape draw:style-name="gr13" draw:text-style-name="P23" draw:layer="layout" svg:width="1.084cm" svg:height="1.263cm" svg:x="2.185cm" svg:y="8.292cm">
            <text:p text:style-name="P29"><text:span text:style-name="T20">A</text:span></text:p>
            <draw:enhanced-geometry svg:viewBox="0 0 21600 21600" draw:type="rectangle" draw:enhanced-path="M 0 0 L 21600 0 21600 21600 0 21600 0 0 Z N"/>
          </draw:custom-shape>
        </draw:g>
        <draw:g>
          <draw:custom-shape draw:style-name="gr12" draw:text-style-name="P28" draw:layer="layout" svg:width="1.45cm" svg:height="1.301cm" svg:x="1.909cm" svg:y="10.449cm">
            <text:p/>
            <draw:enhanced-geometry svg:viewBox="0 0 329 295" draw:type="non-primitive" draw:enhanced-path="M 40 4 L 93 14 92 0 156 16 156 0 224 0 223 15 305 0 205 83 215 84 226 86 239 89 250 93 263 99 274 104 285 111 294 119 302 126 309 135 316 144 321 155 325 165 327 174 328 187 327 200 324 210 321 220 317 228 311 237 303 247 292 258 280 267 268 274 257 279 246 284 236 287 224 290 215 292 201 293 189 294 133 294 122 293 108 291 90 287 73 280 56 272 41 262 30 253 21 244 13 232 7 219 4 210 1 201 0 191 1 183 3 169 7 156 14 141 24 129 35 118 49 107 63 99 82 91 102 86 115 83 40 4"/>
          </draw:custom-shape>
          <draw:custom-shape draw:style-name="gr13" draw:text-style-name="P23" draw:layer="layout" svg:width="1.084cm" svg:height="1.263cm" svg:x="2.15cm" svg:y="10.656cm">
            <text:p text:style-name="P29"><text:span text:style-name="T20">B</text:span></text:p>
            <draw:enhanced-geometry svg:viewBox="0 0 21600 21600" draw:type="rectangle" draw:enhanced-path="M 0 0 L 21600 0 21600 21600 0 21600 0 0 Z N"/>
          </draw:custom-shape>
        </draw:g>
        <draw:g>
          <draw:custom-shape draw:style-name="gr12" draw:text-style-name="P28" draw:layer="layout" svg:width="1.45cm" svg:height="1.301cm" svg:x="1.804cm" svg:y="12.53cm">
            <text:p/>
            <draw:enhanced-geometry svg:viewBox="0 0 329 295" draw:type="non-primitive" draw:enhanced-path="M 40 4 L 93 14 92 0 156 16 156 0 224 0 223 15 305 0 205 83 215 84 226 86 239 89 250 93 263 99 274 104 285 111 294 119 302 126 309 135 316 144 321 155 325 165 327 174 328 187 327 200 324 210 321 220 317 228 311 237 303 247 292 258 280 267 268 274 257 279 246 284 236 287 224 290 215 292 201 293 189 294 133 294 122 293 108 291 90 287 73 280 56 272 41 262 30 253 21 244 13 232 7 219 4 210 1 201 0 191 1 183 3 169 7 156 14 141 24 129 35 118 49 107 63 99 82 91 102 86 115 83 40 4"/>
          </draw:custom-shape>
          <draw:custom-shape draw:style-name="gr13" draw:text-style-name="P23" draw:layer="layout" svg:width="1.097cm" svg:height="1.263cm" svg:x="2.035cm" svg:y="12.737cm">
            <text:p text:style-name="P29"><text:span text:style-name="T20">C</text:span></text:p>
            <draw:enhanced-geometry svg:viewBox="0 0 21600 21600" draw:type="rectangle" draw:enhanced-path="M 0 0 L 21600 0 21600 21600 0 21600 0 0 Z N"/>
          </draw:custom-shape>
        </draw:g>
        <draw:g>
          <draw:custom-shape draw:style-name="gr12" draw:text-style-name="P28" draw:layer="layout" svg:width="1.45cm" svg:height="1.301cm" svg:x="1.804cm" svg:y="14.541cm">
            <text:p/>
            <draw:enhanced-geometry svg:viewBox="0 0 329 295" draw:type="non-primitive" draw:enhanced-path="M 40 4 L 93 14 92 0 156 16 156 0 224 0 223 15 305 0 205 83 215 84 226 86 239 89 250 93 263 99 274 104 285 111 294 119 302 126 309 135 316 144 321 155 325 165 327 174 328 187 327 200 324 210 321 220 317 228 311 237 303 247 292 258 280 267 268 274 257 279 246 284 236 287 224 290 215 292 201 293 189 294 133 294 122 293 108 291 90 287 73 280 56 272 41 262 30 253 21 244 13 232 7 219 4 210 1 201 0 191 1 183 3 169 7 156 14 141 24 129 35 118 49 107 63 99 82 91 102 86 115 83 40 4"/>
          </draw:custom-shape>
          <draw:custom-shape draw:style-name="gr13" draw:text-style-name="P23" draw:layer="layout" svg:width="1.156cm" svg:height="1.263cm" svg:x="2.007cm" svg:y="14.748cm">
            <text:p text:style-name="P29"><text:span text:style-name="T20">D</text:span></text:p>
            <draw:enhanced-geometry svg:viewBox="0 0 21600 21600" draw:type="rectangle" draw:enhanced-path="M 0 0 L 21600 0 21600 21600 0 21600 0 0 Z N"/>
          </draw:custom-shape>
        </draw:g>
        <draw:custom-shape draw:style-name="gr13" draw:text-style-name="P23" draw:layer="layout" svg:width="2.557cm" svg:height="1.263cm" svg:x="2.634cm" svg:y="3.636cm">
          <text:p text:style-name="P32"><text:span text:style-name="T20">6 PM</text:span></text:p>
          <draw:enhanced-geometry svg:viewBox="0 0 21600 21600" draw:type="rectangle" draw:enhanced-path="M 0 0 L 21600 0 21600 21600 0 21600 0 0 Z N"/>
        </draw:custom-shape>
        <draw:line draw:style-name="gr20" draw:text-style-name="P31" draw:layer="layout" svg:x1="3.709cm" svg:y1="5.281cm" svg:x2="21.277cm" svg:y2="5.281cm">
          <text:p/>
        </draw:line>
        <draw:line draw:style-name="gr17" draw:text-style-name="P31" draw:layer="layout" svg:x1="3.691cm" svg:y1="4.91cm" svg:x2="3.691cm" svg:y2="5.757cm">
          <text:p/>
        </draw:line>
        <draw:custom-shape draw:style-name="gr13" draw:text-style-name="P23" draw:layer="layout" svg:width="1.042cm" svg:height="1.263cm" svg:x="6.092cm" svg:y="3.671cm">
          <text:p text:style-name="P32"><text:span text:style-name="T20">7</text:span></text:p>
          <draw:enhanced-geometry svg:viewBox="0 0 21600 21600" draw:type="rectangle" draw:enhanced-path="M 0 0 L 21600 0 21600 21600 0 21600 0 0 Z N"/>
        </draw:custom-shape>
        <draw:custom-shape draw:style-name="gr13" draw:text-style-name="P23" draw:layer="layout" svg:width="1.042cm" svg:height="1.263cm" svg:x="9.055cm" svg:y="3.671cm">
          <text:p text:style-name="P32"><text:span text:style-name="T20">8</text:span></text:p>
          <draw:enhanced-geometry svg:viewBox="0 0 21600 21600" draw:type="rectangle" draw:enhanced-path="M 0 0 L 21600 0 21600 21600 0 21600 0 0 Z N"/>
        </draw:custom-shape>
        <draw:custom-shape draw:style-name="gr13" draw:text-style-name="P23" draw:layer="layout" svg:width="1.042cm" svg:height="1.263cm" svg:x="11.877cm" svg:y="3.671cm">
          <text:p text:style-name="P32"><text:span text:style-name="T20">9</text:span></text:p>
          <draw:enhanced-geometry svg:viewBox="0 0 21600 21600" draw:type="rectangle" draw:enhanced-path="M 0 0 L 21600 0 21600 21600 0 21600 0 0 Z N"/>
        </draw:custom-shape>
        <draw:custom-shape draw:style-name="gr13" draw:text-style-name="P23" draw:layer="layout" svg:width="1.579cm" svg:height="1.263cm" svg:x="14.409cm" svg:y="3.706cm">
          <text:p text:style-name="P32"><text:span text:style-name="T20">10</text:span></text:p>
          <draw:enhanced-geometry svg:viewBox="0 0 21600 21600" draw:type="rectangle" draw:enhanced-path="M 0 0 L 21600 0 21600 21600 0 21600 0 0 Z N"/>
        </draw:custom-shape>
        <draw:custom-shape draw:style-name="gr13" draw:text-style-name="P23" draw:layer="layout" svg:width="1.579cm" svg:height="1.263cm" svg:x="17.375cm" svg:y="3.671cm">
          <text:p text:style-name="P32"><text:span text:style-name="T20">11</text:span></text:p>
          <draw:enhanced-geometry svg:viewBox="0 0 21600 21600" draw:type="rectangle" draw:enhanced-path="M 0 0 L 21600 0 21600 21600 0 21600 0 0 Z N"/>
        </draw:custom-shape>
        <draw:custom-shape draw:style-name="gr13" draw:text-style-name="P23" draw:layer="layout" svg:width="5.025cm" svg:height="1.263cm" svg:x="18.931cm" svg:y="3.636cm">
          <text:p text:style-name="P29"><text:span text:style-name="T21">Meia Noite</text:span></text:p>
          <draw:enhanced-geometry svg:viewBox="0 0 21600 21600" draw:type="rectangle" draw:enhanced-path="M 0 0 L 21600 0 21600 21600 0 21600 0 0 Z N"/>
        </draw:custom-shape>
        <draw:g>
          <draw:g>
            <draw:g>
              <draw:g>
                <draw:custom-shape draw:style-name="gr10" draw:text-style-name="P27" draw:layer="layout" svg:width="1.345cm" svg:height="1.662cm" svg:x="3.814cm" svg:y="8.116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7" draw:layer="layout" svg:width="1.037cm" svg:height="0.344cm" svg:x="4.122cm" svg:y="7.803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1" draw:text-style-name="P27" draw:layer="layout" svg:width="0.697cm" svg:height="0.12cm" svg:x="4.087cm" svg:y="8.261cm">
                <text:p/>
                <draw:enhanced-geometry svg:viewBox="0 0 21600 21600" draw:glue-points="?f6 0 10800 ?f8 ?f11 10800 ?f9 21600 10800 ?f10 ?f5 10800" draw:text-areas="?f3 ?f3 ?f4 ?f4" draw:type="parallelogram" draw:modifiers="539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4" draw:text-style-name="P24" draw:layer="layout" svg:width="1.667cm" svg:height="1.662cm" svg:x="5.141cm" svg:y="8.116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24" draw:layer="layout" svg:width="1.288cm" svg:height="0.344cm" svg:x="5.52cm" svg:y="7.803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5" draw:text-style-name="P25" draw:layer="layout" svg:width="0.216cm" svg:height="0.119cm" svg:x="5.648cm" svg:y="7.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4" draw:layer="layout" svg:width="0.873cm" svg:height="0.37cm" svg:x="5.348cm" svg:y="8.888cm">
                <text:p/>
                <draw:enhanced-geometry svg:viewBox="0 0 21600 21600" draw:glue-points="10800 0 0 10800 10800 21600 21600 10800" draw:path-stretchpoint-x="10800" draw:path-stretchpoint-y="10800" draw:text-areas="?f5 ?f6 ?f7 ?f8" draw:type="octagon" draw:modifiers="6325"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ustom-shape draw:style-name="gr7" draw:text-style-name="P26" draw:layer="layout" svg:width="0.379cm" svg:height="0.846cm" svg:x="7.628cm" svg:y="8.813cm">
              <text:p/>
              <draw:enhanced-geometry svg:viewBox="0 0 86 192" draw:type="non-primitive" draw:enhanced-path="M 62 0 L 85 0 23 191 0 191 62 0"/>
            </draw:custom-shape>
            <draw:custom-shape draw:style-name="gr8" draw:text-style-name="P26" draw:layer="layout" svg:width="0.468cm" svg:height="0.07cm" svg:x="7.61cm" svg:y="8.813cm">
              <text:p/>
              <draw:enhanced-geometry svg:viewBox="0 0 21600 21600" draw:type="rectangle" draw:enhanced-path="M 0 0 L 21600 0 21600 21600 0 21600 0 0 Z N"/>
            </draw:custom-shape>
            <draw:custom-shape draw:style-name="gr8" draw:text-style-name="P26" draw:layer="layout" svg:width="0.362cm" svg:height="0.07cm" svg:x="7.641cm" svg:y="9.17cm">
              <text:p/>
              <draw:enhanced-geometry svg:viewBox="0 0 21600 21600" draw:type="rectangle" draw:enhanced-path="M 0 0 L 21600 0 21600 21600 0 21600 0 0 Z N"/>
            </draw:custom-shape>
            <draw:custom-shape draw:style-name="gr8" draw:text-style-name="P26" draw:layer="layout" svg:width="0.455cm" svg:height="0.048cm" svg:x="6.834cm" svg:y="9.17cm">
              <text:p/>
              <draw:enhanced-geometry svg:viewBox="0 0 21600 21600" draw:type="rectangle" draw:enhanced-path="M 0 0 L 21600 0 21600 21600 0 21600 0 0 Z N"/>
            </draw:custom-shape>
            <draw:g>
              <draw:custom-shape draw:style-name="gr9" draw:text-style-name="P26" draw:layer="layout" svg:width="0.211cm" svg:height="0.212cm" svg:x="7.161cm" svg:y="8.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6" draw:layer="layout" svg:width="0.855cm" svg:height="1.305cm" svg:x="6.826cm" svg:y="8.354cm">
                <text:p/>
                <draw:enhanced-geometry svg:viewBox="0 0 194 296" draw:type="non-primitive" draw:enhanced-path="M 53 23 L 2 137 1 138 1 140 0 142 0 145 0 147 0 150 1 152 2 155 3 157 4 159 6 161 8 163 10 164 12 165 14 165 16 166 18 166 21 166 126 166 126 295 159 295 159 142 159 140 159 138 158 137 157 136 156 135 154 133 153 132 152 131 150 131 148 130 146 130 144 129 142 129 140 129 139 129 137 129 76 125 93 75 105 93 179 93 181 92 183 92 184 91 185 91 187 90 189 89 190 87 191 86 192 84 192 83 193 81 193 78 193 76 192 74 191 72 190 70 189 69 188 68 186 66 184 65 184 64 181 64 179 64 122 64 110 44 112 42 113 39 113 37 114 34 114 30 114 28 114 24 113 22 112 19 111 17 110 15 109 13 107 10 105 9 103 7 101 5 98 3 96 3 93 1 90 1 87 0 84 0 81 0 78 0 75 1 72 2 69 3 66 4 63 6 61 9 59 11 57 13 55 17 53 19 53 23"/>
              </draw:custom-shape>
            </draw:g>
          </draw:g>
          <draw:g>
            <draw:g>
              <draw:g>
                <draw:custom-shape draw:style-name="gr10" draw:text-style-name="P27" draw:layer="layout" svg:width="1.345cm" svg:height="1.663cm" svg:x="5.578cm" svg:y="10.162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7" draw:layer="layout" svg:width="1.037cm" svg:height="0.344cm" svg:x="5.886cm" svg:y="9.849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1" draw:text-style-name="P27" draw:layer="layout" svg:width="0.697cm" svg:height="0.119cm" svg:x="5.851cm" svg:y="10.308cm">
                <text:p/>
                <draw:enhanced-geometry svg:viewBox="0 0 21600 21600" draw:glue-points="?f6 0 10800 ?f8 ?f11 10800 ?f9 21600 10800 ?f10 ?f5 10800" draw:text-areas="?f3 ?f3 ?f4 ?f4" draw:type="parallelogram" draw:modifiers="539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4" draw:text-style-name="P24" draw:layer="layout" svg:width="1.667cm" svg:height="1.663cm" svg:x="6.905cm" svg:y="10.162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24" draw:layer="layout" svg:width="1.288cm" svg:height="0.344cm" svg:x="7.284cm" svg:y="9.849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5" draw:text-style-name="P25" draw:layer="layout" svg:width="0.216cm" svg:height="0.119cm" svg:x="7.412cm" svg:y="10.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4" draw:layer="layout" svg:width="0.873cm" svg:height="0.37cm" svg:x="7.112cm" svg:y="10.934cm">
                <text:p/>
                <draw:enhanced-geometry svg:viewBox="0 0 21600 21600" draw:glue-points="10800 0 0 10800 10800 21600 21600 10800" draw:path-stretchpoint-x="10800" draw:path-stretchpoint-y="10800" draw:text-areas="?f5 ?f6 ?f7 ?f8" draw:type="octagon" draw:modifiers="6325"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ustom-shape draw:style-name="gr7" draw:text-style-name="P26" draw:layer="layout" svg:width="0.379cm" svg:height="0.846cm" svg:x="9.392cm" svg:y="10.859cm">
              <text:p/>
              <draw:enhanced-geometry svg:viewBox="0 0 86 192" draw:type="non-primitive" draw:enhanced-path="M 62 0 L 85 0 23 191 0 191 62 0"/>
            </draw:custom-shape>
            <draw:custom-shape draw:style-name="gr8" draw:text-style-name="P26" draw:layer="layout" svg:width="0.468cm" svg:height="0.07cm" svg:x="9.374cm" svg:y="10.859cm">
              <text:p/>
              <draw:enhanced-geometry svg:viewBox="0 0 21600 21600" draw:type="rectangle" draw:enhanced-path="M 0 0 L 21600 0 21600 21600 0 21600 0 0 Z N"/>
            </draw:custom-shape>
            <draw:custom-shape draw:style-name="gr8" draw:text-style-name="P26" draw:layer="layout" svg:width="0.362cm" svg:height="0.071cm" svg:x="9.405cm" svg:y="11.216cm">
              <text:p/>
              <draw:enhanced-geometry svg:viewBox="0 0 21600 21600" draw:type="rectangle" draw:enhanced-path="M 0 0 L 21600 0 21600 21600 0 21600 0 0 Z N"/>
            </draw:custom-shape>
            <draw:custom-shape draw:style-name="gr8" draw:text-style-name="P26" draw:layer="layout" svg:width="0.454cm" svg:height="0.048cm" svg:x="8.598cm" svg:y="11.216cm">
              <text:p/>
              <draw:enhanced-geometry svg:viewBox="0 0 21600 21600" draw:type="rectangle" draw:enhanced-path="M 0 0 L 21600 0 21600 21600 0 21600 0 0 Z N"/>
            </draw:custom-shape>
            <draw:g>
              <draw:custom-shape draw:style-name="gr9" draw:text-style-name="P26" draw:layer="layout" svg:width="0.211cm" svg:height="0.212cm" svg:x="8.925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6" draw:layer="layout" svg:width="0.856cm" svg:height="1.305cm" svg:x="8.589cm" svg:y="10.4cm">
                <text:p/>
                <draw:enhanced-geometry svg:viewBox="0 0 194 296" draw:type="non-primitive" draw:enhanced-path="M 53 23 L 2 137 1 138 1 140 0 142 0 145 0 147 0 150 1 152 2 155 3 157 4 159 6 161 8 163 10 164 12 165 14 165 16 166 18 166 21 166 126 166 126 295 159 295 159 142 159 140 159 138 158 137 157 136 156 135 154 133 153 132 152 131 150 131 148 130 146 130 144 129 142 129 140 129 139 129 137 129 76 125 93 75 105 93 179 93 181 92 183 92 184 91 185 91 187 90 189 89 190 87 191 86 192 84 192 83 193 81 193 78 193 76 192 74 191 72 190 70 189 69 188 68 186 66 184 65 184 64 181 64 179 64 122 64 110 44 112 42 113 39 113 37 114 34 114 30 114 28 114 24 113 22 112 19 111 17 110 15 109 13 107 10 105 9 103 7 101 5 98 3 96 3 93 1 90 1 87 0 84 0 81 0 78 0 75 1 72 2 69 3 66 4 63 6 61 9 59 11 57 13 55 17 53 19 53 23"/>
              </draw:custom-shape>
            </draw:g>
          </draw:g>
          <draw:g>
            <draw:g>
              <draw:g>
                <draw:custom-shape draw:style-name="gr10" draw:text-style-name="P27" draw:layer="layout" svg:width="1.345cm" svg:height="1.662cm" svg:x="7.412cm" svg:y="12.314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7" draw:layer="layout" svg:width="1.036cm" svg:height="0.344cm" svg:x="7.721cm" svg:y="12.001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1" draw:text-style-name="P27" draw:layer="layout" svg:width="0.697cm" svg:height="0.119cm" svg:x="7.685cm" svg:y="12.46cm">
                <text:p/>
                <draw:enhanced-geometry svg:viewBox="0 0 21600 21600" draw:glue-points="?f6 0 10800 ?f8 ?f11 10800 ?f9 21600 10800 ?f10 ?f5 10800" draw:text-areas="?f3 ?f3 ?f4 ?f4" draw:type="parallelogram" draw:modifiers="539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4" draw:text-style-name="P24" draw:layer="layout" svg:width="1.667cm" svg:height="1.662cm" svg:x="8.739cm" svg:y="12.314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24" draw:layer="layout" svg:width="1.287cm" svg:height="0.344cm" svg:x="9.119cm" svg:y="12.001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5" draw:text-style-name="P25" draw:layer="layout" svg:width="0.217cm" svg:height="0.119cm" svg:x="9.246cm" svg:y="1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4" draw:layer="layout" svg:width="0.873cm" svg:height="0.37cm" svg:x="8.947cm" svg:y="13.086cm">
                <text:p/>
                <draw:enhanced-geometry svg:viewBox="0 0 21600 21600" draw:glue-points="10800 0 0 10800 10800 21600 21600 10800" draw:path-stretchpoint-x="10800" draw:path-stretchpoint-y="10800" draw:text-areas="?f5 ?f6 ?f7 ?f8" draw:type="octagon" draw:modifiers="6325"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ustom-shape draw:style-name="gr7" draw:text-style-name="P26" draw:layer="layout" svg:width="0.38cm" svg:height="0.846cm" svg:x="11.226cm" svg:y="13.011cm">
              <text:p/>
              <draw:enhanced-geometry svg:viewBox="0 0 86 192" draw:type="non-primitive" draw:enhanced-path="M 62 0 L 85 0 23 191 0 191 62 0"/>
            </draw:custom-shape>
            <draw:custom-shape draw:style-name="gr8" draw:text-style-name="P26" draw:layer="layout" svg:width="0.467cm" svg:height="0.07cm" svg:x="11.209cm" svg:y="13.011cm">
              <text:p/>
              <draw:enhanced-geometry svg:viewBox="0 0 21600 21600" draw:type="rectangle" draw:enhanced-path="M 0 0 L 21600 0 21600 21600 0 21600 0 0 Z N"/>
            </draw:custom-shape>
            <draw:custom-shape draw:style-name="gr8" draw:text-style-name="P26" draw:layer="layout" svg:width="0.361cm" svg:height="0.07cm" svg:x="11.24cm" svg:y="13.368cm">
              <text:p/>
              <draw:enhanced-geometry svg:viewBox="0 0 21600 21600" draw:type="rectangle" draw:enhanced-path="M 0 0 L 21600 0 21600 21600 0 21600 0 0 Z N"/>
            </draw:custom-shape>
            <draw:custom-shape draw:style-name="gr8" draw:text-style-name="P26" draw:layer="layout" svg:width="0.454cm" svg:height="0.048cm" svg:x="10.433cm" svg:y="13.368cm">
              <text:p/>
              <draw:enhanced-geometry svg:viewBox="0 0 21600 21600" draw:type="rectangle" draw:enhanced-path="M 0 0 L 21600 0 21600 21600 0 21600 0 0 Z N"/>
            </draw:custom-shape>
            <draw:g>
              <draw:custom-shape draw:style-name="gr9" draw:text-style-name="P26" draw:layer="layout" svg:width="0.212cm" svg:height="0.212cm" svg:x="10.759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6" draw:layer="layout" svg:width="0.855cm" svg:height="1.305cm" svg:x="10.424cm" svg:y="12.552cm">
                <text:p/>
                <draw:enhanced-geometry svg:viewBox="0 0 194 296" draw:type="non-primitive" draw:enhanced-path="M 53 23 L 2 137 1 138 1 140 0 142 0 145 0 147 0 150 1 152 2 155 3 157 4 159 6 161 8 163 10 164 12 165 14 165 16 166 18 166 21 166 126 166 126 295 159 295 159 142 159 140 159 138 158 137 157 136 156 135 154 133 153 132 152 131 150 131 148 130 146 130 144 129 142 129 140 129 139 129 137 129 76 125 93 75 105 93 179 93 181 92 183 92 184 91 185 91 187 90 189 89 190 87 191 86 192 84 192 83 193 81 193 78 193 76 192 74 191 72 190 70 189 69 188 68 186 66 184 65 184 64 181 64 179 64 122 64 110 44 112 42 113 39 113 37 114 34 114 30 114 28 114 24 113 22 112 19 111 17 110 15 109 13 107 10 105 9 103 7 101 5 98 3 96 3 93 1 90 1 87 0 84 0 81 0 78 0 75 1 72 2 69 3 66 4 63 6 61 9 59 11 57 13 55 17 53 19 53 23"/>
              </draw:custom-shape>
            </draw:g>
          </draw:g>
          <draw:g>
            <draw:g>
              <draw:g>
                <draw:custom-shape draw:style-name="gr10" draw:text-style-name="P27" draw:layer="layout" svg:width="1.345cm" svg:height="1.662cm" svg:x="9.246cm" svg:y="14.29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7" draw:layer="layout" svg:width="1.036cm" svg:height="0.344cm" svg:x="9.555cm" svg:y="13.976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1" draw:text-style-name="P27" draw:layer="layout" svg:width="0.697cm" svg:height="0.119cm" svg:x="9.52cm" svg:y="14.435cm">
                <text:p/>
                <draw:enhanced-geometry svg:viewBox="0 0 21600 21600" draw:glue-points="?f6 0 10800 ?f8 ?f11 10800 ?f9 21600 10800 ?f10 ?f5 10800" draw:text-areas="?f3 ?f3 ?f4 ?f4" draw:type="parallelogram" draw:modifiers="539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4" draw:text-style-name="P24" draw:layer="layout" svg:width="1.667cm" svg:height="1.662cm" svg:x="10.574cm" svg:y="14.29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24" draw:layer="layout" svg:width="1.288cm" svg:height="0.344cm" svg:x="10.953cm" svg:y="13.976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5" draw:text-style-name="P25" draw:layer="layout" svg:width="0.216cm" svg:height="0.119cm" svg:x="11.081cm" svg:y="14.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4" draw:layer="layout" svg:width="0.873cm" svg:height="0.371cm" svg:x="10.781cm" svg:y="15.061cm">
                <text:p/>
                <draw:enhanced-geometry svg:viewBox="0 0 21600 21600" draw:glue-points="10800 0 0 10800 10800 21600 21600 10800" draw:path-stretchpoint-x="10800" draw:path-stretchpoint-y="10800" draw:text-areas="?f5 ?f6 ?f7 ?f8" draw:type="octagon" draw:modifiers="6325"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ustom-shape draw:style-name="gr7" draw:text-style-name="P26" draw:layer="layout" svg:width="0.379cm" svg:height="0.847cm" svg:x="13.061cm" svg:y="14.986cm">
              <text:p/>
              <draw:enhanced-geometry svg:viewBox="0 0 86 192" draw:type="non-primitive" draw:enhanced-path="M 62 0 L 85 0 23 191 0 191 62 0"/>
            </draw:custom-shape>
            <draw:custom-shape draw:style-name="gr8" draw:text-style-name="P26" draw:layer="layout" svg:width="0.468cm" svg:height="0.071cm" svg:x="13.043cm" svg:y="14.986cm">
              <text:p/>
              <draw:enhanced-geometry svg:viewBox="0 0 21600 21600" draw:type="rectangle" draw:enhanced-path="M 0 0 L 21600 0 21600 21600 0 21600 0 0 Z N"/>
            </draw:custom-shape>
            <draw:custom-shape draw:style-name="gr8" draw:text-style-name="P26" draw:layer="layout" svg:width="0.362cm" svg:height="0.071cm" svg:x="13.074cm" svg:y="15.343cm">
              <text:p/>
              <draw:enhanced-geometry svg:viewBox="0 0 21600 21600" draw:type="rectangle" draw:enhanced-path="M 0 0 L 21600 0 21600 21600 0 21600 0 0 Z N"/>
            </draw:custom-shape>
            <draw:custom-shape draw:style-name="gr8" draw:text-style-name="P26" draw:layer="layout" svg:width="0.454cm" svg:height="0.049cm" svg:x="12.267cm" svg:y="15.343cm">
              <text:p/>
              <draw:enhanced-geometry svg:viewBox="0 0 21600 21600" draw:type="rectangle" draw:enhanced-path="M 0 0 L 21600 0 21600 21600 0 21600 0 0 Z N"/>
            </draw:custom-shape>
            <draw:g>
              <draw:custom-shape draw:style-name="gr9" draw:text-style-name="P26" draw:layer="layout" svg:width="0.212cm" svg:height="0.211cm" svg:x="12.593cm" svg:y="14.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6" draw:layer="layout" svg:width="0.856cm" svg:height="1.305cm" svg:x="12.258cm" svg:y="14.528cm">
                <text:p/>
                <draw:enhanced-geometry svg:viewBox="0 0 194 296" draw:type="non-primitive" draw:enhanced-path="M 53 23 L 2 137 1 138 1 140 0 142 0 145 0 147 0 150 1 152 2 155 3 157 4 159 6 161 8 163 10 164 12 165 14 165 16 166 18 166 21 166 126 166 126 295 159 295 159 142 159 140 159 138 158 137 157 136 156 135 154 133 153 132 152 131 150 131 148 130 146 130 144 129 142 129 140 129 139 129 137 129 76 125 93 75 105 93 179 93 181 92 183 92 184 91 185 91 187 90 189 89 190 87 191 86 192 84 192 83 193 81 193 78 193 76 192 74 191 72 190 70 189 69 188 68 186 66 184 65 184 64 181 64 179 64 122 64 110 44 112 42 113 39 113 37 114 34 114 30 114 28 114 24 113 22 112 19 111 17 110 15 109 13 107 10 105 9 103 7 101 5 98 3 96 3 93 1 90 1 87 0 84 0 81 0 78 0 75 1 72 2 69 3 66 4 63 6 61 9 59 11 57 13 55 17 53 19 53 23"/>
              </draw:custom-shape>
            </draw:g>
          </draw:g>
        </draw:g>
        <draw:custom-shape draw:style-name="gr13" draw:text-style-name="P23" draw:layer="layout" svg:width="1.122cm" svg:height="10.915cm" svg:x="0.244cm" svg:y="6.326cm">
          <text:p text:style-name="P29"><text:span text:style-name="T22">O</text:span></text:p>
          <text:p text:style-name="P29"><text:span text:style-name="T22">r</text:span></text:p>
          <text:p text:style-name="P29"><text:span text:style-name="T22">d</text:span></text:p>
          <text:p text:style-name="P29"><text:span text:style-name="T22">d</text:span></text:p>
          <text:p text:style-name="P29"><text:span text:style-name="T22">e</text:span></text:p>
          <text:p text:style-name="P29"><text:span text:style-name="T22">m</text:span></text:p>
          <text:p text:style-name="P29"><text:span text:style-name="T22"/></text:p>
          <text:p text:style-name="P29"><text:span text:style-name="T22">T</text:span></text:p>
          <text:p text:style-name="P29"><text:span text:style-name="T22">a</text:span></text:p>
          <text:p text:style-name="P29"><text:span text:style-name="T22">r</text:span></text:p>
          <text:p text:style-name="P29"><text:span text:style-name="T22">e</text:span></text:p>
          <text:p text:style-name="P29"><text:span text:style-name="T22">f</text:span></text:p>
          <text:p text:style-name="P29"><text:span text:style-name="T22">a</text:span></text:p>
          <text:p text:style-name="P29"><text:span text:style-name="T22">s</text:span></text:p>
          <draw:enhanced-geometry svg:viewBox="0 0 21600 21600" draw:type="rectangle" draw:enhanced-path="M 0 0 L 21600 0 21600 21600 0 21600 0 0 Z N"/>
        </draw:custom-shape>
        <draw:line draw:style-name="gr21" draw:text-style-name="P31" draw:layer="layout" svg:x1="1.499cm" svg:y1="7.344cm" svg:x2="1.499cm" svg:y2="15.776cm">
          <text:p/>
        </draw:line>
        <draw:custom-shape draw:style-name="gr13" draw:text-style-name="P23" draw:layer="layout" svg:width="2.612cm" svg:height="1.009cm" svg:x="10.962cm" svg:y="5.166cm">
          <text:p text:style-name="P32"><text:span text:style-name="T22">Tempo</text:span></text:p>
          <draw:enhanced-geometry svg:viewBox="0 0 21600 21600" draw:type="rectangle" draw:enhanced-path="M 0 0 L 21600 0 21600 21600 0 21600 0 0 Z N"/>
        </draw:custom-shape>
        <draw:g>
          <draw:custom-shape draw:style-name="gr13" draw:text-style-name="P23" draw:layer="layout" svg:width="1.579cm" svg:height="1.263cm" svg:x="3.638cm" svg:y="6.705cm">
            <text:p text:style-name="P29"><text:span text:style-name="T20">30</text:span></text:p>
            <draw:enhanced-geometry svg:viewBox="0 0 21600 21600" draw:type="rectangle" draw:enhanced-path="M 0 0 L 21600 0 21600 21600 0 21600 0 0 Z N"/>
          </draw:custom-shape>
          <draw:line draw:style-name="gr14" draw:text-style-name="P31" draw:layer="layout" svg:x1="3.761cm" svg:y1="6.551cm" svg:x2="5.03cm" svg:y2="6.551cm">
            <text:p/>
          </draw:line>
          <draw:line draw:style-name="gr17" draw:text-style-name="P31" draw:layer="layout" svg:x1="5.172cm" svg:y1="6.215cm" svg:x2="5.172cm" svg:y2="7.062cm">
            <text:p/>
          </draw:line>
          <draw:g>
            <draw:line draw:style-name="gr15" draw:text-style-name="P31" draw:layer="layout" svg:x1="5.242cm" svg:y1="6.692cm" svg:x2="6.829cm" svg:y2="6.692cm">
              <text:p/>
            </draw:line>
            <draw:custom-shape draw:style-name="gr13" draw:text-style-name="P23" draw:layer="layout" svg:width="1.579cm" svg:height="1.263cm" svg:x="5.259cm" svg:y="6.705cm">
              <text:p text:style-name="P29"><text:span text:style-name="T20">40</text:span></text:p>
              <draw:enhanced-geometry svg:viewBox="0 0 21600 21600" draw:type="rectangle" draw:enhanced-path="M 0 0 L 21600 0 21600 21600 0 21600 0 0 Z N"/>
            </draw:custom-shape>
            <draw:line draw:style-name="gr17" draw:text-style-name="P31" draw:layer="layout" svg:x1="6.935cm" svg:y1="6.215cm" svg:x2="6.935cm" svg:y2="7.062cm">
              <text:p/>
            </draw:line>
          </draw:g>
          <draw:g>
            <draw:line draw:style-name="gr15" draw:text-style-name="P31" draw:layer="layout" svg:x1="7.042cm" svg:y1="6.692cm" svg:x2="8.628cm" svg:y2="6.692cm">
              <text:p/>
            </draw:line>
            <draw:custom-shape draw:style-name="gr13" draw:text-style-name="P23" draw:layer="layout" svg:width="1.579cm" svg:height="1.263cm" svg:x="7.058cm" svg:y="6.705cm">
              <text:p text:style-name="P29"><text:span text:style-name="T20">40</text:span></text:p>
              <draw:enhanced-geometry svg:viewBox="0 0 21600 21600" draw:type="rectangle" draw:enhanced-path="M 0 0 L 21600 0 21600 21600 0 21600 0 0 Z N"/>
            </draw:custom-shape>
            <draw:line draw:style-name="gr17" draw:text-style-name="P31" draw:layer="layout" svg:x1="8.734cm" svg:y1="6.215cm" svg:x2="8.734cm" svg:y2="7.062cm">
              <text:p/>
            </draw:line>
          </draw:g>
          <draw:g>
            <draw:line draw:style-name="gr15" draw:text-style-name="P31" draw:layer="layout" svg:x1="8.841cm" svg:y1="6.692cm" svg:x2="10.427cm" svg:y2="6.692cm">
              <text:p/>
            </draw:line>
            <draw:custom-shape draw:style-name="gr13" draw:text-style-name="P23" draw:layer="layout" svg:width="1.579cm" svg:height="1.263cm" svg:x="8.857cm" svg:y="6.705cm">
              <text:p text:style-name="P29"><text:span text:style-name="T20">40</text:span></text:p>
              <draw:enhanced-geometry svg:viewBox="0 0 21600 21600" draw:type="rectangle" draw:enhanced-path="M 0 0 L 21600 0 21600 21600 0 21600 0 0 Z N"/>
            </draw:custom-shape>
            <draw:line draw:style-name="gr17" draw:text-style-name="P31" draw:layer="layout" svg:x1="10.533cm" svg:y1="6.215cm" svg:x2="10.533cm" svg:y2="7.062cm">
              <text:p/>
            </draw:line>
          </draw:g>
          <draw:line draw:style-name="gr15" draw:text-style-name="P31" draw:layer="layout" svg:x1="10.64cm" svg:y1="6.692cm" svg:x2="12.226cm" svg:y2="6.692cm">
            <text:p/>
          </draw:line>
          <draw:line draw:style-name="gr16" draw:text-style-name="P31" draw:layer="layout" svg:x1="12.404cm" svg:y1="6.833cm" svg:x2="13.355cm" svg:y2="6.833cm">
            <text:p/>
          </draw:line>
          <draw:custom-shape draw:style-name="gr13" draw:text-style-name="P23" draw:layer="layout" svg:width="1.579cm" svg:height="1.263cm" svg:x="10.657cm" svg:y="6.705cm">
            <text:p text:style-name="P29"><text:span text:style-name="T20">40</text:span></text:p>
            <draw:enhanced-geometry svg:viewBox="0 0 21600 21600" draw:type="rectangle" draw:enhanced-path="M 0 0 L 21600 0 21600 21600 0 21600 0 0 Z N"/>
          </draw:custom-shape>
          <draw:custom-shape draw:style-name="gr13" draw:text-style-name="P23" draw:layer="layout" svg:width="1.579cm" svg:height="1.263cm" svg:x="12.104cm" svg:y="6.705cm">
            <text:p text:style-name="P29"><text:span text:style-name="T20">20</text:span></text:p>
            <draw:enhanced-geometry svg:viewBox="0 0 21600 21600" draw:type="rectangle" draw:enhanced-path="M 0 0 L 21600 0 21600 21600 0 21600 0 0 Z N"/>
          </draw:custom-shape>
          <draw:line draw:style-name="gr17" draw:text-style-name="P31" draw:layer="layout" svg:x1="12.333cm" svg:y1="6.215cm" svg:x2="12.333cm" svg:y2="7.062cm">
            <text:p/>
          </draw:line>
          <draw:line draw:style-name="gr17" draw:text-style-name="P31" draw:layer="layout" svg:x1="13.462cm" svg:y1="6.215cm" svg:x2="13.462cm" svg:y2="7.062cm">
            <text:p/>
          </draw:line>
          <draw:line draw:style-name="gr14" draw:text-style-name="P31" draw:layer="layout" svg:x1="5.56cm" svg:y1="6.551cm" svg:x2="6.829cm" svg:y2="6.551cm">
            <text:p/>
          </draw:line>
          <draw:line draw:style-name="gr14" draw:text-style-name="P31" draw:layer="layout" svg:x1="7.359cm" svg:y1="6.551cm" svg:x2="8.628cm" svg:y2="6.551cm">
            <text:p/>
          </draw:line>
          <draw:line draw:style-name="gr14" draw:text-style-name="P31" draw:layer="layout" svg:x1="9.158cm" svg:y1="6.551cm" svg:x2="10.427cm" svg:y2="6.551cm">
            <text:p/>
          </draw:line>
          <draw:line draw:style-name="gr16" draw:text-style-name="P31" draw:layer="layout" svg:x1="7.042cm" svg:y1="6.833cm" svg:x2="7.993cm" svg:y2="6.833cm">
            <text:p/>
          </draw:line>
          <draw:line draw:style-name="gr16" draw:text-style-name="P31" draw:layer="layout" svg:x1="8.841cm" svg:y1="6.833cm" svg:x2="9.792cm" svg:y2="6.833cm">
            <text:p/>
          </draw:line>
          <draw:line draw:style-name="gr16" draw:text-style-name="P31" draw:layer="layout" svg:x1="10.64cm" svg:y1="6.833cm" svg:x2="11.591cm" svg:y2="6.833cm">
            <text:p/>
          </draw:line>
        </draw:g>
        <draw:frame presentation:style-name="pr13" draw:text-style-name="P21" draw:layer="layout" svg:width="24.5cm" svg:height="1.593cm" svg:x="0.5cm" svg:y="1.248cm" presentation:class="title" presentation:user-transformed="true">
          <draw:text-box>
            <text:p text:style-name="P9"><text:span text:style-name="T15">Lavanderia Pipelined</text:span></text:p>
          </draw:text-box>
        </draw:frame>
        <presentation:notes draw:style-name="dp4">
          <draw:page-thumbnail draw:layer="layout" svg:width="13.727cm" svg:height="10.297cm" svg:x="2.571cm" svg:y="2.086cm" draw:page-number="7"/>
          <draw:frame presentation:style-name="pr7" draw:text-style-name="P14" draw:layer="layout" svg:width="13.837cm" svg:height="12.649cm" svg:x="2.513cm" svg:y="13.091cm" presentation:class="notes" presentation:placeholder="true">
            <draw:text-box/>
          </draw:frame>
        </presentation:notes>
      </draw:page>
      <draw:page draw:name="page8" draw:style-name="dp1" draw:master-page-name="Padrão" presentation:presentation-page-layout-name="AL2T1">
        <draw:frame presentation:style-name="pr10" draw:text-style-name="P33" draw:layer="layout" svg:width="24.5cm" svg:height="2.54cm" svg:x="0.4cm" svg:y="0.73cm" presentation:class="title">
          <draw:text-box>
            <text:p><text:span text:style-name="T24">Pipeline no Processador</text:span></text:p>
          </draw:text-box>
        </draw:frame>
        <draw:frame presentation:style-name="pr11" draw:text-style-name="P34" draw:layer="layout" svg:width="22.93cm" svg:height="12.819cm" svg:x="1.235cm" svg:y="4.357cm" presentation:class="outline" presentation:user-transformed="true">
          <draw:text-box>
            <text:p text:style-name="P19"><text:span text:style-name="T25">Conceitos Básicos</text:span></text:p>
            <text:list text:style-name="L5">
              <text:list-item>
                <text:p text:style-name="P34"><text:span text:style-name="T26">O ciclo de execução é divido em fases subsequentes que se complementam</text:span></text:p>
              </text:list-item>
              <text:list-item>
                <text:p text:style-name="P34"><text:span text:style-name="T26">A CPU é organizada em estágios, de acordo com o ciclo de execução</text:span></text:p>
              </text:list-item>
              <text:list-item>
                <text:p text:style-name="P34"><text:span text:style-name="T26">Diferentes Instruções podem ocupar diferentes estágios simultaneamente</text:span></text:p>
              </text:list-item>
              <text:list-item>
                <text:p text:style-name="P34"><text:span text:style-name="T26">As instruções são executadas com paralelismo parcial</text:span></text:p>
              </text:list-item>
            </text:list>
          </draw:text-box>
        </draw:frame>
        <presentation:notes draw:style-name="dp2">
          <draw:page-thumbnail draw:style-name="gr3" draw:layer="layout" svg:width="13.727cm" svg:height="10.298cm" svg:x="2.57cm" svg:y="2.085cm" draw:page-number="8" presentation:class="page"/>
          <draw:frame presentation:style-name="pr12" draw:text-style-name="P20" draw:layer="layout" svg:width="13.837cm" svg:height="12.402cm" svg:x="2.513cm" svg:y="13.091cm" presentation:class="notes" presentation:placeholder="true">
            <draw:text-box/>
          </draw:frame>
        </presentation:notes>
      </draw:page>
      <draw:page draw:name="page9" draw:style-name="dp1" draw:master-page-name="Padrão" presentation:presentation-page-layout-name="AL2T1">
        <draw:frame presentation:style-name="pr13" draw:text-style-name="P17" draw:layer="layout" svg:width="24.5cm" svg:height="1.593cm" svg:x="0.5cm" svg:y="1.246cm" presentation:class="title" presentation:user-transformed="true">
          <draw:text-box>
            <text:p text:style-name="P9"><text:span text:style-name="T27">Exemplo do MIPS (5 estágios)</text:span></text:p>
          </draw:text-box>
        </draw:frame>
        <draw:frame presentation:style-name="pr8" draw:text-style-name="P36" draw:layer="layout" svg:width="22.93cm" svg:height="13.023cm" svg:x="1.235cm" svg:y="4.357cm" presentation:class="outline" presentation:user-transformed="true">
          <draw:text-box>
            <text:p text:style-name="P35"><text:span text:style-name="T28">Execução de Instruções no Processador:</text:span></text:p>
            <text:p text:style-name="P35"><text:span text:style-name="T29">Tem várias fases:</text:span></text:p>
            <text:list text:style-name="L10">
              <text:list-item>
                <text:list>
                  <text:list-item>
                    <text:p text:style-name="P16"><text:span text:style-name="T30">Busca da Instrução – </text:span><text:span text:style-name="T31">BI</text:span></text:p>
                  </text:list-item>
                  <text:list-item>
                    <text:p text:style-name="P16"><text:span text:style-name="T30">Decodificação da Instrução e Leitura de Registradores – </text:span><text:span text:style-name="T31">DI/RE</text:span></text:p>
                  </text:list-item>
                  <text:list-item>
                    <text:p text:style-name="P16"><text:span text:style-name="T30">Execução da Instrução ou Cálculo de Endereço de Operando – </text:span><text:span text:style-name="T31">EX</text:span></text:p>
                  </text:list-item>
                  <text:list-item>
                    <text:p text:style-name="P16"><text:span text:style-name="T30">Acesso à memória para busca/escrita de operandos – </text:span><text:span text:style-name="T31">MEM</text:span></text:p>
                  </text:list-item>
                  <text:list-item>
                    <text:p text:style-name="P16"><text:span text:style-name="T30">Escrita do Resultado nos Registradores – </text:span><text:span text:style-name="T31">ER ou WB</text:span><text:span text:style-name="T30"> (Write Back)</text:span></text:p>
                  </text:list-item>
                </text:list>
              </text:list-item>
            </text:list>
          </draw:text-box>
        </draw:frame>
        <presentation:notes draw:style-name="dp4">
          <draw:page-thumbnail draw:layer="layout" svg:width="13.727cm" svg:height="10.297cm" svg:x="2.571cm" svg:y="2.086cm" draw:page-number="9"/>
          <draw:frame presentation:style-name="pr7" draw:text-style-name="P14" draw:layer="layout" svg:width="13.837cm" svg:height="12.649cm" svg:x="2.513cm" svg:y="13.091cm" presentation:class="notes" presentation:placeholder="true">
            <draw:text-box/>
          </draw:frame>
        </presentation:notes>
      </draw:page>
      <draw:page draw:name="page10" draw:style-name="dp3" draw:master-page-name="Padrão" presentation:presentation-page-layout-name="AL2T1">
        <draw:frame presentation:style-name="pr13" draw:text-style-name="P17" draw:layer="layout" svg:width="24.5cm" svg:height="1.593cm" svg:x="0.5cm" svg:y="1.246cm" presentation:class="title" presentation:user-transformed="true">
          <draw:text-box>
            <text:p text:style-name="P9"><text:span text:style-name="T27">Exemplo do MIPS (5 estágios)</text:span></text:p>
          </draw:text-box>
        </draw:frame>
        <draw:custom-shape draw:style-name="gr22" draw:text-style-name="P17" draw:layer="layout" svg:width="5.468cm" svg:height="1.87cm" svg:x="0.6cm" svg:y="4.855cm">
          <text:p text:style-name="P29"><text:span text:style-name="T32">BI</text:span></text:p>
          <text:p text:style-name="P29"><text:span text:style-name="T33">busca instrução</text:span></text:p>
          <draw:enhanced-geometry svg:viewBox="0 0 21600 21600" draw:type="rectangle" draw:enhanced-path="M 0 0 L 21600 0 21600 21600 0 21600 0 0 Z N"/>
        </draw:custom-shape>
        <draw:custom-shape draw:style-name="gr22" draw:text-style-name="P17" draw:layer="layout" svg:width="6.103cm" svg:height="1.87cm" svg:x="6.315cm" svg:y="4.855cm">
          <text:p text:style-name="P29"><text:span text:style-name="T32">DI</text:span></text:p>
          <text:p text:style-name="P29"><text:span text:style-name="T33">decodifica instrução</text:span></text:p>
          <draw:enhanced-geometry svg:viewBox="0 0 21600 21600" draw:type="rectangle" draw:enhanced-path="M 0 0 L 21600 0 21600 21600 0 21600 0 0 Z N"/>
        </draw:custom-shape>
        <draw:custom-shape draw:style-name="gr22" draw:text-style-name="P17" draw:layer="layout" svg:width="3.775cm" svg:height="1.87cm" svg:x="17.956cm" svg:y="4.855cm">
          <text:p text:style-name="P29"><text:span text:style-name="T32">MEM</text:span></text:p>
          <text:p text:style-name="P29"><text:span text:style-name="T33">acessa memória</text:span></text:p>
          <draw:enhanced-geometry svg:viewBox="0 0 21600 21600" draw:type="rectangle" draw:enhanced-path="M 0 0 L 21600 0 21600 21600 0 21600 0 0 Z N"/>
        </draw:custom-shape>
        <draw:custom-shape draw:style-name="gr22" draw:text-style-name="P17" draw:layer="layout" svg:width="5.045cm" svg:height="1.87cm" svg:x="12.625cm" svg:y="4.855cm">
          <text:p text:style-name="P29"><text:span text:style-name="T32">EX</text:span></text:p>
          <text:p text:style-name="P29"><text:span text:style-name="T33">executa instrução/</text:span></text:p>
          <text:p text:style-name="P29"><text:span text:style-name="T33">calcula endereço</text:span></text:p>
          <draw:enhanced-geometry svg:viewBox="0 0 21600 21600" draw:type="rectangle" draw:enhanced-path="M 0 0 L 21600 0 21600 21600 0 21600 0 0 Z N"/>
        </draw:custom-shape>
        <draw:custom-shape draw:style-name="gr22" draw:text-style-name="P17" draw:layer="layout" svg:width="2.722cm" svg:height="1.87cm" svg:x="21.978cm" svg:y="4.855cm">
          <text:p text:style-name="P29"><text:span text:style-name="T34">WB</text:span></text:p>
          <text:p text:style-name="P29"><text:span text:style-name="T35">Write back</text:span></text:p>
          <draw:enhanced-geometry svg:viewBox="0 0 21600 21600" draw:type="rectangle" draw:enhanced-path="M 0 0 L 21600 0 21600 21600 0 21600 0 0 Z N"/>
        </draw:custom-shape>
        <draw:g>
          <draw:custom-shape draw:style-name="gr23" draw:text-style-name="P25" draw:layer="layout" svg:width="1.2cm" svg:height="0.996cm" svg:x="5.027cm" svg:y="12.731cm">
            <text:p/>
            <draw:enhanced-geometry svg:viewBox="0 0 21600 21600" draw:type="rectangle" draw:enhanced-path="M 0 0 L 21600 0 21600 21600 0 21600 0 0 Z N"/>
          </draw:custom-shape>
          <draw:custom-shape draw:style-name="gr24" draw:text-style-name="P17" draw:layer="layout" svg:width="1.222cm" svg:height="1.023cm" svg:x="5.046cm" svg:y="12.709cm">
            <text:p text:style-name="P32"><text:span text:style-name="T36">BI</text:span></text:p>
            <draw:enhanced-geometry svg:viewBox="0 0 21600 21600" draw:type="mso-spt202" draw:enhanced-path="M 0 0 L 21600 0 21600 21600 0 21600 0 0 Z N"/>
          </draw:custom-shape>
          <draw:custom-shape draw:style-name="gr23" draw:text-style-name="P25" draw:layer="layout" svg:width="1.199cm" svg:height="0.996cm" svg:x="6.227cm" svg:y="12.731cm">
            <text:p/>
            <draw:enhanced-geometry svg:viewBox="0 0 21600 21600" draw:type="rectangle" draw:enhanced-path="M 0 0 L 21600 0 21600 21600 0 21600 0 0 Z N"/>
          </draw:custom-shape>
          <draw:custom-shape draw:style-name="gr24" draw:text-style-name="P17" draw:layer="layout" svg:width="1.268cm" svg:height="1.023cm" svg:x="6.252cm" svg:y="12.709cm">
            <text:p text:style-name="P32"><text:span text:style-name="T36">DI</text:span></text:p>
            <draw:enhanced-geometry svg:viewBox="0 0 21600 21600" draw:type="mso-spt202" draw:enhanced-path="M 0 0 L 21600 0 21600 21600 0 21600 0 0 Z N"/>
          </draw:custom-shape>
          <draw:custom-shape draw:style-name="gr23" draw:text-style-name="P25" draw:layer="layout" svg:width="1.2cm" svg:height="0.996cm" svg:x="7.426cm" svg:y="12.731cm">
            <text:p/>
            <draw:enhanced-geometry svg:viewBox="0 0 21600 21600" draw:type="rectangle" draw:enhanced-path="M 0 0 L 21600 0 21600 21600 0 21600 0 0 Z N"/>
          </draw:custom-shape>
          <draw:custom-shape draw:style-name="gr24" draw:text-style-name="P17" draw:layer="layout" svg:width="1.425cm" svg:height="1.023cm" svg:x="7.23cm" svg:y="12.709cm">
            <text:p text:style-name="P32"><text:span text:style-name="T36">EX</text:span></text:p>
            <draw:enhanced-geometry svg:viewBox="0 0 21600 21600" draw:type="mso-spt202" draw:enhanced-path="M 0 0 L 21600 0 21600 21600 0 21600 0 0 Z N"/>
          </draw:custom-shape>
          <draw:custom-shape draw:style-name="gr23" draw:text-style-name="P25" draw:layer="layout" svg:width="1.199cm" svg:height="0.996cm" svg:x="8.626cm" svg:y="12.731cm">
            <text:p/>
            <draw:enhanced-geometry svg:viewBox="0 0 21600 21600" draw:type="rectangle" draw:enhanced-path="M 0 0 L 21600 0 21600 21600 0 21600 0 0 Z N"/>
          </draw:custom-shape>
          <draw:custom-shape draw:style-name="gr24" draw:text-style-name="P17" draw:layer="layout" svg:width="1.565cm" svg:height="1.023cm" svg:x="8.379cm" svg:y="12.709cm">
            <text:p text:style-name="P32"><text:span text:style-name="T36">ME</text:span></text:p>
            <draw:enhanced-geometry svg:viewBox="0 0 21600 21600" draw:type="mso-spt202" draw:enhanced-path="M 0 0 L 21600 0 21600 21600 0 21600 0 0 Z N"/>
          </draw:custom-shape>
          <draw:custom-shape draw:style-name="gr23" draw:text-style-name="P25" draw:layer="layout" svg:width="1.2cm" svg:height="0.996cm" svg:x="9.825cm" svg:y="12.731cm">
            <text:p/>
            <draw:enhanced-geometry svg:viewBox="0 0 21600 21600" draw:type="rectangle" draw:enhanced-path="M 0 0 L 21600 0 21600 21600 0 21600 0 0 Z N"/>
          </draw:custom-shape>
          <draw:custom-shape draw:style-name="gr24" draw:text-style-name="P17" draw:layer="layout" svg:width="1.683cm" svg:height="1.023cm" svg:x="9.572cm" svg:y="12.709cm">
            <text:p text:style-name="P32"><text:span text:style-name="T36">WB</text:span></text:p>
            <draw:enhanced-geometry svg:viewBox="0 0 21600 21600" draw:type="mso-spt202" draw:enhanced-path="M 0 0 L 21600 0 21600 21600 0 21600 0 0 Z N"/>
          </draw:custom-shape>
        </draw:g>
        <draw:g>
          <draw:custom-shape draw:style-name="gr23" draw:text-style-name="P25" draw:layer="layout" svg:width="1.2cm" svg:height="0.996cm" svg:x="6.226cm" svg:y="13.71cm">
            <text:p/>
            <draw:enhanced-geometry svg:viewBox="0 0 21600 21600" draw:type="rectangle" draw:enhanced-path="M 0 0 L 21600 0 21600 21600 0 21600 0 0 Z N"/>
          </draw:custom-shape>
          <draw:custom-shape draw:style-name="gr24" draw:text-style-name="P17" draw:layer="layout" svg:width="1.222cm" svg:height="1.023cm" svg:x="6.245cm" svg:y="13.688cm">
            <text:p text:style-name="P32"><text:span text:style-name="T37">BI</text:span></text:p>
            <draw:enhanced-geometry svg:viewBox="0 0 21600 21600" draw:type="mso-spt202" draw:enhanced-path="M 0 0 L 21600 0 21600 21600 0 21600 0 0 Z N"/>
          </draw:custom-shape>
          <draw:custom-shape draw:style-name="gr23" draw:text-style-name="P25" draw:layer="layout" svg:width="1.199cm" svg:height="0.996cm" svg:x="7.426cm" svg:y="13.71cm">
            <text:p/>
            <draw:enhanced-geometry svg:viewBox="0 0 21600 21600" draw:type="rectangle" draw:enhanced-path="M 0 0 L 21600 0 21600 21600 0 21600 0 0 Z N"/>
          </draw:custom-shape>
          <draw:custom-shape draw:style-name="gr24" draw:text-style-name="P17" draw:layer="layout" svg:width="1.268cm" svg:height="1.023cm" svg:x="7.451cm" svg:y="13.688cm">
            <text:p text:style-name="P32"><text:span text:style-name="T37">DI</text:span></text:p>
            <draw:enhanced-geometry svg:viewBox="0 0 21600 21600" draw:type="mso-spt202" draw:enhanced-path="M 0 0 L 21600 0 21600 21600 0 21600 0 0 Z N"/>
          </draw:custom-shape>
          <draw:custom-shape draw:style-name="gr23" draw:text-style-name="P25" draw:layer="layout" svg:width="1.2cm" svg:height="0.996cm" svg:x="8.625cm" svg:y="13.71cm">
            <text:p/>
            <draw:enhanced-geometry svg:viewBox="0 0 21600 21600" draw:type="rectangle" draw:enhanced-path="M 0 0 L 21600 0 21600 21600 0 21600 0 0 Z N"/>
          </draw:custom-shape>
          <draw:custom-shape draw:style-name="gr24" draw:text-style-name="P17" draw:layer="layout" svg:width="1.425cm" svg:height="1.023cm" svg:x="8.429cm" svg:y="13.688cm">
            <text:p text:style-name="P32"><text:span text:style-name="T37">EX</text:span></text:p>
            <draw:enhanced-geometry svg:viewBox="0 0 21600 21600" draw:type="mso-spt202" draw:enhanced-path="M 0 0 L 21600 0 21600 21600 0 21600 0 0 Z N"/>
          </draw:custom-shape>
          <draw:custom-shape draw:style-name="gr23" draw:text-style-name="P25" draw:layer="layout" svg:width="1.199cm" svg:height="0.996cm" svg:x="9.825cm" svg:y="13.71cm">
            <text:p/>
            <draw:enhanced-geometry svg:viewBox="0 0 21600 21600" draw:type="rectangle" draw:enhanced-path="M 0 0 L 21600 0 21600 21600 0 21600 0 0 Z N"/>
          </draw:custom-shape>
          <draw:custom-shape draw:style-name="gr24" draw:text-style-name="P17" draw:layer="layout" svg:width="1.565cm" svg:height="1.023cm" svg:x="9.578cm" svg:y="13.688cm">
            <text:p text:style-name="P32"><text:span text:style-name="T37">ME</text:span></text:p>
            <draw:enhanced-geometry svg:viewBox="0 0 21600 21600" draw:type="mso-spt202" draw:enhanced-path="M 0 0 L 21600 0 21600 21600 0 21600 0 0 Z N"/>
          </draw:custom-shape>
          <draw:custom-shape draw:style-name="gr23" draw:text-style-name="P25" draw:layer="layout" svg:width="1.2cm" svg:height="0.996cm" svg:x="11.024cm" svg:y="13.71cm">
            <text:p/>
            <draw:enhanced-geometry svg:viewBox="0 0 21600 21600" draw:type="rectangle" draw:enhanced-path="M 0 0 L 21600 0 21600 21600 0 21600 0 0 Z N"/>
          </draw:custom-shape>
          <draw:custom-shape draw:style-name="gr24" draw:text-style-name="P17" draw:layer="layout" svg:width="1.683cm" svg:height="1.023cm" svg:x="10.771cm" svg:y="13.688cm">
            <text:p text:style-name="P32"><text:span text:style-name="T37">WB</text:span></text:p>
            <draw:enhanced-geometry svg:viewBox="0 0 21600 21600" draw:type="mso-spt202" draw:enhanced-path="M 0 0 L 21600 0 21600 21600 0 21600 0 0 Z N"/>
          </draw:custom-shape>
        </draw:g>
        <draw:g>
          <draw:custom-shape draw:style-name="gr23" draw:text-style-name="P25" draw:layer="layout" svg:width="1.199cm" svg:height="0.996cm" svg:x="7.426cm" svg:y="14.711cm">
            <text:p/>
            <draw:enhanced-geometry svg:viewBox="0 0 21600 21600" draw:type="rectangle" draw:enhanced-path="M 0 0 L 21600 0 21600 21600 0 21600 0 0 Z N"/>
          </draw:custom-shape>
          <draw:custom-shape draw:style-name="gr24" draw:text-style-name="P17" draw:layer="layout" svg:width="1.222cm" svg:height="1.023cm" svg:x="7.445cm" svg:y="14.689cm">
            <text:p text:style-name="P32"><text:span text:style-name="T38">BI</text:span></text:p>
            <draw:enhanced-geometry svg:viewBox="0 0 21600 21600" draw:type="mso-spt202" draw:enhanced-path="M 0 0 L 21600 0 21600 21600 0 21600 0 0 Z N"/>
          </draw:custom-shape>
          <draw:custom-shape draw:style-name="gr23" draw:text-style-name="P25" draw:layer="layout" svg:width="1.198cm" svg:height="0.996cm" svg:x="8.625cm" svg:y="14.711cm">
            <text:p/>
            <draw:enhanced-geometry svg:viewBox="0 0 21600 21600" draw:type="rectangle" draw:enhanced-path="M 0 0 L 21600 0 21600 21600 0 21600 0 0 Z N"/>
          </draw:custom-shape>
          <draw:custom-shape draw:style-name="gr24" draw:text-style-name="P17" draw:layer="layout" svg:width="1.268cm" svg:height="1.023cm" svg:x="8.649cm" svg:y="14.689cm">
            <text:p text:style-name="P32"><text:span text:style-name="T38">DI</text:span></text:p>
            <draw:enhanced-geometry svg:viewBox="0 0 21600 21600" draw:type="mso-spt202" draw:enhanced-path="M 0 0 L 21600 0 21600 21600 0 21600 0 0 Z N"/>
          </draw:custom-shape>
          <draw:custom-shape draw:style-name="gr23" draw:text-style-name="P25" draw:layer="layout" svg:width="1.199cm" svg:height="0.996cm" svg:x="9.824cm" svg:y="14.711cm">
            <text:p/>
            <draw:enhanced-geometry svg:viewBox="0 0 21600 21600" draw:type="rectangle" draw:enhanced-path="M 0 0 L 21600 0 21600 21600 0 21600 0 0 Z N"/>
          </draw:custom-shape>
          <draw:custom-shape draw:style-name="gr24" draw:text-style-name="P17" draw:layer="layout" svg:width="1.425cm" svg:height="1.023cm" svg:x="9.627cm" svg:y="14.689cm">
            <text:p text:style-name="P32"><text:span text:style-name="T38">EX</text:span></text:p>
            <draw:enhanced-geometry svg:viewBox="0 0 21600 21600" draw:type="mso-spt202" draw:enhanced-path="M 0 0 L 21600 0 21600 21600 0 21600 0 0 Z N"/>
          </draw:custom-shape>
          <draw:custom-shape draw:style-name="gr23" draw:text-style-name="P25" draw:layer="layout" svg:width="1.198cm" svg:height="0.996cm" svg:x="11.024cm" svg:y="14.711cm">
            <text:p/>
            <draw:enhanced-geometry svg:viewBox="0 0 21600 21600" draw:type="rectangle" draw:enhanced-path="M 0 0 L 21600 0 21600 21600 0 21600 0 0 Z N"/>
          </draw:custom-shape>
          <draw:custom-shape draw:style-name="gr24" draw:text-style-name="P17" draw:layer="layout" svg:width="1.565cm" svg:height="1.023cm" svg:x="10.776cm" svg:y="14.689cm">
            <text:p text:style-name="P32"><text:span text:style-name="T38">ME</text:span></text:p>
            <draw:enhanced-geometry svg:viewBox="0 0 21600 21600" draw:type="mso-spt202" draw:enhanced-path="M 0 0 L 21600 0 21600 21600 0 21600 0 0 Z N"/>
          </draw:custom-shape>
          <draw:custom-shape draw:style-name="gr23" draw:text-style-name="P25" draw:layer="layout" svg:width="1.199cm" svg:height="0.996cm" svg:x="12.223cm" svg:y="14.711cm">
            <text:p/>
            <draw:enhanced-geometry svg:viewBox="0 0 21600 21600" draw:type="rectangle" draw:enhanced-path="M 0 0 L 21600 0 21600 21600 0 21600 0 0 Z N"/>
          </draw:custom-shape>
          <draw:custom-shape draw:style-name="gr24" draw:text-style-name="P17" draw:layer="layout" svg:width="1.683cm" svg:height="1.023cm" svg:x="11.97cm" svg:y="14.689cm">
            <text:p text:style-name="P32"><text:span text:style-name="T38">WB</text:span></text:p>
            <draw:enhanced-geometry svg:viewBox="0 0 21600 21600" draw:type="mso-spt202" draw:enhanced-path="M 0 0 L 21600 0 21600 21600 0 21600 0 0 Z N"/>
          </draw:custom-shape>
        </draw:g>
        <draw:custom-shape draw:style-name="gr24" draw:text-style-name="P17" draw:layer="layout" svg:width="1.95cm" svg:height="1.023cm" svg:x="2.751cm" svg:y="12.687cm">
          <text:p text:style-name="P32"><text:span text:style-name="T36">OP1</text:span></text:p>
          <draw:enhanced-geometry svg:viewBox="0 0 21600 21600" draw:type="mso-spt202" draw:enhanced-path="M 0 0 L 21600 0 21600 21600 0 21600 0 0 Z N"/>
        </draw:custom-shape>
        <draw:custom-shape draw:style-name="gr24" draw:text-style-name="P17" draw:layer="layout" svg:width="1.95cm" svg:height="1.023cm" svg:x="2.698cm" svg:y="13.705cm">
          <text:p text:style-name="P32"><text:span text:style-name="T37">OP2</text:span></text:p>
          <draw:enhanced-geometry svg:viewBox="0 0 21600 21600" draw:type="mso-spt202" draw:enhanced-path="M 0 0 L 21600 0 21600 21600 0 21600 0 0 Z N"/>
        </draw:custom-shape>
        <draw:custom-shape draw:style-name="gr24" draw:text-style-name="P17" draw:layer="layout" svg:width="1.95cm" svg:height="1.023cm" svg:x="2.698cm" svg:y="14.689cm">
          <text:p text:style-name="P32"><text:span text:style-name="T38">OP3</text:span></text:p>
          <draw:enhanced-geometry svg:viewBox="0 0 21600 21600" draw:type="mso-spt202" draw:enhanced-path="M 0 0 L 21600 0 21600 21600 0 21600 0 0 Z N"/>
        </draw:custom-shape>
        <draw:custom-shape draw:style-name="gr24" draw:text-style-name="P17" draw:layer="layout" svg:width="2.83cm" svg:height="1.023cm" svg:x="4.824cm" svg:y="15.906cm">
          <text:p text:style-name="P32"><text:span text:style-name="T39">Tempo</text:span></text:p>
          <draw:enhanced-geometry svg:viewBox="0 0 21600 21600" draw:type="mso-spt202" draw:enhanced-path="M 0 0 L 21600 0 21600 21600 0 21600 0 0 Z N"/>
        </draw:custom-shape>
        <draw:line draw:style-name="gr25" draw:text-style-name="P31" draw:layer="layout" svg:x1="4.798cm" svg:y1="16.907cm" svg:x2="22.203cm" svg:y2="16.907cm">
          <text:p/>
        </draw:line>
        <draw:custom-shape draw:style-name="gr24" draw:text-style-name="P17" draw:layer="layout" svg:width="1.95cm" svg:height="1.023cm" svg:x="2.751cm" svg:y="7.289cm">
          <text:p text:style-name="P32"><text:span text:style-name="T36">OP1</text:span></text:p>
          <draw:enhanced-geometry svg:viewBox="0 0 21600 21600" draw:type="mso-spt202" draw:enhanced-path="M 0 0 L 21600 0 21600 21600 0 21600 0 0 Z N"/>
        </draw:custom-shape>
        <draw:custom-shape draw:style-name="gr24" draw:text-style-name="P17" draw:layer="layout" svg:width="1.95cm" svg:height="1.023cm" svg:x="2.698cm" svg:y="8.308cm">
          <text:p text:style-name="P32"><text:span text:style-name="T37">OP2</text:span></text:p>
          <draw:enhanced-geometry svg:viewBox="0 0 21600 21600" draw:type="mso-spt202" draw:enhanced-path="M 0 0 L 21600 0 21600 21600 0 21600 0 0 Z N"/>
        </draw:custom-shape>
        <draw:custom-shape draw:style-name="gr24" draw:text-style-name="P17" draw:layer="layout" svg:width="1.95cm" svg:height="1.023cm" svg:x="2.698cm" svg:y="9.291cm">
          <text:p text:style-name="P32"><text:span text:style-name="T38">OP3</text:span></text:p>
          <draw:enhanced-geometry svg:viewBox="0 0 21600 21600" draw:type="mso-spt202" draw:enhanced-path="M 0 0 L 21600 0 21600 21600 0 21600 0 0 Z N"/>
        </draw:custom-shape>
        <draw:custom-shape draw:style-name="gr24" draw:text-style-name="P17" draw:layer="layout" svg:width="2.83cm" svg:height="1.023cm" svg:x="4.824cm" svg:y="10.323cm">
          <text:p text:style-name="P32"><text:span text:style-name="T39">Tempo</text:span></text:p>
          <draw:enhanced-geometry svg:viewBox="0 0 21600 21600" draw:type="mso-spt202" draw:enhanced-path="M 0 0 L 21600 0 21600 21600 0 21600 0 0 Z N"/>
        </draw:custom-shape>
        <draw:line draw:style-name="gr26" draw:text-style-name="P31" draw:layer="layout" svg:x1="4.798cm" svg:y1="11.324cm" svg:x2="22.203cm" svg:y2="11.324cm">
          <text:p/>
        </draw:line>
        <draw:custom-shape draw:style-name="gr27" draw:text-style-name="P37" draw:layer="layout" svg:width="5.998cm" svg:height="1.001cm" svg:x="5cm" svg:y="7.325cm">
          <text:p/>
          <draw:enhanced-geometry svg:viewBox="0 0 21600 21600" draw:type="rectangle" draw:enhanced-path="M 0 0 L 21600 0 21600 21600 0 21600 0 0 Z N"/>
        </draw:custom-shape>
        <draw:custom-shape draw:style-name="gr28" draw:text-style-name="P38" draw:layer="layout" svg:width="5.997cm" svg:height="1.001cm" svg:x="11.002cm" svg:y="8.326cm">
          <text:p/>
          <draw:enhanced-geometry svg:viewBox="0 0 21600 21600" draw:type="rectangle" draw:enhanced-path="M 0 0 L 21600 0 21600 21600 0 21600 0 0 Z N"/>
        </draw:custom-shape>
        <draw:custom-shape draw:style-name="gr29" draw:text-style-name="P39" draw:layer="layout" svg:width="5.998cm" svg:height="1.001cm" svg:x="16.999cm" svg:y="9.322cm">
          <text:p/>
          <draw:enhanced-geometry svg:viewBox="0 0 21600 21600" draw:type="rectangle" draw:enhanced-path="M 0 0 L 21600 0 21600 21600 0 21600 0 0 Z N"/>
        </draw:custom-shape>
        <presentation:notes draw:style-name="dp4">
          <draw:page-thumbnail draw:layer="layout" svg:width="13.727cm" svg:height="10.297cm" svg:x="2.571cm" svg:y="2.086cm" draw:page-number="10"/>
          <draw:frame presentation:style-name="pr7" draw:text-style-name="P14" draw:layer="layout" svg:width="13.837cm" svg:height="12.649cm" svg:x="2.513cm" svg:y="13.091cm" presentation:class="notes" presentation:placeholder="true">
            <draw:text-box/>
          </draw:frame>
        </presentation:notes>
      </draw:page>
      <draw:page draw:name="page11" draw:style-name="dp5" draw:master-page-name="Padrão_20_1" presentation:presentation-page-layout-name="AL2T1" presentation:use-footer-name="ftr1" presentation:use-date-time-name="dtd1">
        <draw:frame presentation:style-name="pr17" draw:text-style-name="P40" draw:layer="layout" svg:width="5.927cm" svg:height="3.816cm" svg:x="0.799cm" svg:y="13.976cm" presentation:class="title" presentation:user-transformed="true">
          <draw:text-box>
            <text:list text:style-name="L11">
              <text:list-header>
                <text:p text:style-name="P6"><text:span text:style-name="T40">Detalhes do Hardware</text:span></text:p>
              </text:list-header>
            </text:list>
          </draw:text-box>
        </draw:frame>
        <draw:frame draw:style-name="gr30" draw:text-style-name="P41" draw:layer="layout" svg:width="22.7cm" svg:height="16.26cm" svg:x="1.35cm" svg:y="0.871cm">
          <loext:p draw:class-id="00000000-0000-0000-0000-000000000000"/>
          <draw:object-ole xlink:href="./Object 3" xlink:type="simple" xlink:show="embed" xlink:actuate="onLoad"/>
          <draw:image xlink:href="./ObjectReplacements/Object 3" xlink:type="simple" xlink:show="embed" xlink:actuate="onLoad"/>
        </draw:frame>
        <presentation:notes draw:style-name="dp2">
          <draw:page-thumbnail draw:style-name="gr3" draw:layer="layout" svg:width="13.779cm" svg:height="10.334cm" svg:x="2.545cm" svg:y="2.094cm" draw:page-number="11" presentation:class="page"/>
          <draw:frame presentation:style-name="pr18" draw:text-style-name="P42" draw:layer="layout" svg:width="15.095cm" svg:height="12.401cm" svg:x="1.887cm" svg:y="13.09cm" presentation:class="notes" presentation:placeholder="true">
            <draw:text-box/>
          </draw:frame>
        </presentation:notes>
      </draw:page>
      <draw:page draw:name="page12" draw:style-name="dp6" draw:master-page-name="Padrão_20_1" presentation:presentation-page-layout-name="AL2T1" presentation:use-footer-name="ftr1" presentation:use-date-time-name="dtd1">
        <draw:frame presentation:style-name="pr19" draw:text-style-name="P44" draw:layer="layout" svg:width="24.288cm" svg:height="0.726cm" svg:x="0.612cm" svg:y="17.044cm" presentation:class="outline" presentation:user-transformed="true">
          <draw:text-box>
            <text:list text:style-name="L12">
              <text:list-item>
                <text:p text:style-name="P43"><text:span text:style-name="T41">Busca instrução apontada pelo PC e armazena no registrador B/D. Incrementa PC de 4 bytes e armazena cópia no registrador B/D.</text:span></text:p>
              </text:list-item>
            </text:list>
          </draw:text-box>
        </draw:frame>
        <draw:frame draw:style-name="gr31" draw:text-style-name="P41" draw:layer="layout" svg:width="22.7cm" svg:height="16.26cm" svg:x="1.35cm" svg:y="0.8cm">
          <loext:p draw:class-id="00000000-0000-0000-0000-000000000000"/>
          <draw:object-ole xlink:href="./Object 4" xlink:type="simple" xlink:show="embed" xlink:actuate="onLoad"/>
          <draw:image xlink:href="./ObjectReplacements/Object 4" xlink:type="simple" xlink:show="embed" xlink:actuate="onLoad"/>
        </draw:frame>
        <draw:frame presentation:style-name="pr20" draw:text-style-name="P40" draw:layer="layout" svg:width="5.292cm" svg:height="2.541cm" svg:x="0.635cm" svg:y="14.392cm" presentation:class="title" presentation:user-transformed="true">
          <draw:text-box>
            <text:list text:style-name="L11">
              <text:list-header>
                <text:p text:style-name="P6"><text:span text:style-name="T42">Busca Instruções</text:span></text:p>
              </text:list-header>
            </text:list>
          </draw:text-box>
        </draw:frame>
        <presentation:notes draw:style-name="dp2">
          <draw:page-thumbnail draw:style-name="gr3" draw:layer="layout" svg:width="13.779cm" svg:height="10.334cm" svg:x="2.545cm" svg:y="2.094cm" draw:page-number="12" presentation:class="page"/>
          <draw:frame presentation:style-name="pr18" draw:text-style-name="P42" draw:layer="layout" svg:width="15.095cm" svg:height="12.401cm" svg:x="1.887cm" svg:y="13.09cm" presentation:class="notes" presentation:placeholder="true">
            <draw:text-box/>
          </draw:frame>
        </presentation:notes>
      </draw:page>
      <draw:page draw:name="page13" draw:style-name="dp6" draw:master-page-name="Padrão_20_1" presentation:presentation-page-layout-name="AL2T1" presentation:use-footer-name="ftr1" presentation:use-date-time-name="dtd1">
        <draw:frame presentation:style-name="pr21" draw:text-style-name="P44" draw:layer="layout" svg:width="23.888cm" svg:height="1.191cm" svg:x="0.612cm" svg:y="16.945cm" presentation:class="outline" presentation:user-transformed="true">
          <draw:text-box>
            <text:list text:style-name="L12">
              <text:list-header>
                <text:p text:style-name="P45"><text:span text:style-name="T41">Lê os regs fontes (rr#1, rr#2) e coloca os dados no reg. D/X . O campo imediato segue para a extensão de sinal. Informa o regs destino (wr). </text:span></text:p>
              </text:list-header>
            </text:list>
          </draw:text-box>
        </draw:frame>
        <draw:frame draw:style-name="gr30" draw:text-style-name="P41" draw:layer="layout" svg:width="22.7cm" svg:height="16.26cm" svg:x="1.35cm" svg:y="0.8cm">
          <loext:p draw:class-id="00000000-0000-0000-0000-000000000000"/>
          <draw:object-ole xlink:href="./Object 5" xlink:type="simple" xlink:show="embed" xlink:actuate="onLoad"/>
          <draw:image xlink:href="./ObjectReplacements/Object 5" xlink:type="simple" xlink:show="embed" xlink:actuate="onLoad"/>
        </draw:frame>
        <draw:frame presentation:style-name="pr20" draw:text-style-name="P40" draw:layer="layout" svg:width="5.865cm" svg:height="2.541cm" svg:x="0.635cm" svg:y="14.392cm" presentation:class="title" presentation:user-transformed="true">
          <draw:text-box>
            <text:list text:style-name="L11">
              <text:list-header>
                <text:p text:style-name="P6"><text:span text:style-name="T42">Decodifica Instruções</text:span></text:p>
              </text:list-header>
            </text:list>
          </draw:text-box>
        </draw:frame>
        <presentation:notes draw:style-name="dp2">
          <draw:page-thumbnail draw:style-name="gr3" draw:layer="layout" svg:width="13.779cm" svg:height="10.334cm" svg:x="2.545cm" svg:y="2.094cm" draw:page-number="13" presentation:class="page"/>
          <draw:frame presentation:style-name="pr18" draw:text-style-name="P42" draw:layer="layout" svg:width="15.095cm" svg:height="12.401cm" svg:x="1.887cm" svg:y="13.09cm" presentation:class="notes" presentation:placeholder="true">
            <draw:text-box/>
          </draw:frame>
        </presentation:notes>
      </draw:page>
      <draw:page draw:name="page14" draw:style-name="dp6" draw:master-page-name="Padrão_20_1" presentation:presentation-page-layout-name="AL2T1" presentation:use-footer-name="ftr1" presentation:use-date-time-name="dtd1">
        <draw:frame presentation:style-name="pr19" draw:text-style-name="P44" draw:layer="layout" svg:width="21.134cm" svg:height="0.726cm" svg:x="2.614cm" svg:y="17.144cm" presentation:class="outline" presentation:user-transformed="true">
          <draw:text-box>
            <text:list text:style-name="L12">
              <text:list-header>
                <text:p text:style-name="P43"><text:span text:style-name="T41">Obtém os dados do registrador D/X, repassa-os para a ULA e coloca o resultado no registrador X/M</text:span></text:p>
              </text:list-header>
            </text:list>
          </draw:text-box>
        </draw:frame>
        <draw:frame draw:style-name="gr30" draw:text-style-name="P41" draw:layer="layout" svg:width="22.7cm" svg:height="16.26cm" svg:x="1.35cm" svg:y="0.8cm">
          <loext:p draw:class-id="00000000-0000-0000-0000-000000000000"/>
          <draw:object-ole xlink:href="./Object 6" xlink:type="simple" xlink:show="embed" xlink:actuate="onLoad"/>
          <draw:image xlink:href="./ObjectReplacements/Object 6" xlink:type="simple" xlink:show="embed" xlink:actuate="onLoad"/>
        </draw:frame>
        <draw:frame presentation:style-name="pr20" draw:text-style-name="P40" draw:layer="layout" svg:width="5.292cm" svg:height="2.541cm" svg:x="1.235cm" svg:y="14.392cm" presentation:class="title" presentation:user-transformed="true">
          <draw:text-box>
            <text:list text:style-name="L11">
              <text:list-header>
                <text:p text:style-name="P6"><text:span text:style-name="T42">Executa Instruções</text:span></text:p>
              </text:list-header>
            </text:list>
          </draw:text-box>
        </draw:frame>
        <presentation:notes draw:style-name="dp2">
          <draw:page-thumbnail draw:style-name="gr3" draw:layer="layout" svg:width="13.779cm" svg:height="10.334cm" svg:x="2.545cm" svg:y="2.094cm" draw:page-number="14" presentation:class="page"/>
          <draw:frame presentation:style-name="pr18" draw:text-style-name="P42" draw:layer="layout" svg:width="15.095cm" svg:height="12.401cm" svg:x="1.887cm" svg:y="13.09cm" presentation:class="notes" presentation:placeholder="true">
            <draw:text-box/>
          </draw:frame>
        </presentation:notes>
      </draw:page>
      <draw:page draw:name="page15" draw:style-name="dp6" draw:master-page-name="Padrão_20_1" presentation:presentation-page-layout-name="AL2T1" presentation:use-footer-name="ftr1" presentation:use-date-time-name="dtd1">
        <draw:frame presentation:style-name="pr19" draw:text-style-name="P44" draw:layer="layout" svg:width="25.188cm" svg:height="0.726cm" svg:x="0.212cm" svg:y="17.144cm" presentation:class="outline" presentation:user-transformed="true">
          <draw:text-box>
            <text:list text:style-name="L12">
              <text:list-header>
                <text:p text:style-name="P43"><text:span text:style-name="T41">Acessa memória para leitura ou escrita e coloca resultado da operação no registrador M/ER.</text:span></text:p>
              </text:list-header>
            </text:list>
          </draw:text-box>
        </draw:frame>
        <draw:frame draw:style-name="gr30" draw:text-style-name="P41" draw:layer="layout" svg:width="22.7cm" svg:height="16.26cm" svg:x="1.35cm" svg:y="0.8cm">
          <loext:p draw:class-id="00000000-0000-0000-0000-000000000000"/>
          <draw:object-ole xlink:href="./Object 7" xlink:type="simple" xlink:show="embed" xlink:actuate="onLoad"/>
          <draw:image xlink:href="./ObjectReplacements/Object 7" xlink:type="simple" xlink:show="embed" xlink:actuate="onLoad"/>
        </draw:frame>
        <draw:frame presentation:style-name="pr22" draw:text-style-name="P40" draw:layer="layout" svg:width="5.292cm" svg:height="2.631cm" svg:x="0.635cm" svg:y="14.302cm" presentation:class="title" presentation:user-transformed="true">
          <draw:text-box>
            <text:list text:style-name="L11">
              <text:list-header>
                <text:p text:style-name="P6"><text:span text:style-name="T40">Acessa Memória</text:span></text:p>
              </text:list-header>
            </text:list>
          </draw:text-box>
        </draw:frame>
        <presentation:notes draw:style-name="dp2">
          <draw:page-thumbnail draw:style-name="gr3" draw:layer="layout" svg:width="13.779cm" svg:height="10.334cm" svg:x="2.545cm" svg:y="2.094cm" draw:page-number="15" presentation:class="page"/>
          <draw:frame presentation:style-name="pr18" draw:text-style-name="P42" draw:layer="layout" svg:width="15.095cm" svg:height="12.401cm" svg:x="1.887cm" svg:y="13.09cm" presentation:class="notes" presentation:placeholder="true">
            <draw:text-box/>
          </draw:frame>
        </presentation:notes>
      </draw:page>
      <draw:page draw:name="page16" draw:style-name="dp6" draw:master-page-name="Padrão_20_1" presentation:presentation-page-layout-name="AL2T1" presentation:use-footer-name="ftr1" presentation:use-date-time-name="dtd1">
        <draw:frame presentation:style-name="pr19" draw:text-style-name="P44" draw:layer="layout" svg:width="22.328cm" svg:height="0.726cm" svg:x="1.775cm" svg:y="17.144cm" presentation:class="outline" presentation:user-transformed="true">
          <draw:text-box>
            <text:list text:style-name="L12">
              <text:list-header>
                <text:p text:style-name="P43"><text:span text:style-name="T41">Escreve o valor final no registrador destino da instrução</text:span></text:p>
              </text:list-header>
            </text:list>
          </draw:text-box>
        </draw:frame>
        <draw:frame draw:style-name="gr32" draw:text-style-name="P41" draw:layer="layout" svg:width="22.7cm" svg:height="16.26cm" svg:x="1.339cm" svg:y="0.8cm">
          <loext:p draw:class-id="00000000-0000-0000-0000-000000000000"/>
          <draw:object-ole xlink:href="./Object 9" xlink:type="simple" xlink:show="embed" xlink:actuate="onLoad"/>
          <draw:image xlink:href="./ObjectReplacements/Object 9" xlink:type="simple" xlink:show="embed" xlink:actuate="onLoad"/>
        </draw:frame>
        <draw:frame presentation:style-name="pr20" draw:text-style-name="P40" draw:layer="layout" svg:width="5.715cm" svg:height="2.541cm" svg:x="0.634cm" svg:y="14.392cm" presentation:class="title" presentation:user-transformed="true">
          <draw:text-box>
            <text:list text:style-name="L11">
              <text:list-header>
                <text:p text:style-name="P6"><text:span text:style-name="T42">Escrita no Registrador</text:span></text:p>
              </text:list-header>
            </text:list>
          </draw:text-box>
        </draw:frame>
        <presentation:notes draw:style-name="dp2">
          <draw:page-thumbnail draw:style-name="gr3" draw:layer="layout" svg:width="13.779cm" svg:height="10.334cm" svg:x="2.545cm" svg:y="2.094cm" draw:page-number="16" presentation:class="page"/>
          <draw:frame presentation:style-name="pr18" draw:text-style-name="P42" draw:layer="layout" svg:width="15.095cm" svg:height="12.401cm" svg:x="1.887cm" svg:y="13.09cm" presentation:class="notes" presentation:placeholder="true">
            <draw:text-box/>
          </draw:frame>
        </presentation:notes>
      </draw:page>
      <draw:page draw:name="page17" draw:style-name="dp7" draw:master-page-name="Padrão_20_1" presentation:presentation-page-layout-name="AL2T1" presentation:use-footer-name="ftr1" presentation:use-date-time-name="dtd1">
        <draw:frame presentation:style-name="pr19" draw:text-style-name="P44" draw:layer="layout" svg:width="23.813cm" svg:height="0.726cm" svg:x="0.794cm" svg:y="17.144cm" presentation:class="outline" presentation:user-transformed="true">
          <draw:text-box>
            <text:list text:style-name="L12">
              <text:list-header>
                <text:p text:style-name="P43"><text:span text:style-name="T41">Busca instrução apontada pelo PC e armazena no registrador B/D. Incrementa PC de 4 bytes e armazena cópia no registrador B/D.</text:span></text:p>
              </text:list-header>
            </text:list>
          </draw:text-box>
        </draw:frame>
        <draw:frame draw:style-name="gr31" draw:text-style-name="P41" draw:layer="layout" svg:width="22.7cm" svg:height="16.26cm" svg:x="1.239cm" svg:y="0.7cm">
          <loext:p draw:class-id="00000000-0000-0000-0000-000000000000"/>
          <draw:object-ole xlink:href="./Object 10" xlink:type="simple" xlink:show="embed" xlink:actuate="onLoad"/>
          <draw:image xlink:href="./ObjectReplacements/Object 10" xlink:type="simple" xlink:show="embed" xlink:actuate="onLoad"/>
        </draw:frame>
        <draw:frame presentation:style-name="pr20" draw:text-style-name="P40" draw:layer="layout" svg:width="5.292cm" svg:height="2.541cm" svg:x="0.635cm" svg:y="14.392cm" presentation:class="title" presentation:user-transformed="true">
          <draw:text-box>
            <text:list text:style-name="L11">
              <text:list-header>
                <text:p text:style-name="P6"><text:span text:style-name="T42">Busca Instruções</text:span></text:p>
              </text:list-header>
            </text:list>
          </draw:text-box>
        </draw:frame>
        <presentation:notes draw:style-name="dp2">
          <draw:page-thumbnail draw:style-name="gr3" draw:layer="layout" svg:width="13.779cm" svg:height="10.334cm" svg:x="2.545cm" svg:y="2.094cm" draw:page-number="17" presentation:class="page"/>
          <draw:frame presentation:style-name="pr18" draw:text-style-name="P42" draw:layer="layout" svg:width="15.095cm" svg:height="12.401cm" svg:x="1.887cm" svg:y="13.09cm" presentation:class="notes" presentation:placeholder="true">
            <draw:text-box/>
          </draw:frame>
        </presentation:notes>
      </draw:page>
      <draw:page draw:name="page18" draw:style-name="dp7" draw:master-page-name="Padrão_20_1" presentation:presentation-page-layout-name="AL2T1" presentation:use-footer-name="ftr1" presentation:use-date-time-name="dtd1">
        <draw:frame presentation:style-name="pr23" draw:text-style-name="P44" draw:layer="layout" svg:width="25.188cm" svg:height="1.059cm" svg:x="0.212cm" svg:y="17.145cm" presentation:class="outline" presentation:user-transformed="true">
          <draw:text-box>
            <text:list text:style-name="L12">
              <text:list-header>
                <text:p text:style-name="P45"><text:span text:style-name="T41">Lê os regs fontes (rr#1, rr#2) e coloca os dados no reg. D/X . O campo imediato segue para a extensão de sinal. Informa o regs destino (wr). </text:span></text:p>
              </text:list-header>
            </text:list>
          </draw:text-box>
        </draw:frame>
        <draw:frame draw:style-name="gr30" draw:text-style-name="P41" draw:layer="layout" svg:width="22.7cm" svg:height="16.26cm" svg:x="1.35cm" svg:y="0.7cm">
          <loext:p draw:class-id="00000000-0000-0000-0000-000000000000"/>
          <draw:object-ole xlink:href="./Object 11" xlink:type="simple" xlink:show="embed" xlink:actuate="onLoad"/>
          <draw:image xlink:href="./ObjectReplacements/Object 11" xlink:type="simple" xlink:show="embed" xlink:actuate="onLoad"/>
        </draw:frame>
        <draw:frame presentation:style-name="pr20" draw:text-style-name="P40" draw:layer="layout" svg:width="5.292cm" svg:height="2.541cm" svg:x="0.635cm" svg:y="14.392cm" presentation:class="title" presentation:user-transformed="true">
          <draw:text-box>
            <text:list text:style-name="L11">
              <text:list-header>
                <text:p text:style-name="P6"><text:span text:style-name="T31">Decodifica Instruções</text:span></text:p>
              </text:list-header>
            </text:list>
          </draw:text-box>
        </draw:frame>
        <presentation:notes draw:style-name="dp2">
          <draw:page-thumbnail draw:style-name="gr3" draw:layer="layout" svg:width="13.779cm" svg:height="10.334cm" svg:x="2.545cm" svg:y="2.094cm" draw:page-number="18" presentation:class="page"/>
          <draw:frame presentation:style-name="pr18" draw:text-style-name="P42" draw:layer="layout" svg:width="15.095cm" svg:height="12.401cm" svg:x="1.887cm" svg:y="13.09cm" presentation:class="notes" presentation:placeholder="true">
            <draw:text-box/>
          </draw:frame>
        </presentation:notes>
      </draw:page>
      <draw:page draw:name="page19" draw:style-name="dp7" draw:master-page-name="Padrão_20_1" presentation:presentation-page-layout-name="AL2T1" presentation:use-footer-name="ftr1" presentation:use-date-time-name="dtd1">
        <draw:frame presentation:style-name="pr19" draw:text-style-name="P44" draw:layer="layout" svg:width="25.188cm" svg:height="0.726cm" svg:x="0.212cm" svg:y="17.144cm" presentation:class="outline" presentation:user-transformed="true">
          <draw:text-box>
            <text:list text:style-name="L12">
              <text:list-header>
                <text:p text:style-name="P43"><text:span text:style-name="T41">Obtém os dados do registrador D/X, repassa-os para a ULA e coloca o resultado no registrador X/M</text:span></text:p>
              </text:list-header>
            </text:list>
          </draw:text-box>
        </draw:frame>
        <draw:frame draw:style-name="gr30" draw:text-style-name="P41" draw:layer="layout" svg:width="22.7cm" svg:height="16.26cm" svg:x="1.35cm" svg:y="0.7cm">
          <loext:p draw:class-id="00000000-0000-0000-0000-000000000000"/>
          <draw:object-ole xlink:href="./Object 12" xlink:type="simple" xlink:show="embed" xlink:actuate="onLoad"/>
          <draw:image xlink:href="./ObjectReplacements/Object 12" xlink:type="simple" xlink:show="embed" xlink:actuate="onLoad"/>
        </draw:frame>
        <draw:frame presentation:style-name="pr20" draw:text-style-name="P40" draw:layer="layout" svg:width="5.292cm" svg:height="2.541cm" svg:x="0.635cm" svg:y="14.392cm" presentation:class="title" presentation:user-transformed="true">
          <draw:text-box>
            <text:list text:style-name="L11">
              <text:list-header>
                <text:p text:style-name="P6"><text:span text:style-name="T42">Executa Instruções</text:span></text:p>
              </text:list-header>
            </text:list>
          </draw:text-box>
        </draw:frame>
        <presentation:notes draw:style-name="dp2">
          <draw:page-thumbnail draw:style-name="gr3" draw:layer="layout" svg:width="13.779cm" svg:height="10.334cm" svg:x="2.545cm" svg:y="2.094cm" draw:page-number="19" presentation:class="page"/>
          <draw:frame presentation:style-name="pr18" draw:text-style-name="P42" draw:layer="layout" svg:width="15.095cm" svg:height="12.401cm" svg:x="1.887cm" svg:y="13.09cm" presentation:class="notes" presentation:placeholder="true">
            <draw:text-box/>
          </draw:frame>
        </presentation:notes>
      </draw:page>
      <draw:page draw:name="page20" draw:style-name="dp7" draw:master-page-name="Padrão_20_1" presentation:presentation-page-layout-name="AL2T1" presentation:use-footer-name="ftr1" presentation:use-date-time-name="dtd1">
        <draw:frame presentation:style-name="pr19" draw:text-style-name="P44" draw:layer="layout" svg:width="25.188cm" svg:height="0.726cm" svg:x="0.212cm" svg:y="17.144cm" presentation:class="outline" presentation:user-transformed="true">
          <draw:text-box>
            <text:list text:style-name="L12">
              <text:list-header>
                <text:p text:style-name="P43"><text:span text:style-name="T41">Acessa memória para leitura ou escrita e coloca resultado da operação no registrador M/ER.</text:span></text:p>
              </text:list-header>
            </text:list>
          </draw:text-box>
        </draw:frame>
        <draw:frame draw:style-name="gr30" draw:text-style-name="P41" draw:layer="layout" svg:width="22.7cm" svg:height="16.26cm" svg:x="1.35cm" svg:y="0.7cm">
          <loext:p draw:class-id="00000000-0000-0000-0000-000000000000"/>
          <draw:object-ole xlink:href="./Object 13" xlink:type="simple" xlink:show="embed" xlink:actuate="onLoad"/>
          <draw:image xlink:href="./ObjectReplacements/Object 13" xlink:type="simple" xlink:show="embed" xlink:actuate="onLoad"/>
        </draw:frame>
        <draw:frame presentation:style-name="pr22" draw:text-style-name="P40" draw:layer="layout" svg:width="5.292cm" svg:height="2.631cm" svg:x="0.635cm" svg:y="14.302cm" presentation:class="title" presentation:user-transformed="true">
          <draw:text-box>
            <text:list text:style-name="L11">
              <text:list-header>
                <text:p text:style-name="P6"><text:span text:style-name="T40">Acessa Memória</text:span></text:p>
              </text:list-header>
            </text:list>
          </draw:text-box>
        </draw:frame>
        <presentation:notes draw:style-name="dp2">
          <draw:page-thumbnail draw:style-name="gr3" draw:layer="layout" svg:width="13.779cm" svg:height="10.334cm" svg:x="2.545cm" svg:y="2.094cm" draw:page-number="20" presentation:class="page"/>
          <draw:frame presentation:style-name="pr18" draw:text-style-name="P42" draw:layer="layout" svg:width="15.095cm" svg:height="12.401cm" svg:x="1.887cm" svg:y="13.09cm" presentation:class="notes" presentation:placeholder="true">
            <draw:text-box/>
          </draw:frame>
        </presentation:notes>
      </draw:page>
      <draw:page draw:name="page21" draw:style-name="dp7" draw:master-page-name="Padrão_20_1" presentation:presentation-page-layout-name="AL2T1" presentation:use-footer-name="ftr1" presentation:use-date-time-name="dtd1">
        <draw:frame presentation:style-name="pr19" draw:text-style-name="P44" draw:layer="layout" svg:width="25.188cm" svg:height="0.726cm" svg:x="0.212cm" svg:y="17.144cm" presentation:class="outline" presentation:user-transformed="true">
          <draw:text-box>
            <text:list text:style-name="L12">
              <text:list-header>
                <text:p text:style-name="P43"><text:span text:style-name="T41">Escreve o valor final no registrador destino da instrução</text:span></text:p>
              </text:list-header>
            </text:list>
          </draw:text-box>
        </draw:frame>
        <draw:frame draw:style-name="gr32" draw:text-style-name="P41" draw:layer="layout" svg:width="22.7cm" svg:height="16.26cm" svg:x="1.35cm" svg:y="0.7cm">
          <loext:p draw:class-id="00000000-0000-0000-0000-000000000000"/>
          <draw:object-ole xlink:href="./Object 14" xlink:type="simple" xlink:show="embed" xlink:actuate="onLoad"/>
          <draw:image xlink:href="./ObjectReplacements/Object 14" xlink:type="simple" xlink:show="embed" xlink:actuate="onLoad"/>
        </draw:frame>
        <draw:frame presentation:style-name="pr20" draw:text-style-name="P40" draw:layer="layout" svg:width="5.715cm" svg:height="2.541cm" svg:x="0.634cm" svg:y="14.392cm" presentation:class="title" presentation:user-transformed="true">
          <draw:text-box>
            <text:list text:style-name="L11">
              <text:list-header>
                <text:p text:style-name="P6"><text:span text:style-name="T42">Escrita no Registrador</text:span></text:p>
              </text:list-header>
            </text:list>
          </draw:text-box>
        </draw:frame>
        <presentation:notes draw:style-name="dp2">
          <draw:page-thumbnail draw:style-name="gr3" draw:layer="layout" svg:width="13.779cm" svg:height="10.334cm" svg:x="2.545cm" svg:y="2.094cm" draw:page-number="21" presentation:class="page"/>
          <draw:frame presentation:style-name="pr18" draw:text-style-name="P42" draw:layer="layout" svg:width="15.095cm" svg:height="12.401cm" svg:x="1.887cm" svg:y="13.09cm" presentation:class="notes" presentation:placeholder="true">
            <draw:text-box/>
          </draw:frame>
        </presentation:notes>
      </draw:page>
      <draw:page draw:name="page22" draw:style-name="dp7" draw:master-page-name="Padrão_20_1" presentation:presentation-page-layout-name="AL2T1" presentation:use-footer-name="ftr1" presentation:use-date-time-name="dtd1">
        <draw:frame presentation:style-name="pr19" draw:text-style-name="P44" draw:layer="layout" svg:width="25.188cm" svg:height="0.726cm" svg:x="0.212cm" svg:y="17.144cm" presentation:class="outline" presentation:user-transformed="true">
          <draw:text-box>
            <text:list text:style-name="L12">
              <text:list-header>
                <text:p text:style-name="P43"><text:span text:style-name="T41">Busca instrução apontada pelo PC e armazena no registrador B/D. Incrementa PC de 4 bytes e armazena cópia no registrador B/D.</text:span></text:p>
              </text:list-header>
            </text:list>
          </draw:text-box>
        </draw:frame>
        <draw:frame draw:style-name="gr31" draw:text-style-name="P41" draw:layer="layout" svg:width="22.7cm" svg:height="16.26cm" svg:x="1.35cm" svg:y="0.7cm">
          <loext:p draw:class-id="00000000-0000-0000-0000-000000000000"/>
          <draw:object-ole xlink:href="./Object 15" xlink:type="simple" xlink:show="embed" xlink:actuate="onLoad"/>
          <draw:image xlink:href="./ObjectReplacements/Object 15" xlink:type="simple" xlink:show="embed" xlink:actuate="onLoad"/>
        </draw:frame>
        <draw:frame presentation:style-name="pr20" draw:text-style-name="P40" draw:layer="layout" svg:width="5.292cm" svg:height="2.541cm" svg:x="0.635cm" svg:y="14.392cm" presentation:class="title" presentation:user-transformed="true">
          <draw:text-box>
            <text:list text:style-name="L11">
              <text:list-header>
                <text:p text:style-name="P6"><text:span text:style-name="T42">Busca Instruções</text:span></text:p>
              </text:list-header>
            </text:list>
          </draw:text-box>
        </draw:frame>
        <presentation:notes draw:style-name="dp2">
          <draw:page-thumbnail draw:style-name="gr3" draw:layer="layout" svg:width="13.779cm" svg:height="10.334cm" svg:x="2.545cm" svg:y="2.094cm" draw:page-number="22" presentation:class="page"/>
          <draw:frame presentation:style-name="pr18" draw:text-style-name="P42" draw:layer="layout" svg:width="15.095cm" svg:height="12.401cm" svg:x="1.887cm" svg:y="13.09cm" presentation:class="notes" presentation:placeholder="true">
            <draw:text-box/>
          </draw:frame>
        </presentation:notes>
      </draw:page>
      <draw:page draw:name="page23" draw:style-name="dp7" draw:master-page-name="Padrão_20_1" presentation:presentation-page-layout-name="AL2T1" presentation:use-footer-name="ftr1" presentation:use-date-time-name="dtd1">
        <draw:frame presentation:style-name="pr21" draw:text-style-name="P44" draw:layer="layout" svg:width="24.04cm" svg:height="1.191cm" svg:x="0.612cm" svg:y="17.045cm" presentation:class="outline" presentation:user-transformed="true">
          <draw:text-box>
            <text:list text:style-name="L12">
              <text:list-header>
                <text:p text:style-name="P45"><text:span text:style-name="T41">Lê os regs fontes (rr#1, rr#2) e coloca os dados no reg. D/X . O campo imediato segue para a extensão de sinal. Informa o regs destino (wr). </text:span></text:p>
              </text:list-header>
            </text:list>
          </draw:text-box>
        </draw:frame>
        <draw:frame draw:style-name="gr30" draw:text-style-name="P41" draw:layer="layout" svg:width="22.7cm" svg:height="16.26cm" svg:x="1.35cm" svg:y="0.7cm">
          <loext:p draw:class-id="00000000-0000-0000-0000-000000000000"/>
          <draw:object-ole xlink:href="./Object 16" xlink:type="simple" xlink:show="embed" xlink:actuate="onLoad"/>
          <draw:image xlink:href="./ObjectReplacements/Object 16" xlink:type="simple" xlink:show="embed" xlink:actuate="onLoad"/>
        </draw:frame>
        <draw:frame presentation:style-name="pr24" draw:text-style-name="P40" draw:layer="layout" svg:width="5.292cm" svg:height="3.561cm" svg:x="0.635cm" svg:y="13.372cm" presentation:class="title" presentation:user-transformed="true">
          <draw:text-box>
            <text:list text:style-name="L11">
              <text:list-header>
                <text:p text:style-name="P6"><text:span text:style-name="T42">Decodifica Instruções</text:span></text:p>
              </text:list-header>
            </text:list>
          </draw:text-box>
        </draw:frame>
        <presentation:notes draw:style-name="dp2">
          <draw:page-thumbnail draw:style-name="gr3" draw:layer="layout" svg:width="13.779cm" svg:height="10.334cm" svg:x="2.545cm" svg:y="2.094cm" draw:page-number="23" presentation:class="page"/>
          <draw:frame presentation:style-name="pr18" draw:text-style-name="P42" draw:layer="layout" svg:width="15.095cm" svg:height="12.401cm" svg:x="1.887cm" svg:y="13.09cm" presentation:class="notes" presentation:placeholder="true">
            <draw:text-box/>
          </draw:frame>
        </presentation:notes>
      </draw:page>
      <draw:page draw:name="page24" draw:style-name="dp7" draw:master-page-name="Padrão_20_1" presentation:presentation-page-layout-name="AL2T1" presentation:use-footer-name="ftr1" presentation:use-date-time-name="dtd1">
        <draw:frame presentation:style-name="pr19" draw:text-style-name="P44" draw:layer="layout" svg:width="25.188cm" svg:height="0.726cm" svg:x="0.212cm" svg:y="17.144cm" presentation:class="outline" presentation:user-transformed="true">
          <draw:text-box>
            <text:list text:style-name="L12">
              <text:list-header>
                <text:p text:style-name="P43"><text:span text:style-name="T41">Obtém os dados do registrador D/X, repassa-os para a ULA e coloca o resultado no registrador X/M</text:span></text:p>
              </text:list-header>
            </text:list>
          </draw:text-box>
        </draw:frame>
        <draw:frame draw:style-name="gr30" draw:text-style-name="P41" draw:layer="layout" svg:width="22.7cm" svg:height="16.26cm" svg:x="1.35cm" svg:y="0.7cm">
          <loext:p draw:class-id="00000000-0000-0000-0000-000000000000"/>
          <draw:object-ole xlink:href="./Object 17" xlink:type="simple" xlink:show="embed" xlink:actuate="onLoad"/>
          <draw:image xlink:href="./ObjectReplacements/Object 17" xlink:type="simple" xlink:show="embed" xlink:actuate="onLoad"/>
        </draw:frame>
        <draw:frame presentation:style-name="pr20" draw:text-style-name="P40" draw:layer="layout" svg:width="5.292cm" svg:height="2.541cm" svg:x="0.635cm" svg:y="14.392cm" presentation:class="title" presentation:user-transformed="true">
          <draw:text-box>
            <text:list text:style-name="L11">
              <text:list-header>
                <text:p text:style-name="P6"><text:span text:style-name="T42">Executa Instruções</text:span></text:p>
              </text:list-header>
            </text:list>
          </draw:text-box>
        </draw:frame>
        <presentation:notes draw:style-name="dp2">
          <draw:page-thumbnail draw:style-name="gr3" draw:layer="layout" svg:width="13.779cm" svg:height="10.334cm" svg:x="2.545cm" svg:y="2.094cm" draw:page-number="24" presentation:class="page"/>
          <draw:frame presentation:style-name="pr18" draw:text-style-name="P42" draw:layer="layout" svg:width="15.095cm" svg:height="12.401cm" svg:x="1.887cm" svg:y="13.09cm" presentation:class="notes" presentation:placeholder="true">
            <draw:text-box/>
          </draw:frame>
        </presentation:notes>
      </draw:page>
      <draw:page draw:name="page25" draw:style-name="dp7" draw:master-page-name="Padrão_20_1" presentation:presentation-page-layout-name="AL2T1" presentation:use-footer-name="ftr1" presentation:use-date-time-name="dtd1">
        <draw:frame presentation:style-name="pr19" draw:text-style-name="P44" draw:layer="layout" svg:width="25.188cm" svg:height="0.726cm" svg:x="0.212cm" svg:y="17.144cm" presentation:class="outline" presentation:user-transformed="true">
          <draw:text-box>
            <text:list text:style-name="L12">
              <text:list-header>
                <text:p text:style-name="P43"><text:span text:style-name="T41">Acessa memória para leitura ou escrita e coloca resultado da operação no registrador M/ER.</text:span></text:p>
              </text:list-header>
            </text:list>
          </draw:text-box>
        </draw:frame>
        <draw:frame draw:style-name="gr30" draw:text-style-name="P41" draw:layer="layout" svg:width="22.7cm" svg:height="16.26cm" svg:x="1.35cm" svg:y="0.7cm">
          <loext:p draw:class-id="00000000-0000-0000-0000-000000000000"/>
          <draw:object-ole xlink:href="./Object 18" xlink:type="simple" xlink:show="embed" xlink:actuate="onLoad"/>
          <draw:image xlink:href="./ObjectReplacements/Object 18" xlink:type="simple" xlink:show="embed" xlink:actuate="onLoad"/>
        </draw:frame>
        <draw:frame presentation:style-name="pr22" draw:text-style-name="P40" draw:layer="layout" svg:width="5.292cm" svg:height="2.631cm" svg:x="0.635cm" svg:y="14.302cm" presentation:class="title" presentation:user-transformed="true">
          <draw:text-box>
            <text:list text:style-name="L11">
              <text:list-header>
                <text:p text:style-name="P6"><text:span text:style-name="T40">Acessa Memória</text:span></text:p>
              </text:list-header>
            </text:list>
          </draw:text-box>
        </draw:frame>
        <presentation:notes draw:style-name="dp2">
          <draw:page-thumbnail draw:style-name="gr3" draw:layer="layout" svg:width="13.779cm" svg:height="10.334cm" svg:x="2.545cm" svg:y="2.094cm" draw:page-number="25" presentation:class="page"/>
          <draw:frame presentation:style-name="pr18" draw:text-style-name="P42" draw:layer="layout" svg:width="15.095cm" svg:height="12.401cm" svg:x="1.887cm" svg:y="13.09cm" presentation:class="notes" presentation:placeholder="true">
            <draw:text-box/>
          </draw:frame>
        </presentation:notes>
      </draw:page>
      <draw:page draw:name="page26" draw:style-name="dp7" draw:master-page-name="Padrão_20_1" presentation:presentation-page-layout-name="AL2T1" presentation:use-footer-name="ftr1" presentation:use-date-time-name="dtd1">
        <draw:frame presentation:style-name="pr19" draw:text-style-name="P44" draw:layer="layout" svg:width="25.188cm" svg:height="0.726cm" svg:x="0.212cm" svg:y="17.144cm" presentation:class="outline" presentation:user-transformed="true">
          <draw:text-box>
            <text:list text:style-name="L12">
              <text:list-header>
                <text:p text:style-name="P43"><text:span text:style-name="T41">Escreve o valor final no registrador destino da instrução</text:span></text:p>
              </text:list-header>
            </text:list>
          </draw:text-box>
        </draw:frame>
        <draw:frame draw:style-name="gr32" draw:text-style-name="P41" draw:layer="layout" svg:width="22.7cm" svg:height="16.26cm" svg:x="1.35cm" svg:y="0.7cm">
          <loext:p draw:class-id="00000000-0000-0000-0000-000000000000"/>
          <draw:object-ole xlink:href="./Object 19" xlink:type="simple" xlink:show="embed" xlink:actuate="onLoad"/>
          <draw:image xlink:href="./ObjectReplacements/Object 19" xlink:type="simple" xlink:show="embed" xlink:actuate="onLoad"/>
        </draw:frame>
        <draw:frame presentation:style-name="pr20" draw:text-style-name="P40" draw:layer="layout" svg:width="5.715cm" svg:height="2.541cm" svg:x="0.634cm" svg:y="14.392cm" presentation:class="title" presentation:user-transformed="true">
          <draw:text-box>
            <text:list text:style-name="L11">
              <text:list-header>
                <text:p text:style-name="P6"><text:span text:style-name="T42">Escrita no Registrador</text:span></text:p>
              </text:list-header>
            </text:list>
          </draw:text-box>
        </draw:frame>
        <presentation:notes draw:style-name="dp2">
          <draw:page-thumbnail draw:style-name="gr3" draw:layer="layout" svg:width="13.779cm" svg:height="10.334cm" svg:x="2.545cm" svg:y="2.094cm" draw:page-number="26" presentation:class="page"/>
          <draw:frame presentation:style-name="pr18" draw:text-style-name="P42" draw:layer="layout" svg:width="15.095cm" svg:height="12.401cm" svg:x="1.887cm" svg:y="13.09cm" presentation:class="notes" presentation:placeholder="true">
            <draw:text-box/>
          </draw:frame>
        </presentation:notes>
      </draw:page>
      <draw:page draw:name="page27" draw:style-name="dp8" draw:master-page-name="Padrão" presentation:presentation-page-layout-name="AL2T1" presentation:use-footer-name="ftr1" presentation:use-date-time-name="dtd1">
        <draw:frame draw:style-name="gr33" draw:text-style-name="P41" draw:layer="layout" svg:width="24.043cm" svg:height="14.128cm" svg:x="0.77cm" svg:y="3.75cm">
          <loext:p draw:class-id="00000000-0000-0000-0000-000000000000"/>
          <draw:object-ole xlink:href="./Object 21" xlink:type="simple" xlink:show="embed" xlink:actuate="onLoad"/>
          <draw:image xlink:href="./ObjectReplacements/Object 21" xlink:type="simple" xlink:show="embed" xlink:actuate="onLoad"/>
        </draw:frame>
        <draw:frame presentation:style-name="pr13" draw:text-style-name="P17" draw:layer="layout" svg:width="24.5cm" svg:height="1.593cm" svg:x="0.5cm" svg:y="1.248cm" presentation:class="title" presentation:user-transformed="true">
          <draw:text-box>
            <text:list text:style-name="L3">
              <text:list-header>
                <text:p text:style-name="P6"><text:span text:style-name="T27">Sequencial vs Pipelined</text:span></text:p>
              </text:list-header>
            </text:list>
          </draw:text-box>
        </draw:frame>
        <presentation:notes draw:style-name="dp2">
          <draw:page-thumbnail draw:style-name="gr3" draw:layer="layout" svg:width="12.7cm" svg:height="9.526cm" svg:x="3.175cm" svg:y="1.904cm" draw:page-number="27" presentation:class="page"/>
          <draw:frame presentation:style-name="pr25" draw:text-style-name="P42" draw:layer="layout" svg:width="13.97cm" svg:height="11.678cm" svg:x="2.54cm" svg:y="12.065cm" presentation:class="notes" presentation:placeholder="true">
            <draw:text-box/>
          </draw:frame>
        </presentation:notes>
      </draw:page>
      <draw:page draw:name="page28" draw:style-name="dp8" draw:master-page-name="Padrão" presentation:presentation-page-layout-name="AL2T1" presentation:use-footer-name="ftr1" presentation:use-date-time-name="dtd1">
        <draw:frame presentation:style-name="pr26" draw:text-style-name="P48" draw:layer="layout" svg:width="23.495cm" svg:height="14.566cm" svg:x="0.846cm" svg:y="3.81cm" presentation:class="outline" presentation:user-transformed="true">
          <draw:text-box>
            <text:list text:style-name="L12">
              <text:list-header>
                <text:p text:style-name="P46"><text:span text:style-name="T43"/></text:p>
                <text:p text:style-name="P46"><text:span text:style-name="T43"/></text:p>
                <text:p text:style-name="P46"><text:span text:style-name="T43"/></text:p>
                <text:p text:style-name="P46"><text:span text:style-name="T43"/></text:p>
                <text:p text:style-name="P46"><text:span text:style-name="T43"/></text:p>
                <text:p text:style-name="P46"><text:span text:style-name="T43"/></text:p>
                <text:p text:style-name="P46"><text:span text:style-name="T43"/></text:p>
                <text:p text:style-name="P46"><text:span text:style-name="T43"/></text:p>
                <text:p text:style-name="P46"><text:span text:style-name="T43"/></text:p>
                <text:p text:style-name="P47"><text:span text:style-name="T43">Soluções: </text:span><text:span text:style-name="T44">Parada</text:span><text:span text:style-name="T43">, </text:span><text:span text:style-name="T45">Delay Slot</text:span><text:span text:style-name="T43"> e Previsão</text:span></text:p>
                <text:p text:style-name="P46"><text:span text:style-name="T43"/></text:p>
              </text:list-header>
            </text:list>
          </draw:text-box>
        </draw:frame>
        <draw:frame draw:style-name="gr34" draw:text-style-name="P41" draw:layer="layout" svg:width="21.59cm" svg:height="11.483cm" svg:x="1.905cm" svg:y="3.598cm">
          <loext:p draw:class-id="00000000-0000-0000-0000-000000000000"/>
          <draw:object-ole xlink:href="./Object 8" xlink:type="simple" xlink:show="embed" xlink:actuate="onLoad"/>
          <draw:image xlink:href="./ObjectReplacements/Object 8" xlink:type="simple" xlink:show="embed" xlink:actuate="onLoad"/>
        </draw:frame>
        <draw:frame presentation:style-name="pr13" draw:text-style-name="P17" draw:layer="layout" svg:width="24.5cm" svg:height="1.593cm" svg:x="0.5cm" svg:y="1.249cm" presentation:class="title" presentation:user-transformed="true">
          <draw:text-box>
            <text:list text:style-name="L3">
              <text:list-header>
                <text:p text:style-name="P6"><text:span text:style-name="T27">Dinâmica do Pipeline</text:span></text:p>
              </text:list-header>
            </text:list>
          </draw:text-box>
        </draw:frame>
        <presentation:notes draw:style-name="dp2">
          <draw:page-thumbnail draw:style-name="gr3" draw:layer="layout" svg:width="12.7cm" svg:height="9.526cm" svg:x="3.175cm" svg:y="1.904cm" draw:page-number="28" presentation:class="page"/>
          <draw:frame presentation:style-name="pr25" draw:text-style-name="P42" draw:layer="layout" svg:width="13.97cm" svg:height="11.678cm" svg:x="2.54cm" svg:y="12.065cm" presentation:class="notes" presentation:placeholder="true">
            <draw:text-box/>
          </draw:frame>
        </presentation:notes>
      </draw:page>
      <draw:page draw:name="page29" draw:style-name="dp8" draw:master-page-name="Padrão" presentation:presentation-page-layout-name="AL2T1" presentation:use-footer-name="ftr1" presentation:use-date-time-name="dtd1">
        <draw:frame presentation:style-name="pr27" draw:text-style-name="P48" draw:layer="layout" svg:width="23.918cm" svg:height="2.964cm" svg:x="0.635cm" svg:y="0.498cm" presentation:class="title" presentation:user-transformed="true">
          <draw:text-box>
            <text:list text:style-name="L3">
              <text:list-header>
                <text:p text:style-name="P6"><text:span text:style-name="T16">Usando a Técnica Delay Slot</text:span><text:span text:style-name="T16"><text:line-break/></text:span><text:span text:style-name="T46">(com 2 slots)</text:span></text:p>
              </text:list-header>
            </text:list>
          </draw:text-box>
        </draw:frame>
        <draw:frame presentation:style-name="pr28" draw:text-style-name="P44" draw:layer="layout" svg:width="23.495cm" svg:height="13.548cm" svg:x="0.846cm" svg:y="4.097cm" presentation:class="outline" presentation:user-transformed="true">
          <draw:text-box>
            <text:list text:style-name="L12">
              <text:list-header>
                <text:p text:style-name="P49"><text:span text:style-name="T47"/></text:p>
                <text:p text:style-name="P50"><text:span text:style-name="T43"><text:s text:c="3"/></text:span><text:span text:style-name="T43">add </text:span><text:span text:style-name="T43"><text:tab/></text:span><text:span text:style-name="T43">A, </text:span><text:span text:style-name="T43"><text:tab/></text:span><text:span text:style-name="T43">B,</text:span><text:span text:style-name="T43"><text:tab/></text:span><text:span text:style-name="T43">C</text:span><text:span text:style-name="T43"><text:tab/></text:span><text:span text:style-name="T43"> add </text:span><text:span text:style-name="T43"><text:tab/></text:span><text:span text:style-name="T43">A, </text:span><text:span text:style-name="T43"><text:tab/></text:span><text:span text:style-name="T43">B,</text:span><text:span text:style-name="T43"><text:tab/></text:span><text:span text:style-name="T43">C</text:span></text:p>
                <text:p text:style-name="P50"><text:span text:style-name="T43"><text:tab/></text:span><text:span text:style-name="T43">sw</text:span><text:span text:style-name="T43"><text:tab/></text:span><text:span text:style-name="T43">D, </text:span><text:span text:style-name="T43"><text:tab/></text:span><text:span text:style-name="T43">endereço</text:span><text:span text:style-name="T43"><text:tab/></text:span><text:span text:style-name="T43"> add </text:span><text:span text:style-name="T43"><text:tab/></text:span><text:span text:style-name="T43">B,</text:span><text:span text:style-name="T43"><text:tab/></text:span><text:span text:style-name="T43">A, </text:span><text:span text:style-name="T43"><text:tab/></text:span><text:span text:style-name="T43">E</text:span></text:p>
                <text:p text:style-name="P50"><text:span text:style-name="T43"><text:tab/></text:span><text:span text:style-name="T43">add </text:span><text:span text:style-name="T43"><text:tab/></text:span><text:span text:style-name="T43">B,</text:span><text:span text:style-name="T43"><text:tab/></text:span><text:span text:style-name="T43">A, </text:span><text:span text:style-name="T43"><text:tab/></text:span><text:span text:style-name="T43">E</text:span><text:span text:style-name="T43"><text:tab/></text:span><text:span text:style-name="T43"> sub</text:span><text:span text:style-name="T43"><text:tab/></text:span><text:span text:style-name="T43">C, </text:span><text:span text:style-name="T43"><text:tab/></text:span><text:span text:style-name="T43">B, </text:span><text:span text:style-name="T43"><text:tab/></text:span><text:span text:style-name="T43">F</text:span></text:p>
                <text:p text:style-name="P50"><text:span text:style-name="T43"><text:tab/></text:span><text:span text:style-name="T43">sub</text:span><text:span text:style-name="T43"><text:tab/></text:span><text:span text:style-name="T43">C, </text:span><text:span text:style-name="T43"><text:tab/></text:span><text:span text:style-name="T43">B, </text:span><text:span text:style-name="T43"><text:tab/></text:span><text:span text:style-name="T43">F</text:span><text:span text:style-name="T43"><text:tab/></text:span><text:span text:style-name="T43"> </text:span><text:span text:style-name="T44">beq</text:span><text:span text:style-name="T43"> </text:span><text:span text:style-name="T43"><text:tab/></text:span><text:span text:style-name="T43">B, </text:span><text:span text:style-name="T43"><text:tab/></text:span><text:span text:style-name="T43">C, </text:span><text:span text:style-name="T43"><text:tab/></text:span><text:span text:style-name="T43">rotina</text:span></text:p>
                <text:p text:style-name="P50"><text:span text:style-name="T43"><text:tab/></text:span><text:span text:style-name="T44">beq</text:span><text:span text:style-name="T43"> </text:span><text:span text:style-name="T43"><text:tab/></text:span><text:span text:style-name="T43">B, </text:span><text:span text:style-name="T43"><text:tab/></text:span><text:span text:style-name="T43">C, </text:span><text:span text:style-name="T43"><text:tab/></text:span><text:span text:style-name="T43">rotina</text:span><text:span text:style-name="T43"><text:tab/></text:span><text:span text:style-name="T43"> sw</text:span><text:span text:style-name="T43"><text:tab/></text:span><text:span text:style-name="T43">D, </text:span><text:span text:style-name="T43"><text:tab/></text:span><text:span text:style-name="T43">endereço</text:span></text:p>
                <text:p text:style-name="P50"><text:span text:style-name="T43"><text:tab/></text:span><text:span text:style-name="T43">lw </text:span><text:span text:style-name="T43"><text:tab/></text:span><text:span text:style-name="T43">A, </text:span><text:span text:style-name="T43"><text:tab/></text:span><text:span text:style-name="T43">endereço</text:span><text:span text:style-name="T43"><text:tab/></text:span><text:span text:style-name="T43"> nop</text:span></text:p>
                <text:p text:style-name="P50"><text:span text:style-name="T43"><text:tab/></text:span><text:span text:style-name="T43">mul </text:span><text:span text:style-name="T43"><text:tab/></text:span><text:span text:style-name="T43">E, </text:span><text:span text:style-name="T43"><text:tab/></text:span><text:span text:style-name="T43">A, </text:span><text:span text:style-name="T43"><text:tab/></text:span><text:span text:style-name="T43">B</text:span><text:span text:style-name="T43"><text:tab/></text:span><text:span text:style-name="T43"> lw </text:span><text:span text:style-name="T43"><text:tab/></text:span><text:span text:style-name="T43">A, </text:span><text:span text:style-name="T43"><text:tab/></text:span><text:span text:style-name="T43">endereço</text:span></text:p>
                <text:p text:style-name="P50"><text:span text:style-name="T43"><text:tab/></text:span><text:span text:style-name="T43"><text:tab/></text:span><text:span text:style-name="T43"><text:tab/></text:span><text:span text:style-name="T43"><text:tab/></text:span><text:span text:style-name="T43"><text:tab/></text:span><text:span text:style-name="T43"> </text:span><text:span text:style-name="T43">mul </text:span><text:span text:style-name="T43"><text:tab/></text:span><text:span text:style-name="T43">E, </text:span><text:span text:style-name="T43"><text:tab/></text:span><text:span text:style-name="T43">A, </text:span><text:span text:style-name="T43"><text:tab/></text:span><text:span text:style-name="T43">B</text:span></text:p>
              </text:list-header>
            </text:list>
          </draw:text-box>
        </draw:frame>
        <draw:custom-shape draw:style-name="gr35" draw:text-style-name="P48" draw:layer="layout" svg:width="9.101cm" svg:height="1.27cm" svg:x="1.482cm" svg:y="6.873cm">
          <text:p/>
          <draw:enhanced-geometry svg:viewBox="0 0 21600 21600" draw:type="rectangle" draw:enhanced-path="M 0 0 L 21600 0 21600 21600 0 21600 0 0 Z N"/>
        </draw:custom-shape>
        <draw:custom-shape draw:style-name="gr35" draw:text-style-name="P48" draw:layer="layout" svg:width="9.102cm" svg:height="1.27cm" svg:x="13.335cm" svg:y="9.607cm">
          <text:p/>
          <draw:enhanced-geometry svg:viewBox="0 0 21600 21600" draw:type="rectangle" draw:enhanced-path="M 0 0 L 21600 0 21600 21600 0 21600 0 0 Z N"/>
        </draw:custom-shape>
        <draw:custom-shape draw:style-name="gr36" draw:text-style-name="P48" draw:layer="layout" svg:width="9.102cm" svg:height="1.27cm" svg:x="13.335cm" svg:y="10.988cm">
          <text:p/>
          <draw:enhanced-geometry svg:viewBox="0 0 21600 21600" draw:type="rectangle" draw:enhanced-path="M 0 0 L 21600 0 21600 21600 0 21600 0 0 Z N"/>
        </draw:custom-shape>
        <draw:line draw:style-name="gr37" draw:text-style-name="P41" draw:layer="layout" svg:x1="11.43cm" svg:y1="10.583cm" svg:x2="12.488cm" svg:y2="10.583cm">
          <text:p/>
        </draw:line>
        <presentation:notes draw:style-name="dp2">
          <draw:page-thumbnail draw:style-name="gr3" draw:layer="layout" svg:width="12.7cm" svg:height="9.526cm" svg:x="3.175cm" svg:y="1.904cm" draw:page-number="29" presentation:class="page"/>
          <draw:frame presentation:style-name="pr25" draw:text-style-name="P42" draw:layer="layout" svg:width="13.97cm" svg:height="11.678cm" svg:x="2.54cm" svg:y="12.065cm" presentation:class="notes" presentation:placeholder="true">
            <draw:text-box/>
          </draw:frame>
        </presentation:notes>
      </draw:page>
      <draw:page draw:name="page30" draw:style-name="dp8" draw:master-page-name="Padrão" presentation:presentation-page-layout-name="AL2T1" presentation:use-footer-name="ftr1" presentation:use-date-time-name="dtd1">
        <draw:frame draw:style-name="gr38" draw:text-style-name="P41" draw:layer="layout" svg:width="23.495cm" svg:height="13.71cm" svg:x="1.058cm" svg:y="3.598cm">
          <loext:p draw:class-id="00000000-0000-0000-0000-000000000000"/>
          <draw:object-ole xlink:href="./Object 20" xlink:type="simple" xlink:show="embed" xlink:actuate="onLoad"/>
          <draw:image xlink:href="./ObjectReplacements/Object 20" xlink:type="simple" xlink:show="embed" xlink:actuate="onLoad"/>
        </draw:frame>
        <draw:frame presentation:style-name="pr13" draw:text-style-name="P21" draw:layer="layout" svg:width="24.5cm" svg:height="1.593cm" svg:x="0.5cm" svg:y="1.25cm" presentation:class="title" presentation:user-transformed="true">
          <draw:text-box>
            <text:list text:style-name="L3">
              <text:list-header>
                <text:p text:style-name="P6"><text:span text:style-name="T12">Dinâmica do Pipeline</text:span></text:p>
              </text:list-header>
            </text:list>
          </draw:text-box>
        </draw:frame>
        <presentation:notes draw:style-name="dp2">
          <draw:page-thumbnail draw:style-name="gr3" draw:layer="layout" svg:width="12.7cm" svg:height="9.526cm" svg:x="3.175cm" svg:y="1.904cm" draw:page-number="30" presentation:class="page"/>
          <draw:frame presentation:style-name="pr25" draw:text-style-name="P42" draw:layer="layout" svg:width="13.97cm" svg:height="11.678cm" svg:x="2.54cm" svg:y="12.065cm" presentation:class="notes" presentation:placeholder="true">
            <draw:text-box/>
          </draw:frame>
        </presentation:notes>
      </draw:page>
      <draw:page draw:name="page31" draw:style-name="dp8" draw:master-page-name="Padrão" presentation:presentation-page-layout-name="AL2T1" presentation:use-footer-name="ftr1" presentation:use-date-time-name="dtd1">
        <draw:frame presentation:style-name="pr29" draw:text-style-name="P48" draw:layer="layout" svg:width="23.495cm" svg:height="15.878cm" svg:x="0.634cm" svg:y="3.175cm" presentation:class="outline" presentation:user-transformed="true">
          <draw:text-box>
            <text:list text:style-name="L12">
              <text:list-header>
                <text:p text:style-name="P46"><text:span text:style-name="T43"/></text:p>
                <text:p text:style-name="P46"><text:span text:style-name="T43"/></text:p>
                <text:p text:style-name="P46"><text:span text:style-name="T43"/></text:p>
                <text:p text:style-name="P46"><text:span text:style-name="T43"/></text:p>
                <text:p text:style-name="P46"><text:span text:style-name="T43"/></text:p>
                <text:p text:style-name="P46"><text:span text:style-name="T43"/></text:p>
                <text:p text:style-name="P46"><text:span text:style-name="T43"/></text:p>
                <text:p text:style-name="P46"><text:span text:style-name="T43"/></text:p>
                <text:p text:style-name="P46"><text:span text:style-name="T43"/></text:p>
                <text:p text:style-name="P47"><text:span text:style-name="T43"/></text:p>
                <text:p text:style-name="P47"><text:span text:style-name="T43">Soluções: </text:span><text:span text:style-name="T44">Parada</text:span><text:span text:style-name="T43">, Bypass</text:span></text:p>
                <text:p text:style-name="P46"><text:span text:style-name="T43"/></text:p>
              </text:list-header>
            </text:list>
          </draw:text-box>
        </draw:frame>
        <draw:frame draw:style-name="gr39" draw:text-style-name="P41" draw:layer="layout" svg:width="23.284cm" svg:height="11.178cm" svg:x="1.058cm" svg:y="4.022cm">
          <loext:p draw:class-id="00000000-0000-0000-0000-000000000000"/>
          <draw:object-ole xlink:href="./Object 23" xlink:type="simple" xlink:show="embed" xlink:actuate="onLoad"/>
          <draw:image xlink:href="./ObjectReplacements/Object 23" xlink:type="simple" xlink:show="embed" xlink:actuate="onLoad"/>
        </draw:frame>
        <draw:frame presentation:style-name="pr13" draw:text-style-name="P21" draw:layer="layout" svg:width="24.5cm" svg:height="1.593cm" svg:x="0.5cm" svg:y="1.25cm" presentation:class="title" presentation:user-transformed="true">
          <draw:text-box>
            <text:list text:style-name="L3">
              <text:list-header>
                <text:p text:style-name="P6"><text:span text:style-name="T12">Dinâmica do Pipeline</text:span></text:p>
              </text:list-header>
            </text:list>
          </draw:text-box>
        </draw:frame>
        <presentation:notes draw:style-name="dp2">
          <draw:page-thumbnail draw:style-name="gr3" draw:layer="layout" svg:width="12.7cm" svg:height="9.526cm" svg:x="3.175cm" svg:y="1.904cm" draw:page-number="31" presentation:class="page"/>
          <draw:frame presentation:style-name="pr25" draw:text-style-name="P42" draw:layer="layout" svg:width="13.97cm" svg:height="11.678cm" svg:x="2.54cm" svg:y="12.065cm" presentation:class="notes" presentation:placeholder="true">
            <draw:text-box/>
          </draw:frame>
        </presentation:notes>
      </draw:page>
      <draw:page draw:name="page32" draw:style-name="dp8" draw:master-page-name="Padrão" presentation:presentation-page-layout-name="AL2T1" presentation:use-footer-name="ftr1" presentation:use-date-time-name="dtd1">
        <office:forms form:automatic-focus="false" form:apply-design-mode="false"/>
        <draw:frame presentation:style-name="pr13" draw:text-style-name="P21" draw:layer="layout" svg:width="24.5cm" svg:height="1.593cm" svg:x="0.5cm" svg:y="1.25cm" presentation:class="title" presentation:user-transformed="true">
          <draw:text-box>
            <text:list text:style-name="L3">
              <text:list-header>
                <text:p text:style-name="P6"><text:span text:style-name="T12">Usando </text:span><text:span text:style-name="T48">Bypass</text:span></text:p>
              </text:list-header>
            </text:list>
          </draw:text-box>
        </draw:frame>
        <draw:custom-shape draw:style-name="gr40" draw:text-style-name="P19" xml:id="id1" draw:id="id1" draw:layer="layout" svg:width="2.972cm" svg:height="1.731cm" svg:x="0.87cm" svg:y="9.839cm">
          <text:p text:style-name="P19">Busca</text:p>
          <draw:enhanced-geometry svg:viewBox="0 0 21600 21600" draw:type="rectangle" draw:enhanced-path="M 0 0 L 21600 0 21600 21600 0 21600 0 0 Z N"/>
        </draw:custom-shape>
        <draw:custom-shape draw:style-name="gr40" draw:text-style-name="P19" xml:id="id2" draw:id="id2" draw:layer="layout" svg:width="5.44cm" svg:height="1.731cm" svg:x="4.87cm" svg:y="9.839cm">
          <text:p text:style-name="P19">Decodificação</text:p>
          <draw:enhanced-geometry svg:viewBox="0 0 21600 21600" draw:type="rectangle" draw:enhanced-path="M 0 0 L 21600 0 21600 21600 0 21600 0 0 Z N"/>
        </draw:custom-shape>
        <draw:custom-shape draw:style-name="gr40" draw:text-style-name="P19" xml:id="id3" draw:id="id3" draw:layer="layout" svg:width="3.521cm" svg:height="1.731cm" svg:x="10.97cm" svg:y="9.839cm">
          <text:p text:style-name="P19">Execução</text:p>
          <draw:enhanced-geometry svg:viewBox="0 0 21600 21600" draw:type="rectangle" draw:enhanced-path="M 0 0 L 21600 0 21600 21600 0 21600 0 0 Z N"/>
        </draw:custom-shape>
        <draw:custom-shape draw:style-name="gr40" draw:text-style-name="P19" xml:id="id4" draw:id="id4" draw:layer="layout" svg:width="3.521cm" svg:height="2.251cm" svg:x="15.271cm" svg:y="9.579cm">
          <text:p text:style-name="P19">Acesso à<text:line-break/>Memória</text:p>
          <draw:enhanced-geometry svg:viewBox="0 0 21600 21600" draw:type="rectangle" draw:enhanced-path="M 0 0 L 21600 0 21600 21600 0 21600 0 0 Z N"/>
        </draw:custom-shape>
        <draw:custom-shape draw:style-name="gr40" draw:text-style-name="P19" xml:id="id5" draw:id="id5" draw:layer="layout" svg:width="4.959cm" svg:height="2.251cm" svg:x="19.572cm" svg:y="9.579cm">
          <text:p text:style-name="P19">Escrita de<text:line-break/>Registradores</text:p>
          <draw:enhanced-geometry svg:viewBox="0 0 21600 21600" draw:type="rectangle" draw:enhanced-path="M 0 0 L 21600 0 21600 21600 0 21600 0 0 Z N"/>
        </draw:custom-shape>
        <draw:connector draw:style-name="gr41" draw:text-style-name="P51" draw:layer="layout" draw:type="line" svg:x1="3.842cm" svg:y1="10.704cm" svg:x2="4.87cm" svg:y2="10.704cm" draw:start-shape="id1" draw:start-glue-point="1" draw:end-shape="id2" draw:end-glue-point="3" svg:d="M3842 10704h1028" svg:viewBox="0 0 1029 1">
          <text:p/>
        </draw:connector>
        <draw:connector draw:style-name="gr41" draw:text-style-name="P51" draw:layer="layout" draw:type="line" svg:x1="10.31cm" svg:y1="10.704cm" svg:x2="10.97cm" svg:y2="10.704cm" draw:start-shape="id2" draw:start-glue-point="1" draw:end-shape="id3" draw:end-glue-point="3" svg:d="M10310 10704h660" svg:viewBox="0 0 661 1">
          <text:p/>
        </draw:connector>
        <draw:connector draw:style-name="gr41" draw:text-style-name="P51" draw:layer="layout" draw:type="line" svg:x1="14.491cm" svg:y1="10.704cm" svg:x2="15.271cm" svg:y2="10.704cm" draw:start-shape="id3" draw:start-glue-point="1" draw:end-shape="id4" draw:end-glue-point="3" svg:d="M14491 10704h780" svg:viewBox="0 0 781 1">
          <text:p/>
        </draw:connector>
        <draw:connector draw:style-name="gr41" draw:text-style-name="P51" draw:layer="layout" draw:type="line" svg:x1="18.792cm" svg:y1="10.704cm" svg:x2="19.572cm" svg:y2="10.704cm" draw:start-shape="id4" draw:start-glue-point="1" draw:end-shape="id5" draw:end-glue-point="3" svg:d="M18792 10704h780" svg:viewBox="0 0 781 1">
          <text:p/>
        </draw:connector>
        <draw:connector draw:style-name="gr42" draw:text-style-name="P52" draw:layer="layout" draw:line-skew="-1.188cm" svg:x1="12.73cm" svg:y1="9.839cm" svg:x2="7.59cm" svg:y2="9.839cm" draw:start-shape="id3" draw:start-glue-point="0" draw:end-shape="id2" svg:d="M12730 9839v-1690h-5140v1690" svg:viewBox="0 0 5141 1691">
          <text:p><text:span text:style-name="T49">bypass</text:span></text:p>
        </draw:connector>
        <draw:custom-shape draw:style-name="gr43" draw:text-style-name="P53" draw:layer="layout" svg:width="7.233cm" svg:height="3.299cm" svg:x="6.579cm" svg:y="4.295cm">
          <text:p text:style-name="P19"><text:span text:style-name="T50">Dados são passados</text:span><text:span text:style-name="T50"><text:line-break/></text:span><text:span text:style-name="T50">antes da escrita</text:span><text:span text:style-name="T50"><text:line-break/></text:span><text:span text:style-name="T50">nos registradores</text:span></text:p>
          <draw:enhanced-geometry svg:viewBox="0 0 21600 21600" draw:type="rectangle" draw:enhanced-path="M 0 0 L 21600 0 21600 21600 0 21600 0 0 Z N"/>
        </draw:custom-shape>
        <presentation:notes draw:style-name="dp2">
          <draw:page-thumbnail draw:style-name="gr3" draw:layer="layout" svg:width="12.7cm" svg:height="9.526cm" svg:x="3.175cm" svg:y="1.904cm" draw:page-number="32" presentation:class="page"/>
          <draw:frame presentation:style-name="pr25" draw:text-style-name="P42" draw:layer="layout" svg:width="13.97cm" svg:height="11.678cm" svg:x="2.54cm" svg:y="12.065cm" presentation:class="notes" presentation:placeholder="true">
            <draw:text-box/>
          </draw:frame>
        </presentation:notes>
      </draw:page>
      <draw:page draw:name="page33" draw:style-name="dp8" draw:master-page-name="Padrão" presentation:presentation-page-layout-name="AL2T1" presentation:use-footer-name="ftr1" presentation:use-date-time-name="dtd1">
        <draw:frame draw:style-name="gr44" draw:text-style-name="P41" draw:layer="layout" svg:width="23.072cm" svg:height="13.521cm" svg:x="1.058cm" svg:y="3.598cm">
          <loext:p draw:class-id="00000000-0000-0000-0000-000000000000"/>
          <draw:object-ole xlink:href="./Object 24" xlink:type="simple" xlink:show="embed" xlink:actuate="onLoad"/>
          <draw:image xlink:href="./ObjectReplacements/Object 24" xlink:type="simple" xlink:show="embed" xlink:actuate="onLoad"/>
        </draw:frame>
        <draw:frame presentation:style-name="pr13" draw:text-style-name="P21" draw:layer="layout" svg:width="24.5cm" svg:height="1.593cm" svg:x="0.5cm" svg:y="1.25cm" presentation:class="title" presentation:user-transformed="true">
          <draw:text-box>
            <text:list text:style-name="L3">
              <text:list-header>
                <text:p text:style-name="P6"><text:span text:style-name="T12">Dinâmica do Pipeline</text:span></text:p>
              </text:list-header>
            </text:list>
          </draw:text-box>
        </draw:frame>
        <draw:custom-shape draw:style-name="gr43" draw:text-style-name="P54" draw:layer="layout" svg:width="13.778cm" svg:height="1.775cm" svg:x="2.161cm" svg:y="15.33cm">
          <text:p text:style-name="P19"><text:span text:style-name="T51">Suponha a existência de um buffer na decodificação</text:span><text:span text:style-name="T51"><text:line-break/></text:span><text:span text:style-name="T51">para armazenar resultado provenientes de </text:span><text:span text:style-name="T52">by pass.</text:span></text:p>
          <draw:enhanced-geometry svg:viewBox="0 0 21600 21600" draw:type="rectangle" draw:enhanced-path="M 0 0 L 21600 0 21600 21600 0 21600 0 0 Z N"/>
        </draw:custom-shape>
        <presentation:notes draw:style-name="dp2">
          <draw:page-thumbnail draw:style-name="gr3" draw:layer="layout" svg:width="12.7cm" svg:height="9.526cm" svg:x="3.175cm" svg:y="1.904cm" draw:page-number="33" presentation:class="page"/>
          <draw:frame presentation:style-name="pr25" draw:text-style-name="P42" draw:layer="layout" svg:width="13.97cm" svg:height="11.678cm" svg:x="2.54cm" svg:y="12.065cm" presentation:class="notes" presentation:placeholder="true">
            <draw:text-box/>
          </draw:frame>
        </presentation:notes>
      </draw:page>
      <draw:page draw:name="page34" draw:style-name="dp1" draw:master-page-name="Padrão" presentation:presentation-page-layout-name="AL2T1">
        <draw:frame presentation:style-name="pr13" draw:text-style-name="P21" draw:layer="layout" svg:width="24.5cm" svg:height="1.593cm" svg:x="0.5cm" svg:y="1.246cm" presentation:class="title" presentation:user-transformed="true">
          <draw:text-box>
            <text:p text:style-name="P9"><text:span text:style-name="T12">Conflitos no Pipeline</text:span></text:p>
          </draw:text-box>
        </draw:frame>
        <draw:frame presentation:style-name="pr30" draw:text-style-name="P17" draw:layer="layout" svg:width="24.006cm" svg:height="15.835cm" svg:x="0.697cm" svg:y="3.925cm" presentation:class="outline" presentation:user-transformed="true">
          <draw:text-box>
            <text:p text:style-name="P55"><text:span text:style-name="T28">Conflitos (hazards)</text:span><text:span text:style-name="T46"> </text:span><text:span text:style-name="T53"></text:span><text:span text:style-name="T54"> </text:span><text:span text:style-name="T46">Situações em que a instrução seguinte não pode ser executada no próximo ciclo</text:span></text:p>
            <text:p text:style-name="P55"><text:span text:style-name="T46"/></text:p>
            <text:list text:style-name="L13">
              <text:list-item>
                <text:list>
                  <text:list-item>
                    <text:p text:style-name="P16"><text:span text:style-name="T55">Conflitos Estruturais/Recursos:</text:span><text:span text:style-name="T46"> 2 ou mais instruções competem pelo mesmo recurso ao mesmo tempo</text:span></text:p>
                  </text:list-item>
                </text:list>
              </text:list-item>
            </text:list>
            <text:p text:style-name="P16"><text:span text:style-name="T46"/></text:p>
            <text:list text:continue-numbering="true" text:style-name="L13">
              <text:list-item>
                <text:list>
                  <text:list-item>
                    <text:p text:style-name="P16"><text:span text:style-name="T55">Conflitos por Dados:</text:span><text:span text:style-name="T46"> instrução depende do resultado de outra instrução, que ainda está no pipeline</text:span></text:p>
                  </text:list-item>
                </text:list>
              </text:list-item>
            </text:list>
            <text:p text:style-name="P16"><text:span text:style-name="T46"/></text:p>
            <text:list text:continue-numbering="true" text:style-name="L13">
              <text:list-item>
                <text:list>
                  <text:list-item>
                    <text:p text:style-name="P16"><text:span text:style-name="T55">Conflitos de Controle:</text:span><text:span text:style-name="T46"> instrução de desvio condicional que pode invalidar diversas buscas de instruções</text:span></text:p>
                  </text:list-item>
                </text:list>
              </text:list-item>
            </text:list>
            <text:list text:style-name="L5">
              <text:list-item>
                <text:list>
                  <text:list-item>
                    <text:list>
                      <text:list-item>
                        <text:list>
                          <text:list-item>
                            <text:p><text:span text:style-name="T56">Causado pelo </text:span><text:span text:style-name="T57">delay</text:span><text:span text:style-name="T56"> entre o </text:span><text:span text:style-name="T57">fetching</text:span><text:span text:style-name="T56"> de uma <text:s/>instrução e a decisão sobre a mudança do fluxo de execução (</text:span><text:span text:style-name="T57">branches</text:span><text:span text:style-name="T56"> e jumps).</text:span></text:p>
                          </text:list-item>
                        </text:list>
                      </text:list-item>
                    </text:list>
                  </text:list-item>
                </text:list>
              </text:list-item>
            </text:list>
            <text:p text:style-name="P16"><text:span text:style-name="T16"/></text:p>
            <text:p text:style-name="P16"><text:span text:style-name="T16"/></text:p>
          </draw:text-box>
        </draw:frame>
        <presentation:notes draw:style-name="dp4">
          <draw:page-thumbnail draw:layer="layout" svg:width="13.728cm" svg:height="10.297cm" svg:x="2.575cm" svg:y="2.09cm" draw:page-number="34"/>
          <draw:frame presentation:style-name="pr7" draw:text-style-name="P14" draw:layer="layout" svg:width="13.837cm" svg:height="12.649cm" svg:x="2.513cm" svg:y="13.091cm" presentation:class="notes" presentation:placeholder="true">
            <draw:text-box/>
          </draw:frame>
        </presentation:notes>
      </draw:page>
      <draw:page draw:name="page35" draw:style-name="dp1" draw:master-page-name="Padrão" presentation:presentation-page-layout-name="AL2T1">
        <draw:frame presentation:style-name="pr8" draw:text-style-name="P17" draw:layer="layout" svg:width="23.931cm" svg:height="13.023cm" svg:x="0.696cm" svg:y="3.925cm" presentation:class="outline" presentation:user-transformed="true">
          <draw:text-box>
            <text:p text:style-name="P55"><text:span text:style-name="T58">Conflitos por Dados:</text:span><text:span text:style-name="T59"> A execução de uma instrução depende do resultado de outra instrução, que ainda está no pipeline</text:span></text:p>
            <text:p text:style-name="P16"><text:span text:style-name="T60"/></text:p>
            <text:list text:style-name="L14">
              <text:list-item>
                <text:list>
                  <text:list-item>
                    <text:p text:style-name="P16"><text:span text:style-name="T60">Exemplo:</text:span></text:p>
                  </text:list-item>
                </text:list>
              </text:list-item>
            </text:list>
            <text:p text:style-name="P56"><text:span text:style-name="T16">ADD R0, R5, R1</text:span></text:p>
            <text:p text:style-name="P56"><text:span text:style-name="T16">SUB R2, R0, R3</text:span></text:p>
            <text:p text:style-name="P56"><text:span text:style-name="T16"/></text:p>
            <text:p text:style-name="P56"><text:span text:style-name="T16"/></text:p>
            <text:p text:style-name="P56"><text:span text:style-name="T16"/></text:p>
          </draw:text-box>
        </draw:frame>
        <draw:custom-shape draw:style-name="gr45" draw:text-style-name="P23" draw:layer="layout" svg:width="1.403cm" svg:height="1.402cm" svg:x="5.296cm" svg:y="8.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3" draw:layer="layout" svg:width="1.403cm" svg:height="1.402cm" svg:x="3.798cm" svg:y="7.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6" draw:text-style-name="P31" draw:layer="layout" svg:x1="5.398cm" svg:y1="9.125cm" svg:x2="4.997cm" svg:y2="8.525cm">
          <text:p/>
        </draw:line>
        <draw:custom-shape draw:style-name="gr47" draw:text-style-name="P23" draw:layer="layout" svg:width="0.512cm" svg:height="0.935cm" svg:x="3.1cm" svg:y="15.725cm">
          <text:p/>
          <draw:enhanced-geometry svg:viewBox="0 0 21600 21600" draw:type="mso-spt202" draw:enhanced-path="M 0 0 L 21600 0 21600 21600 0 21600 0 0 Z N"/>
        </draw:custom-shape>
        <draw:custom-shape draw:style-name="gr48" draw:text-style-name="P59" draw:layer="layout" svg:width="18.605cm" svg:height="6.021cm" svg:x="3.395cm" svg:y="11.5cm">
          <text:p text:style-name="P32"><text:span text:style-name="T61">A instrução </text:span><text:span text:style-name="T62">SUB</text:span><text:span text:style-name="T61"> usa o Registrador R0 e, portanto, depende do resultado da instrução </text:span><text:span text:style-name="T62">ADD</text:span><text:span text:style-name="T61"> que é armazenado no Registrador R0</text:span></text:p>
          <text:p text:style-name="P57"><text:span text:style-name="T63"/></text:p>
          <text:p text:style-name="P32"><text:span text:style-name="T61">É preciso inserir “bolhas” no pipeline até que ADD termine de escrever o resultado em R0 para ser usado por SUB</text:span></text:p>
          <text:p text:style-name="P58"><text:span text:style-name="T61"/></text:p>
          <draw:enhanced-geometry svg:viewBox="0 0 21600 21600" draw:type="mso-spt202" draw:enhanced-path="M 0 0 L 21600 0 21600 21600 0 21600 0 0 Z N"/>
        </draw:custom-shape>
        <draw:custom-shape draw:style-name="gr49" draw:text-style-name="P60" draw:layer="layout" svg:width="4.1cm" svg:height="0.937cm" svg:x="10.4cm" svg:y="7.526cm">
          <text:p text:style-name="P58"><text:span text:style-name="T64">R0</text:span><text:span text:style-name="T65"></text:span><text:span text:style-name="T64">R5+R1</text:span></text:p>
          <draw:enhanced-geometry svg:viewBox="0 0 21600 21600" draw:type="mso-spt202" draw:enhanced-path="M 0 0 L 21600 0 21600 21600 0 21600 0 0 Z N"/>
        </draw:custom-shape>
        <draw:line draw:style-name="gr50" draw:text-style-name="P31" draw:layer="layout" svg:x1="10.201cm" svg:y1="8.125cm" svg:x2="8.799cm" svg:y2="8.125cm">
          <text:p/>
        </draw:line>
        <draw:custom-shape draw:style-name="gr49" draw:text-style-name="P23" draw:layer="layout" svg:width="3.96cm" svg:height="0.937cm" svg:x="10.4cm" svg:y="8.81cm">
          <text:p text:style-name="P58"><text:span text:style-name="T64">R2</text:span><text:span text:style-name="T65"></text:span><text:span text:style-name="T64">R0-R3</text:span></text:p>
          <draw:enhanced-geometry svg:viewBox="0 0 21600 21600" draw:type="mso-spt202" draw:enhanced-path="M 0 0 L 21600 0 21600 21600 0 21600 0 0 Z N"/>
        </draw:custom-shape>
        <draw:line draw:style-name="gr51" draw:text-style-name="P31" draw:layer="layout" svg:x1="10.201cm" svg:y1="9.224cm" svg:x2="8.799cm" svg:y2="9.224cm">
          <text:p/>
        </draw:line>
        <draw:frame presentation:style-name="pr13" draw:text-style-name="P21" draw:layer="layout" svg:width="24.5cm" svg:height="1.593cm" svg:x="0.5cm" svg:y="1.247cm" presentation:class="title" presentation:user-transformed="true">
          <draw:text-box>
            <text:p text:style-name="P9"><text:span text:style-name="T12">Conflitos no Pipeline</text:span></text:p>
          </draw:text-box>
        </draw:frame>
        <presentation:notes draw:style-name="dp4">
          <draw:page-thumbnail draw:layer="layout" svg:width="13.728cm" svg:height="10.297cm" svg:x="2.575cm" svg:y="2.09cm" draw:page-number="35"/>
          <draw:frame presentation:style-name="pr7" draw:text-style-name="P14" draw:layer="layout" svg:width="13.837cm" svg:height="12.649cm" svg:x="2.513cm" svg:y="13.091cm" presentation:class="notes" presentation:placeholder="true">
            <draw:text-box/>
          </draw:frame>
        </presentation:notes>
      </draw:page>
      <draw:page draw:name="page36" draw:style-name="dp1" draw:master-page-name="Padrão" presentation:presentation-page-layout-name="AL2T1">
        <draw:frame presentation:style-name="pr31" draw:text-style-name="P17" draw:layer="layout" svg:width="24.072cm" svg:height="13.455cm" svg:x="0.631cm" svg:y="3.925cm" presentation:class="outline" presentation:user-transformed="true">
          <draw:text-box>
            <text:p text:style-name="P55"><text:span text:style-name="T58">Conflitos de Controle:</text:span><text:span text:style-name="T59"> Instrução de desvio condicional que pode invalidar diversas buscas de instruções</text:span></text:p>
            <text:p text:style-name="P61"><text:span text:style-name="T59"/></text:p>
          </draw:text-box>
        </draw:frame>
        <draw:custom-shape draw:style-name="gr13" draw:text-style-name="P23" draw:layer="layout" svg:width="3.687cm" svg:height="0.839cm" svg:x="0.489cm" svg:y="7.717cm">
          <text:p text:style-name="P9"><text:span text:style-name="T66">beq R4, R0, fui</text:span></text:p>
          <draw:enhanced-geometry svg:viewBox="0 0 21600 21600" draw:type="rectangle" draw:enhanced-path="M 0 0 L 21600 0 21600 21600 0 21600 0 0 Z N"/>
        </draw:custom-shape>
        <draw:custom-shape draw:style-name="gr13" draw:text-style-name="P23" draw:layer="layout" svg:width="3.997cm" svg:height="0.839cm" svg:x="0.486cm" svg:y="9.838cm">
          <text:p text:style-name="P9"><text:span text:style-name="T67">and R12, R2, R5</text:span></text:p>
          <draw:enhanced-geometry svg:viewBox="0 0 21600 21600" draw:type="rectangle" draw:enhanced-path="M 0 0 L 21600 0 21600 21600 0 21600 0 0 Z N"/>
        </draw:custom-shape>
        <draw:custom-shape draw:style-name="gr13" draw:text-style-name="P23" draw:layer="layout" svg:width="1.452cm" svg:height="0.839cm" svg:x="0.504cm" svg:y="11.77cm">
          <text:p text:style-name="P9"><text:span text:style-name="T67">or ...</text:span></text:p>
          <draw:enhanced-geometry svg:viewBox="0 0 21600 21600" draw:type="rectangle" draw:enhanced-path="M 0 0 L 21600 0 21600 21600 0 21600 0 0 Z N"/>
        </draw:custom-shape>
        <draw:custom-shape draw:style-name="gr13" draw:text-style-name="P23" draw:layer="layout" svg:width="1.795cm" svg:height="0.839cm" svg:x="0.496cm" svg:y="13.891cm">
          <text:p text:style-name="P9"><text:span text:style-name="T67">add ...</text:span></text:p>
          <draw:enhanced-geometry svg:viewBox="0 0 21600 21600" draw:type="rectangle" draw:enhanced-path="M 0 0 L 21600 0 21600 21600 0 21600 0 0 Z N"/>
        </draw:custom-shape>
        <draw:custom-shape draw:style-name="gr13" draw:text-style-name="P23" draw:layer="layout" svg:width="1.554cm" svg:height="0.839cm" svg:x="0.495cm" svg:y="16.016cm">
          <text:p text:style-name="P9"><text:span text:style-name="T67">sw ...</text:span></text:p>
          <draw:enhanced-geometry svg:viewBox="0 0 21600 21600" draw:type="rectangle" draw:enhanced-path="M 0 0 L 21600 0 21600 21600 0 21600 0 0 Z N"/>
        </draw:custom-shape>
        <draw:custom-shape draw:style-name="gr52" draw:text-style-name="P23" draw:layer="layout" svg:width="1.076cm" svg:height="1.34cm" svg:x="12.431cm" svg:y="9.49cm">
          <text:p text:style-name="P6"><text:span text:style-name="T68">BI</text:span></text:p>
          <draw:enhanced-geometry svg:viewBox="0 0 21600 21600" draw:type="rectangle" draw:enhanced-path="M 0 0 L 21600 0 21600 21600 0 21600 0 0 Z N"/>
        </draw:custom-shape>
        <draw:custom-shape draw:style-name="gr52" draw:text-style-name="P23" draw:layer="layout" svg:width="1.063cm" svg:height="1.34cm" svg:x="14.689cm" svg:y="9.49cm">
          <text:p text:style-name="P6"><text:span text:style-name="T68">DI</text:span></text:p>
          <draw:enhanced-geometry svg:viewBox="0 0 21600 21600" draw:type="rectangle" draw:enhanced-path="M 0 0 L 21600 0 21600 21600 0 21600 0 0 Z N"/>
        </draw:custom-shape>
        <draw:g>
          <draw:g>
            <draw:line draw:style-name="gr53" draw:text-style-name="P31" draw:layer="layout" svg:x1="16.749cm" svg:y1="9.274cm" svg:x2="16.749cm" svg:y2="9.975cm">
              <text:p/>
            </draw:line>
            <draw:line draw:style-name="gr53" draw:text-style-name="P31" draw:layer="layout" svg:x1="16.749cm" svg:y1="9.274cm" svg:x2="17.656cm" svg:y2="9.975cm">
              <text:p/>
            </draw:line>
            <draw:line draw:style-name="gr53" draw:text-style-name="P31" draw:layer="layout" svg:x1="16.749cm" svg:y1="9.975cm" svg:x2="17.118cm" svg:y2="10.254cm">
              <text:p/>
            </draw:line>
            <draw:line draw:style-name="gr53" draw:text-style-name="P31" draw:layer="layout" svg:x1="17.117cm" svg:y1="10.254cm" svg:x2="16.748cm" svg:y2="10.533cm">
              <text:p/>
            </draw:line>
            <draw:line draw:style-name="gr53" draw:text-style-name="P31" draw:layer="layout" svg:x1="16.749cm" svg:y1="10.533cm" svg:x2="16.749cm" svg:y2="11.234cm">
              <text:p/>
            </draw:line>
            <draw:line draw:style-name="gr53" draw:text-style-name="P31" draw:layer="layout" svg:x1="16.749cm" svg:y1="11.233cm" svg:x2="17.656cm" svg:y2="10.532cm">
              <text:p/>
            </draw:line>
            <draw:line draw:style-name="gr53" draw:text-style-name="P31" draw:layer="layout" svg:x1="17.656cm" svg:y1="9.975cm" svg:x2="17.656cm" svg:y2="10.533cm">
              <text:p/>
            </draw:line>
          </draw:g>
          <draw:custom-shape draw:style-name="gr13" draw:text-style-name="P23" draw:layer="layout" svg:width="0.872cm" svg:height="0.839cm" draw:transform="rotate (-1.5707963267949) translate (17.304cm 9.626cm)">
            <text:p text:style-name="P9"><text:span text:style-name="T69"><text:s text:c="3"/></text:span></text:p>
            <draw:enhanced-geometry svg:viewBox="0 0 21600 21600" draw:type="rectangle" draw:enhanced-path="M 0 0 L 21600 0 21600 21600 0 21600 0 0 Z N"/>
          </draw:custom-shape>
        </draw:g>
        <draw:custom-shape draw:style-name="gr52" draw:text-style-name="P23" draw:layer="layout" svg:width="1.072cm" svg:height="1.34cm" svg:x="18.622cm" svg:y="9.49cm">
          <text:p text:style-name="P6"><text:span text:style-name="T68">ME</text:span></text:p>
          <draw:enhanced-geometry svg:viewBox="0 0 21600 21600" draw:type="rectangle" draw:enhanced-path="M 0 0 L 21600 0 21600 21600 0 21600 0 0 Z N"/>
        </draw:custom-shape>
        <draw:custom-shape draw:style-name="gr52" draw:text-style-name="P23" draw:layer="layout" svg:width="1.071cm" svg:height="1.34cm" svg:x="20.823cm" svg:y="9.49cm">
          <text:p text:style-name="P6"><text:span text:style-name="T68">WB</text:span></text:p>
          <draw:enhanced-geometry svg:viewBox="0 0 21600 21600" draw:type="rectangle" draw:enhanced-path="M 0 0 L 21600 0 21600 21600 0 21600 0 0 Z N"/>
        </draw:custom-shape>
        <draw:line draw:style-name="gr53" draw:text-style-name="P31" draw:layer="layout" svg:x1="15.769cm" svg:y1="9.666cm" svg:x2="16.722cm" svg:y2="9.666cm">
          <text:p/>
        </draw:line>
        <draw:line draw:style-name="gr53" draw:text-style-name="P31" draw:layer="layout" svg:x1="15.769cm" svg:y1="10.649cm" svg:x2="16.722cm" svg:y2="10.649cm">
          <text:p/>
        </draw:line>
        <draw:line draw:style-name="gr53" draw:text-style-name="P31" draw:layer="layout" svg:x1="17.661cm" svg:y1="10.275cm" svg:x2="18.613cm" svg:y2="10.275cm">
          <text:p/>
        </draw:line>
        <draw:line draw:style-name="gr53" draw:text-style-name="P31" draw:layer="layout" svg:x1="19.711cm" svg:y1="10.253cm" svg:x2="20.805cm" svg:y2="10.253cm">
          <text:p/>
        </draw:line>
        <draw:custom-shape draw:style-name="gr52" draw:text-style-name="P23" draw:layer="layout" svg:width="1.067cm" svg:height="1.336cm" svg:x="18.777cm" svg:y="15.575cm">
          <text:p text:style-name="P6"><text:span text:style-name="T68">BI</text:span></text:p>
          <draw:enhanced-geometry svg:viewBox="0 0 21600 21600" draw:type="rectangle" draw:enhanced-path="M 0 0 L 21600 0 21600 21600 0 21600 0 0 Z N"/>
        </draw:custom-shape>
        <draw:custom-shape draw:style-name="gr52" draw:text-style-name="P23" draw:layer="layout" svg:width="1.071cm" svg:height="1.336cm" svg:x="20.823cm" svg:y="15.575cm">
          <text:p text:style-name="P6"><text:span text:style-name="T68">DI</text:span></text:p>
          <draw:enhanced-geometry svg:viewBox="0 0 21600 21600" draw:type="rectangle" draw:enhanced-path="M 0 0 L 21600 0 21600 21600 0 21600 0 0 Z N"/>
        </draw:custom-shape>
        <draw:g>
          <draw:line draw:style-name="gr53" draw:text-style-name="P31" draw:layer="layout" svg:x1="22.891cm" svg:y1="15.359cm" svg:x2="22.891cm" svg:y2="16.061cm">
            <text:p/>
          </draw:line>
          <draw:line draw:style-name="gr53" draw:text-style-name="P31" draw:layer="layout" svg:x1="22.891cm" svg:y1="15.359cm" svg:x2="23.799cm" svg:y2="16.061cm">
            <text:p/>
          </draw:line>
          <draw:line draw:style-name="gr53" draw:text-style-name="P31" draw:layer="layout" svg:x1="22.891cm" svg:y1="16.061cm" svg:x2="23.261cm" svg:y2="16.342cm">
            <text:p/>
          </draw:line>
          <draw:line draw:style-name="gr53" draw:text-style-name="P31" draw:layer="layout" svg:x1="23.261cm" svg:y1="16.343cm" svg:x2="22.891cm" svg:y2="16.627cm">
            <text:p/>
          </draw:line>
          <draw:line draw:style-name="gr53" draw:text-style-name="P31" draw:layer="layout" svg:x1="22.891cm" svg:y1="16.627cm" svg:x2="22.891cm" svg:y2="17.325cm">
            <text:p/>
          </draw:line>
          <draw:line draw:style-name="gr53" draw:text-style-name="P31" draw:layer="layout" svg:x1="22.891cm" svg:y1="17.325cm" svg:x2="23.799cm" svg:y2="16.627cm">
            <text:p/>
          </draw:line>
          <draw:line draw:style-name="gr53" draw:text-style-name="P31" draw:layer="layout" svg:x1="23.799cm" svg:y1="16.061cm" svg:x2="23.799cm" svg:y2="16.626cm">
            <text:p/>
          </draw:line>
        </draw:g>
        <draw:custom-shape draw:style-name="gr13" draw:text-style-name="P23" draw:layer="layout" svg:width="0.872cm" svg:height="0.839cm" draw:transform="rotate (-1.5707963267949) translate (23.451cm 15.716cm)">
          <text:p text:style-name="P9"><text:span text:style-name="T69"><text:s text:c="3"/></text:span></text:p>
          <draw:enhanced-geometry svg:viewBox="0 0 21600 21600" draw:type="rectangle" draw:enhanced-path="M 0 0 L 21600 0 21600 21600 0 21600 0 0 Z N"/>
        </draw:custom-shape>
        <draw:line draw:style-name="gr53" draw:text-style-name="P31" draw:layer="layout" svg:x1="19.861cm" svg:y1="16.342cm" svg:x2="20.805cm" svg:y2="16.342cm">
          <text:p/>
        </draw:line>
        <draw:line draw:style-name="gr53" draw:text-style-name="P31" draw:layer="layout" svg:x1="21.912cm" svg:y1="15.756cm" svg:x2="22.856cm" svg:y2="15.756cm">
          <text:p/>
        </draw:line>
        <draw:line draw:style-name="gr53" draw:text-style-name="P31" draw:layer="layout" svg:x1="21.912cm" svg:y1="16.73cm" svg:x2="22.856cm" svg:y2="16.73cm">
          <text:p/>
        </draw:line>
        <draw:line draw:style-name="gr53" draw:text-style-name="P31" draw:layer="layout" svg:x1="23.804cm" svg:y1="16.351cm" svg:x2="24.761cm" svg:y2="16.351cm">
          <text:p/>
        </draw:line>
        <draw:custom-shape draw:style-name="gr52" draw:text-style-name="P23" draw:layer="layout" svg:width="1.063cm" svg:height="1.336cm" svg:x="16.739cm" svg:y="13.419cm">
          <text:p text:style-name="P6"><text:span text:style-name="T68">BI</text:span></text:p>
          <draw:enhanced-geometry svg:viewBox="0 0 21600 21600" draw:type="rectangle" draw:enhanced-path="M 0 0 L 21600 0 21600 21600 0 21600 0 0 Z N"/>
        </draw:custom-shape>
        <draw:custom-shape draw:style-name="gr52" draw:text-style-name="P23" draw:layer="layout" svg:width="1.067cm" svg:height="1.336cm" svg:x="18.777cm" svg:y="13.419cm">
          <text:p text:style-name="P6"><text:span text:style-name="T68">DI</text:span></text:p>
          <draw:enhanced-geometry svg:viewBox="0 0 21600 21600" draw:type="rectangle" draw:enhanced-path="M 0 0 L 21600 0 21600 21600 0 21600 0 0 Z N"/>
        </draw:custom-shape>
        <draw:g>
          <draw:g>
            <draw:line draw:style-name="gr53" draw:text-style-name="P31" draw:layer="layout" svg:x1="20.841cm" svg:y1="13.203cm" svg:x2="20.841cm" svg:y2="13.899cm">
              <text:p/>
            </draw:line>
            <draw:line draw:style-name="gr53" draw:text-style-name="P31" draw:layer="layout" svg:x1="20.841cm" svg:y1="13.203cm" svg:x2="21.748cm" svg:y2="13.899cm">
              <text:p/>
            </draw:line>
            <draw:line draw:style-name="gr53" draw:text-style-name="P31" draw:layer="layout" svg:x1="20.841cm" svg:y1="13.899cm" svg:x2="21.21cm" svg:y2="14.182cm">
              <text:p/>
            </draw:line>
            <draw:line draw:style-name="gr53" draw:text-style-name="P31" draw:layer="layout" svg:x1="21.209cm" svg:y1="14.183cm" svg:x2="20.84cm" svg:y2="14.462cm">
              <text:p/>
            </draw:line>
            <draw:line draw:style-name="gr53" draw:text-style-name="P31" draw:layer="layout" svg:x1="20.841cm" svg:y1="14.462cm" svg:x2="20.841cm" svg:y2="15.163cm">
              <text:p/>
            </draw:line>
            <draw:line draw:style-name="gr53" draw:text-style-name="P31" draw:layer="layout" svg:x1="20.841cm" svg:y1="15.162cm" svg:x2="21.748cm" svg:y2="14.461cm">
              <text:p/>
            </draw:line>
            <draw:line draw:style-name="gr53" draw:text-style-name="P31" draw:layer="layout" svg:x1="21.748cm" svg:y1="13.899cm" svg:x2="21.748cm" svg:y2="14.461cm">
              <text:p/>
            </draw:line>
          </draw:g>
          <draw:custom-shape draw:style-name="gr13" draw:text-style-name="P23" draw:layer="layout" svg:width="0.872cm" svg:height="0.839cm" draw:transform="rotate (-1.5707963267949) translate (21.396cm 13.555cm)">
            <text:p text:style-name="P9"><text:span text:style-name="T69"><text:s text:c="3"/></text:span></text:p>
            <draw:enhanced-geometry svg:viewBox="0 0 21600 21600" draw:type="rectangle" draw:enhanced-path="M 0 0 L 21600 0 21600 21600 0 21600 0 0 Z N"/>
          </draw:custom-shape>
        </draw:g>
        <draw:custom-shape draw:style-name="gr52" draw:text-style-name="P23" draw:layer="layout" svg:width="1.071cm" svg:height="1.336cm" svg:x="22.719cm" svg:y="13.419cm">
          <text:p text:style-name="P6"><text:span text:style-name="T68">ME</text:span></text:p>
          <draw:enhanced-geometry svg:viewBox="0 0 21600 21600" draw:type="rectangle" draw:enhanced-path="M 0 0 L 21600 0 21600 21600 0 21600 0 0 Z N"/>
        </draw:custom-shape>
        <draw:line draw:style-name="gr53" draw:text-style-name="P31" draw:layer="layout" svg:x1="17.82cm" svg:y1="14.186cm" svg:x2="18.759cm" svg:y2="14.186cm">
          <text:p/>
        </draw:line>
        <draw:line draw:style-name="gr53" draw:text-style-name="P31" draw:layer="layout" svg:x1="19.861cm" svg:y1="13.595cm" svg:x2="20.805cm" svg:y2="13.595cm">
          <text:p/>
        </draw:line>
        <draw:line draw:style-name="gr53" draw:text-style-name="P31" draw:layer="layout" svg:x1="19.861cm" svg:y1="14.574cm" svg:x2="20.805cm" svg:y2="14.574cm">
          <text:p/>
        </draw:line>
        <draw:line draw:style-name="gr53" draw:text-style-name="P31" draw:layer="layout" svg:x1="21.753cm" svg:y1="14.199cm" svg:x2="22.706cm" svg:y2="14.199cm">
          <text:p/>
        </draw:line>
        <draw:line draw:style-name="gr53" draw:text-style-name="P31" draw:layer="layout" svg:x1="23.808cm" svg:y1="14.186cm" svg:x2="24.902cm" svg:y2="14.186cm">
          <text:p/>
        </draw:line>
        <draw:custom-shape draw:style-name="gr52" draw:text-style-name="P23" draw:layer="layout" svg:width="1.063cm" svg:height="1.336cm" svg:x="14.689cm" svg:y="11.452cm">
          <text:p text:style-name="P6"><text:span text:style-name="T68">BI</text:span></text:p>
          <draw:enhanced-geometry svg:viewBox="0 0 21600 21600" draw:type="rectangle" draw:enhanced-path="M 0 0 L 21600 0 21600 21600 0 21600 0 0 Z N"/>
        </draw:custom-shape>
        <draw:custom-shape draw:style-name="gr52" draw:text-style-name="P23" draw:layer="layout" svg:width="1.063cm" svg:height="1.336cm" svg:x="16.739cm" svg:y="11.452cm">
          <text:p text:style-name="P6"><text:span text:style-name="T68">DI</text:span></text:p>
          <draw:enhanced-geometry svg:viewBox="0 0 21600 21600" draw:type="rectangle" draw:enhanced-path="M 0 0 L 21600 0 21600 21600 0 21600 0 0 Z N"/>
        </draw:custom-shape>
        <draw:g>
          <draw:g>
            <draw:line draw:style-name="gr53" draw:text-style-name="P31" draw:layer="layout" svg:x1="18.799cm" svg:y1="11.236cm" svg:x2="18.799cm" svg:y2="11.938cm">
              <text:p/>
            </draw:line>
            <draw:line draw:style-name="gr53" draw:text-style-name="P31" draw:layer="layout" svg:x1="18.799cm" svg:y1="11.236cm" svg:x2="19.706cm" svg:y2="11.938cm">
              <text:p/>
            </draw:line>
            <draw:line draw:style-name="gr53" draw:text-style-name="P31" draw:layer="layout" svg:x1="18.799cm" svg:y1="11.938cm" svg:x2="19.168cm" svg:y2="12.223cm">
              <text:p/>
            </draw:line>
            <draw:line draw:style-name="gr53" draw:text-style-name="P31" draw:layer="layout" svg:x1="19.167cm" svg:y1="12.223cm" svg:x2="18.798cm" svg:y2="12.503cm">
              <text:p/>
            </draw:line>
            <draw:line draw:style-name="gr53" draw:text-style-name="P31" draw:layer="layout" svg:x1="18.799cm" svg:y1="12.503cm" svg:x2="18.799cm" svg:y2="13.201cm">
              <text:p/>
            </draw:line>
            <draw:line draw:style-name="gr53" draw:text-style-name="P31" draw:layer="layout" svg:x1="18.799cm" svg:y1="13.201cm" svg:x2="19.706cm" svg:y2="12.503cm">
              <text:p/>
            </draw:line>
            <draw:line draw:style-name="gr53" draw:text-style-name="P31" draw:layer="layout" svg:x1="19.706cm" svg:y1="11.938cm" svg:x2="19.706cm" svg:y2="12.503cm">
              <text:p/>
            </draw:line>
          </draw:g>
          <draw:custom-shape draw:style-name="gr13" draw:text-style-name="P23" draw:layer="layout" svg:width="0.872cm" svg:height="0.839cm" draw:transform="rotate (-1.5707963267949) translate (19.354cm 11.588cm)">
            <text:p text:style-name="P9"><text:span text:style-name="T69"><text:s text:c="3"/></text:span></text:p>
            <draw:enhanced-geometry svg:viewBox="0 0 21600 21600" draw:type="rectangle" draw:enhanced-path="M 0 0 L 21600 0 21600 21600 0 21600 0 0 Z N"/>
          </draw:custom-shape>
        </draw:g>
        <draw:custom-shape draw:style-name="gr52" draw:text-style-name="P23" draw:layer="layout" svg:width="1.076cm" svg:height="1.336cm" svg:x="20.664cm" svg:y="11.452cm">
          <text:p text:style-name="P6"><text:span text:style-name="T68">ME</text:span></text:p>
          <draw:enhanced-geometry svg:viewBox="0 0 21600 21600" draw:type="rectangle" draw:enhanced-path="M 0 0 L 21600 0 21600 21600 0 21600 0 0 Z N"/>
        </draw:custom-shape>
        <draw:custom-shape draw:style-name="gr52" draw:text-style-name="P23" draw:layer="layout" svg:width="1.063cm" svg:height="1.336cm" svg:x="22.873cm" svg:y="11.452cm">
          <text:p text:style-name="P6"><text:span text:style-name="T68">WB</text:span></text:p>
          <draw:enhanced-geometry svg:viewBox="0 0 21600 21600" draw:type="rectangle" draw:enhanced-path="M 0 0 L 21600 0 21600 21600 0 21600 0 0 Z N"/>
        </draw:custom-shape>
        <draw:line draw:style-name="gr53" draw:text-style-name="P31" draw:layer="layout" svg:x1="15.769cm" svg:y1="12.224cm" svg:x2="16.722cm" svg:y2="12.224cm">
          <text:p/>
        </draw:line>
        <draw:line draw:style-name="gr53" draw:text-style-name="P31" draw:layer="layout" svg:x1="17.82cm" svg:y1="11.633cm" svg:x2="18.759cm" svg:y2="11.633cm">
          <text:p/>
        </draw:line>
        <draw:line draw:style-name="gr53" draw:text-style-name="P31" draw:layer="layout" svg:x1="17.82cm" svg:y1="12.612cm" svg:x2="18.759cm" svg:y2="12.612cm">
          <text:p/>
        </draw:line>
        <draw:line draw:style-name="gr53" draw:text-style-name="P31" draw:layer="layout" svg:x1="19.707cm" svg:y1="12.228cm" svg:x2="20.66cm" svg:y2="12.228cm">
          <text:p/>
        </draw:line>
        <draw:line draw:style-name="gr53" draw:text-style-name="P31" draw:layer="layout" svg:x1="21.758cm" svg:y1="12.224cm" svg:x2="22.856cm" svg:y2="12.224cm">
          <text:p/>
        </draw:line>
        <draw:g>
          <draw:custom-shape draw:style-name="gr52" draw:text-style-name="P23" draw:layer="layout" svg:width="1.066cm" svg:height="1.335cm" svg:x="4.202cm" svg:y="7.524cm">
            <text:p text:style-name="P6"><text:span text:style-name="T68">BI</text:span></text:p>
            <draw:enhanced-geometry svg:viewBox="0 0 21600 21600" draw:type="rectangle" draw:enhanced-path="M 0 0 L 21600 0 21600 21600 0 21600 0 0 Z N"/>
          </draw:custom-shape>
          <draw:custom-shape draw:style-name="gr52" draw:text-style-name="P23" draw:layer="layout" svg:width="1.073cm" svg:height="1.335cm" svg:x="6.243cm" svg:y="7.524cm">
            <text:p text:style-name="P6"><text:span text:style-name="T68">DI</text:span></text:p>
            <draw:enhanced-geometry svg:viewBox="0 0 21600 21600" draw:type="rectangle" draw:enhanced-path="M 0 0 L 21600 0 21600 21600 0 21600 0 0 Z N"/>
          </draw:custom-shape>
          <draw:g>
            <draw:g>
              <draw:line draw:style-name="gr53" draw:text-style-name="P31" draw:layer="layout" svg:x1="8.309cm" svg:y1="7.311cm" svg:x2="8.309cm" svg:y2="8.004cm">
                <text:p/>
              </draw:line>
              <draw:line draw:style-name="gr53" draw:text-style-name="P31" draw:layer="layout" svg:x1="8.309cm" svg:y1="7.311cm" svg:x2="9.207cm" svg:y2="8.004cm">
                <text:p/>
              </draw:line>
              <draw:line draw:style-name="gr53" draw:text-style-name="P31" draw:layer="layout" svg:x1="8.309cm" svg:y1="8.004cm" svg:x2="8.678cm" svg:y2="8.293cm">
                <text:p/>
              </draw:line>
              <draw:line draw:style-name="gr53" draw:text-style-name="P31" draw:layer="layout" svg:x1="8.677cm" svg:y1="8.294cm" svg:x2="8.308cm" svg:y2="8.573cm">
                <text:p/>
              </draw:line>
              <draw:line draw:style-name="gr53" draw:text-style-name="P31" draw:layer="layout" svg:x1="8.309cm" svg:y1="8.574cm" svg:x2="8.309cm" svg:y2="9.271cm">
                <text:p/>
              </draw:line>
              <draw:line draw:style-name="gr53" draw:text-style-name="P31" draw:layer="layout" svg:x1="8.309cm" svg:y1="9.27cm" svg:x2="9.207cm" svg:y2="8.573cm">
                <text:p/>
              </draw:line>
              <draw:line draw:style-name="gr53" draw:text-style-name="P31" draw:layer="layout" svg:x1="9.207cm" svg:y1="8.004cm" svg:x2="9.207cm" svg:y2="8.573cm">
                <text:p/>
              </draw:line>
            </draw:g>
            <draw:custom-shape draw:style-name="gr13" draw:text-style-name="P23" draw:layer="layout" svg:width="0.872cm" svg:height="0.839cm" draw:transform="rotate (-1.5707963267949) translate (8.866cm 7.663cm)">
              <text:p text:style-name="P9"><text:span text:style-name="T69"><text:s text:c="3"/></text:span></text:p>
              <draw:enhanced-geometry svg:viewBox="0 0 21600 21600" draw:type="rectangle" draw:enhanced-path="M 0 0 L 21600 0 21600 21600 0 21600 0 0 Z N"/>
            </draw:custom-shape>
          </draw:g>
          <draw:custom-shape draw:style-name="gr52" draw:text-style-name="P23" draw:layer="layout" svg:width="1.07cm" svg:height="1.335cm" svg:x="10.179cm" svg:y="7.524cm">
            <text:p text:style-name="P6"><text:span text:style-name="T68">ME</text:span></text:p>
            <draw:enhanced-geometry svg:viewBox="0 0 21600 21600" draw:type="rectangle" draw:enhanced-path="M 0 0 L 21600 0 21600 21600 0 21600 0 0 Z N"/>
          </draw:custom-shape>
          <draw:custom-shape draw:style-name="gr52" draw:text-style-name="P23" draw:layer="layout" svg:width="1.065cm" svg:height="1.335cm" svg:x="12.384cm" svg:y="7.524cm">
            <text:p text:style-name="P6"><text:span text:style-name="T68">WB</text:span></text:p>
            <draw:enhanced-geometry svg:viewBox="0 0 21600 21600" draw:type="rectangle" draw:enhanced-path="M 0 0 L 21600 0 21600 21600 0 21600 0 0 Z N"/>
          </draw:custom-shape>
          <draw:line draw:style-name="gr53" draw:text-style-name="P31" draw:layer="layout" svg:x1="5.285cm" svg:y1="8.295cm" svg:x2="6.225cm" svg:y2="8.295cm">
            <text:p/>
          </draw:line>
          <draw:line draw:style-name="gr53" draw:text-style-name="P31" draw:layer="layout" svg:x1="7.335cm" svg:y1="7.705cm" svg:x2="8.276cm" svg:y2="7.705cm">
            <text:p/>
          </draw:line>
          <draw:line draw:style-name="gr53" draw:text-style-name="P31" draw:layer="layout" svg:x1="7.335cm" svg:y1="8.689cm" svg:x2="8.276cm" svg:y2="8.689cm">
            <text:p/>
          </draw:line>
          <draw:line draw:style-name="gr53" draw:text-style-name="P31" draw:layer="layout" svg:x1="9.221cm" svg:y1="8.303cm" svg:x2="10.171cm" svg:y2="8.303cm">
            <text:p/>
          </draw:line>
          <draw:line draw:style-name="gr53" draw:text-style-name="P31" draw:layer="layout" svg:x1="11.267cm" svg:y1="8.295cm" svg:x2="12.367cm" svg:y2="8.295cm">
            <text:p/>
          </draw:line>
        </draw:g>
        <draw:custom-shape draw:style-name="gr13" draw:text-style-name="P23" draw:layer="layout" svg:width="1.414cm" svg:height="0.839cm" svg:x="4.25cm" svg:y="6.368cm">
          <text:p text:style-name="P9"><text:span text:style-name="T68">CC1</text:span></text:p>
          <draw:enhanced-geometry svg:viewBox="0 0 21600 21600" draw:type="rectangle" draw:enhanced-path="M 0 0 L 21600 0 21600 21600 0 21600 0 0 Z N"/>
        </draw:custom-shape>
        <draw:custom-shape draw:style-name="gr13" draw:text-style-name="P23" draw:layer="layout" svg:width="1.414cm" svg:height="0.839cm" svg:x="6.142cm" svg:y="6.368cm">
          <text:p text:style-name="P9"><text:span text:style-name="T68">CC2</text:span></text:p>
          <draw:enhanced-geometry svg:viewBox="0 0 21600 21600" draw:type="rectangle" draw:enhanced-path="M 0 0 L 21600 0 21600 21600 0 21600 0 0 Z N"/>
        </draw:custom-shape>
        <draw:custom-shape draw:style-name="gr13" draw:text-style-name="P23" draw:layer="layout" svg:width="1.414cm" svg:height="0.839cm" svg:x="8.342cm" svg:y="6.368cm">
          <text:p text:style-name="P9"><text:span text:style-name="T68">CC3</text:span></text:p>
          <draw:enhanced-geometry svg:viewBox="0 0 21600 21600" draw:type="rectangle" draw:enhanced-path="M 0 0 L 21600 0 21600 21600 0 21600 0 0 Z N"/>
        </draw:custom-shape>
        <draw:custom-shape draw:style-name="gr13" draw:text-style-name="P23" draw:layer="layout" svg:width="1.414cm" svg:height="0.839cm" svg:x="10.393cm" svg:y="6.368cm">
          <text:p text:style-name="P9"><text:span text:style-name="T68">CC4</text:span></text:p>
          <draw:enhanced-geometry svg:viewBox="0 0 21600 21600" draw:type="rectangle" draw:enhanced-path="M 0 0 L 21600 0 21600 21600 0 21600 0 0 Z N"/>
        </draw:custom-shape>
        <draw:custom-shape draw:style-name="gr54" draw:text-style-name="P23" draw:layer="layout" svg:width="1.416cm" svg:height="0.839cm" svg:x="12.285cm" svg:y="6.368cm">
          <text:p text:style-name="P9"><text:span text:style-name="T68">CC5</text:span></text:p>
          <draw:enhanced-geometry svg:viewBox="0 0 21600 21600" draw:type="rectangle" draw:enhanced-path="M 0 0 L 21600 0 21600 21600 0 21600 0 0 Z N"/>
        </draw:custom-shape>
        <draw:custom-shape draw:style-name="gr13" draw:text-style-name="P23" draw:layer="layout" svg:width="1.414cm" svg:height="0.839cm" svg:x="14.485cm" svg:y="6.368cm">
          <text:p text:style-name="P9"><text:span text:style-name="T68">CC6</text:span></text:p>
          <draw:enhanced-geometry svg:viewBox="0 0 21600 21600" draw:type="rectangle" draw:enhanced-path="M 0 0 L 21600 0 21600 21600 0 21600 0 0 Z N"/>
        </draw:custom-shape>
        <draw:custom-shape draw:style-name="gr13" draw:text-style-name="P23" draw:layer="layout" svg:width="1.414cm" svg:height="0.839cm" svg:x="16.531cm" svg:y="6.368cm">
          <text:p text:style-name="P9"><text:span text:style-name="T68">CC7</text:span></text:p>
          <draw:enhanced-geometry svg:viewBox="0 0 21600 21600" draw:type="rectangle" draw:enhanced-path="M 0 0 L 21600 0 21600 21600 0 21600 0 0 Z N"/>
        </draw:custom-shape>
        <draw:custom-shape draw:style-name="gr13" draw:text-style-name="P23" draw:layer="layout" svg:width="1.414cm" svg:height="0.839cm" svg:x="18.423cm" svg:y="6.368cm">
          <text:p text:style-name="P9"><text:span text:style-name="T68">CC8</text:span></text:p>
          <draw:enhanced-geometry svg:viewBox="0 0 21600 21600" draw:type="rectangle" draw:enhanced-path="M 0 0 L 21600 0 21600 21600 0 21600 0 0 Z N"/>
        </draw:custom-shape>
        <draw:line draw:style-name="gr53" draw:text-style-name="P31" draw:layer="layout" svg:x1="13.591cm" svg:y1="10.266cm" svg:x2="14.623cm" svg:y2="10.266cm">
          <text:p/>
        </draw:line>
        <draw:g>
          <draw:custom-shape draw:style-name="gr55" draw:text-style-name="P25" draw:layer="layout" svg:width="1.436cm" svg:height="1.26cm" svg:x="7.826cm" svg:y="9.463cm">
            <text:p/>
            <draw:enhanced-geometry svg:viewBox="0 0 335 266" draw:type="non-primitive" draw:enhanced-path="M 56 180 L 54 178 52 179 50 179 47 179 44 179 41 179 39 178 37 178 34 177 32 176 28 175 26 174 23 172 21 171 17 170 14 167 12 166 10 163 6 160 5 157 4 154 3 152 1 149 1 147 1 143 0 140 0 138 0 134 1 132 1 129 1 126 3 124 3 122 4 119 6 117 9 116 12 115 15 115 20 115 24 114 26 114 28 113 30 113 32 113 36 114 38 114 41 114 43 114 45 114 47 114 50 114 50 112 50 109 50 107 48 104 47 100 47 98 46 95 45 92 45 89 44 85 44 80 44 77 44 71 44 66 44 61 44 57 45 52 46 47 47 44 51 39 53 35 55 30 57 28 60 24 64 19 66 16 70 12 73 9 75 8 79 6 81 4 85 2 89 1 92 1 96 0 99 0 102 0 104 1 107 1 109 2 111 4 114 7 116 9 116 11 120 15 121 18 122 20 124 21 124 25 125 27 127 32 128 35 129 38 130 42 132 44 132 47 134 50 136 50 138 48 140 47 143 45 146 44 150 42 154 39 157 37 163 36 168 34 172 33 176 33 179 33 183 33 187 33 191 33 194 33 197 35 199 36 202 37 204 38 206 42 209 44 212 47 215 51 218 54 221 56 223 60 225 63 227 66 227 70 228 73 229 77 230 80 230 85 230 88 230 92 230 95 230 99 230 101 230 104 232 104 236 103 239 101 243 100 247 99 252 97 258 95 264 92 269 90 275 88 280 86 286 82 290 81 294 79 298 78 301 77 304 77 307 77 310 78 313 81 314 83 316 87 319 90 321 95 322 98 325 103 326 107 329 112 331 117 332 122 333 127 334 131 334 136 334 140 334 144 334 148 333 152 331 156 331 158 329 160 327 162 325 166 322 168 319 171 315 174 312 177 308 178 305 180 302 183 299 184 295 186 292 186 290 187 287 188 283 189 281 190 278 190 276 190 274 193 274 195 274 198 274 201 274 204 274 206 274 210 274 212 274 214 274 219 274 221 275 223 275 226 275 228 275 232 274 237 274 240 273 245 272 247 271 249 270 253 268 255 265 257 265 259 263 259 261 261 259 263 256 263 254 263 250 264 245 264 241 265 236 265 232 265 227 265 220 265 215 264 211 263 208 263 206 261 204 261 202 260 199 258 197 257 195 256 193 253 191 250 189 248 188 246 185 245 183 242 181 240 179 238 177 239 175 241 173 244 171 246 169 247 165 249 163 250 161 251 158 253 155 253 150 254 146 254 142 255 138 255 135 255 131 256 128 256 124 256 121 256 116 256 113 255 110 254 107 253 104 251 102 250 99 249 96 247 94 245 92 241 90 238 89 236 89 233 87 230 86 227 83 224 82 222 81 219 80 216 79 214 77 213 76 211 74 209 72 206 71 204 69 202 68 200 65 196 64 194 63 192 61 189 61 187 59 185 58 183 57 180 56 180"/>
          </draw:custom-shape>
          <draw:custom-shape draw:style-name="gr13" draw:text-style-name="P23" draw:layer="layout" svg:width="1.567cm" svg:height="0.754cm" svg:x="7.776cm" svg:y="9.724cm">
            <text:p text:style-name="P9"><text:span text:style-name="T70">Bolha</text:span></text:p>
            <draw:enhanced-geometry svg:viewBox="0 0 21600 21600" draw:type="rectangle" draw:enhanced-path="M 0 0 L 21600 0 21600 21600 0 21600 0 0 Z N"/>
          </draw:custom-shape>
        </draw:g>
        <draw:g>
          <draw:custom-shape draw:style-name="gr55" draw:text-style-name="P25" draw:layer="layout" svg:width="1.441cm" svg:height="1.26cm" svg:x="10.091cm" svg:y="9.463cm">
            <text:p/>
            <draw:enhanced-geometry svg:viewBox="0 0 335 266" draw:type="non-primitive" draw:enhanced-path="M 56 180 L 54 178 52 179 50 179 47 179 44 179 41 179 39 178 37 178 34 177 32 176 28 175 26 174 23 172 21 171 17 170 14 167 12 166 10 163 6 160 5 157 4 154 3 152 1 149 1 147 1 143 0 140 0 138 0 134 1 132 1 129 1 126 3 124 3 122 4 119 6 117 9 116 12 115 15 115 20 115 24 114 26 114 28 113 30 113 32 113 36 114 38 114 41 114 43 114 45 114 47 114 50 114 50 112 50 109 50 107 48 104 47 100 47 98 46 95 45 92 45 89 44 85 44 80 44 77 44 71 44 66 44 61 44 57 45 52 46 47 47 44 51 39 53 35 55 30 57 28 60 24 64 19 66 16 70 12 73 9 75 8 79 6 81 4 85 2 89 1 92 1 96 0 99 0 102 0 104 1 107 1 109 2 111 4 114 7 116 9 116 11 120 15 121 18 122 20 124 21 124 25 125 27 127 32 128 35 129 38 130 42 132 44 132 47 134 50 136 50 138 48 140 47 143 45 146 44 150 42 154 39 157 37 163 36 168 34 172 33 176 33 179 33 183 33 187 33 191 33 194 33 197 35 199 36 202 37 204 38 206 42 209 44 212 47 215 51 218 54 221 56 223 60 225 63 227 66 227 70 228 73 229 77 230 80 230 85 230 88 230 92 230 95 230 99 230 101 230 104 232 104 236 103 239 101 243 100 247 99 252 97 258 95 264 92 269 90 275 88 280 86 286 82 290 81 294 79 298 78 301 77 304 77 307 77 310 78 313 81 314 83 316 87 319 90 321 95 322 98 325 103 326 107 329 112 331 117 332 122 333 127 334 131 334 136 334 140 334 144 334 148 333 152 331 156 331 158 329 160 327 162 325 166 322 168 319 171 315 174 312 177 308 178 305 180 302 183 299 184 295 186 292 186 290 187 287 188 283 189 281 190 278 190 276 190 274 193 274 195 274 198 274 201 274 204 274 206 274 210 274 212 274 214 274 219 274 221 275 223 275 226 275 228 275 232 274 237 274 240 273 245 272 247 271 249 270 253 268 255 265 257 265 259 263 259 261 261 259 263 256 263 254 263 250 264 245 264 241 265 236 265 232 265 227 265 220 265 215 264 211 263 208 263 206 261 204 261 202 260 199 258 197 257 195 256 193 253 191 250 189 248 188 246 185 245 183 242 181 240 179 238 177 239 175 241 173 244 171 246 169 247 165 249 163 250 161 251 158 253 155 253 150 254 146 254 142 255 138 255 135 255 131 256 128 256 124 256 121 256 116 256 113 255 110 254 107 253 104 251 102 250 99 249 96 247 94 245 92 241 90 238 89 236 89 233 87 230 86 227 83 224 82 222 81 219 80 216 79 214 77 213 76 211 74 209 72 206 71 204 69 202 68 200 65 196 64 194 63 192 61 189 61 187 59 185 58 183 57 180 56 180"/>
          </draw:custom-shape>
          <draw:custom-shape draw:style-name="gr13" draw:text-style-name="P23" draw:layer="layout" svg:width="1.567cm" svg:height="0.754cm" svg:x="10.042cm" svg:y="9.724cm">
            <text:p text:style-name="P9"><text:span text:style-name="T70">Bolha</text:span></text:p>
            <draw:enhanced-geometry svg:viewBox="0 0 21600 21600" draw:type="rectangle" draw:enhanced-path="M 0 0 L 21600 0 21600 21600 0 21600 0 0 Z N"/>
          </draw:custom-shape>
        </draw:g>
        <draw:g>
          <draw:custom-shape draw:style-name="gr55" draw:text-style-name="P25" draw:layer="layout" svg:width="1.44cm" svg:height="1.26cm" svg:x="5.969cm" svg:y="9.463cm">
            <text:p/>
            <draw:enhanced-geometry svg:viewBox="0 0 335 266" draw:type="non-primitive" draw:enhanced-path="M 56 180 L 54 178 52 179 50 179 47 179 44 179 41 179 39 178 37 178 34 177 32 176 28 175 26 174 23 172 21 171 17 170 14 167 12 166 10 163 6 160 5 157 4 154 3 152 1 149 1 147 1 143 0 140 0 138 0 134 1 132 1 129 1 126 3 124 3 122 4 119 6 117 9 116 12 115 15 115 20 115 24 114 26 114 28 113 30 113 32 113 36 114 38 114 41 114 43 114 45 114 47 114 50 114 50 112 50 109 50 107 48 104 47 100 47 98 46 95 45 92 45 89 44 85 44 80 44 77 44 71 44 66 44 61 44 57 45 52 46 47 47 44 51 39 53 35 55 30 57 28 60 24 64 19 66 16 70 12 73 9 75 8 79 6 81 4 85 2 89 1 92 1 96 0 99 0 102 0 104 1 107 1 109 2 111 4 114 7 116 9 116 11 120 15 121 18 122 20 124 21 124 25 125 27 127 32 128 35 129 38 130 42 132 44 132 47 134 50 136 50 138 48 140 47 143 45 146 44 150 42 154 39 157 37 163 36 168 34 172 33 176 33 179 33 183 33 187 33 191 33 194 33 197 35 199 36 202 37 204 38 206 42 209 44 212 47 215 51 218 54 221 56 223 60 225 63 227 66 227 70 228 73 229 77 230 80 230 85 230 88 230 92 230 95 230 99 230 101 230 104 232 104 236 103 239 101 243 100 247 99 252 97 258 95 264 92 269 90 275 88 280 86 286 82 290 81 294 79 298 78 301 77 304 77 307 77 310 78 313 81 314 83 316 87 319 90 321 95 322 98 325 103 326 107 329 112 331 117 332 122 333 127 334 131 334 136 334 140 334 144 334 148 333 152 331 156 331 158 329 160 327 162 325 166 322 168 319 171 315 174 312 177 308 178 305 180 302 183 299 184 295 186 292 186 290 187 287 188 283 189 281 190 278 190 276 190 274 193 274 195 274 198 274 201 274 204 274 206 274 210 274 212 274 214 274 219 274 221 275 223 275 226 275 228 275 232 274 237 274 240 273 245 272 247 271 249 270 253 268 255 265 257 265 259 263 259 261 261 259 263 256 263 254 263 250 264 245 264 241 265 236 265 232 265 227 265 220 265 215 264 211 263 208 263 206 261 204 261 202 260 199 258 197 257 195 256 193 253 191 250 189 248 188 246 185 245 183 242 181 240 179 238 177 239 175 241 173 244 171 246 169 247 165 249 163 250 161 251 158 253 155 253 150 254 146 254 142 255 138 255 135 255 131 256 128 256 124 256 121 256 116 256 113 255 110 254 107 253 104 251 102 250 99 249 96 247 94 245 92 241 90 238 89 236 89 233 87 230 86 227 83 224 82 222 81 219 80 216 79 214 77 213 76 211 74 209 72 206 71 204 69 202 68 200 65 196 64 194 63 192 61 189 61 187 59 185 58 183 57 180 56 180"/>
          </draw:custom-shape>
          <draw:custom-shape draw:style-name="gr13" draw:text-style-name="P23" draw:layer="layout" svg:width="1.567cm" svg:height="0.754cm" svg:x="5.919cm" svg:y="9.724cm">
            <text:p text:style-name="P9"><text:span text:style-name="T70">Bolha</text:span></text:p>
            <draw:enhanced-geometry svg:viewBox="0 0 21600 21600" draw:type="rectangle" draw:enhanced-path="M 0 0 L 21600 0 21600 21600 0 21600 0 0 Z N"/>
          </draw:custom-shape>
        </draw:g>
        <draw:line draw:style-name="gr56" draw:text-style-name="P31" draw:layer="layout" svg:x1="11.324cm" svg:y1="8.44cm" svg:x2="12.356cm" svg:y2="10.266cm">
          <text:p/>
        </draw:line>
        <draw:custom-shape draw:style-name="gr48" draw:text-style-name="P59" draw:layer="layout" svg:width="11.201cm" svg:height="2.965cm" svg:x="3.298cm" svg:y="12.863cm">
          <text:p text:style-name="P62"><text:span text:style-name="T61">Processador interrompe a progressão das instruções até saber se o desvio será tomado ou não. Insere NOP.</text:span></text:p>
          <draw:enhanced-geometry svg:viewBox="0 0 21600 21600" draw:type="mso-spt202" draw:enhanced-path="M 0 0 L 21600 0 21600 21600 0 21600 0 0 Z N"/>
        </draw:custom-shape>
        <draw:line draw:style-name="gr57" draw:text-style-name="P31" draw:layer="layout" svg:x1="8.497cm" svg:y1="12.725cm" svg:x2="6.9cm" svg:y2="10.926cm">
          <text:p/>
        </draw:line>
        <draw:line draw:style-name="gr58" draw:text-style-name="P31" draw:layer="layout" svg:x1="8.897cm" svg:y1="12.726cm" svg:x2="10.498cm" svg:y2="10.724cm">
          <text:p/>
        </draw:line>
        <draw:line draw:style-name="gr59" draw:text-style-name="P31" draw:layer="layout" svg:x1="8.7cm" svg:y1="12.523cm" svg:x2="8.7cm" svg:y2="10.926cm">
          <text:p/>
        </draw:line>
        <draw:frame presentation:style-name="pr13" draw:text-style-name="P21" draw:layer="layout" svg:width="24.5cm" svg:height="1.593cm" svg:x="0.5cm" svg:y="1.248cm" presentation:class="title" presentation:user-transformed="true">
          <draw:text-box>
            <text:p text:style-name="P9"><text:span text:style-name="T12">Conflitos no Pipeline</text:span></text:p>
          </draw:text-box>
        </draw:frame>
        <presentation:notes draw:style-name="dp4">
          <draw:page-thumbnail draw:layer="layout" svg:width="13.728cm" svg:height="10.297cm" svg:x="2.575cm" svg:y="2.09cm" draw:page-number="36"/>
          <draw:frame presentation:style-name="pr7" draw:text-style-name="P14" draw:layer="layout" svg:width="13.837cm" svg:height="12.649cm" svg:x="2.513cm" svg:y="13.091cm" presentation:class="notes" presentation:placeholder="true">
            <draw:text-box/>
          </draw:frame>
        </presentation:notes>
      </draw:page>
      <draw:page draw:name="Pipelining" draw:style-name="dp9" draw:master-page-name="Padrão" presentation:use-date-time-name="dtd2">
        <draw:frame presentation:style-name="pr32" draw:text-style-name="P63" draw:layer="layout" svg:width="19.897cm" svg:height="3.175cm" svg:x="2.296cm" svg:y="0.248cm" presentation:class="title" presentation:user-transformed="true">
          <draw:text-box>
            <text:list text:style-name="L3">
              <text:list-header>
                <text:p text:style-name="P9"><text:span text:style-name="T71">Pipelining</text:span></text:p>
              </text:list-header>
            </text:list>
          </draw:text-box>
        </draw:frame>
        <draw:frame presentation:style-name="pr33" draw:text-style-name="P65" draw:layer="layout" svg:width="11.059cm" svg:height="13.088cm" svg:x="13.7cm" svg:y="3.925cm" presentation:class="outline" presentation:user-transformed="true">
          <draw:text-box>
            <text:list text:style-name="L5">
              <text:list-item>
                <text:p xml:id="id6" text:id="id6" text:style-name="P64"><text:span text:style-name="T72">O Pipelining não ajuda na </text:span><text:span text:style-name="T73">latência</text:span><text:span text:style-name="T72"> de uma tarefa, ajuda no </text:span><text:span text:style-name="T73">throughput</text:span><text:span text:style-name="T72"> de toda a carga de trabalho </text:span></text:p>
              </text:list-item>
              <text:list-item>
                <text:p xml:id="id7" text:id="id7" text:style-name="P64"><text:span text:style-name="T72">O período do Pipeline é limitado pelo estágio mais </text:span><text:span text:style-name="T73">lento</text:span></text:p>
              </text:list-item>
            </text:list>
            <text:list text:style-name="L15">
              <text:list-item>
                <text:p xml:id="id8" text:id="id8" text:style-name="P64"><text:span text:style-name="T73">Múltiplas</text:span><text:span text:style-name="T72"> tarefas simultâneas </text:span></text:p>
              </text:list-item>
            </text:list>
            <text:list text:style-name="L5">
              <text:list-item>
                <text:p xml:id="id9" text:id="id9" text:style-name="P64"><text:span text:style-name="T72">Speedup potencial = </text:span><text:span text:style-name="T73">Número de <text:s/>estágios</text:span></text:p>
              </text:list-item>
              <text:list-item>
                <text:p xml:id="id10" text:id="id10" text:style-name="P64"><text:span text:style-name="T72">Estágios não balanceados reduzem o speedup </text:span></text:p>
              </text:list-item>
              <text:list-item>
                <text:p xml:id="id11" text:id="id11" text:style-name="P64"><text:span text:style-name="T72">O Tempo de “</text:span><text:span text:style-name="T73">preenchimento</text:span><text:span text:style-name="T72">” e de “</text:span><text:span text:style-name="T73">esvaziamento</text:span><text:span text:style-name="T72">“ reduzem o <text:s/>speedup</text:span></text:p>
              </text:list-item>
            </text:list>
          </draw:text-box>
        </draw:frame>
        <draw:g draw:name="Group 4">
          <draw:custom-shape draw:name="Freeform 5" draw:style-name="gr60" draw:text-style-name="P66" draw:layer="layout" svg:width="1.45cm" svg:height="1.301cm" svg:x="2.267cm" svg:y="8.511cm">
            <text:p/>
            <draw:enhanced-geometry svg:viewBox="0 0 329 295" draw:extrusion-allowed="true" draw:text-areas="0 0 329 295" draw:glue-points="93 14 156 16 224 0 305 0 215 84 239 89 263 99 285 111 302 126 316 144 325 165 328 187 324 210 317 228 303 247 280 267 257 279 236 287 215 292 189 294 122 293 90 287 56 272 30 253 13 232 4 210 0 191 3 169 14 141 35 118 63 99 102 86 40 4" draw:type="non-primitive" draw:enhanced-path="M 40 4 L 93 14 92 0 156 16 156 0 224 0 223 15 305 0 205 83 215 84 226 86 239 89 250 93 263 99 274 104 285 111 294 119 302 126 309 135 316 144 321 155 325 165 327 174 328 187 327 200 324 210 321 220 317 228 311 237 303 247 292 258 280 267 268 274 257 279 246 284 236 287 224 290 215 292 201 293 189 294 133 294 122 293 108 291 90 287 73 280 56 272 41 262 30 253 21 244 13 232 7 219 4 210 1 201 0 191 1 183 3 169 7 156 14 141 24 129 35 118 49 107 63 99 82 91 102 86 115 83 40 4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274*sin(atan2(279,257))"/>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qrt(219*219+4*4+210*210)"/>
              <draw:equation draw:name="f26" draw:formula="201*0/191"/>
              <draw:equation draw:name="f27" draw:formula="183*3/169"/>
              <draw:equation draw:name="f28" draw:formula="sqrt(156*156+14*14+141*141)"/>
              <draw:equation draw:name="f29" draw:formula=""/>
              <draw:equation draw:name="f30" draw:formula=""/>
              <draw:equation draw:name="f31" draw:formula=""/>
              <draw:equation draw:name="f32" draw:formula=""/>
              <draw:equation draw:name="f33" draw:formula=""/>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32768*33/36"/>
              <draw:equation draw:name="f51" draw:formula="atan2(0,93)/(pi/180)"/>
              <draw:equation draw:name="f52" draw:formula="156-16"/>
              <draw:equation draw:name="f53" draw:formula="224"/>
              <draw:equation draw:name="f54" draw:formula="305"/>
              <draw:equation draw:name="f55" draw:formula="215-84"/>
              <draw:equation draw:name="f56" draw:formula="239-89"/>
              <draw:equation draw:name="f57" draw:formula="263-99"/>
              <draw:equation draw:name="f58" draw:formula="285-111"/>
              <draw:equation draw:name="f59" draw:formula="302-126"/>
              <draw:equation draw:name="f60" draw:formula="316-144"/>
              <draw:equation draw:name="f61" draw:formula="325-165"/>
              <draw:equation draw:name="f62" draw:formula="328-187"/>
              <draw:equation draw:name="f63" draw:formula="324-210"/>
              <draw:equation draw:name="f64" draw:formula="317-228"/>
              <draw:equation draw:name="f65" draw:formula="303-247"/>
            </draw:enhanced-geometry>
          </draw:custom-shape>
          <draw:custom-shape draw:name="Rectangle 6" draw:style-name="gr61" draw:text-style-name="P67" draw:layer="layout" svg:width="1.409cm" svg:height="1.263cm" svg:x="2.348cm" svg:y="8.736cm">
            <text:list text:style-name="L9">
              <text:list-header>
                <text:p text:style-name="P9"><text:span text:style-name="T74">A</text:span></text:p>
              </text:list-header>
            </text:list>
            <draw:enhanced-geometry svg:viewBox="0 0 21600 21600" draw:type="rectangle" draw:enhanced-path="M 0 0 L 21600 0 21600 21600 0 21600 0 0 Z N"/>
          </draw:custom-shape>
        </draw:g>
        <draw:g draw:name="Group 7">
          <draw:custom-shape draw:name="Freeform 8" draw:style-name="gr60" draw:text-style-name="P66" draw:layer="layout" svg:width="1.451cm" svg:height="1.3cm" svg:x="2.231cm" svg:y="10.874cm">
            <text:p/>
            <draw:enhanced-geometry svg:viewBox="0 0 329 295" draw:extrusion-allowed="true" draw:text-areas="0 0 329 295" draw:glue-points="93 14 156 16 224 0 305 0 215 84 239 89 263 99 285 111 302 126 316 144 325 165 328 187 324 210 317 228 303 247 280 267 257 279 236 287 215 292 189 294 122 293 90 287 56 272 30 253 13 232 4 210 0 191 3 169 14 141 35 118 63 99 102 86 40 4" draw:type="non-primitive" draw:enhanced-path="M 40 4 L 93 14 92 0 156 16 156 0 224 0 223 15 305 0 205 83 215 84 226 86 239 89 250 93 263 99 274 104 285 111 294 119 302 126 309 135 316 144 321 155 325 165 327 174 328 187 327 200 324 210 321 220 317 228 311 237 303 247 292 258 280 267 268 274 257 279 246 284 236 287 224 290 215 292 201 293 189 294 133 294 122 293 108 291 90 287 73 280 56 272 41 262 30 253 21 244 13 232 7 219 4 210 1 201 0 191 1 183 3 169 7 156 14 141 24 129 35 118 49 107 63 99 82 91 102 86 115 83 40 4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274*sin(atan2(279,257))"/>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qrt(219*219+4*4+210*210)"/>
              <draw:equation draw:name="f26" draw:formula="201*0/191"/>
              <draw:equation draw:name="f27" draw:formula="183*3/169"/>
              <draw:equation draw:name="f28" draw:formula="sqrt(156*156+14*14+141*141)"/>
              <draw:equation draw:name="f29" draw:formula=""/>
              <draw:equation draw:name="f30" draw:formula=""/>
              <draw:equation draw:name="f31" draw:formula=""/>
              <draw:equation draw:name="f32" draw:formula=""/>
              <draw:equation draw:name="f33" draw:formula=""/>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32768*33/36"/>
              <draw:equation draw:name="f51" draw:formula="atan2(0,93)/(pi/180)"/>
              <draw:equation draw:name="f52" draw:formula="156-16"/>
              <draw:equation draw:name="f53" draw:formula="224"/>
              <draw:equation draw:name="f54" draw:formula="305"/>
              <draw:equation draw:name="f55" draw:formula="215-84"/>
              <draw:equation draw:name="f56" draw:formula="239-89"/>
              <draw:equation draw:name="f57" draw:formula="263-99"/>
              <draw:equation draw:name="f58" draw:formula="285-111"/>
              <draw:equation draw:name="f59" draw:formula="302-126"/>
              <draw:equation draw:name="f60" draw:formula="316-144"/>
              <draw:equation draw:name="f61" draw:formula="325-165"/>
              <draw:equation draw:name="f62" draw:formula="328-187"/>
              <draw:equation draw:name="f63" draw:formula="324-210"/>
              <draw:equation draw:name="f64" draw:formula="317-228"/>
              <draw:equation draw:name="f65" draw:formula="303-247"/>
            </draw:enhanced-geometry>
          </draw:custom-shape>
          <draw:custom-shape draw:name="Rectangle 9" draw:style-name="gr61" draw:text-style-name="P67" draw:layer="layout" svg:width="1.362cm" svg:height="1.263cm" svg:x="2.334cm" svg:y="11.098cm">
            <text:list text:style-name="L9">
              <text:list-header>
                <text:p text:style-name="P9"><text:span text:style-name="T74">B</text:span></text:p>
              </text:list-header>
            </text:list>
            <draw:enhanced-geometry svg:viewBox="0 0 21600 21600" draw:type="rectangle" draw:enhanced-path="M 0 0 L 21600 0 21600 21600 0 21600 0 0 Z N"/>
          </draw:custom-shape>
        </draw:g>
        <draw:g draw:name="Group 10">
          <draw:custom-shape draw:name="Freeform 11" draw:style-name="gr60" draw:text-style-name="P66" draw:layer="layout" svg:width="1.45cm" svg:height="1.301cm" svg:x="2.125cm" svg:y="12.956cm">
            <text:p/>
            <draw:enhanced-geometry svg:viewBox="0 0 329 295" draw:extrusion-allowed="true" draw:text-areas="0 0 329 295" draw:glue-points="93 14 156 16 224 0 305 0 215 84 239 89 263 99 285 111 302 126 316 144 325 165 328 187 324 210 317 228 303 247 280 267 257 279 236 287 215 292 189 294 122 293 90 287 56 272 30 253 13 232 4 210 0 191 3 169 14 141 35 118 63 99 102 86 40 4" draw:type="non-primitive" draw:enhanced-path="M 40 4 L 93 14 92 0 156 16 156 0 224 0 223 15 305 0 205 83 215 84 226 86 239 89 250 93 263 99 274 104 285 111 294 119 302 126 309 135 316 144 321 155 325 165 327 174 328 187 327 200 324 210 321 220 317 228 311 237 303 247 292 258 280 267 268 274 257 279 246 284 236 287 224 290 215 292 201 293 189 294 133 294 122 293 108 291 90 287 73 280 56 272 41 262 30 253 21 244 13 232 7 219 4 210 1 201 0 191 1 183 3 169 7 156 14 141 24 129 35 118 49 107 63 99 82 91 102 86 115 83 40 4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274*sin(atan2(279,257))"/>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qrt(219*219+4*4+210*210)"/>
              <draw:equation draw:name="f26" draw:formula="201*0/191"/>
              <draw:equation draw:name="f27" draw:formula="183*3/169"/>
              <draw:equation draw:name="f28" draw:formula="sqrt(156*156+14*14+141*141)"/>
              <draw:equation draw:name="f29" draw:formula=""/>
              <draw:equation draw:name="f30" draw:formula=""/>
              <draw:equation draw:name="f31" draw:formula=""/>
              <draw:equation draw:name="f32" draw:formula=""/>
              <draw:equation draw:name="f33" draw:formula=""/>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32768*33/36"/>
              <draw:equation draw:name="f51" draw:formula="atan2(0,93)/(pi/180)"/>
              <draw:equation draw:name="f52" draw:formula="156-16"/>
              <draw:equation draw:name="f53" draw:formula="224"/>
              <draw:equation draw:name="f54" draw:formula="305"/>
              <draw:equation draw:name="f55" draw:formula="215-84"/>
              <draw:equation draw:name="f56" draw:formula="239-89"/>
              <draw:equation draw:name="f57" draw:formula="263-99"/>
              <draw:equation draw:name="f58" draw:formula="285-111"/>
              <draw:equation draw:name="f59" draw:formula="302-126"/>
              <draw:equation draw:name="f60" draw:formula="316-144"/>
              <draw:equation draw:name="f61" draw:formula="325-165"/>
              <draw:equation draw:name="f62" draw:formula="328-187"/>
              <draw:equation draw:name="f63" draw:formula="324-210"/>
              <draw:equation draw:name="f64" draw:formula="317-228"/>
              <draw:equation draw:name="f65" draw:formula="303-247"/>
            </draw:enhanced-geometry>
          </draw:custom-shape>
          <draw:custom-shape draw:name="Rectangle 12" draw:style-name="gr61" draw:text-style-name="P67" draw:layer="layout" svg:width="1.409cm" svg:height="1.263cm" svg:x="2.204cm" svg:y="13.181cm">
            <text:list text:style-name="L9">
              <text:list-header>
                <text:p text:style-name="P9"><text:span text:style-name="T74">C</text:span></text:p>
              </text:list-header>
            </text:list>
            <draw:enhanced-geometry svg:viewBox="0 0 21600 21600" draw:type="rectangle" draw:enhanced-path="M 0 0 L 21600 0 21600 21600 0 21600 0 0 Z N"/>
          </draw:custom-shape>
        </draw:g>
        <draw:g draw:name="Group 13">
          <draw:custom-shape draw:name="Freeform 14" draw:style-name="gr60" draw:text-style-name="P66" draw:layer="layout" svg:width="1.45cm" svg:height="1.301cm" svg:x="2.125cm" svg:y="14.967cm">
            <text:p/>
            <draw:enhanced-geometry svg:viewBox="0 0 329 295" draw:extrusion-allowed="true" draw:text-areas="0 0 329 295" draw:glue-points="93 14 156 16 224 0 305 0 215 84 239 89 263 99 285 111 302 126 316 144 325 165 328 187 324 210 317 228 303 247 280 267 257 279 236 287 215 292 189 294 122 293 90 287 56 272 30 253 13 232 4 210 0 191 3 169 14 141 35 118 63 99 102 86 40 4" draw:type="non-primitive" draw:enhanced-path="M 40 4 L 93 14 92 0 156 16 156 0 224 0 223 15 305 0 205 83 215 84 226 86 239 89 250 93 263 99 274 104 285 111 294 119 302 126 309 135 316 144 321 155 325 165 327 174 328 187 327 200 324 210 321 220 317 228 311 237 303 247 292 258 280 267 268 274 257 279 246 284 236 287 224 290 215 292 201 293 189 294 133 294 122 293 108 291 90 287 73 280 56 272 41 262 30 253 21 244 13 232 7 219 4 210 1 201 0 191 1 183 3 169 7 156 14 141 24 129 35 118 49 107 63 99 82 91 102 86 115 83 40 4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274*sin(atan2(279,257))"/>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qrt(219*219+4*4+210*210)"/>
              <draw:equation draw:name="f26" draw:formula="201*0/191"/>
              <draw:equation draw:name="f27" draw:formula="183*3/169"/>
              <draw:equation draw:name="f28" draw:formula="sqrt(156*156+14*14+141*141)"/>
              <draw:equation draw:name="f29" draw:formula=""/>
              <draw:equation draw:name="f30" draw:formula=""/>
              <draw:equation draw:name="f31" draw:formula=""/>
              <draw:equation draw:name="f32" draw:formula=""/>
              <draw:equation draw:name="f33" draw:formula=""/>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32768*33/36"/>
              <draw:equation draw:name="f51" draw:formula="atan2(0,93)/(pi/180)"/>
              <draw:equation draw:name="f52" draw:formula="156-16"/>
              <draw:equation draw:name="f53" draw:formula="224"/>
              <draw:equation draw:name="f54" draw:formula="305"/>
              <draw:equation draw:name="f55" draw:formula="215-84"/>
              <draw:equation draw:name="f56" draw:formula="239-89"/>
              <draw:equation draw:name="f57" draw:formula="263-99"/>
              <draw:equation draw:name="f58" draw:formula="285-111"/>
              <draw:equation draw:name="f59" draw:formula="302-126"/>
              <draw:equation draw:name="f60" draw:formula="316-144"/>
              <draw:equation draw:name="f61" draw:formula="325-165"/>
              <draw:equation draw:name="f62" draw:formula="328-187"/>
              <draw:equation draw:name="f63" draw:formula="324-210"/>
              <draw:equation draw:name="f64" draw:formula="317-228"/>
              <draw:equation draw:name="f65" draw:formula="303-247"/>
            </draw:enhanced-geometry>
          </draw:custom-shape>
          <draw:custom-shape draw:name="Rectangle 15" draw:style-name="gr61" draw:text-style-name="P67" draw:layer="layout" svg:width="1.409cm" svg:height="1.263cm" svg:x="2.203cm" svg:y="15.192cm">
            <text:list text:style-name="L9">
              <text:list-header>
                <text:p text:style-name="P9"><text:span text:style-name="T74">D</text:span></text:p>
              </text:list-header>
            </text:list>
            <draw:enhanced-geometry svg:viewBox="0 0 21600 21600" draw:type="rectangle" draw:enhanced-path="M 0 0 L 21600 0 21600 21600 0 21600 0 0 Z N"/>
          </draw:custom-shape>
        </draw:g>
        <draw:custom-shape draw:name="Rectangle 16" draw:style-name="gr62" draw:text-style-name="P69" draw:layer="layout" svg:width="1.222cm" svg:height="1.263cm" svg:x="3.021cm" svg:y="4.079cm">
          <text:list text:style-name="L9">
            <text:list-header>
              <text:p text:style-name="P68"><text:span text:style-name="T74">6</text:span></text:p>
            </text:list-header>
          </text:list>
          <draw:enhanced-geometry svg:viewBox="0 0 21600 21600" draw:type="rectangle" draw:enhanced-path="M 0 0 L 21600 0 21600 21600 0 21600 0 0 Z N"/>
        </draw:custom-shape>
        <draw:line draw:name="Line 17" draw:style-name="gr63" draw:text-style-name="P41" draw:layer="layout" svg:x1="4.03cm" svg:y1="5.706cm" svg:x2="13.732cm" svg:y2="5.706cm">
          <text:p/>
        </draw:line>
        <draw:line draw:name="Line 18" draw:style-name="gr64" draw:text-style-name="P41" draw:layer="layout" svg:x1="4.013cm" svg:y1="5.336cm" svg:x2="4.013cm" svg:y2="6.182cm">
          <text:p/>
        </draw:line>
        <draw:custom-shape draw:name="Rectangle 19" draw:style-name="gr62" draw:text-style-name="P69" draw:layer="layout" svg:width="1.222cm" svg:height="1.263cm" svg:x="6.443cm" svg:y="4.114cm">
          <text:list text:style-name="L9">
            <text:list-header>
              <text:p text:style-name="P68"><text:span text:style-name="T74">7</text:span></text:p>
            </text:list-header>
          </text:list>
          <draw:enhanced-geometry svg:viewBox="0 0 21600 21600" draw:type="rectangle" draw:enhanced-path="M 0 0 L 21600 0 21600 21600 0 21600 0 0 Z N"/>
        </draw:custom-shape>
        <draw:custom-shape draw:name="Rectangle 20" draw:style-name="gr62" draw:text-style-name="P69" draw:layer="layout" svg:width="1.222cm" svg:height="1.263cm" svg:x="9.406cm" svg:y="4.114cm">
          <text:list text:style-name="L9">
            <text:list-header>
              <text:p text:style-name="P68"><text:span text:style-name="T74">8</text:span></text:p>
            </text:list-header>
          </text:list>
          <draw:enhanced-geometry svg:viewBox="0 0 21600 21600" draw:type="rectangle" draw:enhanced-path="M 0 0 L 21600 0 21600 21600 0 21600 0 0 Z N"/>
        </draw:custom-shape>
        <draw:custom-shape draw:name="Rectangle 21" draw:style-name="gr62" draw:text-style-name="P69" draw:layer="layout" svg:width="1.222cm" svg:height="1.263cm" svg:x="12.228cm" svg:y="4.114cm">
          <text:list text:style-name="L9">
            <text:list-header>
              <text:p text:style-name="P68"><text:span text:style-name="T74">9</text:span></text:p>
            </text:list-header>
          </text:list>
          <draw:enhanced-geometry svg:viewBox="0 0 21600 21600" draw:type="rectangle" draw:enhanced-path="M 0 0 L 21600 0 21600 21600 0 21600 0 0 Z N"/>
        </draw:custom-shape>
        <draw:custom-shape draw:name="Rectangle 22" draw:style-name="gr61" draw:text-style-name="P70" draw:layer="layout" svg:width="1.184cm" svg:height="7.867cm" svg:x="0.31cm" svg:y="7.756cm">
          <text:list text:style-name="L9">
            <text:list-header>
              <text:p text:style-name="P9"><text:span text:style-name="T75">T</text:span></text:p>
              <text:p text:style-name="P9"><text:span text:style-name="T75">a</text:span></text:p>
              <text:p text:style-name="P9"><text:span text:style-name="T75">s</text:span></text:p>
              <text:p text:style-name="P9"><text:span text:style-name="T75">k</text:span></text:p>
              <text:p text:style-name="P9"><text:span text:style-name="T75"/></text:p>
              <text:p text:style-name="P9"><text:span text:style-name="T75">O</text:span></text:p>
              <text:p text:style-name="P9"><text:span text:style-name="T75">r</text:span></text:p>
              <text:p text:style-name="P9"><text:span text:style-name="T75">d</text:span></text:p>
              <text:p text:style-name="P9"><text:span text:style-name="T75">e</text:span></text:p>
              <text:p text:style-name="P9"><text:span text:style-name="T75">r</text:span></text:p>
            </text:list-header>
          </text:list>
          <draw:enhanced-geometry svg:viewBox="0 0 21600 21600" draw:type="rectangle" draw:enhanced-path="M 0 0 L 21600 0 21600 21600 0 21600 0 0 Z N"/>
        </draw:custom-shape>
        <draw:line draw:name="Line 23" draw:style-name="gr63" draw:text-style-name="P41" draw:layer="layout" svg:x1="1.685cm" svg:y1="7.77cm" svg:x2="1.685cm" svg:y2="16.201cm">
          <text:p/>
        </draw:line>
        <draw:custom-shape draw:name="Rectangle 24" draw:style-name="gr62" draw:text-style-name="P69" draw:layer="layout" svg:width="1.959cm" svg:height="1.009cm" svg:x="11.381cm" svg:y="5.609cm">
          <text:list text:style-name="L9">
            <text:list-header>
              <text:p text:style-name="P68"><text:span text:style-name="T75">Time</text:span></text:p>
            </text:list-header>
          </text:list>
          <draw:enhanced-geometry svg:viewBox="0 0 21600 21600" draw:type="rectangle" draw:enhanced-path="M 0 0 L 21600 0 21600 21600 0 21600 0 0 Z N"/>
        </draw:custom-shape>
        <draw:g draw:name="Group 25">
          <draw:custom-shape draw:name="Rectangle 26" draw:style-name="gr61" draw:text-style-name="P67" draw:layer="layout" svg:width="1.646cm" svg:height="1.263cm" svg:x="3.926cm" svg:y="7.148cm">
            <text:list text:style-name="L9">
              <text:list-header>
                <text:p text:style-name="P9"><text:span text:style-name="T74">30</text:span></text:p>
              </text:list-header>
            </text:list>
            <draw:enhanced-geometry svg:viewBox="0 0 21600 21600" draw:type="rectangle" draw:enhanced-path="M 0 0 L 21600 0 21600 21600 0 21600 0 0 Z N"/>
          </draw:custom-shape>
          <draw:line draw:name="Line 27" draw:style-name="gr65" draw:text-style-name="P41" draw:layer="layout" svg:x1="4.083cm" svg:y1="6.976cm" svg:x2="5.353cm" svg:y2="6.976cm">
            <text:p/>
          </draw:line>
          <draw:line draw:name="Line 28" draw:style-name="gr64" draw:text-style-name="P41" draw:layer="layout" svg:x1="5.495cm" svg:y1="6.641cm" svg:x2="5.495cm" svg:y2="7.488cm">
            <text:p/>
          </draw:line>
          <draw:g draw:name="Group 29">
            <draw:line draw:name="Line 30" draw:style-name="gr66" draw:text-style-name="P41" draw:layer="layout" svg:x1="5.565cm" svg:y1="7.117cm" svg:x2="7.153cm" svg:y2="7.117cm">
              <text:p/>
            </draw:line>
            <draw:custom-shape draw:name="Rectangle 31" draw:style-name="gr61" draw:text-style-name="P67" draw:layer="layout" svg:width="1.646cm" svg:height="1.263cm" svg:x="5.549cm" svg:y="7.148cm">
              <text:list text:style-name="L9">
                <text:list-header>
                  <text:p text:style-name="P9"><text:span text:style-name="T74">40</text:span></text:p>
                </text:list-header>
              </text:list>
              <draw:enhanced-geometry svg:viewBox="0 0 21600 21600" draw:type="rectangle" draw:enhanced-path="M 0 0 L 21600 0 21600 21600 0 21600 0 0 Z N"/>
            </draw:custom-shape>
            <draw:line draw:name="Line 32" draw:style-name="gr64" draw:text-style-name="P41" draw:layer="layout" svg:x1="7.258cm" svg:y1="6.641cm" svg:x2="7.258cm" svg:y2="7.488cm">
              <text:p/>
            </draw:line>
          </draw:g>
          <draw:g draw:name="Group 33">
            <draw:line draw:name="Line 34" draw:style-name="gr66" draw:text-style-name="P41" draw:layer="layout" svg:x1="7.364cm" svg:y1="7.117cm" svg:x2="8.952cm" svg:y2="7.117cm">
              <text:p/>
            </draw:line>
            <draw:custom-shape draw:name="Rectangle 35" draw:style-name="gr61" draw:text-style-name="P67" draw:layer="layout" svg:width="1.646cm" svg:height="1.263cm" svg:x="7.348cm" svg:y="7.148cm">
              <text:list text:style-name="L9">
                <text:list-header>
                  <text:p text:style-name="P9"><text:span text:style-name="T74">40</text:span></text:p>
                </text:list-header>
              </text:list>
              <draw:enhanced-geometry svg:viewBox="0 0 21600 21600" draw:type="rectangle" draw:enhanced-path="M 0 0 L 21600 0 21600 21600 0 21600 0 0 Z N"/>
            </draw:custom-shape>
            <draw:line draw:name="Line 36" draw:style-name="gr64" draw:text-style-name="P41" draw:layer="layout" svg:x1="9.058cm" svg:y1="6.641cm" svg:x2="9.058cm" svg:y2="7.488cm">
              <text:p/>
            </draw:line>
          </draw:g>
          <draw:g draw:name="Group 37">
            <draw:line draw:name="Line 38" draw:style-name="gr66" draw:text-style-name="P41" draw:layer="layout" svg:x1="9.163cm" svg:y1="7.117cm" svg:x2="10.751cm" svg:y2="7.117cm">
              <text:p/>
            </draw:line>
            <draw:custom-shape draw:name="Rectangle 39" draw:style-name="gr61" draw:text-style-name="P67" draw:layer="layout" svg:width="1.646cm" svg:height="1.263cm" svg:x="9.147cm" svg:y="7.148cm">
              <text:list text:style-name="L9">
                <text:list-header>
                  <text:p text:style-name="P9"><text:span text:style-name="T74">40</text:span></text:p>
                </text:list-header>
              </text:list>
              <draw:enhanced-geometry svg:viewBox="0 0 21600 21600" draw:type="rectangle" draw:enhanced-path="M 0 0 L 21600 0 21600 21600 0 21600 0 0 Z N"/>
            </draw:custom-shape>
            <draw:line draw:name="Line 40" draw:style-name="gr64" draw:text-style-name="P41" draw:layer="layout" svg:x1="10.857cm" svg:y1="6.641cm" svg:x2="10.857cm" svg:y2="7.488cm">
              <text:p/>
            </draw:line>
          </draw:g>
          <draw:line draw:name="Line 41" draw:style-name="gr66" draw:text-style-name="P41" draw:layer="layout" svg:x1="10.963cm" svg:y1="7.117cm" svg:x2="12.55cm" svg:y2="7.117cm">
            <text:p/>
          </draw:line>
          <draw:line draw:name="Line 42" draw:style-name="gr67" draw:text-style-name="P41" draw:layer="layout" svg:x1="12.727cm" svg:y1="7.258cm" svg:x2="13.679cm" svg:y2="7.258cm">
            <text:p/>
          </draw:line>
          <draw:custom-shape draw:name="Rectangle 43" draw:style-name="gr61" draw:text-style-name="P67" draw:layer="layout" svg:width="1.646cm" svg:height="1.263cm" svg:x="10.946cm" svg:y="7.148cm">
            <text:list text:style-name="L9">
              <text:list-header>
                <text:p text:style-name="P9"><text:span text:style-name="T74">40</text:span></text:p>
              </text:list-header>
            </text:list>
            <draw:enhanced-geometry svg:viewBox="0 0 21600 21600" draw:type="rectangle" draw:enhanced-path="M 0 0 L 21600 0 21600 21600 0 21600 0 0 Z N"/>
          </draw:custom-shape>
          <draw:custom-shape draw:name="Rectangle 44" draw:style-name="gr61" draw:text-style-name="P67" draw:layer="layout" svg:width="1.646cm" svg:height="1.263cm" svg:x="12.393cm" svg:y="7.148cm">
            <text:list text:style-name="L9">
              <text:list-header>
                <text:p text:style-name="P9"><text:span text:style-name="T74">20</text:span></text:p>
              </text:list-header>
            </text:list>
            <draw:enhanced-geometry svg:viewBox="0 0 21600 21600" draw:type="rectangle" draw:enhanced-path="M 0 0 L 21600 0 21600 21600 0 21600 0 0 Z N"/>
          </draw:custom-shape>
          <draw:line draw:name="Line 45" draw:style-name="gr64" draw:text-style-name="P41" draw:layer="layout" svg:x1="12.656cm" svg:y1="6.641cm" svg:x2="12.656cm" svg:y2="7.488cm">
            <text:p/>
          </draw:line>
          <draw:line draw:name="Line 46" draw:style-name="gr64" draw:text-style-name="P41" draw:layer="layout" svg:x1="13.785cm" svg:y1="6.641cm" svg:x2="13.785cm" svg:y2="7.488cm">
            <text:p/>
          </draw:line>
          <draw:line draw:name="Line 47" draw:style-name="gr65" draw:text-style-name="P41" draw:layer="layout" svg:x1="5.883cm" svg:y1="6.976cm" svg:x2="7.153cm" svg:y2="6.976cm">
            <text:p/>
          </draw:line>
          <draw:line draw:name="Line 48" draw:style-name="gr65" draw:text-style-name="P41" draw:layer="layout" svg:x1="7.682cm" svg:y1="6.976cm" svg:x2="8.952cm" svg:y2="6.976cm">
            <text:p/>
          </draw:line>
          <draw:line draw:name="Line 49" draw:style-name="gr65" draw:text-style-name="P41" draw:layer="layout" svg:x1="9.481cm" svg:y1="6.976cm" svg:x2="10.751cm" svg:y2="6.976cm">
            <text:p/>
          </draw:line>
          <draw:line draw:name="Line 50" draw:style-name="gr67" draw:text-style-name="P41" draw:layer="layout" svg:x1="7.364cm" svg:y1="7.258cm" svg:x2="8.317cm" svg:y2="7.258cm">
            <text:p/>
          </draw:line>
          <draw:line draw:name="Line 51" draw:style-name="gr67" draw:text-style-name="P41" draw:layer="layout" svg:x1="9.163cm" svg:y1="7.258cm" svg:x2="10.116cm" svg:y2="7.258cm">
            <text:p/>
          </draw:line>
          <draw:line draw:name="Line 52" draw:style-name="gr67" draw:text-style-name="P41" draw:layer="layout" svg:x1="10.963cm" svg:y1="7.258cm" svg:x2="11.915cm" svg:y2="7.258cm">
            <text:p/>
          </draw:line>
        </draw:g>
        <draw:g draw:name="Group 53">
          <draw:g draw:name="Group 54">
            <draw:g draw:name="Group 55">
              <draw:g draw:name="Group 56">
                <draw:custom-shape draw:name="AutoShape 57" draw:style-name="gr68" draw:text-style-name="P71" draw:layer="layout" svg:width="1.345cm" svg:height="1.662cm" svg:x="4.136cm" svg:y="8.542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utoShape 58" draw:style-name="gr68" draw:text-style-name="P71" draw:layer="layout" svg:width="1.036cm" svg:height="0.344cm" svg:x="4.445cm" svg:y="8.229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name="AutoShape 59" draw:style-name="gr69" draw:text-style-name="P71" draw:layer="layout" svg:width="0.697cm" svg:height="0.119cm" svg:x="4.41cm" svg:y="8.687cm">
                <text:p/>
                <draw:enhanced-geometry svg:viewBox="0 0 21600 21600" draw:glue-points="?f6 0 10800 ?f8 ?f11 10800 ?f9 21600 10800 ?f10 ?f5 10800" draw:text-areas="?f3 ?f3 ?f4 ?f4" draw:type="parallelogram" draw:modifiers="539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name="Group 60">
              <draw:g draw:name="Group 61">
                <draw:custom-shape draw:name="AutoShape 62" draw:style-name="gr70" draw:text-style-name="P72" draw:layer="layout" svg:width="1.667cm" svg:height="1.662cm" svg:x="5.464cm" svg:y="8.542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utoShape 63" draw:style-name="gr70" draw:text-style-name="P72" draw:layer="layout" svg:width="1.288cm" svg:height="0.344cm" svg:x="5.843cm" svg:y="8.229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name="Oval 64" draw:style-name="gr71" draw:text-style-name="P44" draw:layer="layout" svg:width="0.216cm" svg:height="0.119cm" svg:x="5.971cm" svg:y="8.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utoShape 65" draw:style-name="gr72" draw:text-style-name="P72" draw:layer="layout" svg:width="0.873cm" svg:height="0.371cm" svg:x="5.671cm" svg:y="9.313cm">
                <text:p/>
                <draw:enhanced-geometry svg:viewBox="0 0 21600 21600" draw:glue-points="10800 0 0 10800 10800 21600 21600 10800" draw:path-stretchpoint-x="10800" draw:path-stretchpoint-y="10800" draw:text-areas="?f5 ?f6 ?f7 ?f8" draw:type="octagon" draw:modifiers="6325"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ustom-shape draw:name="Freeform 66" draw:style-name="gr73" draw:text-style-name="P73" draw:layer="layout" svg:width="0.379cm" svg:height="0.847cm" svg:x="7.951cm" svg:y="9.238cm">
              <text:p/>
              <draw:enhanced-geometry svg:viewBox="0 0 86 192" draw:extrusion-allowed="true" draw:text-areas="0 0 86 192" draw:glue-points="62 0 85 0 23 191 0 191 62 0" draw:type="non-primitive" draw:enhanced-path="M 62 0 L 85 0 23 191 0 191 62 0 N">
                <draw:equation draw:name="f0" draw:formula=""/>
                <draw:equation draw:name="f1" draw:formula=""/>
                <draw:equation draw:name="f2" draw:formula=""/>
                <draw:equation draw:name="f3" draw:formula="(16384+1)/2"/>
                <draw:equation draw:name="f4" draw:formula="1*-32768/5"/>
              </draw:enhanced-geometry>
            </draw:custom-shape>
            <draw:custom-shape draw:name="Rectangle 67" draw:style-name="gr74" draw:text-style-name="P74" draw:layer="layout" svg:width="0.468cm" svg:height="0.071cm" svg:x="7.933cm" svg:y="9.238cm">
              <text:p/>
              <draw:enhanced-geometry svg:viewBox="0 0 21600 21600" draw:type="rectangle" draw:enhanced-path="M 0 0 L 21600 0 21600 21600 0 21600 0 0 Z N"/>
            </draw:custom-shape>
            <draw:custom-shape draw:name="Rectangle 68" draw:style-name="gr74" draw:text-style-name="P74" draw:layer="layout" svg:width="0.362cm" svg:height="0.07cm" svg:x="7.964cm" svg:y="9.596cm">
              <text:p/>
              <draw:enhanced-geometry svg:viewBox="0 0 21600 21600" draw:type="rectangle" draw:enhanced-path="M 0 0 L 21600 0 21600 21600 0 21600 0 0 Z N"/>
            </draw:custom-shape>
            <draw:custom-shape draw:name="Rectangle 69" draw:style-name="gr74" draw:text-style-name="P74" draw:layer="layout" svg:width="0.454cm" svg:height="0.048cm" svg:x="7.157cm" svg:y="9.596cm">
              <text:p/>
              <draw:enhanced-geometry svg:viewBox="0 0 21600 21600" draw:type="rectangle" draw:enhanced-path="M 0 0 L 21600 0 21600 21600 0 21600 0 0 Z N"/>
            </draw:custom-shape>
            <draw:g draw:name="Group 70">
              <draw:custom-shape draw:name="Oval 71" draw:style-name="gr75" draw:text-style-name="P74" draw:layer="layout" svg:width="0.212cm" svg:height="0.212cm" svg:x="7.483cm" svg:y="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72" draw:style-name="gr73" draw:text-style-name="P73" draw:layer="layout" svg:width="0.856cm" svg:height="1.305cm" svg:x="7.148cm" svg:y="8.78cm">
                <text:p/>
                <draw:enhanced-geometry svg:viewBox="0 0 194 296" draw:extrusion-allowed="true" draw:text-areas="0 0 194 296" draw:glue-points="2 137 1 140 0 145 0 150 2 155 4 159 8 163 12 165 16 166 21 166 126 295 159 142 159 138 157 136 154 133 152 131 148 130 144 129 140 129 137 129 93 75 179 93 183 92 185 91 189 89 191 86 192 83 193 78 192 74 190 70 188 68 184 65 181 64 122 64 112 42 113 37 114 30 114 24 112 19 110 15 107 10 103 7 98 3 93 1 87 0 81 0 75 1 69 3 63 6 59 11 55 17 53 23" draw:type="non-primitive" draw:enhanced-path="M 53 23 L 2 137 1 138 1 140 0 142 0 145 0 147 0 150 1 152 2 155 3 157 4 159 6 161 8 163 10 164 12 165 14 165 16 166 18 166 21 166 126 166 126 295 159 295 159 142 159 140 159 138 158 137 157 136 156 135 154 133 153 132 152 131 150 131 148 130 146 130 144 129 142 129 140 129 139 129 137 129 76 125 93 75 105 93 179 93 181 92 183 92 184 91 185 91 187 90 189 89 190 87 191 86 192 84 192 83 193 81 193 78 193 76 192 74 191 72 190 70 189 69 188 68 186 66 184 65 184 64 181 64 179 64 122 64 110 44 112 42 113 39 113 37 114 34 114 30 114 28 114 24 113 22 112 19 111 17 110 15 109 13 107 10 105 9 103 7 101 5 98 3 96 3 93 1 90 1 87 0 84 0 81 0 78 0 75 1 72 2 69 3 66 4 63 6 61 9 59 11 57 13 55 17 53 19 53 23 N">
                  <draw:equation draw:name="f0" draw:formula=""/>
                  <draw:equation draw:name="f1" draw:formula="138/140"/>
                  <draw:equation draw:name="f2" draw:formula="142-145"/>
                  <draw:equation draw:name="f3" draw:formula="147-150"/>
                  <draw:equation draw:name="f4" draw:formula="152*2/155"/>
                  <draw:equation draw:name="f5" draw:formula="abs(157)"/>
                  <draw:equation draw:name="f6" draw:formula="if(161,8,163)"/>
                  <draw:equation draw:name="f7" draw:formula="164*cos(12*(pi/180))"/>
                  <draw:equation draw:name="f8" draw:formula="165+16-166"/>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32768"/>
                  <draw:equation draw:name="f79" draw:formula=""/>
                  <draw:equation draw:name="f80" draw:formula="137-1"/>
                  <draw:equation draw:name="f81" draw:formula="140"/>
                  <draw:equation draw:name="f82" draw:formula="145"/>
                  <draw:equation draw:name="f83" draw:formula="150-2"/>
                  <draw:equation draw:name="f84" draw:formula="155-4"/>
                  <draw:equation draw:name="f85" draw:formula="159-8"/>
                  <draw:equation draw:name="f86" draw:formula="163-12"/>
                  <draw:equation draw:name="f87" draw:formula="165-16"/>
                  <draw:equation draw:name="f88" draw:formula="166-21"/>
                  <draw:equation draw:name="f89" draw:formula="166-126"/>
                  <draw:equation draw:name="f90" draw:formula="295-159"/>
                  <draw:equation draw:name="f91" draw:formula="142-159"/>
                  <draw:equation draw:name="f92" draw:formula="138-157"/>
                  <draw:equation draw:name="f93" draw:formula="136-154"/>
                  <draw:equation draw:name="f94" draw:formula="133-152"/>
                  <draw:equation draw:name="f95" draw:formula="131-148"/>
                  <draw:equation draw:name="f96" draw:formula="130-144"/>
                  <draw:equation draw:name="f97" draw:formula="129-140"/>
                  <draw:equation draw:name="f98" draw:formula="129-137"/>
                  <draw:equation draw:name="f99" draw:formula="129-93"/>
                  <draw:equation draw:name="f100" draw:formula="75-179"/>
                  <draw:equation draw:name="f101" draw:formula="93-183"/>
                  <draw:equation draw:name="f102" draw:formula="92-185"/>
                  <draw:equation draw:name="f103" draw:formula="91-189"/>
                </draw:enhanced-geometry>
              </draw:custom-shape>
            </draw:g>
          </draw:g>
          <draw:g draw:name="Group 73">
            <draw:g draw:name="Group 74">
              <draw:g draw:name="Group 75">
                <draw:custom-shape draw:name="AutoShape 76" draw:style-name="gr68" draw:text-style-name="P71" draw:layer="layout" svg:width="1.345cm" svg:height="1.662cm" svg:x="5.9cm" svg:y="10.588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utoShape 77" draw:style-name="gr68" draw:text-style-name="P71" draw:layer="layout" svg:width="1.036cm" svg:height="0.344cm" svg:x="6.209cm" svg:y="10.275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name="AutoShape 78" draw:style-name="gr69" draw:text-style-name="P71" draw:layer="layout" svg:width="0.696cm" svg:height="0.119cm" svg:x="6.174cm" svg:y="10.733cm">
                <text:p/>
                <draw:enhanced-geometry svg:viewBox="0 0 21600 21600" draw:glue-points="?f6 0 10800 ?f8 ?f11 10800 ?f9 21600 10800 ?f10 ?f5 10800" draw:text-areas="?f3 ?f3 ?f4 ?f4" draw:type="parallelogram" draw:modifiers="539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name="Group 79">
              <draw:g draw:name="Group 80">
                <draw:custom-shape draw:name="AutoShape 81" draw:style-name="gr70" draw:text-style-name="P72" draw:layer="layout" svg:width="1.666cm" svg:height="1.662cm" svg:x="7.228cm" svg:y="10.588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utoShape 82" draw:style-name="gr70" draw:text-style-name="P72" draw:layer="layout" svg:width="1.287cm" svg:height="0.344cm" svg:x="7.607cm" svg:y="10.275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name="Oval 83" draw:style-name="gr71" draw:text-style-name="P44" draw:layer="layout" svg:width="0.216cm" svg:height="0.12cm" svg:x="7.735cm" svg:y="10.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utoShape 84" draw:style-name="gr72" draw:text-style-name="P72" draw:layer="layout" svg:width="0.873cm" svg:height="0.37cm" svg:x="7.435cm" svg:y="11.36cm">
                <text:p/>
                <draw:enhanced-geometry svg:viewBox="0 0 21600 21600" draw:glue-points="10800 0 0 10800 10800 21600 21600 10800" draw:path-stretchpoint-x="10800" draw:path-stretchpoint-y="10800" draw:text-areas="?f5 ?f6 ?f7 ?f8" draw:type="octagon" draw:modifiers="6325"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ustom-shape draw:name="Freeform 85" draw:style-name="gr73" draw:text-style-name="P73" draw:layer="layout" svg:width="0.379cm" svg:height="0.846cm" svg:x="9.715cm" svg:y="11.285cm">
              <text:p/>
              <draw:enhanced-geometry svg:viewBox="0 0 86 192" draw:extrusion-allowed="true" draw:text-areas="0 0 86 192" draw:glue-points="62 0 85 0 23 191 0 191 62 0" draw:type="non-primitive" draw:enhanced-path="M 62 0 L 85 0 23 191 0 191 62 0 N">
                <draw:equation draw:name="f0" draw:formula=""/>
                <draw:equation draw:name="f1" draw:formula=""/>
                <draw:equation draw:name="f2" draw:formula=""/>
                <draw:equation draw:name="f3" draw:formula="(16384+1)/2"/>
                <draw:equation draw:name="f4" draw:formula="1*-32768/5"/>
              </draw:enhanced-geometry>
            </draw:custom-shape>
            <draw:custom-shape draw:name="Rectangle 86" draw:style-name="gr74" draw:text-style-name="P74" draw:layer="layout" svg:width="0.467cm" svg:height="0.07cm" svg:x="9.697cm" svg:y="11.285cm">
              <text:p/>
              <draw:enhanced-geometry svg:viewBox="0 0 21600 21600" draw:type="rectangle" draw:enhanced-path="M 0 0 L 21600 0 21600 21600 0 21600 0 0 Z N"/>
            </draw:custom-shape>
            <draw:custom-shape draw:name="Rectangle 87" draw:style-name="gr74" draw:text-style-name="P74" draw:layer="layout" svg:width="0.361cm" svg:height="0.07cm" svg:x="9.728cm" svg:y="11.642cm">
              <text:p/>
              <draw:enhanced-geometry svg:viewBox="0 0 21600 21600" draw:type="rectangle" draw:enhanced-path="M 0 0 L 21600 0 21600 21600 0 21600 0 0 Z N"/>
            </draw:custom-shape>
            <draw:custom-shape draw:name="Rectangle 88" draw:style-name="gr74" draw:text-style-name="P74" draw:layer="layout" svg:width="0.454cm" svg:height="0.048cm" svg:x="8.921cm" svg:y="11.642cm">
              <text:p/>
              <draw:enhanced-geometry svg:viewBox="0 0 21600 21600" draw:type="rectangle" draw:enhanced-path="M 0 0 L 21600 0 21600 21600 0 21600 0 0 Z N"/>
            </draw:custom-shape>
            <draw:g draw:name="Group 89">
              <draw:custom-shape draw:name="Oval 90" draw:style-name="gr75" draw:text-style-name="P74" draw:layer="layout" svg:width="0.212cm" svg:height="0.212cm" svg:x="9.247cm" svg:y="10.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1" draw:style-name="gr73" draw:text-style-name="P73" draw:layer="layout" svg:width="0.856cm" svg:height="1.305cm" svg:x="8.912cm" svg:y="10.826cm">
                <text:p/>
                <draw:enhanced-geometry svg:viewBox="0 0 194 296" draw:extrusion-allowed="true" draw:text-areas="0 0 194 296" draw:glue-points="2 137 1 140 0 145 0 150 2 155 4 159 8 163 12 165 16 166 21 166 126 295 159 142 159 138 157 136 154 133 152 131 148 130 144 129 140 129 137 129 93 75 179 93 183 92 185 91 189 89 191 86 192 83 193 78 192 74 190 70 188 68 184 65 181 64 122 64 112 42 113 37 114 30 114 24 112 19 110 15 107 10 103 7 98 3 93 1 87 0 81 0 75 1 69 3 63 6 59 11 55 17 53 23" draw:type="non-primitive" draw:enhanced-path="M 53 23 L 2 137 1 138 1 140 0 142 0 145 0 147 0 150 1 152 2 155 3 157 4 159 6 161 8 163 10 164 12 165 14 165 16 166 18 166 21 166 126 166 126 295 159 295 159 142 159 140 159 138 158 137 157 136 156 135 154 133 153 132 152 131 150 131 148 130 146 130 144 129 142 129 140 129 139 129 137 129 76 125 93 75 105 93 179 93 181 92 183 92 184 91 185 91 187 90 189 89 190 87 191 86 192 84 192 83 193 81 193 78 193 76 192 74 191 72 190 70 189 69 188 68 186 66 184 65 184 64 181 64 179 64 122 64 110 44 112 42 113 39 113 37 114 34 114 30 114 28 114 24 113 22 112 19 111 17 110 15 109 13 107 10 105 9 103 7 101 5 98 3 96 3 93 1 90 1 87 0 84 0 81 0 78 0 75 1 72 2 69 3 66 4 63 6 61 9 59 11 57 13 55 17 53 19 53 23 N">
                  <draw:equation draw:name="f0" draw:formula=""/>
                  <draw:equation draw:name="f1" draw:formula="138/140"/>
                  <draw:equation draw:name="f2" draw:formula="142-145"/>
                  <draw:equation draw:name="f3" draw:formula="147-150"/>
                  <draw:equation draw:name="f4" draw:formula="152*2/155"/>
                  <draw:equation draw:name="f5" draw:formula="abs(157)"/>
                  <draw:equation draw:name="f6" draw:formula="if(161,8,163)"/>
                  <draw:equation draw:name="f7" draw:formula="164*cos(12*(pi/180))"/>
                  <draw:equation draw:name="f8" draw:formula="165+16-166"/>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32768"/>
                  <draw:equation draw:name="f79" draw:formula=""/>
                  <draw:equation draw:name="f80" draw:formula="137-1"/>
                  <draw:equation draw:name="f81" draw:formula="140"/>
                  <draw:equation draw:name="f82" draw:formula="145"/>
                  <draw:equation draw:name="f83" draw:formula="150-2"/>
                  <draw:equation draw:name="f84" draw:formula="155-4"/>
                  <draw:equation draw:name="f85" draw:formula="159-8"/>
                  <draw:equation draw:name="f86" draw:formula="163-12"/>
                  <draw:equation draw:name="f87" draw:formula="165-16"/>
                  <draw:equation draw:name="f88" draw:formula="166-21"/>
                  <draw:equation draw:name="f89" draw:formula="166-126"/>
                  <draw:equation draw:name="f90" draw:formula="295-159"/>
                  <draw:equation draw:name="f91" draw:formula="142-159"/>
                  <draw:equation draw:name="f92" draw:formula="138-157"/>
                  <draw:equation draw:name="f93" draw:formula="136-154"/>
                  <draw:equation draw:name="f94" draw:formula="133-152"/>
                  <draw:equation draw:name="f95" draw:formula="131-148"/>
                  <draw:equation draw:name="f96" draw:formula="130-144"/>
                  <draw:equation draw:name="f97" draw:formula="129-140"/>
                  <draw:equation draw:name="f98" draw:formula="129-137"/>
                  <draw:equation draw:name="f99" draw:formula="129-93"/>
                  <draw:equation draw:name="f100" draw:formula="75-179"/>
                  <draw:equation draw:name="f101" draw:formula="93-183"/>
                  <draw:equation draw:name="f102" draw:formula="92-185"/>
                  <draw:equation draw:name="f103" draw:formula="91-189"/>
                </draw:enhanced-geometry>
              </draw:custom-shape>
            </draw:g>
          </draw:g>
          <draw:g draw:name="Group 92">
            <draw:g draw:name="Group 93">
              <draw:g draw:name="Group 94">
                <draw:custom-shape draw:name="AutoShape 95" draw:style-name="gr68" draw:text-style-name="P71" draw:layer="layout" svg:width="1.345cm" svg:height="1.662cm" svg:x="7.735cm" svg:y="12.74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utoShape 96" draw:style-name="gr68" draw:text-style-name="P71" draw:layer="layout" svg:width="1.037cm" svg:height="0.344cm" svg:x="8.043cm" svg:y="12.427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name="AutoShape 97" draw:style-name="gr69" draw:text-style-name="P71" draw:layer="layout" svg:width="0.697cm" svg:height="0.119cm" svg:x="8.008cm" svg:y="12.885cm">
                <text:p/>
                <draw:enhanced-geometry svg:viewBox="0 0 21600 21600" draw:glue-points="?f6 0 10800 ?f8 ?f11 10800 ?f9 21600 10800 ?f10 ?f5 10800" draw:text-areas="?f3 ?f3 ?f4 ?f4" draw:type="parallelogram" draw:modifiers="539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name="Group 98">
              <draw:g draw:name="Group 99">
                <draw:custom-shape draw:name="AutoShape 100" draw:style-name="gr70" draw:text-style-name="P72" draw:layer="layout" svg:width="1.667cm" svg:height="1.662cm" svg:x="9.062cm" svg:y="12.74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utoShape 101" draw:style-name="gr70" draw:text-style-name="P72" draw:layer="layout" svg:width="1.288cm" svg:height="0.344cm" svg:x="9.441cm" svg:y="12.427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name="Oval 102" draw:style-name="gr71" draw:text-style-name="P44" draw:layer="layout" svg:width="0.216cm" svg:height="0.119cm" svg:x="9.569cm" svg:y="12.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utoShape 103" draw:style-name="gr72" draw:text-style-name="P72" draw:layer="layout" svg:width="0.873cm" svg:height="0.371cm" svg:x="9.269cm" svg:y="13.511cm">
                <text:p/>
                <draw:enhanced-geometry svg:viewBox="0 0 21600 21600" draw:glue-points="10800 0 0 10800 10800 21600 21600 10800" draw:path-stretchpoint-x="10800" draw:path-stretchpoint-y="10800" draw:text-areas="?f5 ?f6 ?f7 ?f8" draw:type="octagon" draw:modifiers="6325"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ustom-shape draw:name="Freeform 104" draw:style-name="gr73" draw:text-style-name="P73" draw:layer="layout" svg:width="0.379cm" svg:height="0.847cm" svg:x="11.549cm" svg:y="13.436cm">
              <text:p/>
              <draw:enhanced-geometry svg:viewBox="0 0 86 192" draw:extrusion-allowed="true" draw:text-areas="0 0 86 192" draw:glue-points="62 0 85 0 23 191 0 191 62 0" draw:type="non-primitive" draw:enhanced-path="M 62 0 L 85 0 23 191 0 191 62 0 N">
                <draw:equation draw:name="f0" draw:formula=""/>
                <draw:equation draw:name="f1" draw:formula=""/>
                <draw:equation draw:name="f2" draw:formula=""/>
                <draw:equation draw:name="f3" draw:formula="(16384+1)/2"/>
                <draw:equation draw:name="f4" draw:formula="1*-32768/5"/>
              </draw:enhanced-geometry>
            </draw:custom-shape>
            <draw:custom-shape draw:name="Rectangle 105" draw:style-name="gr74" draw:text-style-name="P74" draw:layer="layout" svg:width="0.468cm" svg:height="0.071cm" svg:x="11.531cm" svg:y="13.436cm">
              <text:p/>
              <draw:enhanced-geometry svg:viewBox="0 0 21600 21600" draw:type="rectangle" draw:enhanced-path="M 0 0 L 21600 0 21600 21600 0 21600 0 0 Z N"/>
            </draw:custom-shape>
            <draw:custom-shape draw:name="Rectangle 106" draw:style-name="gr74" draw:text-style-name="P74" draw:layer="layout" svg:width="0.362cm" svg:height="0.07cm" svg:x="11.562cm" svg:y="13.794cm">
              <text:p/>
              <draw:enhanced-geometry svg:viewBox="0 0 21600 21600" draw:type="rectangle" draw:enhanced-path="M 0 0 L 21600 0 21600 21600 0 21600 0 0 Z N"/>
            </draw:custom-shape>
            <draw:custom-shape draw:name="Rectangle 107" draw:style-name="gr74" draw:text-style-name="P74" draw:layer="layout" svg:width="0.455cm" svg:height="0.048cm" svg:x="10.755cm" svg:y="13.794cm">
              <text:p/>
              <draw:enhanced-geometry svg:viewBox="0 0 21600 21600" draw:type="rectangle" draw:enhanced-path="M 0 0 L 21600 0 21600 21600 0 21600 0 0 Z N"/>
            </draw:custom-shape>
            <draw:g draw:name="Group 108">
              <draw:custom-shape draw:name="Oval 109" draw:style-name="gr75" draw:text-style-name="P74" draw:layer="layout" svg:width="0.211cm" svg:height="0.212cm" svg:x="11.082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0" draw:style-name="gr73" draw:text-style-name="P73" draw:layer="layout" svg:width="0.855cm" svg:height="1.305cm" svg:x="10.747cm" svg:y="12.978cm">
                <text:p/>
                <draw:enhanced-geometry svg:viewBox="0 0 194 296" draw:extrusion-allowed="true" draw:text-areas="0 0 194 296" draw:glue-points="2 137 1 140 0 145 0 150 2 155 4 159 8 163 12 165 16 166 21 166 126 295 159 142 159 138 157 136 154 133 152 131 148 130 144 129 140 129 137 129 93 75 179 93 183 92 185 91 189 89 191 86 192 83 193 78 192 74 190 70 188 68 184 65 181 64 122 64 112 42 113 37 114 30 114 24 112 19 110 15 107 10 103 7 98 3 93 1 87 0 81 0 75 1 69 3 63 6 59 11 55 17 53 23" draw:type="non-primitive" draw:enhanced-path="M 53 23 L 2 137 1 138 1 140 0 142 0 145 0 147 0 150 1 152 2 155 3 157 4 159 6 161 8 163 10 164 12 165 14 165 16 166 18 166 21 166 126 166 126 295 159 295 159 142 159 140 159 138 158 137 157 136 156 135 154 133 153 132 152 131 150 131 148 130 146 130 144 129 142 129 140 129 139 129 137 129 76 125 93 75 105 93 179 93 181 92 183 92 184 91 185 91 187 90 189 89 190 87 191 86 192 84 192 83 193 81 193 78 193 76 192 74 191 72 190 70 189 69 188 68 186 66 184 65 184 64 181 64 179 64 122 64 110 44 112 42 113 39 113 37 114 34 114 30 114 28 114 24 113 22 112 19 111 17 110 15 109 13 107 10 105 9 103 7 101 5 98 3 96 3 93 1 90 1 87 0 84 0 81 0 78 0 75 1 72 2 69 3 66 4 63 6 61 9 59 11 57 13 55 17 53 19 53 23 N">
                  <draw:equation draw:name="f0" draw:formula=""/>
                  <draw:equation draw:name="f1" draw:formula="138/140"/>
                  <draw:equation draw:name="f2" draw:formula="142-145"/>
                  <draw:equation draw:name="f3" draw:formula="147-150"/>
                  <draw:equation draw:name="f4" draw:formula="152*2/155"/>
                  <draw:equation draw:name="f5" draw:formula="abs(157)"/>
                  <draw:equation draw:name="f6" draw:formula="if(161,8,163)"/>
                  <draw:equation draw:name="f7" draw:formula="164*cos(12*(pi/180))"/>
                  <draw:equation draw:name="f8" draw:formula="165+16-166"/>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32768"/>
                  <draw:equation draw:name="f79" draw:formula=""/>
                  <draw:equation draw:name="f80" draw:formula="137-1"/>
                  <draw:equation draw:name="f81" draw:formula="140"/>
                  <draw:equation draw:name="f82" draw:formula="145"/>
                  <draw:equation draw:name="f83" draw:formula="150-2"/>
                  <draw:equation draw:name="f84" draw:formula="155-4"/>
                  <draw:equation draw:name="f85" draw:formula="159-8"/>
                  <draw:equation draw:name="f86" draw:formula="163-12"/>
                  <draw:equation draw:name="f87" draw:formula="165-16"/>
                  <draw:equation draw:name="f88" draw:formula="166-21"/>
                  <draw:equation draw:name="f89" draw:formula="166-126"/>
                  <draw:equation draw:name="f90" draw:formula="295-159"/>
                  <draw:equation draw:name="f91" draw:formula="142-159"/>
                  <draw:equation draw:name="f92" draw:formula="138-157"/>
                  <draw:equation draw:name="f93" draw:formula="136-154"/>
                  <draw:equation draw:name="f94" draw:formula="133-152"/>
                  <draw:equation draw:name="f95" draw:formula="131-148"/>
                  <draw:equation draw:name="f96" draw:formula="130-144"/>
                  <draw:equation draw:name="f97" draw:formula="129-140"/>
                  <draw:equation draw:name="f98" draw:formula="129-137"/>
                  <draw:equation draw:name="f99" draw:formula="129-93"/>
                  <draw:equation draw:name="f100" draw:formula="75-179"/>
                  <draw:equation draw:name="f101" draw:formula="93-183"/>
                  <draw:equation draw:name="f102" draw:formula="92-185"/>
                  <draw:equation draw:name="f103" draw:formula="91-189"/>
                </draw:enhanced-geometry>
              </draw:custom-shape>
            </draw:g>
          </draw:g>
          <draw:g draw:name="Group 111">
            <draw:g draw:name="Group 112">
              <draw:g draw:name="Group 113">
                <draw:custom-shape draw:name="AutoShape 114" draw:style-name="gr68" draw:text-style-name="P71" draw:layer="layout" svg:width="1.345cm" svg:height="1.663cm" svg:x="9.569cm" svg:y="14.715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utoShape 115" draw:style-name="gr68" draw:text-style-name="P71" draw:layer="layout" svg:width="1.036cm" svg:height="0.344cm" svg:x="9.878cm" svg:y="14.402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name="AutoShape 116" draw:style-name="gr69" draw:text-style-name="P71" draw:layer="layout" svg:width="0.696cm" svg:height="0.119cm" svg:x="9.843cm" svg:y="14.861cm">
                <text:p/>
                <draw:enhanced-geometry svg:viewBox="0 0 21600 21600" draw:glue-points="?f6 0 10800 ?f8 ?f11 10800 ?f9 21600 10800 ?f10 ?f5 10800" draw:text-areas="?f3 ?f3 ?f4 ?f4" draw:type="parallelogram" draw:modifiers="539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name="Group 117">
              <draw:g draw:name="Group 118">
                <draw:custom-shape draw:name="AutoShape 119" draw:style-name="gr70" draw:text-style-name="P72" draw:layer="layout" svg:width="1.667cm" svg:height="1.663cm" svg:x="10.896cm" svg:y="14.715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utoShape 120" draw:style-name="gr70" draw:text-style-name="P72" draw:layer="layout" svg:width="1.287cm" svg:height="0.344cm" svg:x="11.276cm" svg:y="14.402cm">
                  <text:p/>
                  <draw:enhanced-geometry svg:viewBox="0 0 21600 21600" draw:glue-points="?f7 0 ?f6 ?f1 0 ?f10 ?f6 21600 ?f4 ?f10 21600 ?f9" draw:path-stretchpoint-x="10800" draw:path-stretchpoint-y="10800" draw:text-areas="0 ?f1 ?f4 ?f12" draw:type="cube" draw:modifiers="53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name="Oval 121" draw:style-name="gr71" draw:text-style-name="P44" draw:layer="layout" svg:width="0.216cm" svg:height="0.119cm" svg:x="11.404cm" svg:y="14.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utoShape 122" draw:style-name="gr72" draw:text-style-name="P72" draw:layer="layout" svg:width="0.873cm" svg:height="0.37cm" svg:x="11.104cm" svg:y="15.487cm">
                <text:p/>
                <draw:enhanced-geometry svg:viewBox="0 0 21600 21600" draw:glue-points="10800 0 0 10800 10800 21600 21600 10800" draw:path-stretchpoint-x="10800" draw:path-stretchpoint-y="10800" draw:text-areas="?f5 ?f6 ?f7 ?f8" draw:type="octagon" draw:modifiers="6325"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ustom-shape draw:name="Freeform 123" draw:style-name="gr73" draw:text-style-name="P73" draw:layer="layout" svg:width="0.379cm" svg:height="0.847cm" svg:x="13.384cm" svg:y="15.412cm">
              <text:p/>
              <draw:enhanced-geometry svg:viewBox="0 0 86 192" draw:extrusion-allowed="true" draw:text-areas="0 0 86 192" draw:glue-points="62 0 85 0 23 191 0 191 62 0" draw:type="non-primitive" draw:enhanced-path="M 62 0 L 85 0 23 191 0 191 62 0 N">
                <draw:equation draw:name="f0" draw:formula=""/>
                <draw:equation draw:name="f1" draw:formula=""/>
                <draw:equation draw:name="f2" draw:formula=""/>
                <draw:equation draw:name="f3" draw:formula="(16384+1)/2"/>
                <draw:equation draw:name="f4" draw:formula="1*-32768/5"/>
              </draw:enhanced-geometry>
            </draw:custom-shape>
            <draw:custom-shape draw:name="Rectangle 124" draw:style-name="gr74" draw:text-style-name="P74" draw:layer="layout" svg:width="0.467cm" svg:height="0.071cm" svg:x="13.366cm" svg:y="15.412cm">
              <text:p/>
              <draw:enhanced-geometry svg:viewBox="0 0 21600 21600" draw:type="rectangle" draw:enhanced-path="M 0 0 L 21600 0 21600 21600 0 21600 0 0 Z N"/>
            </draw:custom-shape>
            <draw:custom-shape draw:name="Rectangle 125" draw:style-name="gr74" draw:text-style-name="P74" draw:layer="layout" svg:width="0.361cm" svg:height="0.071cm" svg:x="13.397cm" svg:y="15.769cm">
              <text:p/>
              <draw:enhanced-geometry svg:viewBox="0 0 21600 21600" draw:type="rectangle" draw:enhanced-path="M 0 0 L 21600 0 21600 21600 0 21600 0 0 Z N"/>
            </draw:custom-shape>
            <draw:custom-shape draw:name="Rectangle 126" draw:style-name="gr74" draw:text-style-name="P74" draw:layer="layout" svg:width="0.454cm" svg:height="0.049cm" svg:x="12.59cm" svg:y="15.769cm">
              <text:p/>
              <draw:enhanced-geometry svg:viewBox="0 0 21600 21600" draw:type="rectangle" draw:enhanced-path="M 0 0 L 21600 0 21600 21600 0 21600 0 0 Z N"/>
            </draw:custom-shape>
            <draw:g draw:name="Group 127">
              <draw:custom-shape draw:name="Oval 128" draw:style-name="gr75" draw:text-style-name="P74" draw:layer="layout" svg:width="0.212cm" svg:height="0.211cm" svg:x="12.916cm" svg:y="14.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29" draw:style-name="gr73" draw:text-style-name="P73" draw:layer="layout" svg:width="0.855cm" svg:height="1.306cm" svg:x="12.581cm" svg:y="14.953cm">
                <text:p/>
                <draw:enhanced-geometry svg:viewBox="0 0 194 296" draw:extrusion-allowed="true" draw:text-areas="0 0 194 296" draw:glue-points="2 137 1 140 0 145 0 150 2 155 4 159 8 163 12 165 16 166 21 166 126 295 159 142 159 138 157 136 154 133 152 131 148 130 144 129 140 129 137 129 93 75 179 93 183 92 185 91 189 89 191 86 192 83 193 78 192 74 190 70 188 68 184 65 181 64 122 64 112 42 113 37 114 30 114 24 112 19 110 15 107 10 103 7 98 3 93 1 87 0 81 0 75 1 69 3 63 6 59 11 55 17 53 23" draw:type="non-primitive" draw:enhanced-path="M 53 23 L 2 137 1 138 1 140 0 142 0 145 0 147 0 150 1 152 2 155 3 157 4 159 6 161 8 163 10 164 12 165 14 165 16 166 18 166 21 166 126 166 126 295 159 295 159 142 159 140 159 138 158 137 157 136 156 135 154 133 153 132 152 131 150 131 148 130 146 130 144 129 142 129 140 129 139 129 137 129 76 125 93 75 105 93 179 93 181 92 183 92 184 91 185 91 187 90 189 89 190 87 191 86 192 84 192 83 193 81 193 78 193 76 192 74 191 72 190 70 189 69 188 68 186 66 184 65 184 64 181 64 179 64 122 64 110 44 112 42 113 39 113 37 114 34 114 30 114 28 114 24 113 22 112 19 111 17 110 15 109 13 107 10 105 9 103 7 101 5 98 3 96 3 93 1 90 1 87 0 84 0 81 0 78 0 75 1 72 2 69 3 66 4 63 6 61 9 59 11 57 13 55 17 53 19 53 23 N">
                  <draw:equation draw:name="f0" draw:formula=""/>
                  <draw:equation draw:name="f1" draw:formula="138/140"/>
                  <draw:equation draw:name="f2" draw:formula="142-145"/>
                  <draw:equation draw:name="f3" draw:formula="147-150"/>
                  <draw:equation draw:name="f4" draw:formula="152*2/155"/>
                  <draw:equation draw:name="f5" draw:formula="abs(157)"/>
                  <draw:equation draw:name="f6" draw:formula="if(161,8,163)"/>
                  <draw:equation draw:name="f7" draw:formula="164*cos(12*(pi/180))"/>
                  <draw:equation draw:name="f8" draw:formula="165+16-166"/>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32768"/>
                  <draw:equation draw:name="f79" draw:formula=""/>
                  <draw:equation draw:name="f80" draw:formula="137-1"/>
                  <draw:equation draw:name="f81" draw:formula="140"/>
                  <draw:equation draw:name="f82" draw:formula="145"/>
                  <draw:equation draw:name="f83" draw:formula="150-2"/>
                  <draw:equation draw:name="f84" draw:formula="155-4"/>
                  <draw:equation draw:name="f85" draw:formula="159-8"/>
                  <draw:equation draw:name="f86" draw:formula="163-12"/>
                  <draw:equation draw:name="f87" draw:formula="165-16"/>
                  <draw:equation draw:name="f88" draw:formula="166-21"/>
                  <draw:equation draw:name="f89" draw:formula="166-126"/>
                  <draw:equation draw:name="f90" draw:formula="295-159"/>
                  <draw:equation draw:name="f91" draw:formula="142-159"/>
                  <draw:equation draw:name="f92" draw:formula="138-157"/>
                  <draw:equation draw:name="f93" draw:formula="136-154"/>
                  <draw:equation draw:name="f94" draw:formula="133-152"/>
                  <draw:equation draw:name="f95" draw:formula="131-148"/>
                  <draw:equation draw:name="f96" draw:formula="130-144"/>
                  <draw:equation draw:name="f97" draw:formula="129-140"/>
                  <draw:equation draw:name="f98" draw:formula="129-137"/>
                  <draw:equation draw:name="f99" draw:formula="129-93"/>
                  <draw:equation draw:name="f100" draw:formula="75-179"/>
                  <draw:equation draw:name="f101" draw:formula="93-183"/>
                  <draw:equation draw:name="f102" draw:formula="92-185"/>
                  <draw:equation draw:name="f103" draw:formula="91-189"/>
                </draw:enhanced-geometry>
              </draw:custom-shape>
            </draw:g>
          </draw:g>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6" anim:sub-item="text" smil:attributeName="visibility" smil:to="visible"/>
                  <anim:animate smil:dur="0.5s" smil:fill="hold" smil:targetElement="id6" anim:sub-item="text" smil:attributeName="x" smil:values="1+width/2;x" smil:keyTimes="0;1" smil:additive="base"/>
                  <anim:animate smil:dur="0.5s" smil:fill="hold" smil:targetElement="id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7" anim:sub-item="text" smil:attributeName="visibility" smil:to="visible"/>
                  <anim:animate smil:dur="0.5s" smil:fill="hold" smil:targetElement="id7" anim:sub-item="text" smil:attributeName="x" smil:values="1+width/2;x" smil:keyTimes="0;1" smil:additive="base"/>
                  <anim:animate smil:dur="0.5s" smil:fill="hold" smil:targetElement="id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8" anim:sub-item="text" smil:attributeName="visibility" smil:to="visible"/>
                  <anim:animate smil:dur="0.5s" smil:fill="hold" smil:targetElement="id8" anim:sub-item="text" smil:attributeName="x" smil:values="1+width/2;x" smil:keyTimes="0;1" smil:additive="base"/>
                  <anim:animate smil:dur="0.5s" smil:fill="hold" smil:targetElement="id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9" anim:sub-item="text" smil:attributeName="visibility" smil:to="visible"/>
                  <anim:animate smil:dur="0.5s" smil:fill="hold" smil:targetElement="id9" anim:sub-item="text" smil:attributeName="x" smil:values="1+width/2;x" smil:keyTimes="0;1" smil:additive="base"/>
                  <anim:animate smil:dur="0.5s" smil:fill="hold" smil:targetElement="id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10" anim:sub-item="text" smil:attributeName="visibility" smil:to="visible"/>
                  <anim:animate smil:dur="0.5s" smil:fill="hold" smil:targetElement="id10" anim:sub-item="text" smil:attributeName="x" smil:values="1+width/2;x" smil:keyTimes="0;1" smil:additive="base"/>
                  <anim:animate smil:dur="0.5s" smil:fill="hold" smil:targetElement="id1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11" anim:sub-item="text" smil:attributeName="visibility" smil:to="visible"/>
                  <anim:animate smil:dur="0.5s" smil:fill="hold" smil:targetElement="id11" anim:sub-item="text" smil:attributeName="x" smil:values="1+width/2;x" smil:keyTimes="0;1" smil:additive="base"/>
                  <anim:animate smil:dur="0.5s" smil:fill="hold" smil:targetElement="id11" anim:sub-item="text" smil:attributeName="y" smil:values="y;y" smil:keyTimes="0;1" smil:additive="base"/>
                </anim:par>
              </anim:par>
            </anim:par>
          </anim:seq>
        </anim:par>
        <presentation:notes draw:style-name="dp2">
          <draw:page-thumbnail draw:style-name="gr3" draw:layer="layout" svg:width="12.722cm" svg:height="9.543cm" svg:x="3.188cm" svg:y="1.908cm" draw:page-number="37" presentation:class="page"/>
          <draw:frame presentation:style-name="pr34" draw:text-style-name="P42" draw:layer="layout" svg:width="14.006cm" svg:height="11.695cm" svg:x="2.544cm" svg:y="12.087cm" presentation:class="notes" presentation:placeholder="true">
            <draw:text-box/>
          </draw:frame>
        </presentation:notes>
      </draw:page>
      <draw:page draw:name="page38" draw:style-name="dp1" draw:master-page-name="Padrão" presentation:presentation-page-layout-name="AL2T1">
        <draw:frame presentation:style-name="pr13" draw:text-style-name="P21" draw:layer="layout" svg:width="24.5cm" svg:height="1.593cm" svg:x="0.5cm" svg:y="1.246cm" presentation:class="title" presentation:user-transformed="true">
          <draw:text-box>
            <text:p text:style-name="P9"><text:span text:style-name="T12">Resumo da Aula de Hoje</text:span></text:p>
          </draw:text-box>
        </draw:frame>
        <draw:frame presentation:style-name="pr35" draw:text-style-name="P17" draw:layer="layout" svg:width="24.302cm" svg:height="14.205cm" svg:x="0.6cm" svg:y="3.823cm" presentation:class="outline" presentation:user-transformed="true">
          <draw:text-box>
            <text:p text:style-name="P75"><text:span text:style-name="T76">Tópicos mais importantes:</text:span></text:p>
            <text:list text:style-name="L16">
              <text:list-item>
                <text:p text:style-name="P76"><text:span text:style-name="T77">Técnicas de Melhoria de Desempenho</text:span></text:p>
              </text:list-item>
              <text:list-item>
                <text:p text:style-name="P76"><text:span text:style-name="T77">Pipeline</text:span></text:p>
                <text:p text:style-name="P76"><text:span text:style-name="T77"/></text:p>
              </text:list-item>
            </text:list>
            <text:p text:style-name="P77"><text:span text:style-name="T78">Entregar folha com:</text:span><text:span text:style-name="T59"> </text:span></text:p>
            <text:list text:style-name="L14">
              <text:list-item>
                <text:list>
                  <text:list-item>
                    <text:p text:style-name="P78"><text:span text:style-name="T79">Nome</text:span></text:p>
                  </text:list-item>
                  <text:list-item>
                    <text:p text:style-name="P78"><text:span text:style-name="T79">RA</text:span></text:p>
                  </text:list-item>
                  <text:list-item>
                    <text:p text:style-name="P78"><text:span text:style-name="T79">Data de Hoje</text:span></text:p>
                  </text:list-item>
                  <text:list-item>
                    <text:p text:style-name="P78"><text:span text:style-name="T79">Resumo</text:span></text:p>
                  </text:list-item>
                </text:list>
              </text:list-item>
            </text:list>
          </draw:text-box>
        </draw:frame>
        <presentation:notes draw:style-name="dp4">
          <draw:page-thumbnail draw:layer="layout" svg:width="13.727cm" svg:height="10.297cm" svg:x="2.571cm" svg:y="2.086cm" draw:page-number="38"/>
          <draw:frame presentation:style-name="pr7" draw:text-style-name="P79" draw:layer="layout" svg:width="13.837cm" svg:height="12.649cm" svg:x="2.513cm" svg:y="13.091cm" presentation:class="notes" presentation:placeholder="true">
            <draw:text-box/>
          </draw:frame>
        </presentation:notes>
      </draw:page>
      <draw:page draw:name="page39" draw:style-name="dp3" draw:master-page-name="Default" presentation:presentation-page-layout-name="AL2T1">
        <draw:frame presentation:style-name="pr36" draw:layer="layout" svg:width="24.5cm" svg:height="2.25cm" svg:x="0.5cm" svg:y="0.925cm" presentation:class="title" presentation:user-transformed="true">
          <draw:text-box>
            <text:p>Referências</text:p>
          </draw:text-box>
        </draw:frame>
        <draw:frame presentation:style-name="pr37" draw:text-style-name="P80" draw:layer="layout" svg:width="24.2cm" svg:height="13.193cm" svg:x="0.7cm" svg:y="4.157cm" presentation:class="outline" presentation:user-transformed="true">
          <draw:text-box>
            <text:list text:style-name="L17">
              <text:list-item>
                <text:p><text:span text:style-name="T80">Notas de aula do Prof. João Angelo Martini do DIN-UEM.</text:span></text:p>
              </text:list-item>
              <text:list-item>
                <text:p><text:span text:style-name="T80">Notas de aula do Prof. Ronaldo A. L. Gonçalves</text:span></text:p>
              </text:list-item>
            </text:list>
          </draw:text-box>
        </draw:frame>
        <presentation:notes draw:style-name="dp2">
          <draw:page-thumbnail draw:style-name="gr3" draw:layer="layout" svg:width="13.727cm" svg:height="10.298cm" svg:x="2.57cm" svg:y="2.085cm" draw:page-number="39" presentation:class="page"/>
          <draw:frame presentation:style-name="pr38" draw:text-style-name="P42" draw:layer="layout" svg:width="13.837cm" svg:height="12.152cm" svg:x="2.513cm" svg:y="13.09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5" svg:font-family="Arial" style:font-family-generic="roman" style:font-charset="x-symbol"/>
    <style:font-face style:name="Symbol" svg:font-family="Symbol" style:font-family-generic="roman" style:font-charset="x-symbol"/>
    <style:font-face style:name="Arial4" svg:font-family="Arial" style:font-family-generic="swiss" style:font-charset="x-symbol"/>
    <style:font-face style:name="Liberation Serif3" svg:font-family="'Liberation Serif'" style:font-family-generic="roman" style:font-pitch="variable" style:font-charset="x-symbol"/>
    <style:font-face style:name="Symbol1" svg:font-family="Symbol" style:font-family-generic="roman" style:font-pitch="variable" style:font-charset="x-symbol"/>
    <style:font-face style:name="Arial2" svg:font-family="Arial" style:font-family-generic="swiss"/>
    <style:font-face style:name="Arial3" svg:font-family="Arial" style:font-pitch="variable"/>
    <style:font-face style:name="DejaVu Sans1" svg:font-family="'DejaVu Sans'" style:font-pitch="variable"/>
    <style:font-face style:name="Arial" svg:font-family="Arial" style:font-family-generic="roman" style:font-pitch="variable"/>
    <style:font-face style:name="Century Gothic1" svg:font-family="'Century Gothic'"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Liberation Serif2" svg:font-family="'Liberation Serif'" style:font-family-generic="swiss" style:font-pitch="variable"/>
    <style:font-face style:name="Arial6"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_20_15" draw:display-name="Arrowhead 15" svg:viewBox="0 0 210 210" svg:d="M105 0l105 210h-210z"/>
    <draw:marker draw:name="Arrowhead_20_16" draw:display-name="Arrowhead 16" svg:viewBox="0 0 210 210" svg:d="M105 0l105 210h-210z"/>
    <draw:marker draw:name="Arrowhead_20_17" draw:display-name="Arrowhead 17" svg:viewBox="0 0 210 210" svg:d="M105 0l105 210h-210z"/>
    <draw:marker draw:name="Arrowhead_20_18" draw:display-name="Arrowhead 18" svg:viewBox="0 0 210 210" svg:d="M105 0l105 210h-210z"/>
    <draw:marker draw:name="Arrowhead_20_19" draw:display-name="Arrowhead 19" svg:viewBox="0 0 213 213" svg:d="M107 0l106 213h-213z"/>
    <draw:marker draw:name="Arrowhead_20_20" draw:display-name="Arrowhead 20" svg:viewBox="0 0 213 213" svg:d="M107 0l106 213h-213z"/>
    <draw:marker draw:name="Arrowhead_20_25" draw:display-name="Arrowhead 25" svg:viewBox="0 0 213 213" svg:d="M107 0l106 213h-213z"/>
    <draw:marker draw:name="Arrowhead_20_26" draw:display-name="Arrowhead 26" svg:viewBox="0 0 213 213" svg:d="M107 0l106 213h-213z"/>
    <draw:marker draw:name="Arrowhead_20_27" draw:display-name="Arrowhead 27" svg:viewBox="0 0 213 213" svg:d="M107 0l106 213h-213z"/>
    <draw:marker draw:name="Arrowhead_20_28" draw:display-name="Arrowhead 28" svg:viewBox="0 0 213 213" svg:d="M107 0l106 213h-213z"/>
    <draw:marker draw:name="Arrowhead_20_29" draw:display-name="Arrowhead 29" svg:viewBox="0 0 213 213" svg:d="M107 0l106 213h-213z"/>
    <draw:marker draw:name="Arrowhead_20_30" draw:display-name="Arrowhead 30" svg:viewBox="0 0 213 213" svg:d="M107 0l106 213h-213z"/>
    <draw:marker draw:name="Arrowhead_20_31" draw:display-name="Arrowhead 31" svg:viewBox="0 0 213 213" svg:d="M107 0l106 213h-213z"/>
    <draw:marker draw:name="Arrowhead_20_66" draw:display-name="Arrowhead 66" svg:viewBox="0 0 210 210" svg:d="M105 0l105 210h-210z"/>
    <draw:marker draw:name="msArrowEnd_20_5" draw:display-name="msArrowEnd 5" svg:viewBox="0 0 210 210" svg:d="M105 0l105 210h-210z"/>
    <draw:stroke-dash draw:name="Dashed_20__28_var_29__20_1" draw:display-name="Dashed (var) 1" draw:style="rect" draw:dots1="1" draw:dots1-length="0.026cm" draw:distance="0.026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fo:font-size="24pt" fo:font-style="normal" fo:text-shadow="none" style:text-underline-style="none" fo:font-weight="normal" style:font-size-asian="24pt" style:font-style-asian="normal" style:font-weight-asian="normal"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adrão-background" style:family="presentation">
      <style:graphic-properties draw:stroke="none" draw:fill="solid" draw:fill-color="#ffffff" draw:textarea-horizontal-align="center" draw:textarea-vertical-align="middle" draw:shadow="hidden"/>
      <style:paragraph-properties fo:text-align="center"/>
    </style:style>
    <style:style style:name="Padrão-backgroundobjects" style:family="presentation">
      <style:graphic-properties draw:shadow="hidden" draw:shadow-offset-x="0.3cm" draw:shadow-offset-y="0.3cm" draw:shadow-color="#808080">
        <text:list-style style:name="Padrão-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adrão-notes" style:family="presentation">
      <style:graphic-properties draw:stroke="none" draw:fill="none" fo:padding-top="0.123cm" fo:padding-bottom="0.123cm" fo:padding-left="0.251cm" fo:padding-right="0.251cm">
        <text:list-style style:name="Padrão-notes">
          <text:list-level-style-bullet text:level="1" text:bullet-char="•">
            <style:list-level-properties/>
            <style:text-properties style:font-name="Century Gothic" fo:color="#000000" fo:font-size="100%"/>
          </text:list-level-style-bullet>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Padrão-outline1" style:family="presentation">
      <style:graphic-properties draw:stroke="none" draw:fill="none" fo:padding-top="0.123cm" fo:padding-bottom="0.123cm" fo:padding-left="0.251cm" fo:padding-right="0.251cm">
        <text:list-style style:name="Padrão-outline1">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style:graphic-properties>
      <style:paragraph-properties fo:margin-left="0.621cm" fo:margin-right="0cm" fo:margin-top="0.317cm" fo:margin-bottom="0cm" fo:line-height="90%" fo:text-align="start" fo:text-indent="0cm" style:punctuation-wrap="simple" style:line-break="normal">
        <style:tab-stops>
          <style:tab-stop style:position="0cm"/>
          <style:tab-stop style:position="1.865cm"/>
          <style:tab-stop style:position="4.352cm"/>
          <style:tab-stop style:position="6.839cm"/>
          <style:tab-stop style:position="9.326cm"/>
          <style:tab-stop style:position="11.813cm"/>
          <style:tab-stop style:position="14.3cm"/>
          <style:tab-stop style:position="16.787cm"/>
          <style:tab-stop style:position="19.274cm"/>
          <style:tab-stop style:position="21.761cm"/>
          <style:tab-stop style:position="24.249cm"/>
          <style:tab-stop style:position="26.736cm"/>
          <style:tab-stop style:position="29.223cm"/>
        </style:tab-stops>
      </style:paragraph-properties>
      <style:text-properties fo:color="#000000" style:text-outline="false" style:text-line-through-style="none" style:text-line-through-type="none" style:text-position="0% 100%" style:font-name="Arial2" fo:font-family="Arial" style:font-family-generic="swiss"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Padrão-outline2" style:family="presentation" style:parent-style-name="Padrão-outline1">
      <style:paragraph-properties fo:margin-left="0cm" fo:margin-right="0cm" fo:margin-top="0.238cm" fo:margin-bottom="0cm" fo:line-height="90%" fo:text-align="start" fo:text-indent="0cm" style:punctuation-wrap="simple" style:line-break="normal">
        <style:tab-stops>
          <style:tab-stop style:position="0.93cm"/>
          <style:tab-stop style:position="3.417cm"/>
          <style:tab-stop style:position="5.904cm"/>
          <style:tab-stop style:position="8.391cm"/>
          <style:tab-stop style:position="10.878cm"/>
          <style:tab-stop style:position="13.365cm"/>
          <style:tab-stop style:position="15.852cm"/>
          <style:tab-stop style:position="18.34cm"/>
          <style:tab-stop style:position="20.827cm"/>
          <style:tab-stop style:position="23.314cm"/>
          <style:tab-stop style:position="25.801cm"/>
          <style:tab-stop style:position="28.288cm"/>
        </style:tab-stops>
      </style:paragraph-properties>
      <style:text-properties fo:color="#000000" style:text-line-through-style="none" style:text-line-through-type="none" style:text-position="0% 100%" style:font-name="Arial2" fo:font-family="Arial"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Padrão-outline3" style:family="presentation" style:parent-style-name="Padrão-outline2">
      <style:paragraph-properties fo:margin-left="0cm" fo:margin-right="0cm" fo:margin-top="0.238cm" fo:margin-bottom="0cm" fo:line-height="90%" fo:text-align="start" fo:text-indent="0cm" style:punctuation-wrap="simple" style:line-break="normal">
        <style:tab-stops>
          <style:tab-stop style:position="0.154cm"/>
          <style:tab-stop style:position="2.641cm"/>
          <style:tab-stop style:position="5.128cm"/>
          <style:tab-stop style:position="7.615cm"/>
          <style:tab-stop style:position="10.102cm"/>
          <style:tab-stop style:position="12.589cm"/>
          <style:tab-stop style:position="15.076cm"/>
          <style:tab-stop style:position="17.563cm"/>
          <style:tab-stop style:position="20.051cm"/>
          <style:tab-stop style:position="22.538cm"/>
          <style:tab-stop style:position="25.025cm"/>
          <style:tab-stop style:position="27.512cm"/>
        </style:tab-stops>
      </style:paragraph-properties>
      <style:text-properties fo:color="#000000" style:text-line-through-style="none" style:text-line-through-type="none" style:text-position="0% 100%" style:font-name="Arial2" fo:font-family="Arial"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adrão-outline4" style:family="presentation" style:parent-style-name="Padrão-outline3">
      <style:paragraph-properties fo:margin-left="0cm" fo:margin-right="0cm" fo:margin-top="0.238cm" fo:margin-bottom="0cm" fo:line-height="90%" fo:text-align="start" fo:text-indent="0cm" style:punctuation-wrap="simple" style:line-break="normal">
        <style:tab-stops>
          <style:tab-stop style:position="1.86cm"/>
          <style:tab-stop style:position="4.347cm"/>
          <style:tab-stop style:position="6.835cm"/>
          <style:tab-stop style:position="9.322cm"/>
          <style:tab-stop style:position="11.809cm"/>
          <style:tab-stop style:position="14.296cm"/>
          <style:tab-stop style:position="16.783cm"/>
          <style:tab-stop style:position="19.27cm"/>
          <style:tab-stop style:position="21.757cm"/>
          <style:tab-stop style:position="24.244cm"/>
          <style:tab-stop style:position="26.731cm"/>
        </style:tab-stops>
      </style:paragraph-properties>
      <style:text-properties fo:color="#000000" style:text-line-through-style="none" style:text-line-through-type="none" style:text-position="0% 100%" style:font-name="Arial2" fo:font-family="Arial"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adrão-outline5" style:family="presentation" style:parent-style-name="Padrão-outline4">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2" fo:font-family="Arial" style:font-family-generic="swiss"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6" style:family="presentation" style:parent-style-name="Padrão-outline5">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2" fo:font-family="Arial" style:font-family-generic="swiss"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7" style:family="presentation" style:parent-style-name="Padrão-outline6">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2" fo:font-family="Arial" style:font-family-generic="swiss"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8" style:family="presentation" style:parent-style-name="Padrão-outline7">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2" fo:font-family="Arial" style:font-family-generic="swiss"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9" style:family="presentation" style:parent-style-name="Padrão-outline8">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2" fo:font-family="Arial" style:font-family-generic="swiss"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style:font-name="Comic Sans MS" fo:color="#000000" fo:font-size="100%"/>
          </text:list-level-style-bullet>
          <text:list-level-style-bullet text:level="2" text:bullet-char="•">
            <style:list-level-properties text:space-before="0.939cm"/>
            <style:text-properties style:font-name="Comic Sans MS" fo:color="#000000" fo:font-size="100%"/>
          </text:list-level-style-bullet>
          <text:list-level-style-bullet text:level="3" text:bullet-char="–">
            <style:list-level-properties text:space-before="1.874cm"/>
            <style:text-properties style:font-name="Comic Sans MS" fo:color="#000000" fo:font-size="100%"/>
          </text:list-level-style-bullet>
          <text:list-level-style-bullet text:level="4" text:bullet-char="»">
            <style:list-level-properties text:space-before="2.65cm"/>
            <style:text-properties style:font-name="Comic Sans MS" fo:color="#000000" fo:font-size="100%"/>
          </text:list-level-style-bullet>
          <text:list-level-style-bullet text:level="5" text:bullet-char="»">
            <style:list-level-properties text:space-before="4.978cm"/>
            <style:text-properties style:font-name="Times New Roman" fo:color="#000000" fo:font-size="100%"/>
          </text:list-level-style-bullet>
          <text:list-level-style-bullet text:level="6" text:bullet-char="»">
            <style:list-level-properties text:space-before="4.978cm"/>
            <style:text-properties style:font-name="Times New Roman" fo:color="#000000" fo:font-size="100%"/>
          </text:list-level-style-bullet>
          <text:list-level-style-bullet text:level="7" text:bullet-char="»">
            <style:list-level-properties text:space-before="4.978cm"/>
            <style:text-properties style:font-name="Times New Roman" fo:color="#000000" fo:font-size="100%"/>
          </text:list-level-style-bullet>
          <text:list-level-style-bullet text:level="8" text:bullet-char="»">
            <style:list-level-properties text:space-before="4.978cm"/>
            <style:text-properties style:font-name="Times New Roman" fo:color="#000000" fo:font-size="100%"/>
          </text:list-level-style-bullet>
          <text:list-level-style-bullet text:level="9" text:bullet-char="»">
            <style:list-level-properties text:space-before="4.978cm"/>
            <style:text-properties style:font-name="Times New Roman" fo:color="#000000" fo:font-size="100%"/>
          </text:list-level-style-bullet>
          <text:list-level-style-bullet text:level="10" text:bullet-char="»">
            <style:list-level-properties text:space-before="4.978cm"/>
            <style:text-properties style:font-name="Times New Roman" fo:color="#000000" fo:font-size="100%"/>
          </text:list-level-style-bullet>
        </text:list-style>
      </style:graphic-properties>
      <style:paragraph-properties fo:margin-left="0cm" fo:margin-right="0cm" fo:margin-top="0.317cm" fo:margin-bottom="0cm" fo:line-height="90%" fo:text-align="center" fo:text-indent="0cm" style:punctuation-wrap="simple" style:line-break="normal">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line-through-type="none" style:text-position="0% 100%" style:font-name="Comic Sans MS" fo:font-family="'Comic Sans MS'" style:font-family-generic="script"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Padrão-title" style:family="presentation">
      <style:graphic-properties draw:stroke="none" draw:fill="none" draw:textarea-vertical-align="middle" fo:padding-top="0cm" fo:padding-bottom="0cm" fo:padding-left="0cm" fo:padding-right="0cm">
        <text:list-style style:name="Padrão-title">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2" fo:font-family="Arial" style:font-family-generic="swiss"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DejaVu Sans" style:font-family-complex="'DejaVu Sans'" style:font-family-generic-complex="system" style:font-pitch-complex="variable" style:font-size-complex="36pt" style:font-style-complex="normal" style:font-weight-complex="bold" style:text-emphasize="none" style:font-relief="none"/>
    </style:style>
    <style:style style:name="Título1-background" style:family="presentation">
      <style:graphic-properties draw:stroke="none" draw:fill="solid" draw:fill-color="#ffffff" draw:textarea-horizontal-align="center" draw:textarea-vertical-align="middle" draw:shadow="hidden"/>
      <style:paragraph-properties fo:text-align="center"/>
    </style:style>
    <style:style style:name="Título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ítulo1-notes" style:family="presentation">
      <style:graphic-properties draw:stroke="none" draw:fill="none">
        <text:list-style style:name="Título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Título1-outline1" style:family="presentation">
      <style:graphic-properties draw:stroke="none" draw:fill="none" fo:padding-top="0.078cm" fo:padding-bottom="0cm" fo:padding-left="0cm" fo:padding-right="0cm">
        <text:list-style style:name="Título1-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93%" fo:text-align="start" fo:text-indent="0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3" fo:font-family="Arial" style:font-pitch="variable" fo:font-size="32pt" fo:font-style="normal" fo:text-shadow="none" style:text-underline-style="none" fo:font-weight="normal" style:letter-kerning="true" style:font-name-asian="Arial3" style:font-family-asian="Arial" style:font-pitch-asian="variable" style:font-size-asian="32pt" style:font-style-asian="normal" style:font-weight-asian="normal" style:font-name-complex="Arial3" style:font-family-complex="Arial" style:font-pitch-complex="variable" style:font-size-complex="32pt" style:font-style-complex="normal" style:font-weight-complex="normal" style:text-emphasize="none" style:font-relief="none"/>
    </style:style>
    <style:style style:name="Título1-outline2" style:family="presentation" style:parent-style-name="Título1-outline1">
      <style:paragraph-properties fo:margin-left="2.063cm" fo:margin-right="0cm" fo:margin-top="0.246cm" fo:margin-bottom="0cm" fo:line-height="93%" fo:text-align="start" fo:text-indent="0cm" style:punctuation-wrap="hanging" style:line-break="strict">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3" fo:font-family="Arial" style:font-pitch="variable" fo:font-size="28pt" fo:font-style="normal" fo:text-shadow="none" style:text-underline-style="none" fo:font-weight="normal" style:font-name-asian="Arial3" style:font-family-asian="Arial" style:font-pitch-asian="variable" style:font-size-asian="28pt" style:font-style-asian="normal" style:font-weight-asian="normal" style:font-name-complex="Arial3" style:font-family-complex="Arial" style:font-pitch-complex="variable" style:font-size-complex="28pt" style:font-style-complex="normal" style:font-weight-complex="normal" style:font-relief="none"/>
    </style:style>
    <style:style style:name="Título1-outline3" style:family="presentation" style:parent-style-name="Título1-outline2">
      <style:paragraph-properties fo:margin-left="3.175cm" fo:margin-right="0cm" fo:margin-top="0.211cm" fo:margin-bottom="0cm" fo:line-height="93%" fo:text-align="start" fo:text-indent="0cm" style:punctuation-wrap="hanging" style:line-break="strict">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Arial3" style:font-family-asian="Arial" style:font-pitch-asian="variable" style:font-size-asian="24pt" style:font-style-asian="normal" style:font-weight-asian="normal" style:font-name-complex="Arial3" style:font-family-complex="Arial" style:font-pitch-complex="variable" style:font-size-complex="24pt" style:font-style-complex="normal" style:font-weight-complex="normal" style:font-relief="none"/>
    </style:style>
    <style:style style:name="Título1-outline4" style:family="presentation" style:parent-style-name="Título1-outline3">
      <style:paragraph-properties fo:margin-left="4.445cm" fo:margin-right="0cm" fo:margin-top="0.176cm" fo:margin-bottom="0cm" fo:line-height="93%" fo:text-align="start" fo:text-indent="0cm" style:punctuation-wrap="hanging" style:line-break="strict">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outline5" style:family="presentation" style:parent-style-name="Título1-outline4">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outline6" style:family="presentation" style:parent-style-name="Título1-outline5">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outline7" style:family="presentation" style:parent-style-name="Título1-outline6">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outline8" style:family="presentation" style:parent-style-name="Título1-outline7">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outline9" style:family="presentation" style:parent-style-name="Título1-outline8">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99cm" fo:margin-bottom="0cm" fo:line-height="93%" fo:text-align="start" fo:text-indent="0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3" fo:font-family="Arial" style:font-pitch="variable" fo:font-size="34pt" fo:font-style="normal" fo:text-shadow="none" style:text-underline-style="none" fo:font-weight="normal" style:letter-kerning="true" style:font-name-asian="Arial3" style:font-family-asian="Arial" style:font-pitch-asian="variable" style:font-size-asian="34pt" style:font-style-asian="normal" style:font-weight-asian="normal" style:font-name-complex="Arial3" style:font-family-complex="Arial" style:font-pitch-complex="variable" style:font-size-complex="34pt" style:font-style-complex="normal" style:font-weight-complex="normal" style:text-emphasize="none" style:font-relief="none"/>
    </style:style>
    <style:style style:name="Título1-title" style:family="presentation">
      <style:graphic-properties draw:stroke="none" draw:fill="none" draw:textarea-vertical-align="middle" fo:padding-top="0.13cm" fo:padding-bottom="0.13cm" fo:padding-left="0.25cm" fo:padding-right="0.25cm">
        <text:list-style style:name="Título1-title">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3" fo:font-family="Arial" style:font-pitch="variable" fo:font-size="44pt" fo:font-style="normal" fo:text-shadow="none" style:text-underline-style="none" fo:font-weight="normal" style:letter-kerning="true" style:font-name-asian="Arial3" style:font-family-asian="Arial" style:font-pitch-asian="variable" style:font-size-asian="44pt" style:font-style-asian="normal" style:font-weight-asian="normal" style:font-name-complex="Arial3" style:font-family-complex="Arial" style:font-pitch-complex="variable" style:font-size-complex="44pt" style:font-style-complex="normal" style:font-weight-complex="normal" style:text-emphasize="none" style:font-relief="none"/>
    </style:style>
    <style:style style:name="Padrão_20_1-background" style:display-name="Padrão 1-background" style:family="presentation">
      <style:graphic-properties draw:stroke="none" draw:fill="none"/>
      <style:text-properties style:letter-kerning="true"/>
    </style:style>
    <style:style style:name="Padrão_20_1-backgroundobjects" style:display-name="Padrão 1-backgroundobjects" style:family="presentation">
      <style:graphic-properties draw:textarea-horizontal-align="justify" draw:shadow="hidden" draw:shadow-offset-x="0.2cm" draw:shadow-offset-y="0.2cm" draw:shadow-color="#808080"/>
      <style:text-properties style:letter-kerning="true"/>
    </style:style>
    <style:style style:name="Padrão_20_1-notes" style:display-name="Padrão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outline1" style:display-name="Padrão 1-outline1" style:family="presentation">
      <style:graphic-properties draw:stroke="none" draw:fill="none">
        <text:list-style style:name="Padrão_20_1-outline1" style:display-name="Padrã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outline2" style:display-name="Padrão 1-outline2" style:family="presentation" style:parent-style-name="Padrão_20_1-outline1">
      <style:paragraph-properties fo:margin-top="0cm" fo:margin-bottom="0.4cm"/>
      <style:text-properties fo:font-size="28pt" style:font-size-asian="28pt" style:font-size-complex="28pt"/>
    </style:style>
    <style:style style:name="Padrão_20_1-outline3" style:display-name="Padrão 1-outline3" style:family="presentation" style:parent-style-name="Padrão_20_1-outline2">
      <style:paragraph-properties fo:margin-top="0cm" fo:margin-bottom="0.3cm"/>
      <style:text-properties fo:font-size="24pt" style:font-size-asian="24pt" style:font-size-complex="24pt"/>
    </style:style>
    <style:style style:name="Padrão_20_1-outline4" style:display-name="Padrão 1-outline4" style:family="presentation" style:parent-style-name="Padrão_20_1-outline3">
      <style:paragraph-properties fo:margin-top="0cm" fo:margin-bottom="0.2cm"/>
      <style:text-properties fo:font-size="20pt" style:font-size-asian="20pt" style:font-size-complex="20pt"/>
    </style:style>
    <style:style style:name="Padrão_20_1-outline5" style:display-name="Padrão 1-outline5" style:family="presentation" style:parent-style-name="Padrão_20_1-outline4">
      <style:paragraph-properties fo:margin-top="0cm" fo:margin-bottom="0.1cm"/>
      <style:text-properties fo:font-size="20pt" style:font-size-asian="20pt" style:font-size-complex="20pt"/>
    </style:style>
    <style:style style:name="Padrão_20_1-outline6" style:display-name="Padrão 1-outline6" style:family="presentation" style:parent-style-name="Padrão_20_1-outline5">
      <style:paragraph-properties fo:margin-top="0cm" fo:margin-bottom="0.1cm"/>
      <style:text-properties fo:font-size="20pt" style:font-size-asian="20pt" style:font-size-complex="20pt"/>
    </style:style>
    <style:style style:name="Padrão_20_1-outline7" style:display-name="Padrão 1-outline7" style:family="presentation" style:parent-style-name="Padrão_20_1-outline6">
      <style:paragraph-properties fo:margin-top="0cm" fo:margin-bottom="0.1cm"/>
      <style:text-properties fo:font-size="20pt" style:font-size-asian="20pt" style:font-size-complex="20pt"/>
    </style:style>
    <style:style style:name="Padrão_20_1-outline8" style:display-name="Padrão 1-outline8" style:family="presentation" style:parent-style-name="Padrão_20_1-outline7">
      <style:paragraph-properties fo:margin-top="0cm" fo:margin-bottom="0.1cm"/>
      <style:text-properties fo:font-size="20pt" style:font-size-asian="20pt" style:font-size-complex="20pt"/>
    </style:style>
    <style:style style:name="Padrão_20_1-outline9" style:display-name="Padrão 1-outline9" style:family="presentation" style:parent-style-name="Padrão_20_1-outline8">
      <style:paragraph-properties fo:margin-top="0cm" fo:margin-bottom="0.1cm"/>
      <style:text-properties fo:font-size="20pt" style:font-size-asian="20pt" style:font-size-complex="20pt"/>
    </style:style>
    <style:style style:name="Padrão_20_1-subtitle" style:display-name="Padrão 1-subtitle" style:family="presentation">
      <style:graphic-properties draw:stroke="none" draw:fill="none" draw:textarea-vertical-align="middle">
        <text:list-style style:name="Padrão_20_1-subtitle" style:display-name="Padrã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title" style:display-name="Padrão 1-title" style:family="presentation">
      <style:graphic-properties draw:stroke="none" draw:fill="none" draw:textarea-vertical-align="middle">
        <text:list-style style:name="Padrão_20_1-title" style:display-name="Padrã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Century Gothic" fo:color="#000000" fo:font-size="100%"/>
          </text:list-level-style-bullet>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21cm" fo:margin-right="0cm" fo:margin-top="0.317cm" fo:margin-bottom="0cm" fo:line-height="90%" fo:text-align="start" fo:text-indent="0cm" style:punctuation-wrap="simple" style:line-break="normal">
        <style:tab-stops>
          <style:tab-stop style:position="0cm"/>
          <style:tab-stop style:position="1.865cm"/>
          <style:tab-stop style:position="4.352cm"/>
          <style:tab-stop style:position="6.839cm"/>
          <style:tab-stop style:position="9.326cm"/>
          <style:tab-stop style:position="11.813cm"/>
          <style:tab-stop style:position="14.3cm"/>
          <style:tab-stop style:position="16.787cm"/>
          <style:tab-stop style:position="19.274cm"/>
          <style:tab-stop style:position="21.761cm"/>
          <style:tab-stop style:position="24.249cm"/>
          <style:tab-stop style:position="26.736cm"/>
          <style:tab-stop style:position="29.223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Default-outline2" style:family="presentation" style:parent-style-name="Default-outline1">
      <style:paragraph-properties fo:margin-left="0cm" fo:margin-right="0cm" fo:margin-top="0.238cm" fo:margin-bottom="0cm" fo:line-height="90%" fo:text-align="start" fo:text-indent="0cm" style:punctuation-wrap="simple" style:line-break="normal">
        <style:tab-stops>
          <style:tab-stop style:position="0.93cm"/>
          <style:tab-stop style:position="3.417cm"/>
          <style:tab-stop style:position="5.904cm"/>
          <style:tab-stop style:position="8.391cm"/>
          <style:tab-stop style:position="10.878cm"/>
          <style:tab-stop style:position="13.365cm"/>
          <style:tab-stop style:position="15.852cm"/>
          <style:tab-stop style:position="18.34cm"/>
          <style:tab-stop style:position="20.827cm"/>
          <style:tab-stop style:position="23.314cm"/>
          <style:tab-stop style:position="25.801cm"/>
          <style:tab-stop style:position="28.288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3" style:family="presentation" style:parent-style-name="Default-outline2">
      <style:paragraph-properties fo:margin-left="0cm" fo:margin-right="0cm" fo:margin-top="0.238cm" fo:margin-bottom="0cm" fo:line-height="90%" fo:text-align="start" fo:text-indent="0cm" style:punctuation-wrap="simple" style:line-break="normal">
        <style:tab-stops>
          <style:tab-stop style:position="0.154cm"/>
          <style:tab-stop style:position="2.641cm"/>
          <style:tab-stop style:position="5.128cm"/>
          <style:tab-stop style:position="7.615cm"/>
          <style:tab-stop style:position="10.102cm"/>
          <style:tab-stop style:position="12.589cm"/>
          <style:tab-stop style:position="15.076cm"/>
          <style:tab-stop style:position="17.563cm"/>
          <style:tab-stop style:position="20.051cm"/>
          <style:tab-stop style:position="22.538cm"/>
          <style:tab-stop style:position="25.025cm"/>
          <style:tab-stop style:position="27.512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238cm" fo:margin-bottom="0cm" fo:line-height="90%" fo:text-align="start" fo:text-indent="0cm" style:punctuation-wrap="simple" style:line-break="normal">
        <style:tab-stops>
          <style:tab-stop style:position="1.86cm"/>
          <style:tab-stop style:position="4.347cm"/>
          <style:tab-stop style:position="6.835cm"/>
          <style:tab-stop style:position="9.322cm"/>
          <style:tab-stop style:position="11.809cm"/>
          <style:tab-stop style:position="14.296cm"/>
          <style:tab-stop style:position="16.783cm"/>
          <style:tab-stop style:position="19.27cm"/>
          <style:tab-stop style:position="21.757cm"/>
          <style:tab-stop style:position="24.244cm"/>
          <style:tab-stop style:position="26.731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Comic Sans MS" fo:color="#000000" fo:font-size="100%"/>
          </text:list-level-style-bullet>
          <text:list-level-style-bullet text:level="2" text:bullet-char="•">
            <style:list-level-properties text:space-before="0.939cm"/>
            <style:text-properties style:font-name="Comic Sans MS" fo:color="#000000" fo:font-size="100%"/>
          </text:list-level-style-bullet>
          <text:list-level-style-bullet text:level="3" text:bullet-char="–">
            <style:list-level-properties text:space-before="1.874cm"/>
            <style:text-properties style:font-name="Comic Sans MS" fo:color="#000000" fo:font-size="100%"/>
          </text:list-level-style-bullet>
          <text:list-level-style-bullet text:level="4" text:bullet-char="»">
            <style:list-level-properties text:space-before="2.65cm"/>
            <style:text-properties style:font-name="Comic Sans MS" fo:color="#000000" fo:font-size="100%"/>
          </text:list-level-style-bullet>
          <text:list-level-style-bullet text:level="5" text:bullet-char="»">
            <style:list-level-properties text:space-before="4.978cm"/>
            <style:text-properties style:font-name="Times New Roman" fo:color="#000000" fo:font-size="100%"/>
          </text:list-level-style-bullet>
          <text:list-level-style-bullet text:level="6" text:bullet-char="»">
            <style:list-level-properties text:space-before="4.978cm"/>
            <style:text-properties style:font-name="Times New Roman" fo:color="#000000" fo:font-size="100%"/>
          </text:list-level-style-bullet>
          <text:list-level-style-bullet text:level="7" text:bullet-char="»">
            <style:list-level-properties text:space-before="4.978cm"/>
            <style:text-properties style:font-name="Times New Roman" fo:color="#000000" fo:font-size="100%"/>
          </text:list-level-style-bullet>
          <text:list-level-style-bullet text:level="8" text:bullet-char="»">
            <style:list-level-properties text:space-before="4.978cm"/>
            <style:text-properties style:font-name="Times New Roman" fo:color="#000000" fo:font-size="100%"/>
          </text:list-level-style-bullet>
          <text:list-level-style-bullet text:level="9" text:bullet-char="»">
            <style:list-level-properties text:space-before="4.978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0%" fo:text-align="center" fo:text-indent="0cm" style:punctuation-wrap="simple" style:line-break="normal">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line-through-type="none" style:text-position="0% 100%" style:font-name="Comic Sans MS" fo:font-family="'Comic Sans MS'" style:font-family-generic="script"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DejaVu Sans" style:font-family-complex="'DejaVu Sans'" style:font-family-generic-complex="system" style:font-pitch-complex="variable" style:font-size-complex="36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7cm" fo:page-height="27.56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7cm" fo:page-height="27.56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gr3"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parent-style-name="standard">
      <style:graphic-properties draw:stroke="solid" svg:stroke-width="0.106cm" svg:stroke-color="#ffcc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solid" svg:stroke-width="0.10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919191"/>
    </style:style>
    <style:style style:name="Mgr6" style:family="graphic" style:parent-style-name="standard">
      <style:graphic-properties draw:stroke="none" draw:fill="solid" draw:fill-color="#ffffff" draw:textarea-horizontal-align="left" draw:textarea-vertical-align="top" draw:auto-grow-height="true" fo:min-height="0cm" fo:min-width="0cm" fo:padding-top="0.07cm" fo:padding-bottom="0.07cm" fo:padding-left="0.176cm" fo:padding-right="0.176cm" fo:wrap-option="wrap" draw:shadow="hidden" draw:shadow-color="#919191"/>
    </style:style>
    <style:style style:name="Mgr7" style:family="graphic" style:parent-style-name="standard">
      <style:graphic-properties draw:stroke="none" draw:fill="solid" draw:fill-color="#ffffff" draw:textarea-horizontal-align="justify" draw:textarea-vertical-align="top" draw:auto-grow-height="true" fo:min-height="0cm" fo:min-width="0cm" fo:padding-top="0.071cm" fo:padding-bottom="0.071cm" fo:padding-left="0.176cm" fo:padding-right="0.176cm" fo:wrap-option="no-wrap" draw:shadow="hidden" draw:shadow-color="#919191"/>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solid" draw:fill-color="#ffffff" draw:textarea-horizontal-align="center" draw:textarea-vertical-align="middle" draw:shadow="hidden" style:protect="position size"/>
    </style:style>
    <style:style style:name="Mgr10" style:family="graphic" style:parent-style-name="standard">
      <style:graphic-properties draw:stroke="none" draw:fill="none" draw:fill-color="#ffffff" draw:textarea-horizontal-align="justify" draw:textarea-vertical-align="top" draw:auto-grow-height="true" fo:min-height="0cm" fo:min-width="0cm" fo:padding-top="0.123cm" fo:padding-bottom="0.123cm" fo:padding-left="0.242cm" fo:padding-right="0.242cm" fo:wrap-option="no-wrap" draw:shadow="hidden" draw:shadow-color="#919191"/>
    </style:style>
    <style:style style:name="Mgr11"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Título1-backgroundobjects" style:list-style-name="ML2">
      <style:graphic-properties draw:stroke="none" draw:fill="none" draw:fill-color="#ffffff" draw:textarea-horizontal-align="justify" draw:textarea-vertical-align="bottom" draw:auto-grow-height="false" draw:auto-grow-width="false" fo:min-height="1.219cm" fo:min-width="0cm" fo:padding-top="0.13cm" fo:padding-bottom="0.13cm" fo:padding-left="0.25cm" fo:padding-right="0.25cm" fo:wrap-option="wrap" draw:shadow="hidden" draw:shadow-color="#808080"/>
    </style:style>
    <style:style style:name="Mpr2" style:family="presentation" style:parent-style-name="Título1-backgroundobjects">
      <style:graphic-properties draw:stroke="none" draw:fill="none" draw:fill-color="#ffffff" draw:auto-grow-height="false" fo:min-height="1.219cm"/>
    </style:style>
    <style:style style:name="Mpr3" style:family="presentation" style:parent-style-name="Título1-title">
      <style:graphic-properties draw:fill-color="#ffffff" draw:auto-grow-height="true" fo:min-height="2.907cm"/>
    </style:style>
    <style:style style:name="Mpr4" style:family="presentation" style:parent-style-name="Título1-backgroundobjects" style:list-style-name="ML2">
      <style:graphic-properties draw:stroke="none" draw:fill="none" draw:fill-color="#ffffff" draw:textarea-horizontal-align="justify" draw:textarea-vertical-align="top" draw:auto-grow-height="false" draw:auto-grow-width="false" fo:min-height="1.369cm" fo:min-width="0cm" fo:padding-top="0.138cm" fo:padding-bottom="0.138cm" fo:padding-left="0.275cm" fo:padding-right="0.275cm" fo:wrap-option="wrap" draw:shadow="hidden" draw:shadow-color="#808080"/>
    </style:style>
    <style:style style:name="Mpr5" style:family="presentation" style:parent-style-name="Título1-backgroundobjects" style:list-style-name="ML2">
      <style:graphic-properties draw:stroke="none" draw:fill="none" draw:fill-color="#ffffff" draw:textarea-horizontal-align="justify" draw:textarea-vertical-align="top" draw:auto-grow-height="false" draw:auto-grow-width="false" fo:min-height="1.369cm" fo:min-width="0cm" fo:padding-top="0.138cm" fo:padding-bottom="0.138cm" fo:padding-left="0.275cm" fo:padding-right="0.275cm" fo:wrap-option="wrap" draw:shadow="hidden" draw:shadow-color="#808080"/>
    </style:style>
    <style:style style:name="Mpr6" style:family="presentation" style:parent-style-name="Título1-backgroundobjects" style:list-style-name="ML2">
      <style:graphic-properties draw:stroke="none" draw:fill="none" draw:fill-color="#ffffff" draw:textarea-horizontal-align="justify" draw:textarea-vertical-align="bottom" draw:auto-grow-height="false" draw:auto-grow-width="false" fo:min-height="1.369cm" fo:min-width="0cm" fo:padding-top="0.138cm" fo:padding-bottom="0.138cm" fo:padding-left="0.275cm" fo:padding-right="0.275cm" fo:wrap-option="wrap" draw:shadow="hidden" draw:shadow-color="#808080"/>
    </style:style>
    <style:style style:name="Mpr7" style:family="presentation" style:parent-style-name="Título1-backgroundobjects" style:list-style-name="ML2">
      <style:graphic-properties draw:stroke="none" draw:fill="none" draw:fill-color="#ffffff" draw:textarea-horizontal-align="justify" draw:textarea-vertical-align="bottom" draw:auto-grow-height="false" draw:auto-grow-width="false" fo:min-height="1.369cm" fo:min-width="0cm" fo:padding-top="0.138cm" fo:padding-bottom="0.138cm" fo:padding-left="0.275cm" fo:padding-right="0.275cm" fo:wrap-option="wrap" draw:shadow="hidden" draw:shadow-color="#808080"/>
    </style:style>
    <style:style style:name="Mpr8" style:family="presentation" style:parent-style-name="Padrão_20_1-backgroundobjects">
      <style:graphic-properties svg:stroke-width="0.1cm" draw:marker-start-width="0.35cm" draw:marker-end-width="0.35cm" draw:fill="none" draw:textarea-horizontal-align="center" draw:textarea-vertical-align="middle" fo:padding-top="0.05cm" fo:padding-bottom="0.05cm" fo:padding-left="0.05cm" fo:padding-right="0.05cm"/>
    </style:style>
    <style:style style:name="Mpr9" style:family="presentation" style:parent-style-name="Padrão_20_1-backgroundobjects">
      <style:graphic-properties draw:stroke="none" draw:fill="none" draw:fill-color="#ffffff" draw:auto-grow-height="false" fo:min-height="1.378cm"/>
    </style:style>
    <style:style style:name="Mpr10" style:family="presentation" style:parent-style-name="Padrão_20_1-backgroundobjects">
      <style:graphic-properties draw:stroke="none" draw:fill="none" draw:fill-color="#ffffff" draw:textarea-vertical-align="bottom" draw:auto-grow-height="false" fo:min-height="1.378cm"/>
    </style:style>
    <style:style style:name="Mpr11" style:family="presentation" style:parent-style-name="Default-backgroundobjects">
      <style:graphic-properties svg:stroke-width="0.1cm" draw:marker-start-width="0.35cm" draw:marker-end-width="0.35cm" draw:fill="none" draw:textarea-horizontal-align="center" draw:textarea-vertical-align="middle" fo:padding-top="0.05cm" fo:padding-bottom="0.05cm" fo:padding-left="0.05cm" fo:padding-right="0.05cm"/>
    </style:style>
    <style:style style:name="Mpr12" style:family="presentation" style:parent-style-name="Default-title">
      <style:graphic-properties draw:auto-grow-height="false" fo:min-height="3.181cm"/>
    </style:style>
    <style:style style:name="Mpr13" style:family="presentation" style:parent-style-name="Default-outline1">
      <style:graphic-properties draw:auto-grow-height="false" fo:min-height="12.57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loext:graphic-properties draw:fill="none" draw:fill-color="#ffffff"/>
      <style:paragraph-properties style:writing-mode="lr-tb"/>
    </style:style>
    <style:style style:name="MP7" style:family="paragraph">
      <loext:graphic-properties draw:fill="solid" draw:fill-color="#ffffff"/>
      <style:paragraph-properties style:writing-mode="lr-tb"/>
    </style:style>
    <style:style style:name="MP8" style:family="paragraph">
      <style:paragraph-properties fo:margin-left="0cm" fo:margin-right="0cm" fo:line-height="90%" fo:text-align="center" fo:text-indent="0cm"/>
    </style:style>
    <style:style style:name="MP9" style:family="paragraph">
      <loext:graphic-properties draw:fill="none"/>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fo:margin-left="0cm" fo:margin-right="0cm" fo:line-height="118%" fo:text-align="end" fo:text-indent="0cm" style:line-break="strict" style:writing-mode="lr-tb"/>
    </style:style>
    <style:style style:name="MP12" style:family="paragraph">
      <loext:graphic-properties draw:fill="none" draw:fill-color="#ffffff"/>
      <style:paragraph-properties fo:margin-left="0cm" fo:margin-right="0cm" fo:line-height="118%" fo:text-align="end" fo:text-indent="0cm" style:line-break="strict" style:writing-mode="lr-tb"/>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style:paragraph-properties fo:margin-left="0cm" fo:margin-right="0cm" fo:text-align="center" fo:text-indent="0cm"/>
    </style:style>
    <style:style style:name="MP16" style:family="paragraph">
      <loext:graphic-properties draw:fill-color="#ffffff"/>
      <style:paragraph-properties fo:margin-left="0cm" fo:margin-right="0cm" fo:text-align="center" fo:text-indent="0cm"/>
      <style:text-properties fo:font-size="18pt" fo:font-style="normal" fo:font-weight="bold" style:font-size-asian="18pt" style:font-style-asian="normal" style:font-weight-asian="bold" style:font-size-complex="18pt" style:font-style-complex="normal" style:font-weight-complex="bold"/>
    </style:style>
    <style:style style:name="MP17" style:family="paragraph">
      <style:paragraph-properties fo:margin-left="0cm" fo:margin-right="0cm" fo:line-height="93%" fo:text-indent="0cm" style:line-break="strict" style:writing-mode="lr-tb"/>
    </style:style>
    <style:style style:name="MP18" style:family="paragraph">
      <loext:graphic-properties draw:fill="none" draw:fill-color="#ffffff"/>
      <style:paragraph-properties fo:margin-left="0cm" fo:margin-right="0cm" fo:line-height="93%" fo:text-indent="0cm" style:line-break="strict" style:writing-mode="lr-tb"/>
    </style:style>
    <style:style style:name="MP19" style:family="paragraph">
      <style:paragraph-properties fo:margin-left="0cm" fo:margin-right="0cm" fo:line-height="93%" fo:text-align="end" fo:text-indent="0cm" style:line-break="strict" style:writing-mode="lr-tb"/>
    </style:style>
    <style:style style:name="MP20" style:family="paragraph">
      <loext:graphic-properties draw:fill="none" draw:fill-color="#ffffff"/>
      <style:paragraph-properties fo:margin-left="0cm" fo:margin-right="0cm" fo:line-height="93%" fo:text-align="end" fo:text-indent="0cm" style:line-break="strict" style:writing-mode="lr-tb"/>
    </style:style>
    <style:style style:name="MP21" style:family="paragraph">
      <loext:graphic-properties draw:fill="none"/>
    </style:style>
    <style:style style:name="MP22" style:family="paragraph">
      <loext:graphic-properties draw:fill="solid" draw:fill-color="#ffffff"/>
      <style:paragraph-properties fo:margin-left="0cm" fo:margin-right="0cm" fo:line-height="90%" fo:text-align="center" fo:text-indent="0cm" style:writing-mode="lr-tb"/>
      <style:text-properties fo:font-size="24pt"/>
    </style:style>
    <style:style style:name="MP23" style:family="paragraph">
      <loext:graphic-properties draw:fill="none" draw:fill-color="#ffffff"/>
      <style:paragraph-properties fo:margin-left="0cm" fo:margin-right="0cm" fo:line-height="90%" fo:text-align="center" fo:text-indent="0cm" style:writing-mode="lr-tb"/>
      <style:text-properties fo:font-size="24pt"/>
    </style:style>
    <style:style style:name="MT1" style:family="text">
      <style:text-properties fo:font-size="14pt" style:font-size-asian="14pt" style:font-size-complex="14pt"/>
    </style:style>
    <style:style style:name="MT2" style:family="text">
      <style:text-properties style:font-name="Comic Sans MS" fo:font-size="14pt" fo:language="en" fo:country="US" fo:font-weight="bold" style:font-size-asian="14pt" style:font-weight-asian="bold" style:font-size-complex="14pt" style:font-weight-complex="bold"/>
    </style:style>
    <style:style style:name="MT3" style:family="text">
      <style:text-properties style:font-name="Century Gothic" fo:font-size="12pt" fo:language="en" fo:country="US" style:font-size-asian="12pt" style:font-size-complex="12pt"/>
    </style:style>
    <style:style style:name="MT4" style:family="text">
      <style:text-properties style:font-name="Arial Black" fo:font-size="12pt" fo:language="pt" fo:country="BR" style:font-name-asian="Arial3" style:font-size-asian="12pt" style:font-name-complex="Arial3" style:font-size-complex="12pt"/>
    </style:style>
    <style:style style:name="MT5" style:family="text">
      <style:text-properties fo:font-size="18pt" fo:font-style="normal" fo:font-weight="bold" style:font-size-asian="18pt" style:font-style-asian="normal" style:font-weight-asian="bold" style:font-size-complex="18pt" style:font-style-complex="normal" style:font-weight-complex="bold"/>
    </style:style>
    <style:style style:name="MT6" style:family="text">
      <style:text-properties fo:font-size="13pt" fo:language="pt" fo:country="BR" style:font-size-asian="13pt" style:font-size-complex="13pt"/>
    </style:style>
    <style:style style:name="MT7" style:family="text">
      <style:text-properties style:font-name="Comic Sans MS" fo:font-size="14pt" style:font-size-asian="14pt" style:font-size-complex="14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7.934cm" svg:height="5.95cm" svg:x="1cm" svg:y="2.869cm"/>
      <draw:page-thumbnail draw:layer="backgroundobjects" svg:width="7.934cm" svg:height="5.95cm" svg:x="1cm" svg:y="10.803cm"/>
      <draw:page-thumbnail draw:layer="backgroundobjects" svg:width="7.934cm" svg:height="5.95cm" svg:x="1cm" svg:y="18.737cm"/>
      <draw:page-thumbnail draw:layer="backgroundobjects" svg:width="7.934cm" svg:height="5.95cm" svg:x="9.935cm" svg:y="2.869cm"/>
      <draw:page-thumbnail draw:layer="backgroundobjects" svg:width="7.934cm" svg:height="5.95cm" svg:x="9.935cm" svg:y="10.803cm"/>
      <draw:page-thumbnail draw:layer="backgroundobjects" svg:width="7.934cm" svg:height="5.95cm" svg:x="9.935cm" svg:y="18.737cm"/>
      <draw:frame draw:style-name="Mgr1" draw:text-style-name="MP2" draw:layer="backgroundobjects" svg:width="8.188cm" svg:height="1.377cm" svg:x="0cm" svg:y="0cm" presentation:class="header">
        <draw:text-box>
          <text:p text:style-name="MP1"><text:span text:style-name="MT1"><presentation:header/></text:span></text:p>
        </draw:text-box>
      </draw:frame>
      <draw:frame draw:style-name="Mgr1" draw:text-style-name="MP4" draw:layer="backgroundobjects" svg:width="8.188cm" svg:height="1.377cm" svg:x="10.681cm" svg:y="0cm" presentation:class="date-time">
        <draw:text-box>
          <text:p text:style-name="MP3"><text:span text:style-name="MT1"><presentation:date-time/></text:span></text:p>
        </draw:text-box>
      </draw:frame>
      <draw:frame draw:style-name="Mgr2" draw:text-style-name="MP2" draw:layer="backgroundobjects" svg:width="8.188cm" svg:height="1.377cm" svg:x="0cm" svg:y="26.182cm" presentation:class="footer">
        <draw:text-box>
          <text:p text:style-name="MP1"><text:span text:style-name="MT1"><presentation:footer/></text:span></text:p>
        </draw:text-box>
      </draw:frame>
      <draw:frame draw:style-name="Mgr2" draw:text-style-name="MP4" draw:layer="backgroundobjects" svg:width="8.188cm" svg:height="1.377cm" svg:x="10.681cm" svg:y="26.182cm" presentation:class="page-number">
        <draw:text-box>
          <text:p text:style-name="MP3"><text:span text:style-name="MT1"><text:page-number>&lt;número&gt;</text:page-number></text:span></text:p>
        </draw:text-box>
      </draw:frame>
    </style:handout-master>
    <style:master-page style:name="Padrão" style:page-layout-name="PM1" draw:style-name="Mdp1">
      <draw:line draw:style-name="Mgr3" draw:text-style-name="MP5" draw:layer="backgroundobjects" svg:x1="0.499cm" svg:y1="3.532cm" svg:x2="24.979cm" svg:y2="3.542cm">
        <text:p/>
      </draw:line>
      <draw:line draw:style-name="Mgr4" draw:text-style-name="MP5" draw:layer="backgroundobjects" svg:x1="0.499cm" svg:y1="3.732cm" svg:x2="24.979cm" svg:y2="3.742cm">
        <text:p/>
      </draw:line>
      <draw:frame presentation:style-name="Padrão-title" draw:layer="backgroundobjects" svg:width="24.5cm" svg:height="2.8cm" svg:x="0.4cm" svg:y="0.6cm" presentation:class="title" presentation:placeholder="true">
        <draw:text-box/>
      </draw:frame>
      <draw:custom-shape draw:style-name="Mgr5" draw:text-style-name="MP6" draw:layer="backgroundobjects" svg:width="24.448cm" svg:height="17.886cm" svg:x="0.476cm" svg:y="0.476cm">
        <text:p/>
        <draw:enhanced-geometry svg:viewBox="0 0 21600 21600" draw:type="rectangle" draw:enhanced-path="M 0 0 L 21600 0 21600 21600 0 21600 0 0 Z N"/>
      </draw:custom-shape>
      <draw:custom-shape draw:style-name="Mgr6" draw:text-style-name="MP7" draw:layer="backgroundobjects" svg:width="2.602cm" svg:height="0.674cm" svg:x="20.501cm" svg:y="17.926cm">
        <text:p/>
        <draw:enhanced-geometry svg:viewBox="0 0 21600 21600" draw:type="rectangle" draw:enhanced-path="M 0 0 L 21600 0 21600 21600 0 21600 0 0 Z N"/>
      </draw:custom-shape>
      <draw:frame presentation:style-name="Padrão-outline1" draw:layer="backgroundobjects" svg:width="22.93cm" svg:height="11.295cm" svg:x="1.235cm" svg:y="4.357cm" presentation:class="outline" presentation:placeholder="true">
        <draw:text-box/>
      </draw:frame>
      <draw:custom-shape draw:style-name="Mgr7" draw:text-style-name="MP7" draw:layer="backgroundobjects" svg:width="3.67cm" svg:height="0.735cm" svg:x="10.983cm" svg:y="17.998cm">
        <text:p text:style-name="MP8"><text:span text:style-name="MT2"><text:s/></text:span><text:span text:style-name="MT2"><text:page-number>&lt;número&gt;</text:page-number></text:span><text:span text:style-name="MT2"> </text:span></text:p>
        <draw:enhanced-geometry svg:viewBox="0 0 21600 21600" draw:type="rectangle" draw:enhanced-path="M 0 0 L 21600 0 21600 21600 0 21600 0 0 Z N"/>
      </draw:custom-shape>
      <draw:frame draw:style-name="Mgr8" draw:text-style-name="MP9" draw:layer="backgroundobjects" svg:width="2.147cm" svg:height="0.79cm" svg:x="20.761cm" svg:y="18cm">
        <draw:image xlink:href="Pictures/10000201000000E700000055FBB031292A6E5FCC.png" xlink:type="simple" xlink:show="embed" xlink:actuate="onLoad">
          <text:p/>
        </draw:image>
      </draw:frame>
      <presentation:notes style:page-layout-name="PM2">
        <draw:rect draw:style-name="Mgr9" draw:text-style-name="MP10" draw:layer="backgroundobjects" svg:width="18.87cm" svg:height="27.56cm" svg:x="0cm" svg:y="0cm">
          <text:p/>
        </draw:rect>
        <draw:frame presentation:style-name="Padrão-notes" draw:layer="backgroundobjects" svg:width="13.837cm" svg:height="12.402cm" svg:x="2.513cm" svg:y="13.091cm" presentation:class="notes" presentation:placeholder="true">
          <draw:text-box/>
        </draw:frame>
        <draw:custom-shape draw:style-name="Mgr10" draw:text-style-name="MP6" draw:layer="backgroundobjects" svg:width="3.979cm" svg:height="0.754cm" svg:x="7.445cm" svg:y="26.216cm">
          <text:p text:style-name="MP8"><text:span text:style-name="MT3">Page </text:span><text:span text:style-name="MT3"><text:page-number>&lt;número&gt;</text:page-number></text:span></text:p>
          <draw:enhanced-geometry svg:viewBox="0 0 21600 21600" draw:type="rectangle" draw:enhanced-path="M 0 0 L 21600 0 21600 21600 0 21600 0 0 Z N"/>
        </draw:custom-shape>
        <draw:page-thumbnail presentation:style-name="Padrão-title" draw:layer="backgroundobjects" svg:width="13.727cm" svg:height="10.298cm" svg:x="2.57cm" svg:y="2.085cm" presentation:class="page"/>
      </presentation:notes>
    </style:master-page>
    <style:master-page style:name="Título1" style:page-layout-name="PM1" draw:style-name="Mdp1">
      <draw:frame presentation:style-name="Mpr1" draw:text-style-name="MP12" draw:layer="backgroundobjects" svg:width="5.874cm" svg:height="1.218cm" svg:x="18.203cm" svg:y="17.355cm" presentation:class="page-number">
        <draw:text-box>
          <text:p text:style-name="MP11"><text:span text:style-name="MT4"><text:page-number>&lt;número&gt;</text:page-number></text:span></text:p>
        </draw:text-box>
      </draw:frame>
      <draw:frame presentation:style-name="Título1-title" draw:layer="backgroundobjects" svg:width="24.879cm" svg:height="3.158cm" svg:x="0.261cm" svg:y="3.134cm" presentation:class="title" presentation:placeholder="true">
        <draw:text-box/>
      </draw:frame>
      <draw:line draw:style-name="Mgr3" draw:text-style-name="MP5" draw:layer="backgroundobjects" svg:x1="0cm" svg:y1="2.825cm" svg:x2="25.4cm" svg:y2="2.83cm">
        <text:p/>
      </draw:line>
      <draw:line draw:style-name="Mgr4" draw:text-style-name="MP5" draw:layer="backgroundobjects" svg:x1="0cm" svg:y1="3.024cm" svg:x2="25.4cm" svg:y2="3.028cm">
        <text:p/>
      </draw:line>
      <draw:frame presentation:style-name="Título1-outline1" draw:layer="backgroundobjects" svg:width="22.807cm" svg:height="11.127cm" svg:x="1.269cm" svg:y="8.048cm" presentation:class="outline" presentation:placeholder="true">
        <draw:text-box/>
      </draw:frame>
      <draw:frame presentation:style-name="Mpr2" draw:text-style-name="MP2" draw:layer="backgroundobjects" svg:width="5.874cm" svg:height="1.218cm" svg:x="1.27cm" svg:y="17.355cm" presentation:class="date-time">
        <draw:text-box>
          <text:p text:style-name="MP1"><text:span text:style-name="MT1"><presentation:date-time/></text:span></text:p>
        </draw:text-box>
      </draw:frame>
      <draw:frame presentation:style-name="Mpr2" draw:text-style-name="MP14" draw:layer="backgroundobjects" svg:width="7.991cm" svg:height="1.218cm" svg:x="8.677cm" svg:y="17.355cm" presentation:class="footer">
        <draw:text-box>
          <text:p text:style-name="MP13"><text:span text:style-name="MT1"><presentation:footer/></text:span></text:p>
        </draw:text-box>
      </draw:frame>
      <draw:frame presentation:style-name="Mpr3" draw:text-style-name="MP16" draw:layer="backgroundobjects" svg:width="23.132cm" svg:height="3.167cm" svg:x="1.134cm" svg:y="4.283cm" presentation:class="title" presentation:user-transformed="true">
        <draw:text-box>
          <text:p text:style-name="MP15"><text:span text:style-name="MT5">Universidade Tecnológica Federal do Paraná - Campo Mourão</text:span><text:span text:style-name="MT5"><text:line-break/></text:span><text:span text:style-name="MT5">Tecnologia em Desenvolvimento de Sistemas para a Internet</text:span><text:span text:style-name="MT5"><text:line-break/></text:span><text:span text:style-name="MT5">OA32A - Organização e Arquitetura de Computadores</text:span></text:p>
        </draw:text-box>
      </draw:frame>
      <draw:frame draw:style-name="Mgr8" draw:text-style-name="MP9" draw:layer="backgroundobjects" svg:width="7.081cm" svg:height="2.406cm" svg:x="9.16cm" svg:y="0.2cm">
        <draw:image xlink:href="Pictures/100000000000012300000063101C3F8486DDE17D.png" xlink:type="simple" xlink:show="embed" xlink:actuate="onLoad">
          <text:p/>
        </draw:image>
      </draw:frame>
      <presentation:notes style:page-layout-name="PM2">
        <draw:rect draw:style-name="Mgr11" draw:text-style-name="MP10" draw:layer="backgroundobjects" svg:width="19.72cm" svg:height="28.43cm" svg:x="-0.85cm" svg:y="-0.87cm">
          <text:p/>
        </draw:rect>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4" draw:text-style-name="MP18" draw:layer="backgroundobjects" svg:width="8.493cm" svg:height="1.368cm" svg:x="0.001cm" svg:y="0.001cm" presentation:class="header">
          <draw:text-box>
            <text:p text:style-name="MP17"><text:span text:style-name="MT6"><presentation:header/></text:span></text:p>
          </draw:text-box>
        </draw:frame>
        <draw:frame presentation:style-name="Mpr5" draw:text-style-name="MP20" draw:layer="backgroundobjects" svg:width="8.493cm" svg:height="1.368cm" svg:x="10.375cm" svg:y="0.001cm" presentation:class="date-time">
          <draw:text-box>
            <text:p text:style-name="MP19"><text:span text:style-name="MT6"><presentation:date-time/></text:span></text:p>
          </draw:text-box>
        </draw:frame>
        <draw:page-thumbnail presentation:style-name="Título1-title" draw:layer="backgroundobjects" svg:width="14.164cm" svg:height="10.607cm" svg:x="2.752cm" svg:y="2.134cm" presentation:class="page"/>
        <draw:frame presentation:style-name="Título1-notes" draw:layer="backgroundobjects" svg:width="15.725cm" svg:height="12.74cm" svg:x="1.97cm" svg:y="13.502cm" presentation:class="notes" presentation:placeholder="true">
          <draw:text-box/>
        </draw:frame>
        <draw:frame presentation:style-name="Mpr6" draw:text-style-name="MP18" draw:layer="backgroundobjects" svg:width="8.493cm" svg:height="1.368cm" svg:x="0.001cm" svg:y="26.19cm" presentation:class="footer">
          <draw:text-box>
            <text:p text:style-name="MP17"><text:span text:style-name="MT6"><presentation:footer/></text:span></text:p>
          </draw:text-box>
        </draw:frame>
        <draw:frame presentation:style-name="Mpr7" draw:text-style-name="MP20" draw:layer="backgroundobjects" svg:width="8.493cm" svg:height="1.368cm" svg:x="10.375cm" svg:y="26.19cm" presentation:class="page-number">
          <draw:text-box>
            <text:p text:style-name="MP19"><text:span text:style-name="MT6"><text:page-number>&lt;número&gt;</text:page-number></text:span></text:p>
          </draw:text-box>
        </draw:frame>
      </presentation:notes>
    </style:master-page>
    <style:master-page style:name="Padrão_20_1" style:display-name="Padrão 1" style:page-layout-name="PM1" draw:style-name="Mdp2">
      <draw:frame presentation:style-name="Padrão_20_1-title" draw:layer="backgroundobjects" svg:width="22.859cm" svg:height="3.18cm" svg:x="1.27cm" svg:y="0.76cm" presentation:class="title" presentation:placeholder="true">
        <draw:text-box/>
      </draw:frame>
      <draw:frame presentation:style-name="Padrão_20_1-outline1" draw:layer="backgroundobjects" svg:width="22.859cm" svg:height="11.049cm" svg:x="1.27cm" svg:y="4.457cm" presentation:class="outline" presentation:placeholder="true">
        <draw:text-box/>
      </draw:frame>
      <draw:rect presentation:style-name="Mpr8" draw:text-style-name="MP21" draw:layer="backgroundobjects" svg:width="24.5cm" svg:height="18cm" svg:x="0.45cm" svg:y="0.35cm">
        <text:p/>
      </draw:rect>
      <draw:custom-shape draw:style-name="Mgr7" draw:text-style-name="MP22" draw:layer="backgroundobjects" svg:width="3.407cm" svg:height="0.735cm" svg:x="11.114cm" svg:y="18.098cm">
        <text:p text:style-name="MP8"><text:span text:style-name="MT7"><text:s/></text:span><text:span text:style-name="MT7"><text:page-number>&lt;número&gt;</text:page-number></text:span><text:span text:style-name="MT7"> </text:span></text:p>
        <draw:enhanced-geometry svg:viewBox="0 0 21600 21600" draw:type="rectangle" draw:enhanced-path="M 0 0 L 21600 0 21600 21600 0 21600 0 0 Z N"/>
      </draw:custom-shape>
      <draw:custom-shape draw:style-name="Mgr6" draw:text-style-name="MP7" draw:layer="backgroundobjects" svg:width="2.602cm" svg:height="0.674cm" svg:x="20.501cm" svg:y="17.926cm">
        <text:p/>
        <draw:enhanced-geometry svg:viewBox="0 0 21600 21600" draw:type="rectangle" draw:enhanced-path="M 0 0 L 21600 0 21600 21600 0 21600 0 0 Z N"/>
      </draw:custom-shape>
      <draw:frame draw:style-name="Mgr8" draw:text-style-name="MP9" draw:layer="backgroundobjects" svg:width="2.147cm" svg:height="0.79cm" svg:x="20.753cm" svg:y="18cm">
        <draw:image xlink:href="Pictures/10000201000000E700000055FBB031292A6E5FCC.png" xlink:type="simple" xlink:show="embed" xlink:actuate="onLoad">
          <text:p/>
        </draw:image>
      </draw:frame>
      <presentation:notes style:page-layout-name="PM2">
        <draw:page-thumbnail presentation:style-name="Padrão_20_1-title" draw:layer="backgroundobjects" svg:width="13.779cm" svg:height="10.334cm" svg:x="2.545cm" svg:y="2.094cm" presentation:class="page"/>
        <draw:frame presentation:style-name="Padrão_20_1-notes" draw:layer="backgroundobjects" svg:width="15.095cm" svg:height="12.401cm" svg:x="1.887cm" svg:y="13.09cm" presentation:class="notes" presentation:placeholder="true">
          <draw:text-box/>
        </draw:frame>
        <draw:frame presentation:style-name="Mpr9" draw:text-style-name="MP2" draw:layer="backgroundobjects" svg:width="8.188cm" svg:height="1.377cm" svg:x="0cm" svg:y="0cm" presentation:class="header">
          <draw:text-box>
            <text:p text:style-name="MP1"><text:span text:style-name="MT1"><presentation:header/></text:span></text:p>
          </draw:text-box>
        </draw:frame>
        <draw:frame presentation:style-name="Mpr9" draw:text-style-name="MP4" draw:layer="backgroundobjects" svg:width="8.188cm" svg:height="1.377cm" svg:x="10.681cm" svg:y="0cm" presentation:class="date-time">
          <draw:text-box>
            <text:p text:style-name="MP3"><text:span text:style-name="MT1"><presentation:date-time/></text:span></text:p>
          </draw:text-box>
        </draw:frame>
        <draw:frame presentation:style-name="Mpr10" draw:text-style-name="MP2" draw:layer="backgroundobjects" svg:width="8.188cm" svg:height="1.377cm" svg:x="0cm" svg:y="26.182cm" presentation:class="footer">
          <draw:text-box>
            <text:p text:style-name="MP1"><text:span text:style-name="MT1"><presentation:footer/></text:span></text:p>
          </draw:text-box>
        </draw:frame>
        <draw:frame presentation:style-name="Mpr10" draw:text-style-name="MP4" draw:layer="backgroundobjects" svg:width="8.188cm" svg:height="1.377cm" svg:x="10.681cm" svg:y="26.182cm" presentation:class="page-number">
          <draw:text-box>
            <text:p text:style-name="MP3"><text:span text:style-name="MT1"><text:page-number>&lt;número&gt;</text:page-number></text:span></text:p>
          </draw:text-box>
        </draw:frame>
      </presentation:notes>
    </style:master-page>
    <style:master-page style:name="Default" style:page-layout-name="PM1" draw:style-name="Mdp1">
      <draw:line draw:style-name="Mgr3" draw:text-style-name="MP5" draw:layer="backgroundobjects" svg:x1="0.499cm" svg:y1="3.526cm" svg:x2="24.999cm" svg:y2="3.536cm">
        <text:p/>
      </draw:line>
      <draw:line draw:style-name="Mgr4" draw:text-style-name="MP5" draw:layer="backgroundobjects" svg:x1="0.499cm" svg:y1="3.725cm" svg:x2="24.999cm" svg:y2="3.735cm">
        <text:p/>
      </draw:line>
      <draw:rect presentation:style-name="Mpr11" draw:text-style-name="MP21" draw:layer="backgroundobjects" svg:width="24.5cm" svg:height="18cm" svg:x="0.5cm" svg:y="0.4cm">
        <text:p/>
      </draw:rect>
      <draw:frame presentation:style-name="Mpr12" draw:layer="backgroundobjects" svg:width="24.5cm" svg:height="2.5cm" svg:x="0.5cm" svg:y="0.8cm" presentation:class="title">
        <draw:text-box>
          <text:p>Clique para editar o formato do texto do título</text:p>
        </draw:text-box>
      </draw:frame>
      <draw:custom-shape draw:style-name="Mgr6" draw:text-style-name="MP7" draw:layer="backgroundobjects" svg:width="2.602cm" svg:height="0.674cm" svg:x="20.501cm" svg:y="17.926cm">
        <text:p/>
        <draw:enhanced-geometry svg:viewBox="0 0 21600 21600" draw:type="rectangle" draw:enhanced-path="M 0 0 L 21600 0 21600 21600 0 21600 0 0 Z N"/>
      </draw:custom-shape>
      <draw:frame presentation:style-name="Mpr13" draw:layer="backgroundobjects" svg:width="24.2cm" svg:height="13.443cm" svg:x="0.7cm" svg:y="4.157cm" presentation:class="outline">
        <draw:text-box>
          <text:list text:style-name="ML6">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
                                        <text:list-item>
                                          <text:p>8º Nível da estrutura de tópicos</text:p>
                                          <text:list>
                                            <text:list-item>
                                              <text:p>9º Nível da estrutura de tópicos</text:p>
                                            </text:list-item>
                                          </text:list>
                                        </text:list-item>
                                      </text:list>
                                    </text:list-item>
                                  </text:list>
                                </text:list-item>
                              </text:list>
                            </text:list-item>
                          </text:list>
                        </text:list-item>
                      </text:list>
                    </text:list-item>
                  </text:list>
                </text:list-item>
              </text:list>
            </text:list-item>
          </text:list>
        </draw:text-box>
      </draw:frame>
      <draw:custom-shape draw:style-name="Mgr7" draw:text-style-name="MP22" draw:layer="backgroundobjects" svg:width="3.407cm" svg:height="0.735cm" svg:x="11.114cm" svg:y="18.098cm">
        <text:p text:style-name="MP8"><text:span text:style-name="MT7"><text:s/></text:span><text:span text:style-name="MT7"><text:page-number>&lt;número&gt;</text:page-number></text:span><text:span text:style-name="MT7"> </text:span></text:p>
        <draw:enhanced-geometry svg:viewBox="0 0 21600 21600" draw:type="rectangle" draw:enhanced-path="M 0 0 L 21600 0 21600 21600 0 21600 0 0 Z N"/>
      </draw:custom-shape>
      <draw:frame draw:style-name="Mgr8" draw:text-style-name="MP9" draw:layer="backgroundobjects" svg:width="2.147cm" svg:height="0.79cm" svg:x="20.753cm" svg:y="18cm">
        <draw:image xlink:href="Pictures/10000201000000E700000055FBB031292A6E5FCC.png" xlink:type="simple" xlink:show="embed" xlink:actuate="onLoad">
          <text:p/>
        </draw:image>
      </draw:frame>
      <presentation:notes style:page-layout-name="PM2">
        <draw:rect draw:style-name="Mgr9" draw:text-style-name="MP10" draw:layer="backgroundobjects" svg:width="18.87cm" svg:height="27.56cm" svg:x="0cm" svg:y="0cm">
          <text:p/>
        </draw:rect>
        <draw:frame presentation:style-name="Default-notes" draw:layer="backgroundobjects" svg:width="13.837cm" svg:height="12.402cm" svg:x="2.513cm" svg:y="13.091cm" presentation:class="notes" presentation:placeholder="true">
          <draw:text-box/>
        </draw:frame>
        <draw:custom-shape draw:style-name="Mgr10" draw:text-style-name="MP23" draw:layer="backgroundobjects" svg:width="3.979cm" svg:height="0.754cm" svg:x="7.445cm" svg:y="26.216cm">
          <text:p text:style-name="MP8"><text:span text:style-name="MT3">Page </text:span><text:span text:style-name="MT3"><text:page-number>&lt;número&gt;</text:page-number></text:span></text:p>
          <draw:enhanced-geometry svg:viewBox="0 0 21600 21600" draw:type="rectangle" draw:enhanced-path="M 0 0 L 21600 0 21600 21600 0 21600 0 0 Z N"/>
        </draw:custom-shape>
        <draw:page-thumbnail presentation:style-name="Default-title" draw:layer="backgroundobjects" svg:width="13.727cm" svg:height="10.298cm" svg:x="2.57cm" svg:y="2.085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ogerio </meta:initial-creator>
    <meta:creation-date>2011-06-14T15:31:56</meta:creation-date>
    <meta:editing-cycles>42</meta:editing-cycles>
    <meta:editing-duration>PT8H36M35S</meta:editing-duration>
    <meta:generator>LibreOffice/5.2.2.2$Linux_X86_64 LibreOffice_project/8f96e87c890bf8fa77463cd4b640a2312823f3ad</meta:generator>
    <dc:date>2016-11-16T18:56:48.857675127</dc:date>
    <dc:creator>Rogério Aparecido Gonçalves</dc:creator>
    <meta:document-statistic meta:object-count="872"/>
    <meta:user-defined meta:name="Informações 1"/>
    <meta:user-defined meta:name="Informações 2"/>
    <meta:user-defined meta:name="Informações 3"/>
    <meta:user-defined meta:name="Informações 4"/>
  </office:meta>
</office:document-meta>
</file>